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3cm" fo:break-before="auto" style:use-optimal-row-height="true"/>
    </style:style>
    <style:style style:name="ro6" style:family="table-row">
      <style:table-row-properties style:row-height="0.307cm" fo:break-before="auto" style:use-optimal-row-height="true"/>
    </style:style>
    <style:style style:name="ro7" style:family="table-row">
      <style:table-row-properties style:row-height="0.3cm" fo:break-before="auto" style:use-optimal-row-height="false"/>
    </style:style>
    <style:style style:name="ro8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87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1">
      <style:text-properties fo:color="#0000ff"/>
    </style:style>
    <style:style style:name="ce8" style:family="table-cell" style:parent-style-name="Default" style:data-style-name="N187">
      <style:table-cell-properties fo:wrap-option="wrap"/>
      <style:text-properties fo:color="#7e0021"/>
    </style:style>
    <style:style style:name="ce9" style:family="table-cell" style:parent-style-name="Default" style:data-style-name="N1">
      <style:table-cell-properties fo:wrap-option="wrap"/>
    </style:style>
    <style:style style:name="ce10" style:family="table-cell" style:parent-style-name="Default" style:data-style-name="N186">
      <style:table-cell-properties fo:wrap-option="wrap"/>
      <style:text-properties fo:font-style="italic" style:font-style-asian="italic" style:font-style-complex="italic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fo:wrap-option="wrap"/>
      <style:text-properties fo:color="#0000ff" fo:font-weight="normal" style:font-weight-asian="normal" style:font-weight-complex="normal"/>
    </style:style>
    <style:style style:name="ce13" style:family="table-cell" style:parent-style-name="Default">
      <style:table-cell-properties fo:background-color="transparent" fo:wrap-option="wrap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 style:data-style-name="N10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186">
      <style:table-cell-properties fo:wrap-option="wrap"/>
      <style:text-properties fo:color="#0000ff" fo:font-weight="normal" style:font-weight-asian="normal" style:font-weight-complex="normal"/>
    </style:style>
    <style:style style:name="ce17" style:family="table-cell" style:parent-style-name="Default" style:data-style-name="N186">
      <style:table-cell-properties fo:wrap-option="wrap"/>
      <style:text-properties fo:color="#7e0021"/>
    </style:style>
    <style:style style:name="ce18" style:family="table-cell" style:parent-style-name="Defaul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ce19" style:family="table-cell" style:parent-style-name="Default" style:data-style-name="N3">
      <style:table-cell-properties fo:wrap-option="wrap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ext-properties style:use-window-font-color="true" fo:font-weight="normal" style:font-weight-asian="normal" style:font-weight-complex="normal"/>
    </style:style>
    <style:style style:name="ce21" style:family="table-cell" style:parent-style-name="Default" style:data-style-name="N3">
      <style:table-cell-properties fo:wrap-option="wrap"/>
      <style:text-properties fo:color="#0000ff" fo:font-weight="normal" style:font-weight-asian="normal" style:font-weight-complex="normal"/>
    </style:style>
    <style:style style:name="ce22" style:family="table-cell" style:parent-style-name="Default" style:data-style-name="N3">
      <style:table-cell-properties fo:wrap-option="wrap"/>
      <style:text-properties fo:color="#7e0021"/>
    </style:style>
    <style:style style:name="ce23" style:family="table-cell" style:parent-style-name="Default" style:data-style-name="N187">
      <style:table-cell-properties fo:wrap-option="wrap"/>
      <style:text-properties style:text-underline-style="solid" style:text-underline-width="auto" style:text-underline-color="font-color"/>
    </style:style>
    <style:style style:name="ce24" style:family="table-cell" style:parent-style-name="Default" style:data-style-name="N187">
      <style:table-cell-properties fo:wrap-option="wrap"/>
      <style:text-properties fo:color="#0000ff" fo:font-weight="normal" style:font-weight-asian="normal" style:font-weight-complex="normal"/>
    </style:style>
    <style:style style:name="ce25" style:family="table-cell" style:parent-style-name="Default" style:data-style-name="N187">
      <style:table-cell-properties fo:wrap-option="wrap"/>
    </style:style>
    <style:style style:name="ce26" style:family="table-cell" style:parent-style-name="Default" style:data-style-name="N3">
      <style:table-cell-properties fo:wrap-option="wrap"/>
    </style:style>
    <style:style style:name="ce27" style:family="table-cell" style:parent-style-name="Default" style:data-style-name="N3">
      <style:text-properties fo:color="#0000ff" fo:font-weight="normal" style:font-weight-asian="normal" style:font-weight-complex="normal"/>
    </style:style>
    <style:style style:name="ce28" style:family="table-cell" style:parent-style-name="Default" style:data-style-name="N3"/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0" style:family="table-cell" style:parent-style-name="Default" style:data-style-name="N0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ext-properties style:use-window-font-color="true" fo:font-style="italic" style:font-style-asian="italic" style:font-style-complex="italic"/>
    </style:style>
    <style:style style:name="ce32" style:family="table-cell" style:parent-style-name="Default" style:data-style-name="N191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3">
      <style:text-properties fo:font-weight="bold" style:font-weight-asian="bold" style:font-weight-complex="bold"/>
    </style:style>
    <style:style style:name="ce35" style:family="table-cell" style:parent-style-name="Default">
      <style:text-properties style:font-name="Arial" fo:font-weight="bold" style:font-name-asian="Droid Sans Fallback" style:font-weight-asian="bold" style:font-name-complex="Arial1" style:font-weight-complex="bold"/>
    </style:style>
    <style:style style:name="ce36" style:family="table-cell" style:parent-style-name="Default" style:data-style-name="N191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200"/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91">
      <style:text-properties fo:font-style="italic" style:font-style-asian="italic" style:font-style-complex="italic"/>
    </style:style>
    <style:style style:name="ce43" style:family="table-cell" style:parent-style-name="Default" style:data-style-name="N11"/>
    <style:style style:name="ce44" style:family="table-cell" style:parent-style-name="Default" style:data-style-name="N3">
      <style:table-cell-properties fo:wrap-option="wrap"/>
      <style:text-properties fo:color="#666600" fo:font-weight="normal" style:font-weight-asian="normal" style:font-weight-complex="normal"/>
    </style:style>
    <style:style style:name="ce45" style:family="table-cell" style:parent-style-name="Default" style:data-style-name="N3">
      <style:table-cell-properties fo:wrap-option="wrap"/>
      <style:text-properties fo:color="#6666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tyle="normal" style:font-style-asian="normal" style:font-style-complex="normal"/>
    </style:style>
    <style:style style:name="ce47" style:family="table-cell" style:parent-style-name="Default" style:data-style-name="N191"/>
    <style:style style:name="ce48" style:family="table-cell" style:parent-style-name="Default" style:data-style-name="N186">
      <style:text-properties fo:font-style="italic" style:font-style-asian="italic" style:font-style-complex="italic"/>
    </style:style>
    <style:style style:name="ce49" style:family="table-cell" style:parent-style-name="Default" style:data-style-name="N200">
      <style:table-cell-properties fo:wrap-option="wrap"/>
    </style:style>
    <style:style style:name="ce50" style:family="table-cell" style:parent-style-name="Default" style:data-style-name="N191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191">
      <style:table-cell-properties style:text-align-source="fix" style:repeat-content="false"/>
      <style:paragraph-properties fo:text-align="center" fo:margin-left="0cm"/>
      <style:text-properties fo:color="#999999"/>
    </style:style>
    <style:style style:name="ce52" style:family="table-cell" style:parent-style-name="Default" style:data-style-name="N191">
      <style:table-cell-properties style:text-align-source="fix" style:repeat-content="false"/>
      <style:paragraph-properties fo:text-align="center" fo:margin-left="0cm"/>
      <style:text-properties fo:color="#999999" fo:font-style="normal" style:font-style-asian="normal" style:font-style-complex="normal"/>
    </style:style>
    <style:style style:name="ce53" style:family="table-cell" style:parent-style-name="Default" style:data-style-name="N4"/>
    <style:style style:name="ce54" style:family="table-cell" style:parent-style-name="Default" style:data-style-name="N206"/>
    <style:style style:name="ce5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57" style:family="table-cell" style:parent-style-name="Default" style:data-style-name="N200">
      <style:text-properties style:font-name="Arial" style:font-name-asian="Droid Sans Fallback" style:font-name-complex="Arial1"/>
    </style:style>
    <style:style style:name="ce58" style:family="table-cell" style:parent-style-name="Default" style:data-style-name="N10">
      <style:text-properties fo:font-weight="bold" style:font-weight-asian="bold" style:font-weight-complex="bold"/>
    </style:style>
    <style:style style:name="ce59" style:family="table-cell" style:parent-style-name="Default" style:data-style-name="N187"/>
    <style:style style:name="ce60" style:family="table-cell" style:parent-style-name="Default" style:data-style-name="N10"/>
    <style:style style:name="ce61" style:family="table-cell" style:parent-style-name="Default" style:data-style-name="N206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bddd8d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 style:data-style-name="N191">
      <style:text-properties fo:color="#c0c0c0" fo:font-size="7pt" style:font-size-asian="7pt" style:font-size-complex="7pt"/>
    </style:style>
    <style:style style:name="ce64" style:family="table-cell" style:parent-style-name="Default">
      <style:text-properties fo:font-size="7pt" style:font-size-asian="7pt" style:font-size-complex="7pt"/>
    </style:style>
    <style:style style:name="ce65" style:family="table-cell" style:parent-style-name="Default">
      <style:text-properties fo:font-size="7pt" style:text-underline-style="solid" style:text-underline-width="auto" style:text-underline-color="font-color" style:font-size-asian="7pt" style:font-size-complex="7pt"/>
    </style:style>
    <style:style style:name="ce66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67" style:family="table-cell" style:parent-style-name="Default" style:data-style-name="N1">
      <style:text-properties fo:font-size="7pt" style:font-size-asian="7pt" style:font-size-complex="7pt"/>
    </style:style>
    <style:style style:name="ce68" style:family="table-cell" style:parent-style-name="Default" style:data-style-name="N200">
      <style:text-properties fo:font-size="7pt" style:font-size-asian="7pt" style:font-size-complex="7pt"/>
    </style:style>
    <style:style style:name="ce69" style:family="table-cell" style:parent-style-name="Default" style:data-style-name="N3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70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fo:color="#cccccc" fo:font-size="7pt" style:font-size-asian="7pt" style:font-size-complex="7pt"/>
    </style:style>
    <style:style style:name="ce71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</style:style>
    <style:style style:name="ce72" style:family="table-cell" style:parent-style-name="Default" style:data-style-name="N200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75" style:family="table-cell" style:parent-style-name="Default" style:data-style-name="N186">
      <style:table-cell-properties fo:wrap-option="wrap"/>
      <style:text-properties fo:color="#c0c0c0" fo:font-size="7pt" fo:font-style="italic" style:font-size-asian="7pt" style:font-style-asian="italic" style:font-size-complex="7pt" style:font-style-complex="italic"/>
    </style:style>
    <style:style style:name="ce76" style:family="table-cell" style:parent-style-name="Default">
      <style:table-cell-properties fo:background-color="#ffcc99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7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A.E11"/>
    </style:style>
    <style:style style:name="ce78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A.E44"/>
    </style:style>
    <style:style style:name="ce79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A.E45"/>
    </style:style>
    <style:style style:name="ce80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A.E46"/>
    </style:style>
    <style:style style:name="ce81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A.E47"/>
    </style:style>
    <style:style style:name="ce82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A.E48"/>
    </style:style>
    <style:style style:name="ce83" style:family="table-cell" style:parent-style-name="Default" style:data-style-name="N3">
      <style:table-cell-properties fo:background-color="#bddd8d" style:text-align-source="fix" style:repeat-content="false"/>
      <style:paragraph-properties fo:text-align="center" fo:margin-left="0cm"/>
      <style:text-properties style:font-name="Arial" fo:font-weight="normal" style:font-name-asian="Droid Sans Fallback" style:font-weight-asian="normal" style:font-name-complex="Arial1" style:font-weight-complex="normal"/>
    </style:style>
    <style:style style:name="ce84" style:family="table-cell" style:parent-style-name="Default" style:data-style-name="N191">
      <style:table-cell-properties fo:background-color="#bddd8d" style:text-align-source="fix" style:repeat-content="false"/>
      <style:paragraph-properties fo:text-align="center" fo:margin-left="0cm"/>
      <style:text-properties style:font-name="Arial" fo:font-weight="bold" style:font-name-asian="Droid Sans Fallback" style:font-weight-asian="bold" style:font-name-complex="Arial1" style:font-weight-complex="bold"/>
    </style:style>
    <style:style style:name="ce85" style:family="table-cell" style:parent-style-name="Default" style:data-style-name="N3">
      <style:table-cell-properties fo:background-color="#bddd8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6" style:family="table-cell" style:parent-style-name="Default" style:data-style-name="N191">
      <style:table-cell-properties fo:background-color="#bddd8d" style:text-align-source="fix" style:repeat-content="false"/>
      <style:paragraph-properties fo:text-align="center" fo:margin-left="0c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87" style:family="table-cell" style:parent-style-name="Default" style:data-style-name="N3">
      <style:table-cell-properties fo:background-color="#bddd8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A.G11"/>
    </style:style>
    <style:style style:name="ce89" style:family="table-cell" style:parent-style-name="Default" style:data-style-name="N3">
      <style:table-cell-properties fo:background-color="#ffcc99" style:text-align-source="fix" style:repeat-content="false"/>
      <style:paragraph-properties fo:text-align="center" fo:margin-left="0cm"/>
      <style:text-properties style:font-name="Arial" fo:font-weight="normal" style:font-name-asian="Droid Sans Fallback" style:font-weight-asian="normal" style:font-name-complex="Arial1" style:font-weight-complex="normal"/>
    </style:style>
    <style:style style:name="ce90" style:family="table-cell" style:parent-style-name="Default" style:data-style-name="N191">
      <style:table-cell-properties fo:background-color="#ffcc99" style:text-align-source="fix" style:repeat-content="false"/>
      <style:paragraph-properties fo:text-align="center" fo:margin-left="0c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91" style:family="table-cell" style:parent-style-name="Default" style:data-style-name="N3">
      <style:table-cell-properties fo:background-color="#ffcc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2" style:family="table-cell" style:parent-style-name="Default" style:data-style-name="N3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186">
      <style:text-properties fo:font-size="7pt" fo:font-style="italic" style:font-size-asian="7pt" style:font-style-asian="italic" style:font-size-complex="7pt" style:font-style-complex="italic"/>
    </style:style>
    <style:style style:name="ce94" style:family="table-cell" style:parent-style-name="Default" style:data-style-name="N200">
      <style:table-cell-properties fo:wrap-option="wrap"/>
      <style:text-properties fo:font-size="7pt" style:font-size-asian="7pt" style:font-size-complex="7pt"/>
    </style:style>
    <style:style style:name="ce95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96" style:family="table-cell" style:parent-style-name="Default" style:data-style-name="N10">
      <style:text-properties fo:font-size="7pt" style:font-size-asian="7pt" style:font-size-complex="7pt"/>
    </style:style>
    <style:style style:name="ce97" style:family="table-cell" style:parent-style-name="Default" style:data-style-name="N4">
      <style:text-properties fo:font-size="7pt" style:font-size-asian="7pt" style:font-size-complex="7pt"/>
    </style:style>
    <style:style style:name="ce98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11"/>
    </style:style>
    <style:style style:name="ce99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2"/>
    </style:style>
    <style:style style:name="ce100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3"/>
    </style:style>
    <style:style style:name="ce101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4"/>
    </style:style>
    <style:style style:name="ce102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5"/>
    </style:style>
    <style:style style:name="ce103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6"/>
    </style:style>
    <style:style style:name="ce104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7"/>
    </style:style>
    <style:style style:name="ce105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8"/>
    </style:style>
    <style:style style:name="ce106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107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2]" style:apply-style-name="Warnung" style:base-cell-address="Recupmap_80_B.G12"/>
    </style:style>
    <style:style style:name="ce108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3]" style:apply-style-name="Warnung" style:base-cell-address="Recupmap_80_B.G13"/>
    </style:style>
    <style:style style:name="ce109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4]" style:apply-style-name="Warnung" style:base-cell-address="Recupmap_80_B.G14"/>
    </style:style>
    <style:style style:name="ce110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5]" style:apply-style-name="Warnung" style:base-cell-address="Recupmap_80_B.G15"/>
    </style:style>
    <style:style style:name="ce111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6]" style:apply-style-name="Warnung" style:base-cell-address="Recupmap_80_B.G16"/>
    </style:style>
    <style:style style:name="ce112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7]" style:apply-style-name="Warnung" style:base-cell-address="Recupmap_80_B.G17"/>
    </style:style>
    <style:style style:name="ce113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8]" style:apply-style-name="Warnung" style:base-cell-address="Recupmap_80_B.G18"/>
    </style:style>
    <style:style style:name="ce114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9]" style:apply-style-name="Warnung" style:base-cell-address="Recupmap_80_B.G19"/>
    </style:style>
    <style:style style:name="ce115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0]" style:apply-style-name="Warnung" style:base-cell-address="Recupmap_80_B.G20"/>
    </style:style>
    <style:style style:name="ce116" style:family="table-cell" style:parent-style-name="Default" style:data-style-name="N200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  <style:map style:condition="cell-content()&lt;[.D21]" style:apply-style-name="Warnung" style:base-cell-address="Recupmap_80_B.G21"/>
    </style:style>
    <style:style style:name="ce117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2]" style:apply-style-name="Warnung" style:base-cell-address="Recupmap_80_B.G22"/>
    </style:style>
    <style:style style:name="ce118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3]" style:apply-style-name="Warnung" style:base-cell-address="Recupmap_80_B.G23"/>
    </style:style>
    <style:style style:name="ce119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4]" style:apply-style-name="Warnung" style:base-cell-address="Recupmap_80_B.G24"/>
    </style:style>
    <style:style style:name="ce120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5]" style:apply-style-name="Warnung" style:base-cell-address="Recupmap_80_B.G25"/>
    </style:style>
    <style:style style:name="ce121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6]" style:apply-style-name="Warnung" style:base-cell-address="Recupmap_80_B.G26"/>
    </style:style>
    <style:style style:name="ce122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7]" style:apply-style-name="Warnung" style:base-cell-address="Recupmap_80_B.G27"/>
    </style:style>
    <style:style style:name="ce123" style:family="table-cell" style:parent-style-name="Default" style:data-style-name="N200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  <style:map style:condition="cell-content()&lt;[.D28]" style:apply-style-name="Warnung" style:base-cell-address="Recupmap_80_B.G28"/>
    </style:style>
    <style:style style:name="ce124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9]" style:apply-style-name="Warnung" style:base-cell-address="Recupmap_80_B.G29"/>
    </style:style>
    <style:style style:name="ce125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0]" style:apply-style-name="Warnung" style:base-cell-address="Recupmap_80_B.G30"/>
    </style:style>
    <style:style style:name="ce126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1]" style:apply-style-name="Warnung" style:base-cell-address="Recupmap_80_B.G31"/>
    </style:style>
    <style:style style:name="ce127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2]" style:apply-style-name="Warnung" style:base-cell-address="Recupmap_80_B.G32"/>
    </style:style>
    <style:style style:name="ce128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3]" style:apply-style-name="Warnung" style:base-cell-address="Recupmap_80_B.G33"/>
    </style:style>
    <style:style style:name="ce129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4]" style:apply-style-name="Warnung" style:base-cell-address="Recupmap_80_B.G34"/>
    </style:style>
    <style:style style:name="ce130" style:family="table-cell" style:parent-style-name="Default" style:data-style-name="N200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  <style:map style:condition="cell-content()&lt;[.D35]" style:apply-style-name="Warnung" style:base-cell-address="Recupmap_80_B.G35"/>
    </style:style>
    <style:style style:name="ce131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6]" style:apply-style-name="Warnung" style:base-cell-address="Recupmap_80_B.G36"/>
    </style:style>
    <style:style style:name="ce132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7]" style:apply-style-name="Warnung" style:base-cell-address="Recupmap_80_B.G37"/>
    </style:style>
    <style:style style:name="ce133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8]" style:apply-style-name="Warnung" style:base-cell-address="Recupmap_80_B.G38"/>
    </style:style>
    <style:style style:name="ce134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9]" style:apply-style-name="Warnung" style:base-cell-address="Recupmap_80_B.G39"/>
    </style:style>
    <style:style style:name="ce135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0]" style:apply-style-name="Warnung" style:base-cell-address="Recupmap_80_B.G40"/>
    </style:style>
    <style:style style:name="ce136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1]" style:apply-style-name="Warnung" style:base-cell-address="Recupmap_80_B.G41"/>
    </style:style>
    <style:style style:name="ce137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2]" style:apply-style-name="Warnung" style:base-cell-address="Recupmap_80_B.G42"/>
    </style:style>
    <style:style style:name="ce138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3]" style:apply-style-name="Warnung" style:base-cell-address="Recupmap_80_B.G43"/>
    </style:style>
    <style:style style:name="ce139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4]" style:apply-style-name="Warnung" style:base-cell-address="Recupmap_80_B.G44"/>
    </style:style>
    <style:style style:name="ce140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5]" style:apply-style-name="Warnung" style:base-cell-address="Recupmap_80_B.G45"/>
    </style:style>
    <style:style style:name="ce141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6]" style:apply-style-name="Warnung" style:base-cell-address="Recupmap_80_B.G46"/>
    </style:style>
    <style:style style:name="ce142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7]" style:apply-style-name="Warnung" style:base-cell-address="Recupmap_80_B.G47"/>
    </style:style>
    <style:style style:name="ce143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8]" style:apply-style-name="Warnung" style:base-cell-address="Recupmap_80_B.G48"/>
    </style:style>
    <style:style style:name="ce144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org.E11"/>
    </style:style>
    <style:style style:name="ce145" style:family="table-cell" style:parent-style-name="Default" style:data-style-name="N206">
      <style:text-properties fo:font-size="7pt" style:font-size-asian="7pt" style:font-size-complex="7pt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Powermap_80" table:style-name="ta1">
        <table:shapes>
          <draw:frame draw:z-index="0" draw:style-name="gr1" svg:width="19.288cm" svg:height="13.911cm" svg:x="16.804cm" svg:y="1.25cm">
            <draw:object draw:notify-on-update-of-ranges="Powermap_80.C25:Powermap_80.C33 Powermap_80.A23:Powermap_80.A23 Powermap_80.D25:Powermap_80.D33 Powermap_80.C25:Powermap_80.C33 Powermap_80.E25:Powermap_80.E33 Powermap_80.C11:Powermap_80.C19 Powermap_80.A9:Powermap_80.A9 Powermap_80.D11:Powermap_80.D19 Powermap_80.C11:Powermap_80.C19 Powermap_80.E10:Powermap_80.E10 Powermap_80.E11:Powermap_80.E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table:style-name="ce1"/>
          <table:table-cell table:style-name="ce5" office:value-type="string" calcext:value-type="string">
            <text:p>Speed max</text:p>
          </table:table-cell>
          <table:table-cell table:style-name="ce5" office:value-type="string" calcext:value-type="string">
            <text:p>Torque max</text:p>
          </table:table-cell>
          <table:table-cell table:style-name="ce5" office:value-type="string" calcext:value-type="string">
            <text:p>Power max1</text:p>
          </table:table-cell>
          <table:table-cell table:style-name="ce5" office:value-type="string" calcext:value-type="string">
            <text:p>Power max2</text:p>
          </table:table-cell>
          <table:table-cell/>
          <table:table-cell table:style-name="ce5" office:value-type="string" calcext:value-type="string">
            <text:p>CAN-WRITE</text:p>
          </table:table-cell>
          <table:table-cell table:number-columns-repeated="6"/>
          <table:table-cell table:style-name="ce1" table:number-columns-repeated="4"/>
          <table:table-cell table:number-columns-repeated="16"/>
        </table:table-row>
        <table:table-row table:style-name="ro1">
          <table:table-cell table:style-name="ce2" office:value-type="string" calcext:value-type="string">
            <text:p>Params</text:p>
          </table:table-cell>
          <table:table-cell table:style-name="ce6" office:value-type="float" office:value="110" calcext:value-type="float">
            <text:p>110,0</text:p>
          </table:table-cell>
          <table:table-cell table:style-name="ce15" office:value-type="percentage" office:value="1.82" calcext:value-type="percentage">
            <text:p>182%</text:p>
          </table:table-cell>
          <table:table-cell table:number-columns-repeated="2" table:style-name="ce15" office:value-type="percentage" office:value="1.7" calcext:value-type="percentage">
            <text:p>170%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number-columns-repeated="6"/>
          <table:table-cell table:style-name="ce1" table:number-columns-repeated="4"/>
          <table:table-cell table:number-columns-repeated="16"/>
        </table:table-row>
        <table:table-row table:style-name="ro1">
          <table:table-cell table:number-columns-repeated="13"/>
          <table:table-cell table:style-name="ce1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value</text:p>
          </table:table-cell>
          <table:table-cell table:style-name="ce7" table:formula="of:=MIN(10000;[.B2]/[.B5]*7250)" office:value-type="float" office:value="9968.75" calcext:value-type="float">
            <text:p>9969</text:p>
          </table:table-cell>
          <table:table-cell table:style-name="ce16" table:formula="of:=MIN(IF([.G2]=2;200;70.125);[.C5]*[.C2])" office:value-type="float" office:value="100.1" calcext:value-type="float">
            <text:p>100,100</text:p>
          </table:table-cell>
          <table:table-cell table:style-name="ce21" table:formula="of:=[.D5]*MIN(IF([.G2]=2;2.54;1.39);[.D2])" office:value-type="float" office:value="20709.4" calcext:value-type="float">
            <text:p>20.709</text:p>
          </table:table-cell>
          <table:table-cell table:style-name="ce21" table:formula="of:=[.E5]*MIN(IF([.G2]=2;2.54;1.3);[.E2])" office:value-type="float" office:value="22100" calcext:value-type="float">
            <text:p>22.100</text:p>
          </table:table-cell>
          <table:table-cell table:style-name="ce28"/>
          <table:table-cell table:number-columns-repeated="7"/>
          <table:table-cell table:style-name="ce1" table:number-columns-repeated="4"/>
          <table:table-cell table:number-columns-repeated="16"/>
        </table:table-row>
        <table:table-row table:style-name="ro2">
          <table:table-cell office:value-type="string" calcext:value-type="string">
            <text:p>base</text:p>
          </table:table-cell>
          <table:table-cell table:style-name="ce8" office:value-type="float" office:value="80" calcext:value-type="float">
            <text:p>80,0</text:p>
          </table:table-cell>
          <table:table-cell table:style-name="ce17" office:value-type="float" office:value="55" calcext:value-type="float">
            <text:p>55,000</text:p>
          </table:table-cell>
          <table:table-cell table:style-name="ce22" office:value-type="float" office:value="12182" calcext:value-type="float">
            <text:p>12.182</text:p>
          </table:table-cell>
          <table:table-cell table:style-name="ce22" office:value-type="float" office:value="13000" calcext:value-type="float">
            <text:p>13.000</text:p>
          </table:table-cell>
          <table:table-cell table:number-columns-repeated="2"/>
          <table:table-cell table:style-name="ce36"/>
          <table:table-cell table:style-name="ce42"/>
          <table:table-cell table:style-name="ce47"/>
          <table:table-cell table:style-name="ce1" table:number-columns-repeated="7"/>
          <table:table-cell table:number-columns-repeated="13"/>
          <table:table-cell table:style-name="ce11" table:number-columns-repeated="3"/>
        </table:table-row>
        <table:table-row table:style-name="ro1">
          <table:table-cell office:value-type="string" calcext:value-type="string">
            <text:p>delta</text:p>
          </table:table-cell>
          <table:table-cell table:style-name="ce9" table:formula="of:=ROUND(([.B19]-[.B12])/[.A19])" office:value-type="float" office:value="381" calcext:value-type="float">
            <text:p>381</text:p>
          </table:table-cell>
          <table:table-cell table:number-columns-repeated="2"/>
          <table:table-cell table:style-name="ce11" table:formula="of:=ROUND(([.E4]-[.D4])/[.A18];0)" office:value-type="float" office:value="107" calcext:value-type="float">
            <text:p>107</text:p>
          </table:table-cell>
          <table:table-cell/>
          <table:table-cell table:style-name="ce31" office:value-type="string" calcext:value-type="string">
            <text:p>n_mc min:</text:p>
          </table:table-cell>
          <table:table-cell table:style-name="ce28"/>
          <table:table-cell table:style-name="ce43"/>
          <table:table-cell table:number-columns-repeated="2"/>
          <table:table-cell table:style-name="ce1" table:number-columns-repeated="6"/>
          <table:table-cell table:number-columns-repeated="12"/>
          <table:table-cell table:style-name="ce53"/>
          <table:table-cell table:style-name="ce11" table:number-columns-repeated="3"/>
        </table:table-row>
        <table:table-row table:style-name="ro1">
          <table:table-cell table:style-name="ce3" office:value-type="string" calcext:value-type="string">
            <text:p>helper</text:p>
          </table:table-cell>
          <table:table-cell table:style-name="ce10" table:formula="of:=30/PI()" office:value-type="float" office:value="9.54929658551372" calcext:value-type="float">
            <text:p>9,549</text:p>
          </table:table-cell>
          <table:table-cell table:number-columns-repeated="4"/>
          <table:table-cell table:style-name="ce32" office:value-type="percentage" office:value="0.884" calcext:value-type="percentage">
            <text:p>88,4%</text:p>
          </table:table-cell>
          <table:table-cell table:number-columns-repeated="2"/>
          <table:table-cell table:style-name="ce48"/>
          <table:table-cell/>
          <table:table-cell table:style-name="ce1" table:number-columns-repeated="6"/>
          <table:table-cell table:number-columns-repeated="12"/>
          <table:table-cell table:style-name="ce53"/>
          <table:table-cell table:style-name="ce11" table:number-columns-repeated="3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4"/>
          <table:table-cell table:style-name="ce1" table:number-columns-repeated="6"/>
          <table:table-cell table:number-columns-repeated="12"/>
          <table:table-cell table:style-name="ce53"/>
          <table:table-cell table:style-name="ce11" table:number-columns-repeated="3"/>
        </table:table-row>
        <table:table-row table:style-name="ro1">
          <table:table-cell table:style-name="ce4" table:formula="of:=&quot;SPEED &quot;&amp;INT([.B2])&amp;&quot; POWER &quot;&amp;INT([.C2]*100)&amp;IF(OR([.D2]&lt;&gt;[.C2];[.E2]&lt;&gt;[.D2]);&quot; &quot;&amp;INT([.D2]*100)&amp;IF([.E2]&lt;&gt;[.D2];&quot; &quot;&amp;INT([.E2]*100);&quot;&quot;);&quot;&quot;)" office:value-type="string" office:string-value="SPEED 110 POWER 182 170" calcext:value-type="string">
            <text:p>SPEED 110 POWER 182 170</text:p>
          </table:table-cell>
          <table:table-cell table:number-columns-repeated="7"/>
          <table:table-cell table:style-name="ce1" table:number-columns-repeated="9"/>
          <table:table-cell table:number-columns-repeated="16"/>
        </table:table-row>
        <table:table-row table:style-name="ro1">
          <table:table-cell/>
          <table:table-cell table:style-name="ce5" office:value-type="string" calcext:value-type="string">
            <text:p>RPM</text:p>
          </table:table-cell>
          <table:table-cell table:style-name="ce18" office:value-type="string" calcext:value-type="string">
            <text:p>kph</text:p>
          </table:table-cell>
          <table:table-cell table:style-name="ce23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33" office:value-type="string" calcext:value-type="string">
            <text:p>Power_bat</text:p>
          </table:table-cell>
          <table:table-cell/>
          <table:table-cell table:style-name="ce5" table:number-columns-repeated="5"/>
          <table:table-cell table:style-name="ce1" table:number-columns-repeated="4"/>
          <table:table-cell table:number-columns-repeated="6"/>
          <table:table-cell table:style-name="ce38" office:value-type="string" calcext:value-type="string">
            <text:p>Recup TSMAP Graph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19" table:formula="of:=[.B11]/7250*80" office:value-type="float" office:value="0" calcext:value-type="float">
            <text:p>0</text:p>
          </table:table-cell>
          <table:table-cell table:style-name="ce24" table:formula="of:=[.C4]" office:value-type="float" office:value="100.1" calcext:value-type="float">
            <text:p>100,1</text:p>
          </table:table-cell>
          <table:table-cell table:style-name="ce26" office:value-type="float" office:value="0" calcext:value-type="float">
            <text:p>0</text:p>
          </table:table-cell>
          <table:table-cell table:style-name="ce9" table:formula="of:=ROUND([.D11]*16)" office:value-type="float" office:value="1602" calcext:value-type="float">
            <text:p>1602</text:p>
          </table:table-cell>
          <table:table-cell table:style-name="ce28"/>
          <table:table-cell/>
          <table:table-cell table:style-name="ce44"/>
          <table:table-cell table:style-name="ce49" table:number-columns-repeated="2"/>
          <table:table-cell table:style-name="ce9" table:number-columns-repeated="2"/>
          <table:table-cell table:style-name="ce1" table:number-columns-repeated="4"/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formula="of:=INT([.E12]/[.D12]*[.$B$7])" office:value-type="float" office:value="1975" calcext:value-type="float">
            <text:p>1975</text:p>
          </table:table-cell>
          <table:table-cell table:style-name="ce19" table:formula="of:=[.B12]/7250*80" office:value-type="float" office:value="21.7931034482759" calcext:value-type="float">
            <text:p>22</text:p>
          </table:table-cell>
          <table:table-cell table:style-name="ce24" table:formula="of:=[.C4]" office:value-type="float" office:value="100.1" calcext:value-type="float">
            <text:p>100,1</text:p>
          </table:table-cell>
          <table:table-cell table:style-name="ce21" table:formula="of:=[.D4]" office:value-type="float" office:value="20709.4" calcext:value-type="float">
            <text:p>20.709</text:p>
          </table:table-cell>
          <table:table-cell table:style-name="ce9" table:formula="of:=ROUND([.D12]*16)" office:value-type="float" office:value="1602" calcext:value-type="float">
            <text:p>1602</text:p>
          </table:table-cell>
          <table:table-cell table:style-name="ce21" table:formula="of:=[.E12]/[.G$7]" office:value-type="float" office:value="23426.9230769231" calcext:value-type="float">
            <text:p>23.427</text:p>
          </table:table-cell>
          <table:table-cell/>
          <table:table-cell table:style-name="ce45"/>
          <table:table-cell table:style-name="ce49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style-name="ce33" office:value-type="string" calcext:value-type="string">
            <text:p>Pt</text:p>
          </table:table-cell>
          <table:table-cell table:style-name="ce33" office:value-type="string" calcext:value-type="string">
            <text:p>T</text:p>
          </table:table-cell>
          <table:table-cell table:style-name="ce33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table:formula="of:=[.$B$12]+[.$B$6]*[.A13]" office:value-type="float" office:value="2356" calcext:value-type="float">
            <text:p>2356</text:p>
          </table:table-cell>
          <table:table-cell table:style-name="ce19" table:formula="of:=[.B13]/7250*80" office:value-type="float" office:value="25.9972413793103" calcext:value-type="float">
            <text:p>26</text:p>
          </table:table-cell>
          <table:table-cell table:style-name="ce25" table:formula="of:=[.E13]/[.B13]*[.$B$7]" office:value-type="float" office:value="84.3726559603938" calcext:value-type="float">
            <text:p>84,4</text:p>
          </table:table-cell>
          <table:table-cell table:style-name="ce26" table:formula="of:=[.E$12]+[.E$6]*[.A13]" office:value-type="float" office:value="20816.4" calcext:value-type="float">
            <text:p>20.816</text:p>
          </table:table-cell>
          <table:table-cell table:style-name="ce9" table:formula="of:=ROUND([.D13]*16)" office:value-type="float" office:value="1350" calcext:value-type="float">
            <text:p>1350</text:p>
          </table:table-cell>
          <table:table-cell table:style-name="ce28" table:formula="of:=[.E13]/[.G$7]" office:value-type="float" office:value="23547.963800905" calcext:value-type="float">
            <text:p>23.548</text:p>
          </table:table-cell>
          <table:table-cell/>
          <table:table-cell table:style-name="ce44"/>
          <table:table-cell table:style-name="ce49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style-name="ce55"/>
          <table:table-cell table:number-columns-repeated="2" table:style-name="ce56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table:formula="of:=[.$B$12]+[.$B$6]*[.A14]" office:value-type="float" office:value="2737" calcext:value-type="float">
            <text:p>2737</text:p>
          </table:table-cell>
          <table:table-cell table:style-name="ce19" table:formula="of:=[.B14]/7250*80" office:value-type="float" office:value="30.2013793103448" calcext:value-type="float">
            <text:p>30</text:p>
          </table:table-cell>
          <table:table-cell table:style-name="ce25" table:formula="of:=[.E14]/[.B14]*[.$B$7]" office:value-type="float" office:value="73.0010055452458" calcext:value-type="float">
            <text:p>73,0</text:p>
          </table:table-cell>
          <table:table-cell table:style-name="ce26" table:formula="of:=[.E$12]+[.E$6]*[.A14]" office:value-type="float" office:value="20923.4" calcext:value-type="float">
            <text:p>20.923</text:p>
          </table:table-cell>
          <table:table-cell table:style-name="ce9" table:formula="of:=ROUND([.D14]*16)" office:value-type="float" office:value="1168" calcext:value-type="float">
            <text:p>1168</text:p>
          </table:table-cell>
          <table:table-cell table:style-name="ce28" table:formula="of:=[.E14]/[.G$7]" office:value-type="float" office:value="23669.0045248869" calcext:value-type="float">
            <text:p>23.669</text:p>
          </table:table-cell>
          <table:table-cell/>
          <table:table-cell table:style-name="ce44"/>
          <table:table-cell table:style-name="ce49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style-name="ce55" office:value-type="float" office:value="5" calcext:value-type="float">
            <text:p>5</text:p>
          </table:table-cell>
          <table:table-cell table:style-name="ce56" table:formula="of:=INDIRECT(&quot;I&quot;&amp;11+[.X14])" office:value-type="float" office:value="0" calcext:value-type="float">
            <text:p>0</text:p>
          </table:table-cell>
          <table:table-cell table:style-name="ce56" table:formula="of:=INT(INDIRECT(&quot;C&quot;&amp;11+[.X14]))" office:value-type="float" office:value="42" calcext:value-type="float">
            <text:p>42</text:p>
          </table:table-cell>
          <table:table-cell table:style-name="ce53" table:formula="of:=([.Y14]-[.Y13])/([.Z14]-[.Z13])" office:value-type="float" office:value="0" calcext:value-type="float">
            <text:p>0,00</text:p>
          </table:table-cell>
          <table:table-cell table:style-name="ce53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table:formula="of:=[.$B$12]+[.$B$6]*[.A15]" office:value-type="float" office:value="3118" calcext:value-type="float">
            <text:p>3118</text:p>
          </table:table-cell>
          <table:table-cell table:style-name="ce19" table:formula="of:=[.B15]/7250*80" office:value-type="float" office:value="34.4055172413793" calcext:value-type="float">
            <text:p>34</text:p>
          </table:table-cell>
          <table:table-cell table:style-name="ce25" table:formula="of:=[.E15]/[.B15]*[.$B$7]" office:value-type="float" office:value="64.4084435253328" calcext:value-type="float">
            <text:p>64,4</text:p>
          </table:table-cell>
          <table:table-cell table:style-name="ce26" table:formula="of:=[.E$12]+[.E$6]*[.A15]" office:value-type="float" office:value="21030.4" calcext:value-type="float">
            <text:p>21.030</text:p>
          </table:table-cell>
          <table:table-cell table:style-name="ce9" table:formula="of:=ROUND([.D15]*16)" office:value-type="float" office:value="1031" calcext:value-type="float">
            <text:p>1031</text:p>
          </table:table-cell>
          <table:table-cell table:style-name="ce28" table:formula="of:=[.E15]/[.G$7]" office:value-type="float" office:value="23790.0452488688" calcext:value-type="float">
            <text:p>23.790</text:p>
          </table:table-cell>
          <table:table-cell/>
          <table:table-cell table:style-name="ce45"/>
          <table:table-cell table:style-name="ce49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style-name="ce55" office:value-type="float" office:value="8" calcext:value-type="float">
            <text:p>8</text:p>
          </table:table-cell>
          <table:table-cell table:style-name="ce56" table:formula="of:=INDIRECT(&quot;I&quot;&amp;11+[.X15])" office:value-type="float" office:value="0" calcext:value-type="float">
            <text:p>0</text:p>
          </table:table-cell>
          <table:table-cell table:style-name="ce56" table:formula="of:=INT(INDIRECT(&quot;C&quot;&amp;11+[.X15]))" office:value-type="float" office:value="110" calcext:value-type="float">
            <text:p>110</text:p>
          </table:table-cell>
          <table:table-cell table:style-name="ce53" table:formula="of:=([.Y15]-[.Y14])/([.Z15]-[.Z14])" office:value-type="float" office:value="0" calcext:value-type="float">
            <text:p>0,00</text:p>
          </table:table-cell>
          <table:table-cell table:style-name="ce53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table:formula="of:=[.$B$12]+[.$B$6]*[.A16]" office:value-type="float" office:value="3880" calcext:value-type="float">
            <text:p>3880</text:p>
          </table:table-cell>
          <table:table-cell table:style-name="ce19" table:formula="of:=[.B16]/7250*80" office:value-type="float" office:value="42.8137931034483" calcext:value-type="float">
            <text:p>43</text:p>
          </table:table-cell>
          <table:table-cell table:style-name="ce25" table:formula="of:=[.E16]/[.B16]*[.$B$7]" office:value-type="float" office:value="52.2858444281669" calcext:value-type="float">
            <text:p>52,3</text:p>
          </table:table-cell>
          <table:table-cell table:style-name="ce26" table:formula="of:=[.E$12]+[.E$6]*[.A16]" office:value-type="float" office:value="21244.4" calcext:value-type="float">
            <text:p>21.244</text:p>
          </table:table-cell>
          <table:table-cell table:style-name="ce9" table:formula="of:=ROUND([.D16]*16)" office:value-type="float" office:value="837" calcext:value-type="float">
            <text:p>837</text:p>
          </table:table-cell>
          <table:table-cell table:style-name="ce28" table:formula="of:=[.E16]/[.G$7]" office:value-type="float" office:value="24032.1266968326" calcext:value-type="float">
            <text:p>24.032</text:p>
          </table:table-cell>
          <table:table-cell/>
          <table:table-cell table:style-name="ce44"/>
          <table:table-cell table:style-name="ce49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style-name="ce55" office:value-type="float" office:value="9" calcext:value-type="float">
            <text:p>9</text:p>
          </table:table-cell>
          <table:table-cell table:style-name="ce56" table:formula="of:=INDIRECT(&quot;I&quot;&amp;11+[.X16])" office:value-type="float" office:value="0" calcext:value-type="float">
            <text:p>0</text:p>
          </table:table-cell>
          <table:table-cell table:style-name="ce56" table:formula="of:=INT(INDIRECT(&quot;C&quot;&amp;11+[.X16]))" office:value-type="float" office:value="0" calcext:value-type="float">
            <text:p>0</text:p>
          </table:table-cell>
          <table:table-cell table:style-name="ce53" table:formula="of:=([.Y16]-[.Y15])/([.Z16]-[.Z15])" office:value-type="float" office:value="-0" calcext:value-type="float">
            <text:p>0,00</text:p>
          </table:table-cell>
          <table:table-cell table:style-name="ce53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table:formula="of:=[.$B$12]+[.$B$6]*[.A17]" office:value-type="float" office:value="5023" calcext:value-type="float">
            <text:p>5023</text:p>
          </table:table-cell>
          <table:table-cell table:style-name="ce19" table:formula="of:=[.B17]/7250*80" office:value-type="float" office:value="55.4262068965517" calcext:value-type="float">
            <text:p>55</text:p>
          </table:table-cell>
          <table:table-cell table:style-name="ce25" table:formula="of:=[.E17]/[.B17]*[.$B$7]" office:value-type="float" office:value="40.998287992283" calcext:value-type="float">
            <text:p>41,0</text:p>
          </table:table-cell>
          <table:table-cell table:style-name="ce26" table:formula="of:=[.E$12]+[.E$6]*[.A17]" office:value-type="float" office:value="21565.4" calcext:value-type="float">
            <text:p>21.565</text:p>
          </table:table-cell>
          <table:table-cell table:style-name="ce9" table:formula="of:=ROUND([.D17]*16)" office:value-type="float" office:value="656" calcext:value-type="float">
            <text:p>656</text:p>
          </table:table-cell>
          <table:table-cell table:style-name="ce28" table:formula="of:=[.E17]/[.G$7]" office:value-type="float" office:value="24395.2488687783" calcext:value-type="float">
            <text:p>24.395</text:p>
          </table:table-cell>
          <table:table-cell/>
          <table:table-cell table:style-name="ce44"/>
          <table:table-cell table:style-name="ce49" table:number-columns-repeated="2"/>
          <table:table-cell table:style-name="ce9" table:number-columns-repeated="2"/>
          <table:table-cell table:style-name="ce1" table:number-columns-repeated="4"/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table:formula="of:=[.$B$12]+[.$B$6]*[.A18]" office:value-type="float" office:value="6928" calcext:value-type="float">
            <text:p>6928</text:p>
          </table:table-cell>
          <table:table-cell table:style-name="ce19" table:formula="of:=[.B18]/7250*80" office:value-type="float" office:value="76.4468965517241" calcext:value-type="float">
            <text:p>76</text:p>
          </table:table-cell>
          <table:table-cell table:style-name="ce25" table:formula="of:=[.E18]/[.B18]*[.$B$7]" office:value-type="float" office:value="30.461815031734" calcext:value-type="float">
            <text:p>30,5</text:p>
          </table:table-cell>
          <table:table-cell table:style-name="ce27" table:formula="of:=[.E4]" office:value-type="float" office:value="22100" calcext:value-type="float">
            <text:p>22.100</text:p>
          </table:table-cell>
          <table:table-cell table:style-name="ce9" table:formula="of:=ROUND([.D18]*16)" office:value-type="float" office:value="487" calcext:value-type="float">
            <text:p>487</text:p>
          </table:table-cell>
          <table:table-cell table:style-name="ce27" table:formula="of:=[.E18]/[.G$7]" office:value-type="float" office:value="25000" calcext:value-type="float">
            <text:p>25.000</text:p>
          </table:table-cell>
          <table:table-cell/>
          <table:table-cell table:style-name="ce45"/>
          <table:table-cell table:style-name="ce49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style-name="ce33" office:value-type="string" calcext:value-type="string">
            <text:p>kph</text:p>
          </table:table-cell>
          <table:table-cell table:style-name="ce33" office:value-type="string" calcext:value-type="string">
            <text:p>rpm</text:p>
          </table:table-cell>
          <table:table-cell table:style-name="ce33" office:value-type="string" calcext:value-type="string">
            <text:p>T_%</text:p>
          </table:table-cell>
          <table:table-cell table:style-name="ce33" office:value-type="string" calcext:value-type="string">
            <text:p>T_Nm</text:p>
          </table:table-cell>
          <table:table-cell table:style-name="ce33" office:value-type="string" calcext:value-type="string">
            <text:p>P_el_brk</text:p>
          </table:table-cell>
          <table:table-cell table:style-name="ce33" office:value-type="string" calcext:value-type="string">
            <text:p>a_ntr(kps)</text:p>
          </table:table-cell>
          <table:table-cell table:style-name="ce33" office:value-type="string" calcext:value-type="string">
            <text:p>a_brk(kps)</text:p>
          </table:table-cell>
          <table:table-cell table:style-name="ce33" office:value-type="string" calcext:value-type="string">
            <text:p>a_diff</text:p>
          </table:table-cell>
          <table:table-cell table:style-name="ce33" office:value-type="string" calcext:value-type="string">
            <text:p>a_rel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table:formula="of:=[.B4]" office:value-type="float" office:value="9968.75" calcext:value-type="float">
            <text:p>9969</text:p>
          </table:table-cell>
          <table:table-cell table:style-name="ce19" table:formula="of:=[.B19]/7250*80" office:value-type="float" office:value="110" calcext:value-type="float">
            <text:p>110</text:p>
          </table:table-cell>
          <table:table-cell table:style-name="ce25" table:formula="of:=[.E19]/[.B19]*[.$B$7]" office:value-type="float" office:value="21.1701020228066" calcext:value-type="float">
            <text:p>21,2</text:p>
          </table:table-cell>
          <table:table-cell table:style-name="ce27" table:formula="of:=[.E4]" office:value-type="float" office:value="22100" calcext:value-type="float">
            <text:p>22.100</text:p>
          </table:table-cell>
          <table:table-cell table:style-name="ce9" table:formula="of:=ROUND([.D19]*16)" office:value-type="float" office:value="339" calcext:value-type="float">
            <text:p>339</text:p>
          </table:table-cell>
          <table:table-cell table:style-name="ce27" table:formula="of:=[.E19]/[.G$7]" office:value-type="float" office:value="25000" calcext:value-type="float">
            <text:p>25.000</text:p>
          </table:table-cell>
          <table:table-cell/>
          <table:table-cell table:style-name="ce44"/>
          <table:table-cell table:style-name="ce49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office:value-type="float" office:value="0" calcext:value-type="float">
            <text:p>0</text:p>
          </table:table-cell>
          <table:table-cell table:style-name="ce11" table:formula="of:=[.X19]*7250/80" office:value-type="float" office:value="0" calcext:value-type="float">
            <text:p>0</text:p>
          </table:table-cell>
          <table:table-cell table:style-name="ce37" table:formula="of:=IF([.X19]&lt;[.$Z$13];[.$Y$13];IF([.X19]&lt;[.$Z$14];[.$Y$13]+[.$AA$14]*([.X19]-[.$Z$13]);IF([.X19]&lt;[.$Z$15];[.$Y$14]+[.$AA$15]*([.X19]-[.$Z$14]);IF([.X19]&lt;[.$Z$16];[.$Y$15]+[.$AA$16]*([.X19]-[.$Z$15]);[.$Y$16]))))" office:value-type="float" office:value="0" calcext:value-type="float">
            <text:p>0,0</text:p>
          </table:table-cell>
          <table:table-cell table:style-name="ce57" table:formula="of:=[.$C$4]*[.Z19]/100" office:value-type="float" office:value="0" calcext:value-type="float">
            <text:p>0,0</text:p>
          </table:table-cell>
          <table:table-cell table:style-name="ce28" table:formula="of:=[.AA19]*[.Y19]/[.$B$7]*[.$I$2]*[.$K$2]" office:value-type="float" office:value="0" calcext:value-type="float">
            <text:p>0</text:p>
          </table:table-cell>
          <table:table-cell table:style-name="ce49" table:formula="of:=[.$AA19]*[.J$2]*[.$J$7]*3.6" office:value-type="float" office:value="0" calcext:value-type="float">
            <text:p>0,0</text:p>
          </table:table-cell>
          <table:table-cell table:style-name="ce49" table:formula="of:=[.$AA19]*[.K$2]*[.$J$7]*3.6" office:value-type="float" office:value="0" calcext:value-type="float">
            <text:p>0,0</text:p>
          </table:table-cell>
          <table:table-cell table:style-name="ce59" table:formula="of:=[.AD19]-[.AC19]" office:value-type="float" office:value="0" calcext:value-type="float">
            <text:p>0,0</text:p>
          </table:table-cell>
          <table:table-cell table:style-name="ce60"/>
          <table:table-cell/>
        </table:table-row>
        <table:table-row table:style-name="ro1">
          <table:table-cell table:number-columns-repeated="2"/>
          <table:table-cell table:style-name="ce20"/>
          <table:table-cell table:number-columns-repeated="5"/>
          <table:table-cell table:style-name="ce45"/>
          <table:table-cell table:style-name="ce49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19]+3" office:value-type="float" office:value="3" calcext:value-type="float">
            <text:p>3</text:p>
          </table:table-cell>
          <table:table-cell table:style-name="ce11" table:formula="of:=[.X20]*7250/80" office:value-type="float" office:value="271.875" calcext:value-type="float">
            <text:p>272</text:p>
          </table:table-cell>
          <table:table-cell table:style-name="ce37" table:formula="of:=IF([.X20]&lt;[.$Z$13];[.$Y$13];IF([.X20]&lt;[.$Z$14];[.$Y$13]+[.$AA$14]*([.X20]-[.$Z$13]);IF([.X20]&lt;[.$Z$15];[.$Y$14]+[.$AA$15]*([.X20]-[.$Z$14]);IF([.X20]&lt;[.$Z$16];[.$Y$15]+[.$AA$16]*([.X20]-[.$Z$15]);[.$Y$16]))))" office:value-type="float" office:value="0" calcext:value-type="float">
            <text:p>0,0</text:p>
          </table:table-cell>
          <table:table-cell table:style-name="ce57" table:formula="of:=[.$C$4]*[.Z20]/100" office:value-type="float" office:value="0" calcext:value-type="float">
            <text:p>0,0</text:p>
          </table:table-cell>
          <table:table-cell table:style-name="ce28" table:formula="of:=[.AA20]*[.Y20]/[.$B$7]*[.$I$2]*[.$K$2]" office:value-type="float" office:value="0" calcext:value-type="float">
            <text:p>0</text:p>
          </table:table-cell>
          <table:table-cell table:style-name="ce49" table:formula="of:=[.$AA20]*[.J$2]*[.$J$7]*3.6" office:value-type="float" office:value="0" calcext:value-type="float">
            <text:p>0,0</text:p>
          </table:table-cell>
          <table:table-cell table:style-name="ce49" table:formula="of:=[.$AA20]*[.K$2]*[.$J$7]*3.6" office:value-type="float" office:value="0" calcext:value-type="float">
            <text:p>0,0</text:p>
          </table:table-cell>
          <table:table-cell table:style-name="ce59" table:formula="of:=[.AD20]-[.AC20]" office:value-type="float" office:value="0" calcext:value-type="float">
            <text:p>0,0</text:p>
          </table:table-cell>
          <table:table-cell table:style-name="ce60" table:formula="of:=[.AD20]/[.X20]" office:value-type="percentage" office:value="0" calcext:value-type="percentage">
            <text:p>0%</text:p>
          </table:table-cell>
          <table:table-cell/>
        </table:table-row>
        <table:table-row table:style-name="ro1">
          <table:table-cell table:number-columns-repeated="5"/>
          <table:table-cell table:style-name="ce29" office:value-type="string" calcext:value-type="string">
            <text:p>Auto power ref:</text:p>
          </table:table-cell>
          <table:table-cell table:style-name="ce34" table:formula="of:=ROUNDUP(MAX([.G12:.G19]);-2)/100" office:value-type="float" office:value="250" calcext:value-type="float">
            <text:p>250</text:p>
          </table:table-cell>
          <table:table-cell/>
          <table:table-cell table:style-name="ce1" table:number-columns-repeated="9"/>
          <table:table-cell table:number-columns-repeated="6"/>
          <table:table-cell table:formula="of:=[.X20]+3" office:value-type="float" office:value="6" calcext:value-type="float">
            <text:p>6</text:p>
          </table:table-cell>
          <table:table-cell table:style-name="ce11" table:formula="of:=[.X21]*7250/80" office:value-type="float" office:value="543.75" calcext:value-type="float">
            <text:p>544</text:p>
          </table:table-cell>
          <table:table-cell table:style-name="ce37" table:formula="of:=IF([.X21]&lt;[.$Z$13];[.$Y$13];IF([.X21]&lt;[.$Z$14];[.$Y$13]+[.$AA$14]*([.X21]-[.$Z$13]);IF([.X21]&lt;[.$Z$15];[.$Y$14]+[.$AA$15]*([.X21]-[.$Z$14]);IF([.X21]&lt;[.$Z$16];[.$Y$15]+[.$AA$16]*([.X21]-[.$Z$15]);[.$Y$16]))))" office:value-type="float" office:value="0" calcext:value-type="float">
            <text:p>0,0</text:p>
          </table:table-cell>
          <table:table-cell table:style-name="ce57" table:formula="of:=[.$C$4]*[.Z21]/100" office:value-type="float" office:value="0" calcext:value-type="float">
            <text:p>0,0</text:p>
          </table:table-cell>
          <table:table-cell table:style-name="ce28" table:formula="of:=[.AA21]*[.Y21]/[.$B$7]*[.$I$2]*[.$K$2]" office:value-type="float" office:value="0" calcext:value-type="float">
            <text:p>0</text:p>
          </table:table-cell>
          <table:table-cell table:style-name="ce49" table:formula="of:=[.$AA21]*[.J$2]*[.$J$7]*3.6" office:value-type="float" office:value="0" calcext:value-type="float">
            <text:p>0,0</text:p>
          </table:table-cell>
          <table:table-cell table:style-name="ce49" table:formula="of:=[.$AA21]*[.K$2]*[.$J$7]*3.6" office:value-type="float" office:value="0" calcext:value-type="float">
            <text:p>0,0</text:p>
          </table:table-cell>
          <table:table-cell table:style-name="ce59" table:formula="of:=[.AD21]-[.AC21]" office:value-type="float" office:value="0" calcext:value-type="float">
            <text:p>0,0</text:p>
          </table:table-cell>
          <table:table-cell table:style-name="ce60" table:formula="of:=[.AD21]/[.X21]" office:value-type="percentage" office:value="0" calcext:value-type="percentage">
            <text:p>0%</text:p>
          </table:table-cell>
          <table:table-cell/>
        </table:table-row>
        <table:table-row table:style-name="ro1">
          <table:table-cell table:number-columns-repeated="6"/>
          <table:table-cell table:style-name="ce35"/>
          <table:table-cell/>
          <table:table-cell table:style-name="ce1" table:number-columns-repeated="9"/>
          <table:table-cell table:number-columns-repeated="6"/>
          <table:table-cell table:formula="of:=[.X21]+3" office:value-type="float" office:value="9" calcext:value-type="float">
            <text:p>9</text:p>
          </table:table-cell>
          <table:table-cell table:style-name="ce11" table:formula="of:=[.X22]*7250/80" office:value-type="float" office:value="815.625" calcext:value-type="float">
            <text:p>816</text:p>
          </table:table-cell>
          <table:table-cell table:style-name="ce37" table:formula="of:=IF([.X22]&lt;[.$Z$13];[.$Y$13];IF([.X22]&lt;[.$Z$14];[.$Y$13]+[.$AA$14]*([.X22]-[.$Z$13]);IF([.X22]&lt;[.$Z$15];[.$Y$14]+[.$AA$15]*([.X22]-[.$Z$14]);IF([.X22]&lt;[.$Z$16];[.$Y$15]+[.$AA$16]*([.X22]-[.$Z$15]);[.$Y$16]))))" office:value-type="float" office:value="0" calcext:value-type="float">
            <text:p>0,0</text:p>
          </table:table-cell>
          <table:table-cell table:style-name="ce57" table:formula="of:=[.$C$4]*[.Z22]/100" office:value-type="float" office:value="0" calcext:value-type="float">
            <text:p>0,0</text:p>
          </table:table-cell>
          <table:table-cell table:style-name="ce28" table:formula="of:=[.AA22]*[.Y22]/[.$B$7]*[.$I$2]*[.$K$2]" office:value-type="float" office:value="0" calcext:value-type="float">
            <text:p>0</text:p>
          </table:table-cell>
          <table:table-cell table:style-name="ce49" table:formula="of:=[.$AA22]*[.J$2]*[.$J$7]*3.6" office:value-type="float" office:value="0" calcext:value-type="float">
            <text:p>0,0</text:p>
          </table:table-cell>
          <table:table-cell table:style-name="ce49" table:formula="of:=[.$AA22]*[.K$2]*[.$J$7]*3.6" office:value-type="float" office:value="0" calcext:value-type="float">
            <text:p>0,0</text:p>
          </table:table-cell>
          <table:table-cell table:style-name="ce59" table:formula="of:=[.AD22]-[.AC22]" office:value-type="float" office:value="0" calcext:value-type="float">
            <text:p>0,0</text:p>
          </table:table-cell>
          <table:table-cell table:style-name="ce60" table:formula="of:=[.AD22]/[.X22]" office:value-type="percentage" office:value="0" calcext:value-type="percentage">
            <text:p>0%</text:p>
          </table:table-cell>
          <table:table-cell/>
        </table:table-row>
        <table:table-row table:style-name="ro1">
          <table:table-cell table:style-name="ce4" office:value-type="string" calcext:value-type="string">
            <text:p>Original</text:p>
          </table:table-cell>
          <table:table-cell/>
          <table:table-cell table:style-name="ce20"/>
          <table:table-cell table:number-columns-repeated="4"/>
          <table:table-cell table:style-name="ce5" table:number-columns-repeated="6"/>
          <table:table-cell table:style-name="ce1" table:number-columns-repeated="4"/>
          <table:table-cell table:number-columns-repeated="6"/>
          <table:table-cell table:formula="of:=[.X22]+3" office:value-type="float" office:value="12" calcext:value-type="float">
            <text:p>12</text:p>
          </table:table-cell>
          <table:table-cell table:style-name="ce11" table:formula="of:=[.X23]*7250/80" office:value-type="float" office:value="1087.5" calcext:value-type="float">
            <text:p>1088</text:p>
          </table:table-cell>
          <table:table-cell table:style-name="ce37" table:formula="of:=IF([.X23]&lt;[.$Z$13];[.$Y$13];IF([.X23]&lt;[.$Z$14];[.$Y$13]+[.$AA$14]*([.X23]-[.$Z$13]);IF([.X23]&lt;[.$Z$15];[.$Y$14]+[.$AA$15]*([.X23]-[.$Z$14]);IF([.X23]&lt;[.$Z$16];[.$Y$15]+[.$AA$16]*([.X23]-[.$Z$15]);[.$Y$16]))))" office:value-type="float" office:value="0" calcext:value-type="float">
            <text:p>0,0</text:p>
          </table:table-cell>
          <table:table-cell table:style-name="ce57" table:formula="of:=[.$C$4]*[.Z23]/100" office:value-type="float" office:value="0" calcext:value-type="float">
            <text:p>0,0</text:p>
          </table:table-cell>
          <table:table-cell table:style-name="ce28" table:formula="of:=[.AA23]*[.Y23]/[.$B$7]*[.$I$2]*[.$K$2]" office:value-type="float" office:value="0" calcext:value-type="float">
            <text:p>0</text:p>
          </table:table-cell>
          <table:table-cell table:style-name="ce49" table:formula="of:=[.$AA23]*[.J$2]*[.$J$7]*3.6" office:value-type="float" office:value="0" calcext:value-type="float">
            <text:p>0,0</text:p>
          </table:table-cell>
          <table:table-cell table:style-name="ce49" table:formula="of:=[.$AA23]*[.K$2]*[.$J$7]*3.6" office:value-type="float" office:value="0" calcext:value-type="float">
            <text:p>0,0</text:p>
          </table:table-cell>
          <table:table-cell table:style-name="ce59" table:formula="of:=[.AD23]-[.AC23]" office:value-type="float" office:value="0" calcext:value-type="float">
            <text:p>0,0</text:p>
          </table:table-cell>
          <table:table-cell table:style-name="ce60" table:formula="of:=[.AD23]/[.X23]" office:value-type="percentage" office:value="0" calcext:value-type="percentage">
            <text:p>0%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PM</text:p>
          </table:table-cell>
          <table:table-cell table:style-name="ce18" office:value-type="string" calcext:value-type="string">
            <text:p>kph</text:p>
          </table:table-cell>
          <table:table-cell table:style-name="ce23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33" office:value-type="string" calcext:value-type="string">
            <text:p>Power_bat</text:p>
          </table:table-cell>
          <table:table-cell table:style-name="ce5" table:number-columns-repeated="6"/>
          <table:table-cell table:style-name="ce1" table:number-columns-repeated="4"/>
          <table:table-cell table:number-columns-repeated="6"/>
          <table:table-cell table:formula="of:=[.X23]+3" office:value-type="float" office:value="15" calcext:value-type="float">
            <text:p>15</text:p>
          </table:table-cell>
          <table:table-cell table:style-name="ce11" table:formula="of:=[.X24]*7250/80" office:value-type="float" office:value="1359.375" calcext:value-type="float">
            <text:p>1359</text:p>
          </table:table-cell>
          <table:table-cell table:style-name="ce37" table:formula="of:=IF([.X24]&lt;[.$Z$13];[.$Y$13];IF([.X24]&lt;[.$Z$14];[.$Y$13]+[.$AA$14]*([.X24]-[.$Z$13]);IF([.X24]&lt;[.$Z$15];[.$Y$14]+[.$AA$15]*([.X24]-[.$Z$14]);IF([.X24]&lt;[.$Z$16];[.$Y$15]+[.$AA$16]*([.X24]-[.$Z$15]);[.$Y$16]))))" office:value-type="float" office:value="0" calcext:value-type="float">
            <text:p>0,0</text:p>
          </table:table-cell>
          <table:table-cell table:style-name="ce57" table:formula="of:=[.$C$4]*[.Z24]/100" office:value-type="float" office:value="0" calcext:value-type="float">
            <text:p>0,0</text:p>
          </table:table-cell>
          <table:table-cell table:style-name="ce28" table:formula="of:=[.AA24]*[.Y24]/[.$B$7]*[.$I$2]*[.$K$2]" office:value-type="float" office:value="0" calcext:value-type="float">
            <text:p>0</text:p>
          </table:table-cell>
          <table:table-cell table:style-name="ce49" table:formula="of:=[.$AA24]*[.J$2]*[.$J$7]*3.6" office:value-type="float" office:value="0" calcext:value-type="float">
            <text:p>0,0</text:p>
          </table:table-cell>
          <table:table-cell table:style-name="ce49" table:formula="of:=[.$AA24]*[.K$2]*[.$J$7]*3.6" office:value-type="float" office:value="0" calcext:value-type="float">
            <text:p>0,0</text:p>
          </table:table-cell>
          <table:table-cell table:style-name="ce59" table:formula="of:=[.AD24]-[.AC24]" office:value-type="float" office:value="0" calcext:value-type="float">
            <text:p>0,0</text:p>
          </table:table-cell>
          <table:table-cell table:style-name="ce60" table:formula="of:=[.AD24]/[.X24]" office:value-type="percentage" office:value="0" calcext:value-type="percentage">
            <text:p>0%</text:p>
          </table:table-cell>
          <table:table-cell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9" table:formula="of:=[.B25]/7250*80" office:value-type="float" office:value="0" calcext:value-type="float">
            <text:p>0</text:p>
          </table:table-cell>
          <table:table-cell table:style-name="ce25" office:value-type="float" office:value="55" calcext:value-type="float">
            <text:p>55,0</text:p>
          </table:table-cell>
          <table:table-cell table:style-name="ce26" table:formula="of:=[.B25]*[.D25]/[.$B$7]" office:value-type="float" office:value="0" calcext:value-type="float">
            <text:p>0</text:p>
          </table:table-cell>
          <table:table-cell table:style-name="ce14" office:value-type="float" office:value="880" calcext:value-type="float">
            <text:p>880</text:p>
          </table:table-cell>
          <table:table-cell/>
          <table:table-cell table:style-name="ce37"/>
          <table:table-cell table:style-name="ce44"/>
          <table:table-cell table:style-name="ce49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24]+3" office:value-type="float" office:value="18" calcext:value-type="float">
            <text:p>18</text:p>
          </table:table-cell>
          <table:table-cell table:style-name="ce11" table:formula="of:=[.X25]*7250/80" office:value-type="float" office:value="1631.25" calcext:value-type="float">
            <text:p>1631</text:p>
          </table:table-cell>
          <table:table-cell table:style-name="ce37" table:formula="of:=IF([.X25]&lt;[.$Z$13];[.$Y$13];IF([.X25]&lt;[.$Z$14];[.$Y$13]+[.$AA$14]*([.X25]-[.$Z$13]);IF([.X25]&lt;[.$Z$15];[.$Y$14]+[.$AA$15]*([.X25]-[.$Z$14]);IF([.X25]&lt;[.$Z$16];[.$Y$15]+[.$AA$16]*([.X25]-[.$Z$15]);[.$Y$16]))))" office:value-type="float" office:value="0" calcext:value-type="float">
            <text:p>0,0</text:p>
          </table:table-cell>
          <table:table-cell table:style-name="ce57" table:formula="of:=[.$C$4]*[.Z25]/100" office:value-type="float" office:value="0" calcext:value-type="float">
            <text:p>0,0</text:p>
          </table:table-cell>
          <table:table-cell table:style-name="ce28" table:formula="of:=[.AA25]*[.Y25]/[.$B$7]*[.$I$2]*[.$K$2]" office:value-type="float" office:value="0" calcext:value-type="float">
            <text:p>0</text:p>
          </table:table-cell>
          <table:table-cell table:style-name="ce49" table:formula="of:=[.$AA25]*[.J$2]*[.$J$7]*3.6" office:value-type="float" office:value="0" calcext:value-type="float">
            <text:p>0,0</text:p>
          </table:table-cell>
          <table:table-cell table:style-name="ce49" table:formula="of:=[.$AA25]*[.K$2]*[.$J$7]*3.6" office:value-type="float" office:value="0" calcext:value-type="float">
            <text:p>0,0</text:p>
          </table:table-cell>
          <table:table-cell table:style-name="ce59" table:formula="of:=[.AD25]-[.AC25]" office:value-type="float" office:value="0" calcext:value-type="float">
            <text:p>0,0</text:p>
          </table:table-cell>
          <table:table-cell table:style-name="ce60" table:formula="of:=[.AD25]/[.X25]" office:value-type="percentage" office:value="0" calcext:value-type="percentage">
            <text:p>0%</text:p>
          </table:table-cell>
          <table:table-cell/>
        </table:table-row>
        <table:table-row table:style-name="ro1">
          <table:table-cell/>
          <table:table-cell table:style-name="ce13" office:value-type="float" office:value="2115" calcext:value-type="float">
            <text:p>2115</text:p>
          </table:table-cell>
          <table:table-cell table:style-name="ce19" table:formula="of:=[.B26]/7250*80" office:value-type="float" office:value="23.3379310344828" calcext:value-type="float">
            <text:p>23</text:p>
          </table:table-cell>
          <table:table-cell table:style-name="ce25" table:formula="of:=[.F26]/16" office:value-type="float" office:value="55" calcext:value-type="float">
            <text:p>55,0</text:p>
          </table:table-cell>
          <table:table-cell table:style-name="ce26" table:formula="of:=[.B26]*[.D26]/[.$B$7]" office:value-type="float" office:value="12181.5255142944" calcext:value-type="float">
            <text:p>12.182</text:p>
          </table:table-cell>
          <table:table-cell table:style-name="ce14" office:value-type="float" office:value="880" calcext:value-type="float">
            <text:p>880</text:p>
          </table:table-cell>
          <table:table-cell table:style-name="ce28" table:formula="of:=[.E26]/[.G$7]" office:value-type="float" office:value="13780.0062378896" calcext:value-type="float">
            <text:p>13.780</text:p>
          </table:table-cell>
          <table:table-cell table:style-name="ce37"/>
          <table:table-cell table:style-name="ce44"/>
          <table:table-cell table:style-name="ce49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25]+3" office:value-type="float" office:value="21" calcext:value-type="float">
            <text:p>21</text:p>
          </table:table-cell>
          <table:table-cell table:style-name="ce11" table:formula="of:=[.X26]*7250/80" office:value-type="float" office:value="1903.125" calcext:value-type="float">
            <text:p>1903</text:p>
          </table:table-cell>
          <table:table-cell table:style-name="ce37" table:formula="of:=IF([.X26]&lt;[.$Z$13];[.$Y$13];IF([.X26]&lt;[.$Z$14];[.$Y$13]+[.$AA$14]*([.X26]-[.$Z$13]);IF([.X26]&lt;[.$Z$15];[.$Y$14]+[.$AA$15]*([.X26]-[.$Z$14]);IF([.X26]&lt;[.$Z$16];[.$Y$15]+[.$AA$16]*([.X26]-[.$Z$15]);[.$Y$16]))))" office:value-type="float" office:value="0" calcext:value-type="float">
            <text:p>0,0</text:p>
          </table:table-cell>
          <table:table-cell table:style-name="ce57" table:formula="of:=[.$C$4]*[.Z26]/100" office:value-type="float" office:value="0" calcext:value-type="float">
            <text:p>0,0</text:p>
          </table:table-cell>
          <table:table-cell table:style-name="ce28" table:formula="of:=[.AA26]*[.Y26]/[.$B$7]*[.$I$2]*[.$K$2]" office:value-type="float" office:value="0" calcext:value-type="float">
            <text:p>0</text:p>
          </table:table-cell>
          <table:table-cell table:style-name="ce49" table:formula="of:=[.$AA26]*[.J$2]*[.$J$7]*3.6" office:value-type="float" office:value="0" calcext:value-type="float">
            <text:p>0,0</text:p>
          </table:table-cell>
          <table:table-cell table:style-name="ce49" table:formula="of:=[.$AA26]*[.K$2]*[.$J$7]*3.6" office:value-type="float" office:value="0" calcext:value-type="float">
            <text:p>0,0</text:p>
          </table:table-cell>
          <table:table-cell table:style-name="ce59" table:formula="of:=[.AD26]-[.AC26]" office:value-type="float" office:value="0" calcext:value-type="float">
            <text:p>0,0</text:p>
          </table:table-cell>
          <table:table-cell table:style-name="ce60" table:formula="of:=[.AD26]/[.X26]" office:value-type="percentage" office:value="0" calcext:value-type="percentage">
            <text:p>0%</text:p>
          </table:table-cell>
          <table:table-cell/>
        </table:table-row>
        <table:table-row table:style-name="ro1">
          <table:table-cell/>
          <table:table-cell table:style-name="ce14" office:value-type="float" office:value="2700" calcext:value-type="float">
            <text:p>2700</text:p>
          </table:table-cell>
          <table:table-cell table:style-name="ce19" table:formula="of:=[.B27]/7250*80" office:value-type="float" office:value="29.7931034482759" calcext:value-type="float">
            <text:p>30</text:p>
          </table:table-cell>
          <table:table-cell table:style-name="ce25" table:formula="of:=[.F27]/16" office:value-type="float" office:value="41.1875" calcext:value-type="float">
            <text:p>41,2</text:p>
          </table:table-cell>
          <table:table-cell table:style-name="ce26" table:formula="of:=[.B27]*[.D27]/[.$B$7]" office:value-type="float" office:value="11645.4912677757" calcext:value-type="float">
            <text:p>11.645</text:p>
          </table:table-cell>
          <table:table-cell table:style-name="ce14" office:value-type="float" office:value="659" calcext:value-type="float">
            <text:p>659</text:p>
          </table:table-cell>
          <table:table-cell table:style-name="ce28" table:formula="of:=[.E27]/[.G$7]" office:value-type="float" office:value="13173.6326558548" calcext:value-type="float">
            <text:p>13.174</text:p>
          </table:table-cell>
          <table:table-cell table:style-name="ce37"/>
          <table:table-cell table:style-name="ce44"/>
          <table:table-cell table:style-name="ce49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26]+3" office:value-type="float" office:value="24" calcext:value-type="float">
            <text:p>24</text:p>
          </table:table-cell>
          <table:table-cell table:style-name="ce11" table:formula="of:=[.X27]*7250/80" office:value-type="float" office:value="2175" calcext:value-type="float">
            <text:p>2175</text:p>
          </table:table-cell>
          <table:table-cell table:style-name="ce37" table:formula="of:=IF([.X27]&lt;[.$Z$13];[.$Y$13];IF([.X27]&lt;[.$Z$14];[.$Y$13]+[.$AA$14]*([.X27]-[.$Z$13]);IF([.X27]&lt;[.$Z$15];[.$Y$14]+[.$AA$15]*([.X27]-[.$Z$14]);IF([.X27]&lt;[.$Z$16];[.$Y$15]+[.$AA$16]*([.X27]-[.$Z$15]);[.$Y$16]))))" office:value-type="float" office:value="0" calcext:value-type="float">
            <text:p>0,0</text:p>
          </table:table-cell>
          <table:table-cell table:style-name="ce57" table:formula="of:=[.$C$4]*[.Z27]/100" office:value-type="float" office:value="0" calcext:value-type="float">
            <text:p>0,0</text:p>
          </table:table-cell>
          <table:table-cell table:style-name="ce28" table:formula="of:=[.AA27]*[.Y27]/[.$B$7]*[.$I$2]*[.$K$2]" office:value-type="float" office:value="0" calcext:value-type="float">
            <text:p>0</text:p>
          </table:table-cell>
          <table:table-cell table:style-name="ce49" table:formula="of:=[.$AA27]*[.J$2]*[.$J$7]*3.6" office:value-type="float" office:value="0" calcext:value-type="float">
            <text:p>0,0</text:p>
          </table:table-cell>
          <table:table-cell table:style-name="ce49" table:formula="of:=[.$AA27]*[.K$2]*[.$J$7]*3.6" office:value-type="float" office:value="0" calcext:value-type="float">
            <text:p>0,0</text:p>
          </table:table-cell>
          <table:table-cell table:style-name="ce59" table:formula="of:=[.AD27]-[.AC27]" office:value-type="float" office:value="0" calcext:value-type="float">
            <text:p>0,0</text:p>
          </table:table-cell>
          <table:table-cell table:style-name="ce60" table:formula="of:=[.AD27]/[.X27]" office:value-type="percentage" office:value="0" calcext:value-type="percentage">
            <text:p>0%</text:p>
          </table:table-cell>
          <table:table-cell/>
        </table:table-row>
        <table:table-row table:style-name="ro1">
          <table:table-cell/>
          <table:table-cell table:style-name="ce1" office:value-type="float" office:value="3000" calcext:value-type="float">
            <text:p>3000</text:p>
          </table:table-cell>
          <table:table-cell table:style-name="ce19" table:formula="of:=[.B28]/7250*80" office:value-type="float" office:value="33.1034482758621" calcext:value-type="float">
            <text:p>33</text:p>
          </table:table-cell>
          <table:table-cell table:style-name="ce25" table:formula="of:=[.F28]/16" office:value-type="float" office:value="38" calcext:value-type="float">
            <text:p>38,0</text:p>
          </table:table-cell>
          <table:table-cell table:style-name="ce26" table:formula="of:=[.B28]*[.D28]/[.$B$7]" office:value-type="float" office:value="11938.0520836412" calcext:value-type="float">
            <text:p>11.938</text:p>
          </table:table-cell>
          <table:table-cell table:style-name="ce14" office:value-type="float" office:value="608" calcext:value-type="float">
            <text:p>608</text:p>
          </table:table-cell>
          <table:table-cell table:style-name="ce28" table:formula="of:=[.E28]/[.G$7]" office:value-type="float" office:value="13504.583805024" calcext:value-type="float">
            <text:p>13.505</text:p>
          </table:table-cell>
          <table:table-cell table:style-name="ce37"/>
          <table:table-cell table:style-name="ce45"/>
          <table:table-cell table:style-name="ce49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27]+3" office:value-type="float" office:value="27" calcext:value-type="float">
            <text:p>27</text:p>
          </table:table-cell>
          <table:table-cell table:style-name="ce11" table:formula="of:=[.X28]*7250/80" office:value-type="float" office:value="2446.875" calcext:value-type="float">
            <text:p>2447</text:p>
          </table:table-cell>
          <table:table-cell table:style-name="ce37" table:formula="of:=IF([.X28]&lt;[.$Z$13];[.$Y$13];IF([.X28]&lt;[.$Z$14];[.$Y$13]+[.$AA$14]*([.X28]-[.$Z$13]);IF([.X28]&lt;[.$Z$15];[.$Y$14]+[.$AA$15]*([.X28]-[.$Z$14]);IF([.X28]&lt;[.$Z$16];[.$Y$15]+[.$AA$16]*([.X28]-[.$Z$15]);[.$Y$16]))))" office:value-type="float" office:value="0" calcext:value-type="float">
            <text:p>0,0</text:p>
          </table:table-cell>
          <table:table-cell table:style-name="ce57" table:formula="of:=[.$C$4]*[.Z28]/100" office:value-type="float" office:value="0" calcext:value-type="float">
            <text:p>0,0</text:p>
          </table:table-cell>
          <table:table-cell table:style-name="ce28" table:formula="of:=[.AA28]*[.Y28]/[.$B$7]*[.$I$2]*[.$K$2]" office:value-type="float" office:value="0" calcext:value-type="float">
            <text:p>0</text:p>
          </table:table-cell>
          <table:table-cell table:style-name="ce49" table:formula="of:=[.$AA28]*[.J$2]*[.$J$7]*3.6" office:value-type="float" office:value="0" calcext:value-type="float">
            <text:p>0,0</text:p>
          </table:table-cell>
          <table:table-cell table:style-name="ce49" table:formula="of:=[.$AA28]*[.K$2]*[.$J$7]*3.6" office:value-type="float" office:value="0" calcext:value-type="float">
            <text:p>0,0</text:p>
          </table:table-cell>
          <table:table-cell table:style-name="ce59" table:formula="of:=[.AD28]-[.AC28]" office:value-type="float" office:value="0" calcext:value-type="float">
            <text:p>0,0</text:p>
          </table:table-cell>
          <table:table-cell table:style-name="ce60" table:formula="of:=[.AD28]/[.X28]" office:value-type="percentage" office:value="0" calcext:value-type="percentage">
            <text:p>0%</text:p>
          </table:table-cell>
          <table:table-cell/>
        </table:table-row>
        <table:table-row table:style-name="ro1">
          <table:table-cell/>
          <table:table-cell table:style-name="ce1" office:value-type="float" office:value="3500" calcext:value-type="float">
            <text:p>3500</text:p>
          </table:table-cell>
          <table:table-cell table:style-name="ce19" table:formula="of:=[.B29]/7250*80" office:value-type="float" office:value="38.6206896551724" calcext:value-type="float">
            <text:p>39</text:p>
          </table:table-cell>
          <table:table-cell table:style-name="ce25" table:formula="of:=[.F29]/16" office:value-type="float" office:value="32.25" calcext:value-type="float">
            <text:p>32,3</text:p>
          </table:table-cell>
          <table:table-cell table:style-name="ce26" table:formula="of:=[.B29]*[.D29]/[.$B$7]" office:value-type="float" office:value="11820.2423591316" calcext:value-type="float">
            <text:p>11.820</text:p>
          </table:table-cell>
          <table:table-cell table:style-name="ce14" office:value-type="float" office:value="516" calcext:value-type="float">
            <text:p>516</text:p>
          </table:table-cell>
          <table:table-cell table:style-name="ce28" table:formula="of:=[.E29]/[.G$7]" office:value-type="float" office:value="13371.3148858955" calcext:value-type="float">
            <text:p>13.371</text:p>
          </table:table-cell>
          <table:table-cell table:style-name="ce37"/>
          <table:table-cell table:style-name="ce45"/>
          <table:table-cell table:style-name="ce49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28]+3" office:value-type="float" office:value="30" calcext:value-type="float">
            <text:p>30</text:p>
          </table:table-cell>
          <table:table-cell table:style-name="ce11" table:formula="of:=[.X29]*7250/80" office:value-type="float" office:value="2718.75" calcext:value-type="float">
            <text:p>2719</text:p>
          </table:table-cell>
          <table:table-cell table:style-name="ce37" table:formula="of:=IF([.X29]&lt;[.$Z$13];[.$Y$13];IF([.X29]&lt;[.$Z$14];[.$Y$13]+[.$AA$14]*([.X29]-[.$Z$13]);IF([.X29]&lt;[.$Z$15];[.$Y$14]+[.$AA$15]*([.X29]-[.$Z$14]);IF([.X29]&lt;[.$Z$16];[.$Y$15]+[.$AA$16]*([.X29]-[.$Z$15]);[.$Y$16]))))" office:value-type="float" office:value="0" calcext:value-type="float">
            <text:p>0,0</text:p>
          </table:table-cell>
          <table:table-cell table:style-name="ce57" table:formula="of:=[.$C$4]*[.Z29]/100" office:value-type="float" office:value="0" calcext:value-type="float">
            <text:p>0,0</text:p>
          </table:table-cell>
          <table:table-cell table:style-name="ce28" table:formula="of:=[.AA29]*[.Y29]/[.$B$7]*[.$I$2]*[.$K$2]" office:value-type="float" office:value="0" calcext:value-type="float">
            <text:p>0</text:p>
          </table:table-cell>
          <table:table-cell table:style-name="ce49" table:formula="of:=[.$AA29]*[.J$2]*[.$J$7]*3.6" office:value-type="float" office:value="0" calcext:value-type="float">
            <text:p>0,0</text:p>
          </table:table-cell>
          <table:table-cell table:style-name="ce49" table:formula="of:=[.$AA29]*[.K$2]*[.$J$7]*3.6" office:value-type="float" office:value="0" calcext:value-type="float">
            <text:p>0,0</text:p>
          </table:table-cell>
          <table:table-cell table:style-name="ce59" table:formula="of:=[.AD29]-[.AC29]" office:value-type="float" office:value="0" calcext:value-type="float">
            <text:p>0,0</text:p>
          </table:table-cell>
          <table:table-cell table:style-name="ce60" table:formula="of:=[.AD29]/[.X29]" office:value-type="percentage" office:value="0" calcext:value-type="percentage">
            <text:p>0%</text:p>
          </table:table-cell>
          <table:table-cell/>
        </table:table-row>
        <table:table-row table:style-name="ro1">
          <table:table-cell/>
          <table:table-cell table:style-name="ce1" office:value-type="float" office:value="4500" calcext:value-type="float">
            <text:p>4500</text:p>
          </table:table-cell>
          <table:table-cell table:style-name="ce19" table:formula="of:=[.B30]/7250*80" office:value-type="float" office:value="49.6551724137931" calcext:value-type="float">
            <text:p>50</text:p>
          </table:table-cell>
          <table:table-cell table:style-name="ce25" table:formula="of:=[.F30]/16" office:value-type="float" office:value="26.3125" calcext:value-type="float">
            <text:p>26,3</text:p>
          </table:table-cell>
          <table:table-cell table:style-name="ce26" table:formula="of:=[.B30]*[.D30]/[.$B$7]" office:value-type="float" office:value="12399.4735046372" calcext:value-type="float">
            <text:p>12.399</text:p>
          </table:table-cell>
          <table:table-cell table:style-name="ce14" office:value-type="float" office:value="421" calcext:value-type="float">
            <text:p>421</text:p>
          </table:table-cell>
          <table:table-cell table:style-name="ce28" table:formula="of:=[.E30]/[.G$7]" office:value-type="float" office:value="14026.5537382774" calcext:value-type="float">
            <text:p>14.027</text:p>
          </table:table-cell>
          <table:table-cell table:style-name="ce37"/>
          <table:table-cell table:style-name="ce45"/>
          <table:table-cell table:style-name="ce49" table:number-columns-repeated="2"/>
          <table:table-cell table:style-name="ce9" table:number-columns-repeated="2"/>
          <table:table-cell table:number-columns-repeated="10"/>
          <table:table-cell table:formula="of:=[.X29]+3" office:value-type="float" office:value="33" calcext:value-type="float">
            <text:p>33</text:p>
          </table:table-cell>
          <table:table-cell table:style-name="ce11" table:formula="of:=[.X30]*7250/80" office:value-type="float" office:value="2990.625" calcext:value-type="float">
            <text:p>2991</text:p>
          </table:table-cell>
          <table:table-cell table:style-name="ce37" table:formula="of:=IF([.X30]&lt;[.$Z$13];[.$Y$13];IF([.X30]&lt;[.$Z$14];[.$Y$13]+[.$AA$14]*([.X30]-[.$Z$13]);IF([.X30]&lt;[.$Z$15];[.$Y$14]+[.$AA$15]*([.X30]-[.$Z$14]);IF([.X30]&lt;[.$Z$16];[.$Y$15]+[.$AA$16]*([.X30]-[.$Z$15]);[.$Y$16]))))" office:value-type="float" office:value="0" calcext:value-type="float">
            <text:p>0,0</text:p>
          </table:table-cell>
          <table:table-cell table:style-name="ce57" table:formula="of:=[.$C$4]*[.Z30]/100" office:value-type="float" office:value="0" calcext:value-type="float">
            <text:p>0,0</text:p>
          </table:table-cell>
          <table:table-cell table:style-name="ce28" table:formula="of:=[.AA30]*[.Y30]/[.$B$7]*[.$I$2]*[.$K$2]" office:value-type="float" office:value="0" calcext:value-type="float">
            <text:p>0</text:p>
          </table:table-cell>
          <table:table-cell table:style-name="ce49" table:formula="of:=[.$AA30]*[.J$2]*[.$J$7]*3.6" office:value-type="float" office:value="0" calcext:value-type="float">
            <text:p>0,0</text:p>
          </table:table-cell>
          <table:table-cell table:style-name="ce49" table:formula="of:=[.$AA30]*[.K$2]*[.$J$7]*3.6" office:value-type="float" office:value="0" calcext:value-type="float">
            <text:p>0,0</text:p>
          </table:table-cell>
          <table:table-cell table:style-name="ce59" table:formula="of:=[.AD30]-[.AC30]" office:value-type="float" office:value="0" calcext:value-type="float">
            <text:p>0,0</text:p>
          </table:table-cell>
          <table:table-cell table:style-name="ce60" table:formula="of:=[.AD30]/[.X30]" office:value-type="percentage" office:value="0" calcext:value-type="percentage">
            <text:p>0%</text:p>
          </table:table-cell>
          <table:table-cell/>
        </table:table-row>
        <table:table-row table:style-name="ro1">
          <table:table-cell/>
          <table:table-cell table:style-name="ce1" office:value-type="float" office:value="5500" calcext:value-type="float">
            <text:p>5500</text:p>
          </table:table-cell>
          <table:table-cell table:style-name="ce19" table:formula="of:=[.B31]/7250*80" office:value-type="float" office:value="60.6896551724138" calcext:value-type="float">
            <text:p>61</text:p>
          </table:table-cell>
          <table:table-cell table:style-name="ce25" table:formula="of:=[.F31]/16" office:value-type="float" office:value="22.5" calcext:value-type="float">
            <text:p>22,5</text:p>
          </table:table-cell>
          <table:table-cell table:style-name="ce26" table:formula="of:=[.B31]*[.D31]/[.$B$7]" office:value-type="float" office:value="12959.0696960579" calcext:value-type="float">
            <text:p>12.959</text:p>
          </table:table-cell>
          <table:table-cell table:style-name="ce14" office:value-type="float" office:value="360" calcext:value-type="float">
            <text:p>360</text:p>
          </table:table-cell>
          <table:table-cell table:style-name="ce28" table:formula="of:=[.E31]/[.G$7]" office:value-type="float" office:value="14659.5811041379" calcext:value-type="float">
            <text:p>14.660</text:p>
          </table:table-cell>
          <table:table-cell table:style-name="ce37"/>
          <table:table-cell table:style-name="ce44"/>
          <table:table-cell table:style-name="ce49" table:number-columns-repeated="2"/>
          <table:table-cell table:style-name="ce9" table:number-columns-repeated="2"/>
          <table:table-cell table:number-columns-repeated="10"/>
          <table:table-cell table:formula="of:=[.X30]+3" office:value-type="float" office:value="36" calcext:value-type="float">
            <text:p>36</text:p>
          </table:table-cell>
          <table:table-cell table:style-name="ce11" table:formula="of:=[.X31]*7250/80" office:value-type="float" office:value="3262.5" calcext:value-type="float">
            <text:p>3263</text:p>
          </table:table-cell>
          <table:table-cell table:style-name="ce37" table:formula="of:=IF([.X31]&lt;[.$Z$13];[.$Y$13];IF([.X31]&lt;[.$Z$14];[.$Y$13]+[.$AA$14]*([.X31]-[.$Z$13]);IF([.X31]&lt;[.$Z$15];[.$Y$14]+[.$AA$15]*([.X31]-[.$Z$14]);IF([.X31]&lt;[.$Z$16];[.$Y$15]+[.$AA$16]*([.X31]-[.$Z$15]);[.$Y$16]))))" office:value-type="float" office:value="0" calcext:value-type="float">
            <text:p>0,0</text:p>
          </table:table-cell>
          <table:table-cell table:style-name="ce57" table:formula="of:=[.$C$4]*[.Z31]/100" office:value-type="float" office:value="0" calcext:value-type="float">
            <text:p>0,0</text:p>
          </table:table-cell>
          <table:table-cell table:style-name="ce28" table:formula="of:=[.AA31]*[.Y31]/[.$B$7]*[.$I$2]*[.$K$2]" office:value-type="float" office:value="0" calcext:value-type="float">
            <text:p>0</text:p>
          </table:table-cell>
          <table:table-cell table:style-name="ce49" table:formula="of:=[.$AA31]*[.J$2]*[.$J$7]*3.6" office:value-type="float" office:value="0" calcext:value-type="float">
            <text:p>0,0</text:p>
          </table:table-cell>
          <table:table-cell table:style-name="ce49" table:formula="of:=[.$AA31]*[.K$2]*[.$J$7]*3.6" office:value-type="float" office:value="0" calcext:value-type="float">
            <text:p>0,0</text:p>
          </table:table-cell>
          <table:table-cell table:style-name="ce59" table:formula="of:=[.AD31]-[.AC31]" office:value-type="float" office:value="0" calcext:value-type="float">
            <text:p>0,0</text:p>
          </table:table-cell>
          <table:table-cell table:style-name="ce60" table:formula="of:=[.AD31]/[.X31]" office:value-type="percentage" office:value="0" calcext:value-type="percentage">
            <text:p>0%</text:p>
          </table:table-cell>
          <table:table-cell/>
        </table:table-row>
        <table:table-row table:style-name="ro1">
          <table:table-cell/>
          <table:table-cell table:style-name="ce1" office:value-type="float" office:value="6500" calcext:value-type="float">
            <text:p>6500</text:p>
          </table:table-cell>
          <table:table-cell table:style-name="ce19" table:formula="of:=[.B32]/7250*80" office:value-type="float" office:value="71.7241379310345" calcext:value-type="float">
            <text:p>72</text:p>
          </table:table-cell>
          <table:table-cell table:style-name="ce25" table:formula="of:=[.F32]/16" office:value-type="float" office:value="19.1875" calcext:value-type="float">
            <text:p>19,2</text:p>
          </table:table-cell>
          <table:table-cell table:style-name="ce26" table:formula="of:=[.B32]*[.D32]/[.$B$7]" office:value-type="float" office:value="13060.5169588301" calcext:value-type="float">
            <text:p>13.061</text:p>
          </table:table-cell>
          <table:table-cell table:style-name="ce14" office:value-type="float" office:value="307" calcext:value-type="float">
            <text:p>307</text:p>
          </table:table-cell>
          <table:table-cell table:style-name="ce28" table:formula="of:=[.E32]/[.G$7]" office:value-type="float" office:value="14774.3404511652" calcext:value-type="float">
            <text:p>14.774</text:p>
          </table:table-cell>
          <table:table-cell table:style-name="ce37"/>
          <table:table-cell table:style-name="ce45"/>
          <table:table-cell table:style-name="ce49" table:number-columns-repeated="2"/>
          <table:table-cell table:style-name="ce9" table:number-columns-repeated="2"/>
          <table:table-cell table:number-columns-repeated="10"/>
          <table:table-cell table:formula="of:=[.X31]+3" office:value-type="float" office:value="39" calcext:value-type="float">
            <text:p>39</text:p>
          </table:table-cell>
          <table:table-cell table:style-name="ce11" table:formula="of:=[.X32]*7250/80" office:value-type="float" office:value="3534.375" calcext:value-type="float">
            <text:p>3534</text:p>
          </table:table-cell>
          <table:table-cell table:style-name="ce37" table:formula="of:=IF([.X32]&lt;[.$Z$13];[.$Y$13];IF([.X32]&lt;[.$Z$14];[.$Y$13]+[.$AA$14]*([.X32]-[.$Z$13]);IF([.X32]&lt;[.$Z$15];[.$Y$14]+[.$AA$15]*([.X32]-[.$Z$14]);IF([.X32]&lt;[.$Z$16];[.$Y$15]+[.$AA$16]*([.X32]-[.$Z$15]);[.$Y$16]))))" office:value-type="float" office:value="0" calcext:value-type="float">
            <text:p>0,0</text:p>
          </table:table-cell>
          <table:table-cell table:style-name="ce57" table:formula="of:=[.$C$4]*[.Z32]/100" office:value-type="float" office:value="0" calcext:value-type="float">
            <text:p>0,0</text:p>
          </table:table-cell>
          <table:table-cell table:style-name="ce28" table:formula="of:=[.AA32]*[.Y32]/[.$B$7]*[.$I$2]*[.$K$2]" office:value-type="float" office:value="0" calcext:value-type="float">
            <text:p>0</text:p>
          </table:table-cell>
          <table:table-cell table:style-name="ce49" table:formula="of:=[.$AA32]*[.J$2]*[.$J$7]*3.6" office:value-type="float" office:value="0" calcext:value-type="float">
            <text:p>0,0</text:p>
          </table:table-cell>
          <table:table-cell table:style-name="ce49" table:formula="of:=[.$AA32]*[.K$2]*[.$J$7]*3.6" office:value-type="float" office:value="0" calcext:value-type="float">
            <text:p>0,0</text:p>
          </table:table-cell>
          <table:table-cell table:style-name="ce59" table:formula="of:=[.AD32]-[.AC32]" office:value-type="float" office:value="0" calcext:value-type="float">
            <text:p>0,0</text:p>
          </table:table-cell>
          <table:table-cell table:style-name="ce60" table:formula="of:=[.AD32]/[.X32]" office:value-type="percentage" office:value="0" calcext:value-type="percentage">
            <text:p>0%</text:p>
          </table:table-cell>
          <table:table-cell/>
        </table:table-row>
        <table:table-row table:style-name="ro1">
          <table:table-cell/>
          <table:table-cell table:style-name="ce1" office:value-type="float" office:value="7250" calcext:value-type="float">
            <text:p>7250</text:p>
          </table:table-cell>
          <table:table-cell table:style-name="ce19" table:formula="of:=[.B33]/7250*80" office:value-type="float" office:value="80" calcext:value-type="float">
            <text:p>80</text:p>
          </table:table-cell>
          <table:table-cell table:style-name="ce25" table:formula="of:=[.F33]/16" office:value-type="float" office:value="17.0625" calcext:value-type="float">
            <text:p>17,1</text:p>
          </table:table-cell>
          <table:table-cell table:style-name="ce26" table:formula="of:=[.B33]*[.D33]/[.$B$7]" office:value-type="float" office:value="12954.1609575367" calcext:value-type="float">
            <text:p>12.954</text:p>
          </table:table-cell>
          <table:table-cell table:style-name="ce14" office:value-type="float" office:value="273" calcext:value-type="float">
            <text:p>273</text:p>
          </table:table-cell>
          <table:table-cell table:style-name="ce28" table:formula="of:=[.E33]/[.G$7]" office:value-type="float" office:value="14654.0282325075" calcext:value-type="float">
            <text:p>14.654</text:p>
          </table:table-cell>
          <table:table-cell table:style-name="ce37"/>
          <table:table-cell table:style-name="ce44"/>
          <table:table-cell table:style-name="ce49" table:number-columns-repeated="2"/>
          <table:table-cell table:style-name="ce9" table:number-columns-repeated="2"/>
          <table:table-cell table:style-name="ce1" table:number-columns-repeated="4"/>
          <table:table-cell table:number-columns-repeated="6"/>
          <table:table-cell table:formula="of:=[.X32]+3" office:value-type="float" office:value="42" calcext:value-type="float">
            <text:p>42</text:p>
          </table:table-cell>
          <table:table-cell table:style-name="ce11" table:formula="of:=[.X33]*7250/80" office:value-type="float" office:value="3806.25" calcext:value-type="float">
            <text:p>3806</text:p>
          </table:table-cell>
          <table:table-cell table:style-name="ce37" table:formula="of:=IF([.X33]&lt;[.$Z$13];[.$Y$13];IF([.X33]&lt;[.$Z$14];[.$Y$13]+[.$AA$14]*([.X33]-[.$Z$13]);IF([.X33]&lt;[.$Z$15];[.$Y$14]+[.$AA$15]*([.X33]-[.$Z$14]);IF([.X33]&lt;[.$Z$16];[.$Y$15]+[.$AA$16]*([.X33]-[.$Z$15]);[.$Y$16]))))" office:value-type="float" office:value="0" calcext:value-type="float">
            <text:p>0,0</text:p>
          </table:table-cell>
          <table:table-cell table:style-name="ce57" table:formula="of:=[.$C$4]*[.Z33]/100" office:value-type="float" office:value="0" calcext:value-type="float">
            <text:p>0,0</text:p>
          </table:table-cell>
          <table:table-cell table:style-name="ce28" table:formula="of:=[.AA33]*[.Y33]/[.$B$7]*[.$I$2]*[.$K$2]" office:value-type="float" office:value="0" calcext:value-type="float">
            <text:p>0</text:p>
          </table:table-cell>
          <table:table-cell table:style-name="ce49" table:formula="of:=[.$AA33]*[.J$2]*[.$J$7]*3.6" office:value-type="float" office:value="0" calcext:value-type="float">
            <text:p>0,0</text:p>
          </table:table-cell>
          <table:table-cell table:style-name="ce49" table:formula="of:=[.$AA33]*[.K$2]*[.$J$7]*3.6" office:value-type="float" office:value="0" calcext:value-type="float">
            <text:p>0,0</text:p>
          </table:table-cell>
          <table:table-cell table:style-name="ce59" table:formula="of:=[.AD33]-[.AC33]" office:value-type="float" office:value="0" calcext:value-type="float">
            <text:p>0,0</text:p>
          </table:table-cell>
          <table:table-cell table:style-name="ce60" table:formula="of:=[.AD33]/[.X33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37"/>
          <table:table-cell table:style-name="ce44"/>
          <table:table-cell table:style-name="ce49" table:number-columns-repeated="2"/>
          <table:table-cell table:style-name="ce9" table:number-columns-repeated="2"/>
          <table:table-cell table:number-columns-repeated="10"/>
          <table:table-cell table:formula="of:=[.X33]+3" office:value-type="float" office:value="45" calcext:value-type="float">
            <text:p>45</text:p>
          </table:table-cell>
          <table:table-cell table:style-name="ce11" table:formula="of:=[.X34]*7250/80" office:value-type="float" office:value="4078.125" calcext:value-type="float">
            <text:p>4078</text:p>
          </table:table-cell>
          <table:table-cell table:style-name="ce37" table:formula="of:=IF([.X34]&lt;[.$Z$13];[.$Y$13];IF([.X34]&lt;[.$Z$14];[.$Y$13]+[.$AA$14]*([.X34]-[.$Z$13]);IF([.X34]&lt;[.$Z$15];[.$Y$14]+[.$AA$15]*([.X34]-[.$Z$14]);IF([.X34]&lt;[.$Z$16];[.$Y$15]+[.$AA$16]*([.X34]-[.$Z$15]);[.$Y$16]))))" office:value-type="float" office:value="0" calcext:value-type="float">
            <text:p>0,0</text:p>
          </table:table-cell>
          <table:table-cell table:style-name="ce57" table:formula="of:=[.$C$4]*[.Z34]/100" office:value-type="float" office:value="0" calcext:value-type="float">
            <text:p>0,0</text:p>
          </table:table-cell>
          <table:table-cell table:style-name="ce28" table:formula="of:=[.AA34]*[.Y34]/[.$B$7]*[.$I$2]*[.$K$2]" office:value-type="float" office:value="0" calcext:value-type="float">
            <text:p>0</text:p>
          </table:table-cell>
          <table:table-cell table:style-name="ce49" table:formula="of:=[.$AA34]*[.J$2]*[.$J$7]*3.6" office:value-type="float" office:value="0" calcext:value-type="float">
            <text:p>0,0</text:p>
          </table:table-cell>
          <table:table-cell table:style-name="ce49" table:formula="of:=[.$AA34]*[.K$2]*[.$J$7]*3.6" office:value-type="float" office:value="0" calcext:value-type="float">
            <text:p>0,0</text:p>
          </table:table-cell>
          <table:table-cell table:style-name="ce59" table:formula="of:=[.AD34]-[.AC34]" office:value-type="float" office:value="0" calcext:value-type="float">
            <text:p>0,0</text:p>
          </table:table-cell>
          <table:table-cell table:style-name="ce60" table:formula="of:=[.AD34]/[.X34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23"/>
          <table:table-cell table:formula="of:=[.X34]+3" office:value-type="float" office:value="48" calcext:value-type="float">
            <text:p>48</text:p>
          </table:table-cell>
          <table:table-cell table:style-name="ce11" table:formula="of:=[.X35]*7250/80" office:value-type="float" office:value="4350" calcext:value-type="float">
            <text:p>4350</text:p>
          </table:table-cell>
          <table:table-cell table:style-name="ce37" table:formula="of:=IF([.X35]&lt;[.$Z$13];[.$Y$13];IF([.X35]&lt;[.$Z$14];[.$Y$13]+[.$AA$14]*([.X35]-[.$Z$13]);IF([.X35]&lt;[.$Z$15];[.$Y$14]+[.$AA$15]*([.X35]-[.$Z$14]);IF([.X35]&lt;[.$Z$16];[.$Y$15]+[.$AA$16]*([.X35]-[.$Z$15]);[.$Y$16]))))" office:value-type="float" office:value="0" calcext:value-type="float">
            <text:p>0,0</text:p>
          </table:table-cell>
          <table:table-cell table:style-name="ce57" table:formula="of:=[.$C$4]*[.Z35]/100" office:value-type="float" office:value="0" calcext:value-type="float">
            <text:p>0,0</text:p>
          </table:table-cell>
          <table:table-cell table:style-name="ce28" table:formula="of:=[.AA35]*[.Y35]/[.$B$7]*[.$I$2]*[.$K$2]" office:value-type="float" office:value="0" calcext:value-type="float">
            <text:p>0</text:p>
          </table:table-cell>
          <table:table-cell table:style-name="ce49" table:formula="of:=[.$AA35]*[.J$2]*[.$J$7]*3.6" office:value-type="float" office:value="0" calcext:value-type="float">
            <text:p>0,0</text:p>
          </table:table-cell>
          <table:table-cell table:style-name="ce49" table:formula="of:=[.$AA35]*[.K$2]*[.$J$7]*3.6" office:value-type="float" office:value="0" calcext:value-type="float">
            <text:p>0,0</text:p>
          </table:table-cell>
          <table:table-cell table:style-name="ce59" table:formula="of:=[.AD35]-[.AC35]" office:value-type="float" office:value="0" calcext:value-type="float">
            <text:p>0,0</text:p>
          </table:table-cell>
          <table:table-cell table:style-name="ce60" table:formula="of:=[.AD35]/[.X35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23"/>
          <table:table-cell table:formula="of:=[.X35]+3" office:value-type="float" office:value="51" calcext:value-type="float">
            <text:p>51</text:p>
          </table:table-cell>
          <table:table-cell table:style-name="ce11" table:formula="of:=[.X36]*7250/80" office:value-type="float" office:value="4621.875" calcext:value-type="float">
            <text:p>4622</text:p>
          </table:table-cell>
          <table:table-cell table:style-name="ce37" table:formula="of:=IF([.X36]&lt;[.$Z$13];[.$Y$13];IF([.X36]&lt;[.$Z$14];[.$Y$13]+[.$AA$14]*([.X36]-[.$Z$13]);IF([.X36]&lt;[.$Z$15];[.$Y$14]+[.$AA$15]*([.X36]-[.$Z$14]);IF([.X36]&lt;[.$Z$16];[.$Y$15]+[.$AA$16]*([.X36]-[.$Z$15]);[.$Y$16]))))" office:value-type="float" office:value="0" calcext:value-type="float">
            <text:p>0,0</text:p>
          </table:table-cell>
          <table:table-cell table:style-name="ce57" table:formula="of:=[.$C$4]*[.Z36]/100" office:value-type="float" office:value="0" calcext:value-type="float">
            <text:p>0,0</text:p>
          </table:table-cell>
          <table:table-cell table:style-name="ce28" table:formula="of:=[.AA36]*[.Y36]/[.$B$7]*[.$I$2]*[.$K$2]" office:value-type="float" office:value="0" calcext:value-type="float">
            <text:p>0</text:p>
          </table:table-cell>
          <table:table-cell table:style-name="ce49" table:formula="of:=[.$AA36]*[.J$2]*[.$J$7]*3.6" office:value-type="float" office:value="0" calcext:value-type="float">
            <text:p>0,0</text:p>
          </table:table-cell>
          <table:table-cell table:style-name="ce49" table:formula="of:=[.$AA36]*[.K$2]*[.$J$7]*3.6" office:value-type="float" office:value="0" calcext:value-type="float">
            <text:p>0,0</text:p>
          </table:table-cell>
          <table:table-cell table:style-name="ce59" table:formula="of:=[.AD36]-[.AC36]" office:value-type="float" office:value="0" calcext:value-type="float">
            <text:p>0,0</text:p>
          </table:table-cell>
          <table:table-cell table:style-name="ce60" table:formula="of:=[.AD36]/[.X36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38"/>
          <table:table-cell table:number-columns-repeated="15"/>
          <table:table-cell table:formula="of:=[.X36]+3" office:value-type="float" office:value="54" calcext:value-type="float">
            <text:p>54</text:p>
          </table:table-cell>
          <table:table-cell table:style-name="ce11" table:formula="of:=[.X37]*7250/80" office:value-type="float" office:value="4893.75" calcext:value-type="float">
            <text:p>4894</text:p>
          </table:table-cell>
          <table:table-cell table:style-name="ce37" table:formula="of:=IF([.X37]&lt;[.$Z$13];[.$Y$13];IF([.X37]&lt;[.$Z$14];[.$Y$13]+[.$AA$14]*([.X37]-[.$Z$13]);IF([.X37]&lt;[.$Z$15];[.$Y$14]+[.$AA$15]*([.X37]-[.$Z$14]);IF([.X37]&lt;[.$Z$16];[.$Y$15]+[.$AA$16]*([.X37]-[.$Z$15]);[.$Y$16]))))" office:value-type="float" office:value="0" calcext:value-type="float">
            <text:p>0,0</text:p>
          </table:table-cell>
          <table:table-cell table:style-name="ce57" table:formula="of:=[.$C$4]*[.Z37]/100" office:value-type="float" office:value="0" calcext:value-type="float">
            <text:p>0,0</text:p>
          </table:table-cell>
          <table:table-cell table:style-name="ce28" table:formula="of:=[.AA37]*[.Y37]/[.$B$7]*[.$I$2]*[.$K$2]" office:value-type="float" office:value="0" calcext:value-type="float">
            <text:p>0</text:p>
          </table:table-cell>
          <table:table-cell table:style-name="ce49" table:formula="of:=[.$AA37]*[.J$2]*[.$J$7]*3.6" office:value-type="float" office:value="0" calcext:value-type="float">
            <text:p>0,0</text:p>
          </table:table-cell>
          <table:table-cell table:style-name="ce49" table:formula="of:=[.$AA37]*[.K$2]*[.$J$7]*3.6" office:value-type="float" office:value="0" calcext:value-type="float">
            <text:p>0,0</text:p>
          </table:table-cell>
          <table:table-cell table:style-name="ce59" table:formula="of:=[.AD37]-[.AC37]" office:value-type="float" office:value="0" calcext:value-type="float">
            <text:p>0,0</text:p>
          </table:table-cell>
          <table:table-cell table:style-name="ce60" table:formula="of:=[.AD37]/[.X37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33" table:number-columns-repeated="5"/>
          <table:table-cell table:number-columns-repeated="11"/>
          <table:table-cell table:formula="of:=[.X37]+3" office:value-type="float" office:value="57" calcext:value-type="float">
            <text:p>57</text:p>
          </table:table-cell>
          <table:table-cell table:style-name="ce11" table:formula="of:=[.X38]*7250/80" office:value-type="float" office:value="5165.625" calcext:value-type="float">
            <text:p>5166</text:p>
          </table:table-cell>
          <table:table-cell table:style-name="ce37" table:formula="of:=IF([.X38]&lt;[.$Z$13];[.$Y$13];IF([.X38]&lt;[.$Z$14];[.$Y$13]+[.$AA$14]*([.X38]-[.$Z$13]);IF([.X38]&lt;[.$Z$15];[.$Y$14]+[.$AA$15]*([.X38]-[.$Z$14]);IF([.X38]&lt;[.$Z$16];[.$Y$15]+[.$AA$16]*([.X38]-[.$Z$15]);[.$Y$16]))))" office:value-type="float" office:value="0" calcext:value-type="float">
            <text:p>0,0</text:p>
          </table:table-cell>
          <table:table-cell table:style-name="ce57" table:formula="of:=[.$C$4]*[.Z38]/100" office:value-type="float" office:value="0" calcext:value-type="float">
            <text:p>0,0</text:p>
          </table:table-cell>
          <table:table-cell table:style-name="ce28" table:formula="of:=[.AA38]*[.Y38]/[.$B$7]*[.$I$2]*[.$K$2]" office:value-type="float" office:value="0" calcext:value-type="float">
            <text:p>0</text:p>
          </table:table-cell>
          <table:table-cell table:style-name="ce49" table:formula="of:=[.$AA38]*[.J$2]*[.$J$7]*3.6" office:value-type="float" office:value="0" calcext:value-type="float">
            <text:p>0,0</text:p>
          </table:table-cell>
          <table:table-cell table:style-name="ce49" table:formula="of:=[.$AA38]*[.K$2]*[.$J$7]*3.6" office:value-type="float" office:value="0" calcext:value-type="float">
            <text:p>0,0</text:p>
          </table:table-cell>
          <table:table-cell table:style-name="ce59" table:formula="of:=[.AD38]-[.AC38]" office:value-type="float" office:value="0" calcext:value-type="float">
            <text:p>0,0</text:p>
          </table:table-cell>
          <table:table-cell table:style-name="ce60" table:formula="of:=[.AD38]/[.X38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39"/>
          <table:table-cell table:style-name="ce41"/>
          <table:table-cell table:style-name="ce50" table:number-columns-repeated="3"/>
          <table:table-cell table:number-columns-repeated="11"/>
          <table:table-cell table:formula="of:=[.X38]+3" office:value-type="float" office:value="60" calcext:value-type="float">
            <text:p>60</text:p>
          </table:table-cell>
          <table:table-cell table:style-name="ce11" table:formula="of:=[.X39]*7250/80" office:value-type="float" office:value="5437.5" calcext:value-type="float">
            <text:p>5438</text:p>
          </table:table-cell>
          <table:table-cell table:style-name="ce37" table:formula="of:=IF([.X39]&lt;[.$Z$13];[.$Y$13];IF([.X39]&lt;[.$Z$14];[.$Y$13]+[.$AA$14]*([.X39]-[.$Z$13]);IF([.X39]&lt;[.$Z$15];[.$Y$14]+[.$AA$15]*([.X39]-[.$Z$14]);IF([.X39]&lt;[.$Z$16];[.$Y$15]+[.$AA$16]*([.X39]-[.$Z$15]);[.$Y$16]))))" office:value-type="float" office:value="0" calcext:value-type="float">
            <text:p>0,0</text:p>
          </table:table-cell>
          <table:table-cell table:style-name="ce57" table:formula="of:=[.$C$4]*[.Z39]/100" office:value-type="float" office:value="0" calcext:value-type="float">
            <text:p>0,0</text:p>
          </table:table-cell>
          <table:table-cell table:style-name="ce28" table:formula="of:=[.AA39]*[.Y39]/[.$B$7]*[.$I$2]*[.$K$2]" office:value-type="float" office:value="0" calcext:value-type="float">
            <text:p>0</text:p>
          </table:table-cell>
          <table:table-cell table:style-name="ce49" table:formula="of:=[.$AA39]*[.J$2]*[.$J$7]*3.6" office:value-type="float" office:value="0" calcext:value-type="float">
            <text:p>0,0</text:p>
          </table:table-cell>
          <table:table-cell table:style-name="ce49" table:formula="of:=[.$AA39]*[.K$2]*[.$J$7]*3.6" office:value-type="float" office:value="0" calcext:value-type="float">
            <text:p>0,0</text:p>
          </table:table-cell>
          <table:table-cell table:style-name="ce59" table:formula="of:=[.AD39]-[.AC39]" office:value-type="float" office:value="0" calcext:value-type="float">
            <text:p>0,0</text:p>
          </table:table-cell>
          <table:table-cell table:style-name="ce60" table:formula="of:=[.AD39]/[.X39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40"/>
          <table:table-cell table:style-name="ce41"/>
          <table:table-cell table:style-name="ce50" table:number-columns-repeated="3"/>
          <table:table-cell table:number-columns-repeated="11"/>
          <table:table-cell table:formula="of:=[.X39]+3" office:value-type="float" office:value="63" calcext:value-type="float">
            <text:p>63</text:p>
          </table:table-cell>
          <table:table-cell table:style-name="ce11" table:formula="of:=[.X40]*7250/80" office:value-type="float" office:value="5709.375" calcext:value-type="float">
            <text:p>5709</text:p>
          </table:table-cell>
          <table:table-cell table:style-name="ce37" table:formula="of:=IF([.X40]&lt;[.$Z$13];[.$Y$13];IF([.X40]&lt;[.$Z$14];[.$Y$13]+[.$AA$14]*([.X40]-[.$Z$13]);IF([.X40]&lt;[.$Z$15];[.$Y$14]+[.$AA$15]*([.X40]-[.$Z$14]);IF([.X40]&lt;[.$Z$16];[.$Y$15]+[.$AA$16]*([.X40]-[.$Z$15]);[.$Y$16]))))" office:value-type="float" office:value="0" calcext:value-type="float">
            <text:p>0,0</text:p>
          </table:table-cell>
          <table:table-cell table:style-name="ce57" table:formula="of:=[.$C$4]*[.Z40]/100" office:value-type="float" office:value="0" calcext:value-type="float">
            <text:p>0,0</text:p>
          </table:table-cell>
          <table:table-cell table:style-name="ce28" table:formula="of:=[.AA40]*[.Y40]/[.$B$7]*[.$I$2]*[.$K$2]" office:value-type="float" office:value="0" calcext:value-type="float">
            <text:p>0</text:p>
          </table:table-cell>
          <table:table-cell table:style-name="ce49" table:formula="of:=[.$AA40]*[.J$2]*[.$J$7]*3.6" office:value-type="float" office:value="0" calcext:value-type="float">
            <text:p>0,0</text:p>
          </table:table-cell>
          <table:table-cell table:style-name="ce49" table:formula="of:=[.$AA40]*[.K$2]*[.$J$7]*3.6" office:value-type="float" office:value="0" calcext:value-type="float">
            <text:p>0,0</text:p>
          </table:table-cell>
          <table:table-cell table:style-name="ce59" table:formula="of:=[.AD40]-[.AC40]" office:value-type="float" office:value="0" calcext:value-type="float">
            <text:p>0,0</text:p>
          </table:table-cell>
          <table:table-cell table:style-name="ce60" table:formula="of:=[.AD40]/[.X40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41" table:number-columns-repeated="2"/>
          <table:table-cell table:style-name="ce50" table:number-columns-repeated="3"/>
          <table:table-cell table:number-columns-repeated="11"/>
          <table:table-cell table:formula="of:=[.X40]+3" office:value-type="float" office:value="66" calcext:value-type="float">
            <text:p>66</text:p>
          </table:table-cell>
          <table:table-cell table:style-name="ce11" table:formula="of:=[.X41]*7250/80" office:value-type="float" office:value="5981.25" calcext:value-type="float">
            <text:p>5981</text:p>
          </table:table-cell>
          <table:table-cell table:style-name="ce37" table:formula="of:=IF([.X41]&lt;[.$Z$13];[.$Y$13];IF([.X41]&lt;[.$Z$14];[.$Y$13]+[.$AA$14]*([.X41]-[.$Z$13]);IF([.X41]&lt;[.$Z$15];[.$Y$14]+[.$AA$15]*([.X41]-[.$Z$14]);IF([.X41]&lt;[.$Z$16];[.$Y$15]+[.$AA$16]*([.X41]-[.$Z$15]);[.$Y$16]))))" office:value-type="float" office:value="0" calcext:value-type="float">
            <text:p>0,0</text:p>
          </table:table-cell>
          <table:table-cell table:style-name="ce57" table:formula="of:=[.$C$4]*[.Z41]/100" office:value-type="float" office:value="0" calcext:value-type="float">
            <text:p>0,0</text:p>
          </table:table-cell>
          <table:table-cell table:style-name="ce28" table:formula="of:=[.AA41]*[.Y41]/[.$B$7]*[.$I$2]*[.$K$2]" office:value-type="float" office:value="0" calcext:value-type="float">
            <text:p>0</text:p>
          </table:table-cell>
          <table:table-cell table:style-name="ce49" table:formula="of:=[.$AA41]*[.J$2]*[.$J$7]*3.6" office:value-type="float" office:value="0" calcext:value-type="float">
            <text:p>0,0</text:p>
          </table:table-cell>
          <table:table-cell table:style-name="ce49" table:formula="of:=[.$AA41]*[.K$2]*[.$J$7]*3.6" office:value-type="float" office:value="0" calcext:value-type="float">
            <text:p>0,0</text:p>
          </table:table-cell>
          <table:table-cell table:style-name="ce59" table:formula="of:=[.AD41]-[.AC41]" office:value-type="float" office:value="0" calcext:value-type="float">
            <text:p>0,0</text:p>
          </table:table-cell>
          <table:table-cell table:style-name="ce60" table:formula="of:=[.AD41]/[.X41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40"/>
          <table:table-cell table:style-name="ce41"/>
          <table:table-cell table:style-name="ce50" table:number-columns-repeated="3"/>
          <table:table-cell table:number-columns-repeated="11"/>
          <table:table-cell table:formula="of:=[.X41]+3" office:value-type="float" office:value="69" calcext:value-type="float">
            <text:p>69</text:p>
          </table:table-cell>
          <table:table-cell table:style-name="ce11" table:formula="of:=[.X42]*7250/80" office:value-type="float" office:value="6253.125" calcext:value-type="float">
            <text:p>6253</text:p>
          </table:table-cell>
          <table:table-cell table:style-name="ce37" table:formula="of:=IF([.X42]&lt;[.$Z$13];[.$Y$13];IF([.X42]&lt;[.$Z$14];[.$Y$13]+[.$AA$14]*([.X42]-[.$Z$13]);IF([.X42]&lt;[.$Z$15];[.$Y$14]+[.$AA$15]*([.X42]-[.$Z$14]);IF([.X42]&lt;[.$Z$16];[.$Y$15]+[.$AA$16]*([.X42]-[.$Z$15]);[.$Y$16]))))" office:value-type="float" office:value="0" calcext:value-type="float">
            <text:p>0,0</text:p>
          </table:table-cell>
          <table:table-cell table:style-name="ce57" table:formula="of:=[.$C$4]*[.Z42]/100" office:value-type="float" office:value="0" calcext:value-type="float">
            <text:p>0,0</text:p>
          </table:table-cell>
          <table:table-cell table:style-name="ce28" table:formula="of:=[.AA42]*[.Y42]/[.$B$7]*[.$I$2]*[.$K$2]" office:value-type="float" office:value="0" calcext:value-type="float">
            <text:p>0</text:p>
          </table:table-cell>
          <table:table-cell table:style-name="ce49" table:formula="of:=[.$AA42]*[.J$2]*[.$J$7]*3.6" office:value-type="float" office:value="0" calcext:value-type="float">
            <text:p>0,0</text:p>
          </table:table-cell>
          <table:table-cell table:style-name="ce49" table:formula="of:=[.$AA42]*[.K$2]*[.$J$7]*3.6" office:value-type="float" office:value="0" calcext:value-type="float">
            <text:p>0,0</text:p>
          </table:table-cell>
          <table:table-cell table:style-name="ce59" table:formula="of:=[.AD42]-[.AC42]" office:value-type="float" office:value="0" calcext:value-type="float">
            <text:p>0,0</text:p>
          </table:table-cell>
          <table:table-cell table:style-name="ce60" table:formula="of:=[.AD42]/[.X42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41" table:number-columns-repeated="2"/>
          <table:table-cell table:style-name="ce50" table:number-columns-repeated="3"/>
          <table:table-cell table:number-columns-repeated="11"/>
          <table:table-cell table:formula="of:=[.X42]+3" office:value-type="float" office:value="72" calcext:value-type="float">
            <text:p>72</text:p>
          </table:table-cell>
          <table:table-cell table:style-name="ce11" table:formula="of:=[.X43]*7250/80" office:value-type="float" office:value="6525" calcext:value-type="float">
            <text:p>6525</text:p>
          </table:table-cell>
          <table:table-cell table:style-name="ce37" table:formula="of:=IF([.X43]&lt;[.$Z$13];[.$Y$13];IF([.X43]&lt;[.$Z$14];[.$Y$13]+[.$AA$14]*([.X43]-[.$Z$13]);IF([.X43]&lt;[.$Z$15];[.$Y$14]+[.$AA$15]*([.X43]-[.$Z$14]);IF([.X43]&lt;[.$Z$16];[.$Y$15]+[.$AA$16]*([.X43]-[.$Z$15]);[.$Y$16]))))" office:value-type="float" office:value="0" calcext:value-type="float">
            <text:p>0,0</text:p>
          </table:table-cell>
          <table:table-cell table:style-name="ce57" table:formula="of:=[.$C$4]*[.Z43]/100" office:value-type="float" office:value="0" calcext:value-type="float">
            <text:p>0,0</text:p>
          </table:table-cell>
          <table:table-cell table:style-name="ce28" table:formula="of:=[.AA43]*[.Y43]/[.$B$7]*[.$I$2]*[.$K$2]" office:value-type="float" office:value="0" calcext:value-type="float">
            <text:p>0</text:p>
          </table:table-cell>
          <table:table-cell table:style-name="ce49" table:formula="of:=[.$AA43]*[.J$2]*[.$J$7]*3.6" office:value-type="float" office:value="0" calcext:value-type="float">
            <text:p>0,0</text:p>
          </table:table-cell>
          <table:table-cell table:style-name="ce49" table:formula="of:=[.$AA43]*[.K$2]*[.$J$7]*3.6" office:value-type="float" office:value="0" calcext:value-type="float">
            <text:p>0,0</text:p>
          </table:table-cell>
          <table:table-cell table:style-name="ce59" table:formula="of:=[.AD43]-[.AC43]" office:value-type="float" office:value="0" calcext:value-type="float">
            <text:p>0,0</text:p>
          </table:table-cell>
          <table:table-cell table:style-name="ce60" table:formula="of:=[.AD43]/[.X43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40"/>
          <table:table-cell table:style-name="ce41"/>
          <table:table-cell table:style-name="ce50" table:number-columns-repeated="3"/>
          <table:table-cell table:number-columns-repeated="7"/>
          <table:table-cell table:style-name="ce11"/>
          <table:table-cell table:style-name="ce54"/>
          <table:table-cell table:style-name="ce11" table:number-columns-repeated="2"/>
          <table:table-cell table:formula="of:=[.X43]+3" office:value-type="float" office:value="75" calcext:value-type="float">
            <text:p>75</text:p>
          </table:table-cell>
          <table:table-cell table:style-name="ce11" table:formula="of:=[.X44]*7250/80" office:value-type="float" office:value="6796.875" calcext:value-type="float">
            <text:p>6797</text:p>
          </table:table-cell>
          <table:table-cell table:style-name="ce37" table:formula="of:=IF([.X44]&lt;[.$Z$13];[.$Y$13];IF([.X44]&lt;[.$Z$14];[.$Y$13]+[.$AA$14]*([.X44]-[.$Z$13]);IF([.X44]&lt;[.$Z$15];[.$Y$14]+[.$AA$15]*([.X44]-[.$Z$14]);IF([.X44]&lt;[.$Z$16];[.$Y$15]+[.$AA$16]*([.X44]-[.$Z$15]);[.$Y$16]))))" office:value-type="float" office:value="0" calcext:value-type="float">
            <text:p>0,0</text:p>
          </table:table-cell>
          <table:table-cell table:style-name="ce57" table:formula="of:=[.$C$4]*[.Z44]/100" office:value-type="float" office:value="0" calcext:value-type="float">
            <text:p>0,0</text:p>
          </table:table-cell>
          <table:table-cell table:style-name="ce28" table:formula="of:=[.AA44]*[.Y44]/[.$B$7]*[.$I$2]*[.$K$2]" office:value-type="float" office:value="0" calcext:value-type="float">
            <text:p>0</text:p>
          </table:table-cell>
          <table:table-cell table:style-name="ce49" table:formula="of:=[.$AA44]*[.J$2]*[.$J$7]*3.6" office:value-type="float" office:value="0" calcext:value-type="float">
            <text:p>0,0</text:p>
          </table:table-cell>
          <table:table-cell table:style-name="ce49" table:formula="of:=[.$AA44]*[.K$2]*[.$J$7]*3.6" office:value-type="float" office:value="0" calcext:value-type="float">
            <text:p>0,0</text:p>
          </table:table-cell>
          <table:table-cell table:style-name="ce59" table:formula="of:=[.AD44]-[.AC44]" office:value-type="float" office:value="0" calcext:value-type="float">
            <text:p>0,0</text:p>
          </table:table-cell>
          <table:table-cell table:style-name="ce60" table:formula="of:=[.AD44]/[.X44]" office:value-type="percentage" office:value="0" calcext:value-type="percentage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41" table:number-columns-repeated="2"/>
          <table:table-cell table:style-name="ce50" table:number-columns-repeated="3"/>
          <table:table-cell table:number-columns-repeated="11"/>
          <table:table-cell table:formula="of:=[.X44]+3" office:value-type="float" office:value="78" calcext:value-type="float">
            <text:p>78</text:p>
          </table:table-cell>
          <table:table-cell table:style-name="ce11" table:formula="of:=[.X45]*7250/80" office:value-type="float" office:value="7068.75" calcext:value-type="float">
            <text:p>7069</text:p>
          </table:table-cell>
          <table:table-cell table:style-name="ce37" table:formula="of:=IF([.X45]&lt;[.$Z$13];[.$Y$13];IF([.X45]&lt;[.$Z$14];[.$Y$13]+[.$AA$14]*([.X45]-[.$Z$13]);IF([.X45]&lt;[.$Z$15];[.$Y$14]+[.$AA$15]*([.X45]-[.$Z$14]);IF([.X45]&lt;[.$Z$16];[.$Y$15]+[.$AA$16]*([.X45]-[.$Z$15]);[.$Y$16]))))" office:value-type="float" office:value="0" calcext:value-type="float">
            <text:p>0,0</text:p>
          </table:table-cell>
          <table:table-cell table:style-name="ce57" table:formula="of:=[.$C$4]*[.Z45]/100" office:value-type="float" office:value="0" calcext:value-type="float">
            <text:p>0,0</text:p>
          </table:table-cell>
          <table:table-cell table:style-name="ce28" table:formula="of:=[.AA45]*[.Y45]/[.$B$7]*[.$I$2]*[.$K$2]" office:value-type="float" office:value="0" calcext:value-type="float">
            <text:p>0</text:p>
          </table:table-cell>
          <table:table-cell table:style-name="ce49" table:formula="of:=[.$AA45]*[.J$2]*[.$J$7]*3.6" office:value-type="float" office:value="0" calcext:value-type="float">
            <text:p>0,0</text:p>
          </table:table-cell>
          <table:table-cell table:style-name="ce49" table:formula="of:=[.$AA45]*[.K$2]*[.$J$7]*3.6" office:value-type="float" office:value="0" calcext:value-type="float">
            <text:p>0,0</text:p>
          </table:table-cell>
          <table:table-cell table:style-name="ce59" table:formula="of:=[.AD45]-[.AC45]" office:value-type="float" office:value="0" calcext:value-type="float">
            <text:p>0,0</text:p>
          </table:table-cell>
          <table:table-cell table:style-name="ce60" table:formula="of:=[.AD45]/[.X45]" office:value-type="percentage" office:value="0" calcext:value-type="percentage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40"/>
          <table:table-cell table:style-name="ce41"/>
          <table:table-cell table:style-name="ce50" table:number-columns-repeated="3"/>
          <table:table-cell table:number-columns-repeated="11"/>
          <table:table-cell table:formula="of:=[.X45]+3" office:value-type="float" office:value="81" calcext:value-type="float">
            <text:p>81</text:p>
          </table:table-cell>
          <table:table-cell table:style-name="ce11" table:formula="of:=[.X46]*7250/80" office:value-type="float" office:value="7340.625" calcext:value-type="float">
            <text:p>7341</text:p>
          </table:table-cell>
          <table:table-cell table:style-name="ce37" table:formula="of:=IF([.X46]&lt;[.$Z$13];[.$Y$13];IF([.X46]&lt;[.$Z$14];[.$Y$13]+[.$AA$14]*([.X46]-[.$Z$13]);IF([.X46]&lt;[.$Z$15];[.$Y$14]+[.$AA$15]*([.X46]-[.$Z$14]);IF([.X46]&lt;[.$Z$16];[.$Y$15]+[.$AA$16]*([.X46]-[.$Z$15]);[.$Y$16]))))" office:value-type="float" office:value="0" calcext:value-type="float">
            <text:p>0,0</text:p>
          </table:table-cell>
          <table:table-cell table:style-name="ce57" table:formula="of:=[.$C$4]*[.Z46]/100" office:value-type="float" office:value="0" calcext:value-type="float">
            <text:p>0,0</text:p>
          </table:table-cell>
          <table:table-cell table:style-name="ce28" table:formula="of:=[.AA46]*[.Y46]/[.$B$7]*[.$I$2]*[.$K$2]" office:value-type="float" office:value="0" calcext:value-type="float">
            <text:p>0</text:p>
          </table:table-cell>
          <table:table-cell table:style-name="ce49" table:formula="of:=[.$AA46]*[.J$2]*[.$J$7]*3.6" office:value-type="float" office:value="0" calcext:value-type="float">
            <text:p>0,0</text:p>
          </table:table-cell>
          <table:table-cell table:style-name="ce49" table:formula="of:=[.$AA46]*[.K$2]*[.$J$7]*3.6" office:value-type="float" office:value="0" calcext:value-type="float">
            <text:p>0,0</text:p>
          </table:table-cell>
          <table:table-cell table:style-name="ce59" table:formula="of:=[.AD46]-[.AC46]" office:value-type="float" office:value="0" calcext:value-type="float">
            <text:p>0,0</text:p>
          </table:table-cell>
          <table:table-cell table:style-name="ce60" table:formula="of:=[.AD46]/[.X46]" office:value-type="percentage" office:value="0" calcext:value-type="percentage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41" table:number-columns-repeated="2"/>
          <table:table-cell table:style-name="ce50" table:number-columns-repeated="3"/>
          <table:table-cell table:number-columns-repeated="11"/>
          <table:table-cell table:formula="of:=[.X46]+3" office:value-type="float" office:value="84" calcext:value-type="float">
            <text:p>84</text:p>
          </table:table-cell>
          <table:table-cell table:style-name="ce11" table:formula="of:=[.X47]*7250/80" office:value-type="float" office:value="7612.5" calcext:value-type="float">
            <text:p>7613</text:p>
          </table:table-cell>
          <table:table-cell table:style-name="ce37" table:formula="of:=IF([.X47]&lt;[.$Z$13];[.$Y$13];IF([.X47]&lt;[.$Z$14];[.$Y$13]+[.$AA$14]*([.X47]-[.$Z$13]);IF([.X47]&lt;[.$Z$15];[.$Y$14]+[.$AA$15]*([.X47]-[.$Z$14]);IF([.X47]&lt;[.$Z$16];[.$Y$15]+[.$AA$16]*([.X47]-[.$Z$15]);[.$Y$16]))))" office:value-type="float" office:value="0" calcext:value-type="float">
            <text:p>0,0</text:p>
          </table:table-cell>
          <table:table-cell table:style-name="ce57" table:formula="of:=[.$C$4]*[.Z47]/100" office:value-type="float" office:value="0" calcext:value-type="float">
            <text:p>0,0</text:p>
          </table:table-cell>
          <table:table-cell table:style-name="ce28" table:formula="of:=[.AA47]*[.Y47]/[.$B$7]*[.$I$2]*[.$K$2]" office:value-type="float" office:value="0" calcext:value-type="float">
            <text:p>0</text:p>
          </table:table-cell>
          <table:table-cell table:style-name="ce49" table:formula="of:=[.$AA47]*[.J$2]*[.$J$7]*3.6" office:value-type="float" office:value="0" calcext:value-type="float">
            <text:p>0,0</text:p>
          </table:table-cell>
          <table:table-cell table:style-name="ce49" table:formula="of:=[.$AA47]*[.K$2]*[.$J$7]*3.6" office:value-type="float" office:value="0" calcext:value-type="float">
            <text:p>0,0</text:p>
          </table:table-cell>
          <table:table-cell table:style-name="ce59" table:formula="of:=[.AD47]-[.AC47]" office:value-type="float" office:value="0" calcext:value-type="float">
            <text:p>0,0</text:p>
          </table:table-cell>
          <table:table-cell table:style-name="ce60" table:formula="of:=[.AD47]/[.X47]" office:value-type="percentage" office:value="0" calcext:value-type="percentage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40"/>
          <table:table-cell table:style-name="ce41"/>
          <table:table-cell table:style-name="ce50" table:number-columns-repeated="3"/>
          <table:table-cell table:number-columns-repeated="4"/>
          <table:table-cell table:style-name="ce53"/>
          <table:table-cell table:number-columns-repeated="2"/>
          <table:table-cell table:style-name="ce11"/>
          <table:table-cell table:style-name="ce54"/>
          <table:table-cell table:style-name="ce11" table:number-columns-repeated="2"/>
          <table:table-cell table:formula="of:=[.X47]+3" office:value-type="float" office:value="87" calcext:value-type="float">
            <text:p>87</text:p>
          </table:table-cell>
          <table:table-cell table:style-name="ce11" table:formula="of:=[.X48]*7250/80" office:value-type="float" office:value="7884.375" calcext:value-type="float">
            <text:p>7884</text:p>
          </table:table-cell>
          <table:table-cell table:style-name="ce37" table:formula="of:=IF([.X48]&lt;[.$Z$13];[.$Y$13];IF([.X48]&lt;[.$Z$14];[.$Y$13]+[.$AA$14]*([.X48]-[.$Z$13]);IF([.X48]&lt;[.$Z$15];[.$Y$14]+[.$AA$15]*([.X48]-[.$Z$14]);IF([.X48]&lt;[.$Z$16];[.$Y$15]+[.$AA$16]*([.X48]-[.$Z$15]);[.$Y$16]))))" office:value-type="float" office:value="0" calcext:value-type="float">
            <text:p>0,0</text:p>
          </table:table-cell>
          <table:table-cell table:style-name="ce57" table:formula="of:=[.$C$4]*[.Z48]/100" office:value-type="float" office:value="0" calcext:value-type="float">
            <text:p>0,0</text:p>
          </table:table-cell>
          <table:table-cell table:style-name="ce28" table:formula="of:=[.AA48]*[.Y48]/[.$B$7]*[.$I$2]*[.$K$2]" office:value-type="float" office:value="0" calcext:value-type="float">
            <text:p>0</text:p>
          </table:table-cell>
          <table:table-cell table:style-name="ce49" table:formula="of:=[.$AA48]*[.J$2]*[.$J$7]*3.6" office:value-type="float" office:value="0" calcext:value-type="float">
            <text:p>0,0</text:p>
          </table:table-cell>
          <table:table-cell table:style-name="ce49" table:formula="of:=[.$AA48]*[.K$2]*[.$J$7]*3.6" office:value-type="float" office:value="0" calcext:value-type="float">
            <text:p>0,0</text:p>
          </table:table-cell>
          <table:table-cell table:style-name="ce59" table:formula="of:=[.AD48]-[.AC48]" office:value-type="float" office:value="0" calcext:value-type="float">
            <text:p>0,0</text:p>
          </table:table-cell>
          <table:table-cell table:style-name="ce60" table:formula="of:=[.AD48]/[.X48]" office:value-type="percentage" office:value="0" calcext:value-type="percentage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41" table:number-columns-repeated="2"/>
          <table:table-cell table:style-name="ce50" table:number-columns-repeated="3"/>
          <table:table-cell table:number-columns-repeated="4"/>
          <table:table-cell table:style-name="ce53" table:number-columns-repeated="3"/>
          <table:table-cell table:style-name="ce11"/>
          <table:table-cell table:style-name="ce54"/>
          <table:table-cell table:style-name="ce11" table:number-columns-repeated="2"/>
          <table:table-cell table:formula="of:=[.X48]+3" office:value-type="float" office:value="90" calcext:value-type="float">
            <text:p>90</text:p>
          </table:table-cell>
          <table:table-cell table:style-name="ce11" table:formula="of:=[.X49]*7250/80" office:value-type="float" office:value="8156.25" calcext:value-type="float">
            <text:p>8156</text:p>
          </table:table-cell>
          <table:table-cell table:style-name="ce37" table:formula="of:=IF([.X49]&lt;[.$Z$13];[.$Y$13];IF([.X49]&lt;[.$Z$14];[.$Y$13]+[.$AA$14]*([.X49]-[.$Z$13]);IF([.X49]&lt;[.$Z$15];[.$Y$14]+[.$AA$15]*([.X49]-[.$Z$14]);IF([.X49]&lt;[.$Z$16];[.$Y$15]+[.$AA$16]*([.X49]-[.$Z$15]);[.$Y$16]))))" office:value-type="float" office:value="0" calcext:value-type="float">
            <text:p>0,0</text:p>
          </table:table-cell>
          <table:table-cell table:style-name="ce57" table:formula="of:=[.$C$4]*[.Z49]/100" office:value-type="float" office:value="0" calcext:value-type="float">
            <text:p>0,0</text:p>
          </table:table-cell>
          <table:table-cell table:style-name="ce28" table:formula="of:=[.AA49]*[.Y49]/[.$B$7]*[.$I$2]*[.$K$2]" office:value-type="float" office:value="0" calcext:value-type="float">
            <text:p>0</text:p>
          </table:table-cell>
          <table:table-cell table:style-name="ce49" table:formula="of:=[.$AA49]*[.J$2]*[.$J$7]*3.6" office:value-type="float" office:value="0" calcext:value-type="float">
            <text:p>0,0</text:p>
          </table:table-cell>
          <table:table-cell table:style-name="ce49" table:formula="of:=[.$AA49]*[.K$2]*[.$J$7]*3.6" office:value-type="float" office:value="0" calcext:value-type="float">
            <text:p>0,0</text:p>
          </table:table-cell>
          <table:table-cell table:style-name="ce59" table:formula="of:=[.AD49]-[.AC49]" office:value-type="float" office:value="0" calcext:value-type="float">
            <text:p>0,0</text:p>
          </table:table-cell>
          <table:table-cell table:style-name="ce60" table:formula="of:=[.AD49]/[.X49]" office:value-type="percentage" office:value="0" calcext:value-type="percentage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40"/>
          <table:table-cell table:style-name="ce41"/>
          <table:table-cell table:style-name="ce50" table:number-columns-repeated="3"/>
          <table:table-cell table:number-columns-repeated="4"/>
          <table:table-cell table:style-name="ce53" table:number-columns-repeated="3"/>
          <table:table-cell table:style-name="ce11"/>
          <table:table-cell table:style-name="ce54"/>
          <table:table-cell table:style-name="ce11" table:number-columns-repeated="2"/>
          <table:table-cell table:formula="of:=[.X49]+3" office:value-type="float" office:value="93" calcext:value-type="float">
            <text:p>93</text:p>
          </table:table-cell>
          <table:table-cell table:style-name="ce11" table:formula="of:=[.X50]*7250/80" office:value-type="float" office:value="8428.125" calcext:value-type="float">
            <text:p>8428</text:p>
          </table:table-cell>
          <table:table-cell table:style-name="ce37" table:formula="of:=IF([.X50]&lt;[.$Z$13];[.$Y$13];IF([.X50]&lt;[.$Z$14];[.$Y$13]+[.$AA$14]*([.X50]-[.$Z$13]);IF([.X50]&lt;[.$Z$15];[.$Y$14]+[.$AA$15]*([.X50]-[.$Z$14]);IF([.X50]&lt;[.$Z$16];[.$Y$15]+[.$AA$16]*([.X50]-[.$Z$15]);[.$Y$16]))))" office:value-type="float" office:value="0" calcext:value-type="float">
            <text:p>0,0</text:p>
          </table:table-cell>
          <table:table-cell table:style-name="ce57" table:formula="of:=[.$C$4]*[.Z50]/100" office:value-type="float" office:value="0" calcext:value-type="float">
            <text:p>0,0</text:p>
          </table:table-cell>
          <table:table-cell table:style-name="ce28" table:formula="of:=[.AA50]*[.Y50]/[.$B$7]*[.$I$2]*[.$K$2]" office:value-type="float" office:value="0" calcext:value-type="float">
            <text:p>0</text:p>
          </table:table-cell>
          <table:table-cell table:style-name="ce49" table:formula="of:=[.$AA50]*[.J$2]*[.$J$7]*3.6" office:value-type="float" office:value="0" calcext:value-type="float">
            <text:p>0,0</text:p>
          </table:table-cell>
          <table:table-cell table:style-name="ce49" table:formula="of:=[.$AA50]*[.K$2]*[.$J$7]*3.6" office:value-type="float" office:value="0" calcext:value-type="float">
            <text:p>0,0</text:p>
          </table:table-cell>
          <table:table-cell table:style-name="ce59" table:formula="of:=[.AD50]-[.AC50]" office:value-type="float" office:value="0" calcext:value-type="float">
            <text:p>0,0</text:p>
          </table:table-cell>
          <table:table-cell table:style-name="ce60" table:formula="of:=[.AD50]/[.X50]" office:value-type="percentage" office:value="0" calcext:value-type="percentage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41" table:number-columns-repeated="2"/>
          <table:table-cell table:style-name="ce50" table:number-columns-repeated="3"/>
          <table:table-cell table:number-columns-repeated="4"/>
          <table:table-cell table:style-name="ce53" table:number-columns-repeated="3"/>
          <table:table-cell table:style-name="ce11"/>
          <table:table-cell table:style-name="ce54"/>
          <table:table-cell table:style-name="ce11" table:number-columns-repeated="2"/>
          <table:table-cell table:formula="of:=[.X50]+3" office:value-type="float" office:value="96" calcext:value-type="float">
            <text:p>96</text:p>
          </table:table-cell>
          <table:table-cell table:style-name="ce11" table:formula="of:=[.X51]*7250/80" office:value-type="float" office:value="8700" calcext:value-type="float">
            <text:p>8700</text:p>
          </table:table-cell>
          <table:table-cell table:style-name="ce37" table:formula="of:=IF([.X51]&lt;[.$Z$13];[.$Y$13];IF([.X51]&lt;[.$Z$14];[.$Y$13]+[.$AA$14]*([.X51]-[.$Z$13]);IF([.X51]&lt;[.$Z$15];[.$Y$14]+[.$AA$15]*([.X51]-[.$Z$14]);IF([.X51]&lt;[.$Z$16];[.$Y$15]+[.$AA$16]*([.X51]-[.$Z$15]);[.$Y$16]))))" office:value-type="float" office:value="0" calcext:value-type="float">
            <text:p>0,0</text:p>
          </table:table-cell>
          <table:table-cell table:style-name="ce57" table:formula="of:=[.$C$4]*[.Z51]/100" office:value-type="float" office:value="0" calcext:value-type="float">
            <text:p>0,0</text:p>
          </table:table-cell>
          <table:table-cell table:style-name="ce28" table:formula="of:=[.AA51]*[.Y51]/[.$B$7]*[.$I$2]*[.$K$2]" office:value-type="float" office:value="0" calcext:value-type="float">
            <text:p>0</text:p>
          </table:table-cell>
          <table:table-cell table:style-name="ce49" table:formula="of:=[.$AA51]*[.J$2]*[.$J$7]*3.6" office:value-type="float" office:value="0" calcext:value-type="float">
            <text:p>0,0</text:p>
          </table:table-cell>
          <table:table-cell table:style-name="ce49" table:formula="of:=[.$AA51]*[.K$2]*[.$J$7]*3.6" office:value-type="float" office:value="0" calcext:value-type="float">
            <text:p>0,0</text:p>
          </table:table-cell>
          <table:table-cell table:style-name="ce59" table:formula="of:=[.AD51]-[.AC51]" office:value-type="float" office:value="0" calcext:value-type="float">
            <text:p>0,0</text:p>
          </table:table-cell>
          <table:table-cell table:style-name="ce60" table:formula="of:=[.AD51]/[.X51]" office:value-type="percentage" office:value="0" calcext:value-type="percentage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40"/>
          <table:table-cell table:style-name="ce41"/>
          <table:table-cell table:style-name="ce50" table:number-columns-repeated="3"/>
          <table:table-cell table:number-columns-repeated="4"/>
          <table:table-cell table:style-name="ce53"/>
          <table:table-cell table:number-columns-repeated="6"/>
          <table:table-cell table:formula="of:=[.X51]+3" office:value-type="float" office:value="99" calcext:value-type="float">
            <text:p>99</text:p>
          </table:table-cell>
          <table:table-cell table:style-name="ce11" table:formula="of:=[.X52]*7250/80" office:value-type="float" office:value="8971.875" calcext:value-type="float">
            <text:p>8972</text:p>
          </table:table-cell>
          <table:table-cell table:style-name="ce37" table:formula="of:=IF([.X52]&lt;[.$Z$13];[.$Y$13];IF([.X52]&lt;[.$Z$14];[.$Y$13]+[.$AA$14]*([.X52]-[.$Z$13]);IF([.X52]&lt;[.$Z$15];[.$Y$14]+[.$AA$15]*([.X52]-[.$Z$14]);IF([.X52]&lt;[.$Z$16];[.$Y$15]+[.$AA$16]*([.X52]-[.$Z$15]);[.$Y$16]))))" office:value-type="float" office:value="0" calcext:value-type="float">
            <text:p>0,0</text:p>
          </table:table-cell>
          <table:table-cell table:style-name="ce57" table:formula="of:=[.$C$4]*[.Z52]/100" office:value-type="float" office:value="0" calcext:value-type="float">
            <text:p>0,0</text:p>
          </table:table-cell>
          <table:table-cell table:style-name="ce28" table:formula="of:=[.AA52]*[.Y52]/[.$B$7]*[.$I$2]*[.$K$2]" office:value-type="float" office:value="0" calcext:value-type="float">
            <text:p>0</text:p>
          </table:table-cell>
          <table:table-cell table:style-name="ce49" table:formula="of:=[.$AA52]*[.J$2]*[.$J$7]*3.6" office:value-type="float" office:value="0" calcext:value-type="float">
            <text:p>0,0</text:p>
          </table:table-cell>
          <table:table-cell table:style-name="ce49" table:formula="of:=[.$AA52]*[.K$2]*[.$J$7]*3.6" office:value-type="float" office:value="0" calcext:value-type="float">
            <text:p>0,0</text:p>
          </table:table-cell>
          <table:table-cell table:style-name="ce59" table:formula="of:=[.AD52]-[.AC52]" office:value-type="float" office:value="0" calcext:value-type="float">
            <text:p>0,0</text:p>
          </table:table-cell>
          <table:table-cell table:style-name="ce60" table:formula="of:=[.AD52]/[.X52]" office:value-type="percentage" office:value="0" calcext:value-type="percentage">
            <text:p>0%</text:p>
          </table:table-cell>
          <table:table-cell/>
        </table:table-row>
        <table:table-row table:style-name="ro2">
          <table:table-cell table:number-columns-repeated="7"/>
          <table:table-cell table:style-name="ce41" table:number-columns-repeated="2"/>
          <table:table-cell table:style-name="ce50" table:number-columns-repeated="3"/>
          <table:table-cell table:number-columns-repeated="11"/>
          <table:table-cell table:formula="of:=[.X52]+3" office:value-type="float" office:value="102" calcext:value-type="float">
            <text:p>102</text:p>
          </table:table-cell>
          <table:table-cell table:style-name="ce11" table:formula="of:=[.X53]*7250/80" office:value-type="float" office:value="9243.75" calcext:value-type="float">
            <text:p>9244</text:p>
          </table:table-cell>
          <table:table-cell table:style-name="ce37" table:formula="of:=IF([.X53]&lt;[.$Z$13];[.$Y$13];IF([.X53]&lt;[.$Z$14];[.$Y$13]+[.$AA$14]*([.X53]-[.$Z$13]);IF([.X53]&lt;[.$Z$15];[.$Y$14]+[.$AA$15]*([.X53]-[.$Z$14]);IF([.X53]&lt;[.$Z$16];[.$Y$15]+[.$AA$16]*([.X53]-[.$Z$15]);[.$Y$16]))))" office:value-type="float" office:value="0" calcext:value-type="float">
            <text:p>0,0</text:p>
          </table:table-cell>
          <table:table-cell table:style-name="ce57" table:formula="of:=[.$C$4]*[.Z53]/100" office:value-type="float" office:value="0" calcext:value-type="float">
            <text:p>0,0</text:p>
          </table:table-cell>
          <table:table-cell table:style-name="ce28" table:formula="of:=[.AA53]*[.Y53]/[.$B$7]*[.$I$2]*[.$K$2]" office:value-type="float" office:value="0" calcext:value-type="float">
            <text:p>0</text:p>
          </table:table-cell>
          <table:table-cell table:style-name="ce49" table:formula="of:=[.$AA53]*[.J$2]*[.$J$7]*3.6" office:value-type="float" office:value="0" calcext:value-type="float">
            <text:p>0,0</text:p>
          </table:table-cell>
          <table:table-cell table:style-name="ce49" table:formula="of:=[.$AA53]*[.K$2]*[.$J$7]*3.6" office:value-type="float" office:value="0" calcext:value-type="float">
            <text:p>0,0</text:p>
          </table:table-cell>
          <table:table-cell table:style-name="ce59" table:formula="of:=[.AD53]-[.AC53]" office:value-type="float" office:value="0" calcext:value-type="float">
            <text:p>0,0</text:p>
          </table:table-cell>
          <table:table-cell table:style-name="ce60" table:formula="of:=[.AD53]/[.X53]" office:value-type="percentage" office:value="0" calcext:value-type="percentage">
            <text:p>0%</text:p>
          </table:table-cell>
          <table:table-cell/>
        </table:table-row>
        <table:table-row table:style-name="ro3">
          <table:table-cell table:number-columns-repeated="7"/>
          <table:table-cell table:style-name="ce40"/>
          <table:table-cell table:style-name="ce41"/>
          <table:table-cell table:style-name="ce50" table:number-columns-repeated="3"/>
          <table:table-cell table:number-columns-repeated="21"/>
        </table:table-row>
        <table:table-row table:style-name="ro3">
          <table:table-cell table:number-columns-repeated="7"/>
          <table:table-cell table:style-name="ce41"/>
          <table:table-cell table:style-name="ce46"/>
          <table:table-cell table:style-name="ce51"/>
          <table:table-cell table:style-name="ce52" table:number-columns-repeated="2"/>
          <table:table-cell table:style-name="ce41" table:number-columns-repeated="2"/>
          <table:table-cell table:number-columns-repeated="12"/>
          <table:table-cell table:style-name="ce38" office:value-type="string" calcext:value-type="string">
            <text:p>Max:</text:p>
          </table:table-cell>
          <table:table-cell table:style-name="ce34" table:formula="of:=MAX([.AB19:.AB53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26"/>
          <table:table-cell table:style-name="ce38"/>
          <table:table-cell table:style-name="ce34"/>
          <table:table-cell table:number-columns-repeated="5"/>
        </table:table-row>
        <table:table-row table:style-name="ro3">
          <table:table-cell table:number-columns-repeated="26"/>
          <table:table-cell table:style-name="ce38"/>
          <table:table-cell table:style-name="ce58"/>
          <table:table-cell table:number-columns-repeated="5"/>
        </table:table-row>
        <table:table-row table:style-name="ro3" table:number-rows-repeated="1048517">
          <table:table-cell table:number-columns-repeated="33"/>
        </table:table-row>
        <table:table-row table:style-name="ro3">
          <table:table-cell table:number-columns-repeated="33"/>
        </table:table-row>
      </table:table>
      <table:table table:name="Recupmap_80_A" table:style-name="ta1">
        <table:shapes>
          <draw:frame draw:z-index="0" draw:style-name="gr1" svg:width="23.079cm" svg:height="14.769cm" svg:x="20.321cm" svg:y="0.001cm">
            <draw:object draw:notify-on-update-of-ranges="Recupmap_80_A.A11:Recupmap_80_A.A48 Recupmap_80_A.G10:Recupmap_80_A.G10 Recupmap_80_A.G11:Recupmap_80_A.G48 Recupmap_80_A.A11:Recupmap_80_A.A48 Recupmap_80_A.D10:Recupmap_80_A.D10 Recupmap_80_A.D11:Recupmap_80_A.D48 Recupmap_80_A.A11:Recupmap_80_A.A48 Recupmap_80_A.H10:Recupmap_80_A.H10 Recupmap_80_A.H11:Recupmap_80_A.H48 Recupmap_80_A.A11:Recupmap_80_A.A48 Recupmap_80_A.E10:Recupmap_80_A.E10 Recupmap_80_A.E11:Recupmap_80_A.E4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PeakTrq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Scale</text:p>
          </table:table-cell>
          <table:table-cell table:style-name="ce33" office:value-type="string" calcext:value-type="string">
            <text:p>Test limit pwr</text:p>
          </table:table-cell>
          <table:table-cell table:number-columns-repeated="11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61" table:formula="of:=[$Powermap_80.$C$4]" office:value-type="float" office:value="100.1" calcext:value-type="float">
            <text:p>100,100</text:p>
          </table:table-cell>
          <table:table-cell table:number-columns-repeated="2" table:style-name="ce15" office:value-type="percentage" office:value="1" calcext:value-type="percentage">
            <text:p>100%</text:p>
          </table:table-cell>
          <table:table-cell table:style-name="ce69" office:value-type="float" office:value="8000" calcext:value-type="float">
            <text:p>8.000</text:p>
          </table:table-cell>
          <table:table-cell table:style-name="ce75" table:formula="of:=30/PI()" office:value-type="float" office:value="9.54929658551372" calcext:value-type="float">
            <text:p>9,549</text:p>
          </table:table-cell>
          <table:table-cell table:number-columns-repeated="10"/>
          <table:table-cell table:style-name="ce1" table:number-columns-repeated="2"/>
          <table:table-cell table:number-columns-repeated="1007"/>
        </table:table-row>
        <table:table-row table:style-name="ro3">
          <table:table-cell table:number-columns-repeated="15"/>
          <table:table-cell table:style-name="ce1" table:number-columns-repeated="2"/>
          <table:table-cell table:number-columns-repeated="1007"/>
        </table:table-row>
        <table:table-row table:style-name="ro2">
          <table:table-cell table:style-name="ce62" office:value-type="string" calcext:value-type="string">
            <text:p>Neutral</text:p>
          </table:table-cell>
          <table:table-cell table:style-name="ce33" office:value-type="string" calcext:value-type="string">
            <text:p>Torque%</text:p>
          </table:table-cell>
          <table:table-cell table:style-name="ce33" office:value-type="string" calcext:value-type="string">
            <text:p>Speed</text:p>
          </table:table-cell>
          <table:table-cell/>
          <table:table-cell table:style-name="ce76" office:value-type="string" calcext:value-type="string">
            <text:p>Brake</text:p>
          </table:table-cell>
          <table:table-cell table:style-name="ce33" office:value-type="string" calcext:value-type="string">
            <text:p>Torque%</text:p>
          </table:table-cell>
          <table:table-cell table:style-name="ce33" office:value-type="string" calcext:value-type="string">
            <text:p>Speed</text:p>
          </table:table-cell>
          <table:table-cell table:style-name="ce33"/>
          <table:table-cell table:number-columns-repeated="7"/>
          <table:table-cell table:style-name="ce38"/>
          <table:table-cell table:style-name="ce1"/>
          <table:table-cell table:number-columns-repeated="1007"/>
        </table:table-row>
        <table:table-row table:style-name="ro3">
          <table:table-cell table:style-name="ce15" office:value-type="percentage" office:value="0.25" calcext:value-type="percentage">
            <text:p>25%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float" office:value="33" calcext:value-type="float">
            <text:p>33</text:p>
          </table:table-cell>
          <table:table-cell/>
          <table:table-cell table:style-name="ce15" office:value-type="percentage" office:value="0.5" calcext:value-type="percentage">
            <text:p>50%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float" office:value="23" calcext:value-type="float">
            <text:p>23</text:p>
          </table:table-cell>
          <table:table-cell table:number-columns-repeated="8"/>
          <table:table-cell table:style-name="ce1" table:number-columns-repeated="2"/>
          <table:table-cell table:number-columns-repeated="13"/>
          <table:table-cell table:style-name="ce11" table:number-columns-repeated="3"/>
          <table:table-cell table:number-columns-repeated="991"/>
        </table:table-row>
        <table:table-row table:style-name="ro4">
          <table:table-cell table:style-name="ce63" table:formula="of:=FLOOR([.A5]/180*INT(182*[.$C$2]);0.001)" office:value-type="percentage" office:value="0.252" calcext:value-type="percentage">
            <text:p>25,2%</text:p>
          </table:table-cell>
          <table:table-cell table:style-name="ce56" office:value-type="float" office:value="86" calcext:value-type="float">
            <text:p>86</text:p>
          </table:table-cell>
          <table:table-cell table:style-name="ce56" office:value-type="float" office:value="48" calcext:value-type="float">
            <text:p>48</text:p>
          </table:table-cell>
          <table:table-cell table:style-name="ce70" table:formula="of:=([.B6]-[.B5])/([.C6]-[.C5])" office:value-type="float" office:value="-0.933333333333333" calcext:value-type="float">
            <text:p>-0,93</text:p>
          </table:table-cell>
          <table:table-cell table:style-name="ce63" table:formula="of:=FLOOR([.E5]/180*INT(182*[.$C$2]);0.001)" office:value-type="percentage" office:value="0.505" calcext:value-type="percentage">
            <text:p>50,5%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35" calcext:value-type="float">
            <text:p>35</text:p>
          </table:table-cell>
          <table:table-cell table:style-name="ce70" table:formula="of:=([.F6]-[.F5])/([.G6]-[.G5])" office:value-type="float" office:value="-3" calcext:value-type="float">
            <text:p>-3,00</text:p>
          </table:table-cell>
          <table:table-cell table:number-columns-repeated="5"/>
          <table:table-cell table:style-name="ce1" table:number-columns-repeated="4"/>
          <table:table-cell table:number-columns-repeated="12"/>
          <table:table-cell table:style-name="ce53"/>
          <table:table-cell table:style-name="ce11" table:number-columns-repeated="3"/>
          <table:table-cell table:number-columns-repeated="991"/>
        </table:table-row>
        <table:table-row table:style-name="ro2">
          <table:table-cell/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69" calcext:value-type="float">
            <text:p>69</text:p>
          </table:table-cell>
          <table:table-cell table:style-name="ce70" table:formula="of:=([.B7]-[.B6])/([.C7]-[.C6])" office:value-type="float" office:value="-0.952380952380952" calcext:value-type="float">
            <text:p>-0,95</text:p>
          </table:table-cell>
          <table:table-cell/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56" calcext:value-type="float">
            <text:p>56</text:p>
          </table:table-cell>
          <table:table-cell table:style-name="ce70" table:formula="of:=([.F7]-[.F6])/([.G7]-[.G6])" office:value-type="float" office:value="-1.14285714285714" calcext:value-type="float">
            <text:p>-1,14</text:p>
          </table:table-cell>
          <table:table-cell table:number-columns-repeated="6"/>
          <table:table-cell table:style-name="ce1"/>
          <table:table-cell table:style-name="ce95" table:number-columns-repeated="2"/>
          <table:table-cell table:style-name="ce64" table:number-columns-repeated="12"/>
          <table:table-cell table:style-name="ce97"/>
          <table:table-cell table:style-name="ce67" table:number-columns-repeated="3"/>
          <table:table-cell table:style-name="ce64" table:number-columns-repeated="991"/>
        </table:table-row>
        <table:table-row table:style-name="ro2">
          <table:table-cell table:style-name="ce64"/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90" calcext:value-type="float">
            <text:p>90</text:p>
          </table:table-cell>
          <table:table-cell table:style-name="ce70" table:formula="of:=([.B8]-[.B7])/([.C8]-[.C7])" office:value-type="float" office:value="-0.761904761904762" calcext:value-type="float">
            <text:p>-0,76</text:p>
          </table:table-cell>
          <table:table-cell/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90" calcext:value-type="float">
            <text:p>90</text:p>
          </table:table-cell>
          <table:table-cell table:style-name="ce70" table:formula="of:=([.F8]-[.F7])/([.G8]-[.G7])" office:value-type="float" office:value="-0.441176470588235" calcext:value-type="float">
            <text:p>-0,44</text:p>
          </table:table-cell>
          <table:table-cell table:number-columns-repeated="6"/>
          <table:table-cell table:style-name="ce93"/>
          <table:table-cell table:style-name="ce95" table:number-columns-repeated="2"/>
          <table:table-cell table:style-name="ce64" table:number-columns-repeated="12"/>
          <table:table-cell table:style-name="ce97"/>
          <table:table-cell table:style-name="ce67" table:number-columns-repeated="3"/>
          <table:table-cell table:style-name="ce64" table:number-columns-repeated="991"/>
        </table:table-row>
        <table:table-row table:style-name="ro5">
          <table:table-cell table:style-name="ce64" table:number-columns-repeated="16"/>
          <table:table-cell table:style-name="ce95"/>
          <table:table-cell table:style-name="ce64" table:number-columns-repeated="1007"/>
        </table:table-row>
        <table:table-row table:style-name="ro5">
          <table:table-cell table:style-name="ce65" office:value-type="string" calcext:value-type="string">
            <text:p>kph</text:p>
          </table:table-cell>
          <table:table-cell table:style-name="ce65" office:value-type="string" calcext:value-type="string">
            <text:p>rpm</text:p>
          </table:table-cell>
          <table:table-cell table:style-name="ce65" office:value-type="string" calcext:value-type="string">
            <text:p>Ntr_Trq_%</text:p>
          </table:table-cell>
          <table:table-cell table:style-name="ce65" office:value-type="string" calcext:value-type="string">
            <text:p>Ntr_Trq</text:p>
          </table:table-cell>
          <table:table-cell table:style-name="ce65" office:value-type="string" calcext:value-type="string">
            <text:p>Ntr_Pwr</text:p>
          </table:table-cell>
          <table:table-cell table:style-name="ce65" office:value-type="string" calcext:value-type="string">
            <text:p>Brk_Trq_%</text:p>
          </table:table-cell>
          <table:table-cell table:style-name="ce65" office:value-type="string" calcext:value-type="string">
            <text:p>Brk_Trq</text:p>
          </table:table-cell>
          <table:table-cell table:style-name="ce65" office:value-type="string" calcext:value-type="string">
            <text:p>Brk_Pwr</text:p>
          </table:table-cell>
          <table:table-cell table:style-name="ce64" table:number-columns-repeated="6"/>
          <table:table-cell table:style-name="ce65"/>
          <table:table-cell table:style-name="ce64"/>
          <table:table-cell table:style-name="ce95"/>
          <table:table-cell table:style-name="ce64" table:number-columns-repeated="1007"/>
        </table:table-row>
        <table:table-row table:style-name="ro6">
          <table:table-cell table:style-name="ce64" office:value-type="float" office:value="0" calcext:value-type="float">
            <text:p>0</text:p>
          </table:table-cell>
          <table:table-cell table:style-name="ce67" table:formula="of:=[.A11]*7250/80" office:value-type="float" office:value="0" calcext:value-type="float">
            <text:p>0</text:p>
          </table:table-cell>
          <table:table-cell table:style-name="ce68" table:formula="of:=IF([.A11]&lt;[.$C$5];[.$B$5];IF([.A11]&lt;[.$C$6];[.$B$5]+[.$D$6]*([.A11]-[.$C$5]);IF([.A11]&lt;[.$C$7];[.$B$6]+[.$D$7]*([.A11]-[.$C$6]);IF([.A11]&lt;[.$C$8];[.$B$7]+[.$D$8]*([.A11]-[.$C$7]);[.$B$8]))))" office:value-type="float" office:value="100" calcext:value-type="float">
            <text:p>100,0</text:p>
          </table:table-cell>
          <table:table-cell table:style-name="ce71" table:formula="of:=[.$A$2]*[.C11]/100*[.$A$6]" office:value-type="float" office:value="25.2252" calcext:value-type="float">
            <text:p>25,2</text:p>
          </table:table-cell>
          <table:table-cell table:style-name="ce77" table:formula="of:=[.D11]*[.B11]/[.$E$2]*[.$B$2]" office:value-type="float" office:value="0" calcext:value-type="float">
            <text:p>0</text:p>
          </table:table-cell>
          <table:table-cell table:style-name="ce68" table:formula="of:=IF([.A11]&lt;[.$G$5];[.$F$5];IF([.A11]&lt;[.$G$6];[.$F$5]+[.$H$6]*([.A11]-[.$G$5]);IF([.A11]&lt;[.$G$7];[.$F$6]+[.$H$7]*([.A11]-[.$G$6]);IF([.A11]&lt;[.$G$8];[.$F$7]+[.$H$8]*([.A11]-[.$G$7]);[.$F$8]))))" office:value-type="float" office:value="100" calcext:value-type="float">
            <text:p>100,0</text:p>
          </table:table-cell>
          <table:table-cell table:style-name="ce88" table:formula="of:=[.$A$2]*[.F11]/100*[.$E$6]" office:value-type="float" office:value="50.5505" calcext:value-type="float">
            <text:p>50,6</text:p>
          </table:table-cell>
          <table:table-cell table:style-name="ce77" table:formula="of:=[.G11]*[.B11]/[.$E$2]*[.$B$2]" office:value-type="float" office:value="0" calcext:value-type="float">
            <text:p>0</text:p>
          </table:table-cell>
          <table:table-cell table:style-name="ce64" table:number-columns-repeated="6"/>
          <table:table-cell table:style-name="ce94"/>
          <table:table-cell table:style-name="ce64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1]+3" office:value-type="float" office:value="3" calcext:value-type="float">
            <text:p>3</text:p>
          </table:table-cell>
          <table:table-cell table:style-name="ce67" table:formula="of:=[.A12]*7250/80" office:value-type="float" office:value="271.875" calcext:value-type="float">
            <text:p>272</text:p>
          </table:table-cell>
          <table:table-cell table:style-name="ce68" table:formula="of:=IF([.A12]&lt;[.$C$5];[.$B$5];IF([.A12]&lt;[.$C$6];[.$B$5]+[.$D$6]*([.A12]-[.$C$5]);IF([.A12]&lt;[.$C$7];[.$B$6]+[.$D$7]*([.A12]-[.$C$6]);IF([.A12]&lt;[.$C$8];[.$B$7]+[.$D$8]*([.A12]-[.$C$7]);[.$B$8]))))" office:value-type="float" office:value="100" calcext:value-type="float">
            <text:p>100,0</text:p>
          </table:table-cell>
          <table:table-cell table:style-name="ce71" table:formula="of:=[.$A$2]*[.C12]/100*[.$A$6]" office:value-type="float" office:value="25.2252" calcext:value-type="float">
            <text:p>25,2</text:p>
          </table:table-cell>
          <table:table-cell table:style-name="ce77" table:formula="of:=[.D12]*[.B12]/[.$E$2]*[.$B$2]" office:value-type="float" office:value="718.178683485833" calcext:value-type="float">
            <text:p>718</text:p>
          </table:table-cell>
          <table:table-cell table:style-name="ce68" table:formula="of:=IF([.A12]&lt;[.$G$5];[.$F$5];IF([.A12]&lt;[.$G$6];[.$F$5]+[.$H$6]*([.A12]-[.$G$5]);IF([.A12]&lt;[.$G$7];[.$F$6]+[.$H$7]*([.A12]-[.$G$6]);IF([.A12]&lt;[.$G$8];[.$F$7]+[.$H$8]*([.A12]-[.$G$7]);[.$F$8]))))" office:value-type="float" office:value="100" calcext:value-type="float">
            <text:p>100,0</text:p>
          </table:table-cell>
          <table:table-cell table:style-name="ce71" table:formula="of:=[.$A$2]*[.F12]/100*[.$E$6]" office:value-type="float" office:value="50.5505" calcext:value-type="float">
            <text:p>50,6</text:p>
          </table:table-cell>
          <table:table-cell table:style-name="ce77" table:formula="of:=[.G12]*[.B12]/[.$E$2]*[.$B$2]" office:value-type="float" office:value="1439.20728238232" calcext:value-type="float">
            <text:p>1.439</text:p>
          </table:table-cell>
          <table:table-cell table:style-name="ce64" table:number-columns-repeated="6"/>
          <table:table-cell table:style-name="ce94"/>
          <table:table-cell table:style-name="ce64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2]+3" office:value-type="float" office:value="6" calcext:value-type="float">
            <text:p>6</text:p>
          </table:table-cell>
          <table:table-cell table:style-name="ce67" table:formula="of:=[.A13]*7250/80" office:value-type="float" office:value="543.75" calcext:value-type="float">
            <text:p>544</text:p>
          </table:table-cell>
          <table:table-cell table:style-name="ce68" table:formula="of:=IF([.A13]&lt;[.$C$5];[.$B$5];IF([.A13]&lt;[.$C$6];[.$B$5]+[.$D$6]*([.A13]-[.$C$5]);IF([.A13]&lt;[.$C$7];[.$B$6]+[.$D$7]*([.A13]-[.$C$6]);IF([.A13]&lt;[.$C$8];[.$B$7]+[.$D$8]*([.A13]-[.$C$7]);[.$B$8]))))" office:value-type="float" office:value="100" calcext:value-type="float">
            <text:p>100,0</text:p>
          </table:table-cell>
          <table:table-cell table:style-name="ce71" table:formula="of:=[.$A$2]*[.C13]/100*[.$A$6]" office:value-type="float" office:value="25.2252" calcext:value-type="float">
            <text:p>25,2</text:p>
          </table:table-cell>
          <table:table-cell table:style-name="ce77" table:formula="of:=[.D13]*[.B13]/[.$E$2]*[.$B$2]" office:value-type="float" office:value="1436.35736697167" calcext:value-type="float">
            <text:p>1.436</text:p>
          </table:table-cell>
          <table:table-cell table:style-name="ce68" table:formula="of:=IF([.A13]&lt;[.$G$5];[.$F$5];IF([.A13]&lt;[.$G$6];[.$F$5]+[.$H$6]*([.A13]-[.$G$5]);IF([.A13]&lt;[.$G$7];[.$F$6]+[.$H$7]*([.A13]-[.$G$6]);IF([.A13]&lt;[.$G$8];[.$F$7]+[.$H$8]*([.A13]-[.$G$7]);[.$F$8]))))" office:value-type="float" office:value="100" calcext:value-type="float">
            <text:p>100,0</text:p>
          </table:table-cell>
          <table:table-cell table:style-name="ce71" table:formula="of:=[.$A$2]*[.F13]/100*[.$E$6]" office:value-type="float" office:value="50.5505" calcext:value-type="float">
            <text:p>50,6</text:p>
          </table:table-cell>
          <table:table-cell table:style-name="ce77" table:formula="of:=[.G13]*[.B13]/[.$E$2]*[.$B$2]" office:value-type="float" office:value="2878.41456476465" calcext:value-type="float">
            <text:p>2.878</text:p>
          </table:table-cell>
          <table:table-cell table:style-name="ce64" table:number-columns-repeated="6"/>
          <table:table-cell table:style-name="ce94"/>
          <table:table-cell table:style-name="ce64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3]+3" office:value-type="float" office:value="9" calcext:value-type="float">
            <text:p>9</text:p>
          </table:table-cell>
          <table:table-cell table:style-name="ce67" table:formula="of:=[.A14]*7250/80" office:value-type="float" office:value="815.625" calcext:value-type="float">
            <text:p>816</text:p>
          </table:table-cell>
          <table:table-cell table:style-name="ce68" table:formula="of:=IF([.A14]&lt;[.$C$5];[.$B$5];IF([.A14]&lt;[.$C$6];[.$B$5]+[.$D$6]*([.A14]-[.$C$5]);IF([.A14]&lt;[.$C$7];[.$B$6]+[.$D$7]*([.A14]-[.$C$6]);IF([.A14]&lt;[.$C$8];[.$B$7]+[.$D$8]*([.A14]-[.$C$7]);[.$B$8]))))" office:value-type="float" office:value="100" calcext:value-type="float">
            <text:p>100,0</text:p>
          </table:table-cell>
          <table:table-cell table:style-name="ce71" table:formula="of:=[.$A$2]*[.C14]/100*[.$A$6]" office:value-type="float" office:value="25.2252" calcext:value-type="float">
            <text:p>25,2</text:p>
          </table:table-cell>
          <table:table-cell table:style-name="ce77" table:formula="of:=[.D14]*[.B14]/[.$E$2]*[.$B$2]" office:value-type="float" office:value="2154.5360504575" calcext:value-type="float">
            <text:p>2.155</text:p>
          </table:table-cell>
          <table:table-cell table:style-name="ce68" table:formula="of:=IF([.A14]&lt;[.$G$5];[.$F$5];IF([.A14]&lt;[.$G$6];[.$F$5]+[.$H$6]*([.A14]-[.$G$5]);IF([.A14]&lt;[.$G$7];[.$F$6]+[.$H$7]*([.A14]-[.$G$6]);IF([.A14]&lt;[.$G$8];[.$F$7]+[.$H$8]*([.A14]-[.$G$7]);[.$F$8]))))" office:value-type="float" office:value="100" calcext:value-type="float">
            <text:p>100,0</text:p>
          </table:table-cell>
          <table:table-cell table:style-name="ce71" table:formula="of:=[.$A$2]*[.F14]/100*[.$E$6]" office:value-type="float" office:value="50.5505" calcext:value-type="float">
            <text:p>50,6</text:p>
          </table:table-cell>
          <table:table-cell table:style-name="ce77" table:formula="of:=[.G14]*[.B14]/[.$E$2]*[.$B$2]" office:value-type="float" office:value="4317.62184714697" calcext:value-type="float">
            <text:p>4.318</text:p>
          </table:table-cell>
          <table:table-cell table:style-name="ce64" table:number-columns-repeated="6"/>
          <table:table-cell table:style-name="ce94"/>
          <table:table-cell table:style-name="ce64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4]+3" office:value-type="float" office:value="12" calcext:value-type="float">
            <text:p>12</text:p>
          </table:table-cell>
          <table:table-cell table:style-name="ce67" table:formula="of:=[.A15]*7250/80" office:value-type="float" office:value="1087.5" calcext:value-type="float">
            <text:p>1088</text:p>
          </table:table-cell>
          <table:table-cell table:style-name="ce68" table:formula="of:=IF([.A15]&lt;[.$C$5];[.$B$5];IF([.A15]&lt;[.$C$6];[.$B$5]+[.$D$6]*([.A15]-[.$C$5]);IF([.A15]&lt;[.$C$7];[.$B$6]+[.$D$7]*([.A15]-[.$C$6]);IF([.A15]&lt;[.$C$8];[.$B$7]+[.$D$8]*([.A15]-[.$C$7]);[.$B$8]))))" office:value-type="float" office:value="100" calcext:value-type="float">
            <text:p>100,0</text:p>
          </table:table-cell>
          <table:table-cell table:style-name="ce71" table:formula="of:=[.$A$2]*[.C15]/100*[.$A$6]" office:value-type="float" office:value="25.2252" calcext:value-type="float">
            <text:p>25,2</text:p>
          </table:table-cell>
          <table:table-cell table:style-name="ce77" table:formula="of:=[.D15]*[.B15]/[.$E$2]*[.$B$2]" office:value-type="float" office:value="2872.71473394333" calcext:value-type="float">
            <text:p>2.873</text:p>
          </table:table-cell>
          <table:table-cell table:style-name="ce68" table:formula="of:=IF([.A15]&lt;[.$G$5];[.$F$5];IF([.A15]&lt;[.$G$6];[.$F$5]+[.$H$6]*([.A15]-[.$G$5]);IF([.A15]&lt;[.$G$7];[.$F$6]+[.$H$7]*([.A15]-[.$G$6]);IF([.A15]&lt;[.$G$8];[.$F$7]+[.$H$8]*([.A15]-[.$G$7]);[.$F$8]))))" office:value-type="float" office:value="100" calcext:value-type="float">
            <text:p>100,0</text:p>
          </table:table-cell>
          <table:table-cell table:style-name="ce71" table:formula="of:=[.$A$2]*[.F15]/100*[.$E$6]" office:value-type="float" office:value="50.5505" calcext:value-type="float">
            <text:p>50,6</text:p>
          </table:table-cell>
          <table:table-cell table:style-name="ce77" table:formula="of:=[.G15]*[.B15]/[.$E$2]*[.$B$2]" office:value-type="float" office:value="5756.82912952929" calcext:value-type="float">
            <text:p>5.757</text:p>
          </table:table-cell>
          <table:table-cell table:style-name="ce64" table:number-columns-repeated="6"/>
          <table:table-cell table:style-name="ce94"/>
          <table:table-cell table:style-name="ce64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5]+3" office:value-type="float" office:value="15" calcext:value-type="float">
            <text:p>15</text:p>
          </table:table-cell>
          <table:table-cell table:style-name="ce67" table:formula="of:=[.A16]*7250/80" office:value-type="float" office:value="1359.375" calcext:value-type="float">
            <text:p>1359</text:p>
          </table:table-cell>
          <table:table-cell table:style-name="ce68" table:formula="of:=IF([.A16]&lt;[.$C$5];[.$B$5];IF([.A16]&lt;[.$C$6];[.$B$5]+[.$D$6]*([.A16]-[.$C$5]);IF([.A16]&lt;[.$C$7];[.$B$6]+[.$D$7]*([.A16]-[.$C$6]);IF([.A16]&lt;[.$C$8];[.$B$7]+[.$D$8]*([.A16]-[.$C$7]);[.$B$8]))))" office:value-type="float" office:value="100" calcext:value-type="float">
            <text:p>100,0</text:p>
          </table:table-cell>
          <table:table-cell table:style-name="ce71" table:formula="of:=[.$A$2]*[.C16]/100*[.$A$6]" office:value-type="float" office:value="25.2252" calcext:value-type="float">
            <text:p>25,2</text:p>
          </table:table-cell>
          <table:table-cell table:style-name="ce77" table:formula="of:=[.D16]*[.B16]/[.$E$2]*[.$B$2]" office:value-type="float" office:value="3590.89341742916" calcext:value-type="float">
            <text:p>3.591</text:p>
          </table:table-cell>
          <table:table-cell table:style-name="ce68" table:formula="of:=IF([.A16]&lt;[.$G$5];[.$F$5];IF([.A16]&lt;[.$G$6];[.$F$5]+[.$H$6]*([.A16]-[.$G$5]);IF([.A16]&lt;[.$G$7];[.$F$6]+[.$H$7]*([.A16]-[.$G$6]);IF([.A16]&lt;[.$G$8];[.$F$7]+[.$H$8]*([.A16]-[.$G$7]);[.$F$8]))))" office:value-type="float" office:value="100" calcext:value-type="float">
            <text:p>100,0</text:p>
          </table:table-cell>
          <table:table-cell table:style-name="ce71" table:formula="of:=[.$A$2]*[.F16]/100*[.$E$6]" office:value-type="float" office:value="50.5505" calcext:value-type="float">
            <text:p>50,6</text:p>
          </table:table-cell>
          <table:table-cell table:style-name="ce77" table:formula="of:=[.G16]*[.B16]/[.$E$2]*[.$B$2]" office:value-type="float" office:value="7196.03641191162" calcext:value-type="float">
            <text:p>7.196</text:p>
          </table:table-cell>
          <table:table-cell table:style-name="ce64" table:number-columns-repeated="6"/>
          <table:table-cell table:style-name="ce94"/>
          <table:table-cell table:style-name="ce64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6]+3" office:value-type="float" office:value="18" calcext:value-type="float">
            <text:p>18</text:p>
          </table:table-cell>
          <table:table-cell table:style-name="ce67" table:formula="of:=[.A17]*7250/80" office:value-type="float" office:value="1631.25" calcext:value-type="float">
            <text:p>1631</text:p>
          </table:table-cell>
          <table:table-cell table:style-name="ce68" table:formula="of:=IF([.A17]&lt;[.$C$5];[.$B$5];IF([.A17]&lt;[.$C$6];[.$B$5]+[.$D$6]*([.A17]-[.$C$5]);IF([.A17]&lt;[.$C$7];[.$B$6]+[.$D$7]*([.A17]-[.$C$6]);IF([.A17]&lt;[.$C$8];[.$B$7]+[.$D$8]*([.A17]-[.$C$7]);[.$B$8]))))" office:value-type="float" office:value="100" calcext:value-type="float">
            <text:p>100,0</text:p>
          </table:table-cell>
          <table:table-cell table:style-name="ce71" table:formula="of:=[.$A$2]*[.C17]/100*[.$A$6]" office:value-type="float" office:value="25.2252" calcext:value-type="float">
            <text:p>25,2</text:p>
          </table:table-cell>
          <table:table-cell table:style-name="ce77" table:formula="of:=[.D17]*[.B17]/[.$E$2]*[.$B$2]" office:value-type="float" office:value="4309.072100915" calcext:value-type="float">
            <text:p>4.309</text:p>
          </table:table-cell>
          <table:table-cell table:style-name="ce68" table:formula="of:=IF([.A17]&lt;[.$G$5];[.$F$5];IF([.A17]&lt;[.$G$6];[.$F$5]+[.$H$6]*([.A17]-[.$G$5]);IF([.A17]&lt;[.$G$7];[.$F$6]+[.$H$7]*([.A17]-[.$G$6]);IF([.A17]&lt;[.$G$8];[.$F$7]+[.$H$8]*([.A17]-[.$G$7]);[.$F$8]))))" office:value-type="float" office:value="100" calcext:value-type="float">
            <text:p>100,0</text:p>
          </table:table-cell>
          <table:table-cell table:style-name="ce71" table:formula="of:=[.$A$2]*[.F17]/100*[.$E$6]" office:value-type="float" office:value="50.5505" calcext:value-type="float">
            <text:p>50,6</text:p>
          </table:table-cell>
          <table:table-cell table:style-name="ce77" table:formula="of:=[.G17]*[.B17]/[.$E$2]*[.$B$2]" office:value-type="float" office:value="8635.24369429394" calcext:value-type="float">
            <text:p>8.635</text:p>
          </table:table-cell>
          <table:table-cell table:style-name="ce64" table:number-columns-repeated="6"/>
          <table:table-cell table:style-name="ce94"/>
          <table:table-cell table:style-name="ce65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7]+3" office:value-type="float" office:value="21" calcext:value-type="float">
            <text:p>21</text:p>
          </table:table-cell>
          <table:table-cell table:style-name="ce67" table:formula="of:=[.A18]*7250/80" office:value-type="float" office:value="1903.125" calcext:value-type="float">
            <text:p>1903</text:p>
          </table:table-cell>
          <table:table-cell table:style-name="ce68" table:formula="of:=IF([.A18]&lt;[.$C$5];[.$B$5];IF([.A18]&lt;[.$C$6];[.$B$5]+[.$D$6]*([.A18]-[.$C$5]);IF([.A18]&lt;[.$C$7];[.$B$6]+[.$D$7]*([.A18]-[.$C$6]);IF([.A18]&lt;[.$C$8];[.$B$7]+[.$D$8]*([.A18]-[.$C$7]);[.$B$8]))))" office:value-type="float" office:value="100" calcext:value-type="float">
            <text:p>100,0</text:p>
          </table:table-cell>
          <table:table-cell table:style-name="ce71" table:formula="of:=[.$A$2]*[.C18]/100*[.$A$6]" office:value-type="float" office:value="25.2252" calcext:value-type="float">
            <text:p>25,2</text:p>
          </table:table-cell>
          <table:table-cell table:style-name="ce77" table:formula="of:=[.D18]*[.B18]/[.$E$2]*[.$B$2]" office:value-type="float" office:value="5027.25078440083" calcext:value-type="float">
            <text:p>5.027</text:p>
          </table:table-cell>
          <table:table-cell table:style-name="ce68" table:formula="of:=IF([.A18]&lt;[.$G$5];[.$F$5];IF([.A18]&lt;[.$G$6];[.$F$5]+[.$H$6]*([.A18]-[.$G$5]);IF([.A18]&lt;[.$G$7];[.$F$6]+[.$H$7]*([.A18]-[.$G$6]);IF([.A18]&lt;[.$G$8];[.$F$7]+[.$H$8]*([.A18]-[.$G$7]);[.$F$8]))))" office:value-type="float" office:value="100" calcext:value-type="float">
            <text:p>100,0</text:p>
          </table:table-cell>
          <table:table-cell table:style-name="ce71" table:formula="of:=[.$A$2]*[.F18]/100*[.$E$6]" office:value-type="float" office:value="50.5505" calcext:value-type="float">
            <text:p>50,6</text:p>
          </table:table-cell>
          <table:table-cell table:style-name="ce77" table:formula="of:=[.G18]*[.B18]/[.$E$2]*[.$B$2]" office:value-type="float" office:value="10074.4509766763" calcext:value-type="float">
            <text:p>10.074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8]+3" office:value-type="float" office:value="24" calcext:value-type="float">
            <text:p>24</text:p>
          </table:table-cell>
          <table:table-cell table:style-name="ce67" table:formula="of:=[.A19]*7250/80" office:value-type="float" office:value="2175" calcext:value-type="float">
            <text:p>2175</text:p>
          </table:table-cell>
          <table:table-cell table:style-name="ce68" table:formula="of:=IF([.A19]&lt;[.$C$5];[.$B$5];IF([.A19]&lt;[.$C$6];[.$B$5]+[.$D$6]*([.A19]-[.$C$5]);IF([.A19]&lt;[.$C$7];[.$B$6]+[.$D$7]*([.A19]-[.$C$6]);IF([.A19]&lt;[.$C$8];[.$B$7]+[.$D$8]*([.A19]-[.$C$7]);[.$B$8]))))" office:value-type="float" office:value="100" calcext:value-type="float">
            <text:p>100,0</text:p>
          </table:table-cell>
          <table:table-cell table:style-name="ce71" table:formula="of:=[.$A$2]*[.C19]/100*[.$A$6]" office:value-type="float" office:value="25.2252" calcext:value-type="float">
            <text:p>25,2</text:p>
          </table:table-cell>
          <table:table-cell table:style-name="ce77" table:formula="of:=[.D19]*[.B19]/[.$E$2]*[.$B$2]" office:value-type="float" office:value="5745.42946788666" calcext:value-type="float">
            <text:p>5.745</text:p>
          </table:table-cell>
          <table:table-cell table:style-name="ce68" table:formula="of:=IF([.A19]&lt;[.$G$5];[.$F$5];IF([.A19]&lt;[.$G$6];[.$F$5]+[.$H$6]*([.A19]-[.$G$5]);IF([.A19]&lt;[.$G$7];[.$F$6]+[.$H$7]*([.A19]-[.$G$6]);IF([.A19]&lt;[.$G$8];[.$F$7]+[.$H$8]*([.A19]-[.$G$7]);[.$F$8]))))" office:value-type="float" office:value="97" calcext:value-type="float">
            <text:p>97,0</text:p>
          </table:table-cell>
          <table:table-cell table:style-name="ce71" table:formula="of:=[.$A$2]*[.F19]/100*[.$E$6]" office:value-type="float" office:value="49.033985" calcext:value-type="float">
            <text:p>49,0</text:p>
          </table:table-cell>
          <table:table-cell table:style-name="ce77" table:formula="of:=[.G19]*[.B19]/[.$E$2]*[.$B$2]" office:value-type="float" office:value="11168.2485112868" calcext:value-type="float">
            <text:p>11.168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9]+3" office:value-type="float" office:value="27" calcext:value-type="float">
            <text:p>27</text:p>
          </table:table-cell>
          <table:table-cell table:style-name="ce67" table:formula="of:=[.A20]*7250/80" office:value-type="float" office:value="2446.875" calcext:value-type="float">
            <text:p>2447</text:p>
          </table:table-cell>
          <table:table-cell table:style-name="ce68" table:formula="of:=IF([.A20]&lt;[.$C$5];[.$B$5];IF([.A20]&lt;[.$C$6];[.$B$5]+[.$D$6]*([.A20]-[.$C$5]);IF([.A20]&lt;[.$C$7];[.$B$6]+[.$D$7]*([.A20]-[.$C$6]);IF([.A20]&lt;[.$C$8];[.$B$7]+[.$D$8]*([.A20]-[.$C$7]);[.$B$8]))))" office:value-type="float" office:value="100" calcext:value-type="float">
            <text:p>100,0</text:p>
          </table:table-cell>
          <table:table-cell table:style-name="ce71" table:formula="of:=[.$A$2]*[.C20]/100*[.$A$6]" office:value-type="float" office:value="25.2252" calcext:value-type="float">
            <text:p>25,2</text:p>
          </table:table-cell>
          <table:table-cell table:style-name="ce77" table:formula="of:=[.D20]*[.B20]/[.$E$2]*[.$B$2]" office:value-type="float" office:value="6463.60815137249" calcext:value-type="float">
            <text:p>6.464</text:p>
          </table:table-cell>
          <table:table-cell table:style-name="ce68" table:formula="of:=IF([.A20]&lt;[.$G$5];[.$F$5];IF([.A20]&lt;[.$G$6];[.$F$5]+[.$H$6]*([.A20]-[.$G$5]);IF([.A20]&lt;[.$G$7];[.$F$6]+[.$H$7]*([.A20]-[.$G$6]);IF([.A20]&lt;[.$G$8];[.$F$7]+[.$H$8]*([.A20]-[.$G$7]);[.$F$8]))))" office:value-type="float" office:value="88" calcext:value-type="float">
            <text:p>88,0</text:p>
          </table:table-cell>
          <table:table-cell table:style-name="ce71" table:formula="of:=[.$A$2]*[.F20]/100*[.$E$6]" office:value-type="float" office:value="44.48444" calcext:value-type="float">
            <text:p>44,5</text:p>
          </table:table-cell>
          <table:table-cell table:style-name="ce77" table:formula="of:=[.G20]*[.B20]/[.$E$2]*[.$B$2]" office:value-type="float" office:value="11398.521676468" calcext:value-type="float">
            <text:p>11.399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6" table:formula="of:=[.A20]+3" office:value-type="float" office:value="30" calcext:value-type="float">
            <text:p>30</text:p>
          </table:table-cell>
          <table:table-cell table:style-name="ce67" table:formula="of:=[.A21]*7250/80" office:value-type="float" office:value="2718.75" calcext:value-type="float">
            <text:p>2719</text:p>
          </table:table-cell>
          <table:table-cell table:style-name="ce68" table:formula="of:=IF([.A21]&lt;[.$C$5];[.$B$5];IF([.A21]&lt;[.$C$6];[.$B$5]+[.$D$6]*([.A21]-[.$C$5]);IF([.A21]&lt;[.$C$7];[.$B$6]+[.$D$7]*([.A21]-[.$C$6]);IF([.A21]&lt;[.$C$8];[.$B$7]+[.$D$8]*([.A21]-[.$C$7]);[.$B$8]))))" office:value-type="float" office:value="100" calcext:value-type="float">
            <text:p>100,0</text:p>
          </table:table-cell>
          <table:table-cell table:style-name="ce72" table:formula="of:=[.$A$2]*[.C21]/100*[.$A$6]" office:value-type="float" office:value="25.2252" calcext:value-type="float">
            <text:p>25,2</text:p>
          </table:table-cell>
          <table:table-cell table:style-name="ce77" table:formula="of:=[.D21]*[.B21]/[.$E$2]*[.$B$2]" office:value-type="float" office:value="7181.78683485833" calcext:value-type="float">
            <text:p>7.182</text:p>
          </table:table-cell>
          <table:table-cell table:style-name="ce68" table:formula="of:=IF([.A21]&lt;[.$G$5];[.$F$5];IF([.A21]&lt;[.$G$6];[.$F$5]+[.$H$6]*([.A21]-[.$G$5]);IF([.A21]&lt;[.$G$7];[.$F$6]+[.$H$7]*([.A21]-[.$G$6]);IF([.A21]&lt;[.$G$8];[.$F$7]+[.$H$8]*([.A21]-[.$G$7]);[.$F$8]))))" office:value-type="float" office:value="79" calcext:value-type="float">
            <text:p>79,0</text:p>
          </table:table-cell>
          <table:table-cell table:style-name="ce72" table:formula="of:=[.$A$2]*[.F21]/100*[.$E$6]" office:value-type="float" office:value="39.934895" calcext:value-type="float">
            <text:p>39,9</text:p>
          </table:table-cell>
          <table:table-cell table:style-name="ce77" table:formula="of:=[.G21]*[.B21]/[.$E$2]*[.$B$2]" office:value-type="float" office:value="11369.7375308204" calcext:value-type="float">
            <text:p>11.370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21]+3" office:value-type="float" office:value="33" calcext:value-type="float">
            <text:p>33</text:p>
          </table:table-cell>
          <table:table-cell table:style-name="ce67" table:formula="of:=[.A22]*7250/80" office:value-type="float" office:value="2990.625" calcext:value-type="float">
            <text:p>2991</text:p>
          </table:table-cell>
          <table:table-cell table:style-name="ce68" table:formula="of:=IF([.A22]&lt;[.$C$5];[.$B$5];IF([.A22]&lt;[.$C$6];[.$B$5]+[.$D$6]*([.A22]-[.$C$5]);IF([.A22]&lt;[.$C$7];[.$B$6]+[.$D$7]*([.A22]-[.$C$6]);IF([.A22]&lt;[.$C$8];[.$B$7]+[.$D$8]*([.A22]-[.$C$7]);[.$B$8]))))" office:value-type="float" office:value="100" calcext:value-type="float">
            <text:p>100,0</text:p>
          </table:table-cell>
          <table:table-cell table:style-name="ce71" table:formula="of:=[.$A$2]*[.C22]/100*[.$A$6]" office:value-type="float" office:value="25.2252" calcext:value-type="float">
            <text:p>25,2</text:p>
          </table:table-cell>
          <table:table-cell table:style-name="ce77" table:formula="of:=[.D22]*[.B22]/[.$E$2]*[.$B$2]" office:value-type="float" office:value="7899.96551834416" calcext:value-type="float">
            <text:p>7.900</text:p>
          </table:table-cell>
          <table:table-cell table:style-name="ce68" table:formula="of:=IF([.A22]&lt;[.$G$5];[.$F$5];IF([.A22]&lt;[.$G$6];[.$F$5]+[.$H$6]*([.A22]-[.$G$5]);IF([.A22]&lt;[.$G$7];[.$F$6]+[.$H$7]*([.A22]-[.$G$6]);IF([.A22]&lt;[.$G$8];[.$F$7]+[.$H$8]*([.A22]-[.$G$7]);[.$F$8]))))" office:value-type="float" office:value="70" calcext:value-type="float">
            <text:p>70,0</text:p>
          </table:table-cell>
          <table:table-cell table:style-name="ce71" table:formula="of:=[.$A$2]*[.F22]/100*[.$E$6]" office:value-type="float" office:value="35.38535" calcext:value-type="float">
            <text:p>35,4</text:p>
          </table:table-cell>
          <table:table-cell table:style-name="ce77" table:formula="of:=[.G22]*[.B22]/[.$E$2]*[.$B$2]" office:value-type="float" office:value="11081.8960743439" calcext:value-type="float">
            <text:p>11.082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22]+3" office:value-type="float" office:value="36" calcext:value-type="float">
            <text:p>36</text:p>
          </table:table-cell>
          <table:table-cell table:style-name="ce67" table:formula="of:=[.A23]*7250/80" office:value-type="float" office:value="3262.5" calcext:value-type="float">
            <text:p>3263</text:p>
          </table:table-cell>
          <table:table-cell table:style-name="ce68" table:formula="of:=IF([.A23]&lt;[.$C$5];[.$B$5];IF([.A23]&lt;[.$C$6];[.$B$5]+[.$D$6]*([.A23]-[.$C$5]);IF([.A23]&lt;[.$C$7];[.$B$6]+[.$D$7]*([.A23]-[.$C$6]);IF([.A23]&lt;[.$C$8];[.$B$7]+[.$D$8]*([.A23]-[.$C$7]);[.$B$8]))))" office:value-type="float" office:value="97.2" calcext:value-type="float">
            <text:p>97,2</text:p>
          </table:table-cell>
          <table:table-cell table:style-name="ce71" table:formula="of:=[.$A$2]*[.C23]/100*[.$A$6]" office:value-type="float" office:value="24.5188944" calcext:value-type="float">
            <text:p>24,5</text:p>
          </table:table-cell>
          <table:table-cell table:style-name="ce77" table:formula="of:=[.D23]*[.B23]/[.$E$2]*[.$B$2]" office:value-type="float" office:value="8376.83616417876" calcext:value-type="float">
            <text:p>8.377</text:p>
          </table:table-cell>
          <table:table-cell table:style-name="ce68" table:formula="of:=IF([.A23]&lt;[.$G$5];[.$F$5];IF([.A23]&lt;[.$G$6];[.$F$5]+[.$H$6]*([.A23]-[.$G$5]);IF([.A23]&lt;[.$G$7];[.$F$6]+[.$H$7]*([.A23]-[.$G$6]);IF([.A23]&lt;[.$G$8];[.$F$7]+[.$H$8]*([.A23]-[.$G$7]);[.$F$8]))))" office:value-type="float" office:value="62.8571428571429" calcext:value-type="float">
            <text:p>62,9</text:p>
          </table:table-cell>
          <table:table-cell table:style-name="ce71" table:formula="of:=[.$A$2]*[.F23]/100*[.$E$6]" office:value-type="float" office:value="31.7746" calcext:value-type="float">
            <text:p>31,8</text:p>
          </table:table-cell>
          <table:table-cell table:style-name="ce77" table:formula="of:=[.G23]*[.B23]/[.$E$2]*[.$B$2]" office:value-type="float" office:value="10855.7349299695" calcext:value-type="float">
            <text:p>10.856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23]+3" office:value-type="float" office:value="39" calcext:value-type="float">
            <text:p>39</text:p>
          </table:table-cell>
          <table:table-cell table:style-name="ce67" table:formula="of:=[.A24]*7250/80" office:value-type="float" office:value="3534.375" calcext:value-type="float">
            <text:p>3534</text:p>
          </table:table-cell>
          <table:table-cell table:style-name="ce68" table:formula="of:=IF([.A24]&lt;[.$C$5];[.$B$5];IF([.A24]&lt;[.$C$6];[.$B$5]+[.$D$6]*([.A24]-[.$C$5]);IF([.A24]&lt;[.$C$7];[.$B$6]+[.$D$7]*([.A24]-[.$C$6]);IF([.A24]&lt;[.$C$8];[.$B$7]+[.$D$8]*([.A24]-[.$C$7]);[.$B$8]))))" office:value-type="float" office:value="94.4" calcext:value-type="float">
            <text:p>94,4</text:p>
          </table:table-cell>
          <table:table-cell table:style-name="ce71" table:formula="of:=[.$A$2]*[.C24]/100*[.$A$6]" office:value-type="float" office:value="23.8125888" calcext:value-type="float">
            <text:p>23,8</text:p>
          </table:table-cell>
          <table:table-cell table:style-name="ce77" table:formula="of:=[.D24]*[.B24]/[.$E$2]*[.$B$2]" office:value-type="float" office:value="8813.48880373814" calcext:value-type="float">
            <text:p>8.813</text:p>
          </table:table-cell>
          <table:table-cell table:style-name="ce68" table:formula="of:=IF([.A24]&lt;[.$G$5];[.$F$5];IF([.A24]&lt;[.$G$6];[.$F$5]+[.$H$6]*([.A24]-[.$G$5]);IF([.A24]&lt;[.$G$7];[.$F$6]+[.$H$7]*([.A24]-[.$G$6]);IF([.A24]&lt;[.$G$8];[.$F$7]+[.$H$8]*([.A24]-[.$G$7]);[.$F$8]))))" office:value-type="float" office:value="59.4285714285714" calcext:value-type="float">
            <text:p>59,4</text:p>
          </table:table-cell>
          <table:table-cell table:style-name="ce71" table:formula="of:=[.$A$2]*[.F24]/100*[.$E$6]" office:value-type="float" office:value="30.04144" calcext:value-type="float">
            <text:p>30,0</text:p>
          </table:table-cell>
          <table:table-cell table:style-name="ce77" table:formula="of:=[.G24]*[.B24]/[.$E$2]*[.$B$2]" office:value-type="float" office:value="11118.9042616051" calcext:value-type="float">
            <text:p>11.119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24]+3" office:value-type="float" office:value="42" calcext:value-type="float">
            <text:p>42</text:p>
          </table:table-cell>
          <table:table-cell table:style-name="ce67" table:formula="of:=[.A25]*7250/80" office:value-type="float" office:value="3806.25" calcext:value-type="float">
            <text:p>3806</text:p>
          </table:table-cell>
          <table:table-cell table:style-name="ce68" table:formula="of:=IF([.A25]&lt;[.$C$5];[.$B$5];IF([.A25]&lt;[.$C$6];[.$B$5]+[.$D$6]*([.A25]-[.$C$5]);IF([.A25]&lt;[.$C$7];[.$B$6]+[.$D$7]*([.A25]-[.$C$6]);IF([.A25]&lt;[.$C$8];[.$B$7]+[.$D$8]*([.A25]-[.$C$7]);[.$B$8]))))" office:value-type="float" office:value="91.6" calcext:value-type="float">
            <text:p>91,6</text:p>
          </table:table-cell>
          <table:table-cell table:style-name="ce71" table:formula="of:=[.$A$2]*[.C25]/100*[.$A$6]" office:value-type="float" office:value="23.1062832" calcext:value-type="float">
            <text:p>23,1</text:p>
          </table:table-cell>
          <table:table-cell table:style-name="ce77" table:formula="of:=[.D25]*[.B25]/[.$E$2]*[.$B$2]" office:value-type="float" office:value="9209.92343702232" calcext:value-type="float">
            <text:p>9.210</text:p>
          </table:table-cell>
          <table:table-cell table:style-name="ce68" table:formula="of:=IF([.A25]&lt;[.$G$5];[.$F$5];IF([.A25]&lt;[.$G$6];[.$F$5]+[.$H$6]*([.A25]-[.$G$5]);IF([.A25]&lt;[.$G$7];[.$F$6]+[.$H$7]*([.A25]-[.$G$6]);IF([.A25]&lt;[.$G$8];[.$F$7]+[.$H$8]*([.A25]-[.$G$7]);[.$F$8]))))" office:value-type="float" office:value="56" calcext:value-type="float">
            <text:p>56,0</text:p>
          </table:table-cell>
          <table:table-cell table:style-name="ce71" table:formula="of:=[.$A$2]*[.F25]/100*[.$E$6]" office:value-type="float" office:value="28.30828" calcext:value-type="float">
            <text:p>28,3</text:p>
          </table:table-cell>
          <table:table-cell table:style-name="ce77" table:formula="of:=[.G25]*[.B25]/[.$E$2]*[.$B$2]" office:value-type="float" office:value="11283.3850938774" calcext:value-type="float">
            <text:p>11.283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25]+3" office:value-type="float" office:value="45" calcext:value-type="float">
            <text:p>45</text:p>
          </table:table-cell>
          <table:table-cell table:style-name="ce67" table:formula="of:=[.A26]*7250/80" office:value-type="float" office:value="4078.125" calcext:value-type="float">
            <text:p>4078</text:p>
          </table:table-cell>
          <table:table-cell table:style-name="ce68" table:formula="of:=IF([.A26]&lt;[.$C$5];[.$B$5];IF([.A26]&lt;[.$C$6];[.$B$5]+[.$D$6]*([.A26]-[.$C$5]);IF([.A26]&lt;[.$C$7];[.$B$6]+[.$D$7]*([.A26]-[.$C$6]);IF([.A26]&lt;[.$C$8];[.$B$7]+[.$D$8]*([.A26]-[.$C$7]);[.$B$8]))))" office:value-type="float" office:value="88.8" calcext:value-type="float">
            <text:p>88,8</text:p>
          </table:table-cell>
          <table:table-cell table:style-name="ce71" table:formula="of:=[.$A$2]*[.C26]/100*[.$A$6]" office:value-type="float" office:value="22.3999776" calcext:value-type="float">
            <text:p>22,4</text:p>
          </table:table-cell>
          <table:table-cell table:style-name="ce77" table:formula="of:=[.D26]*[.B26]/[.$E$2]*[.$B$2]" office:value-type="float" office:value="9566.14006403129" calcext:value-type="float">
            <text:p>9.566</text:p>
          </table:table-cell>
          <table:table-cell table:style-name="ce68" table:formula="of:=IF([.A26]&lt;[.$G$5];[.$F$5];IF([.A26]&lt;[.$G$6];[.$F$5]+[.$H$6]*([.A26]-[.$G$5]);IF([.A26]&lt;[.$G$7];[.$F$6]+[.$H$7]*([.A26]-[.$G$6]);IF([.A26]&lt;[.$G$8];[.$F$7]+[.$H$8]*([.A26]-[.$G$7]);[.$F$8]))))" office:value-type="float" office:value="52.5714285714286" calcext:value-type="float">
            <text:p>52,6</text:p>
          </table:table-cell>
          <table:table-cell table:style-name="ce71" table:formula="of:=[.$A$2]*[.F26]/100*[.$E$6]" office:value-type="float" office:value="26.57512" calcext:value-type="float">
            <text:p>26,6</text:p>
          </table:table-cell>
          <table:table-cell table:style-name="ce77" table:formula="of:=[.G26]*[.B26]/[.$E$2]*[.$B$2]" office:value-type="float" office:value="11349.1774267863" calcext:value-type="float">
            <text:p>11.349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26]+3" office:value-type="float" office:value="48" calcext:value-type="float">
            <text:p>48</text:p>
          </table:table-cell>
          <table:table-cell table:style-name="ce67" table:formula="of:=[.A27]*7250/80" office:value-type="float" office:value="4350" calcext:value-type="float">
            <text:p>4350</text:p>
          </table:table-cell>
          <table:table-cell table:style-name="ce68" table:formula="of:=IF([.A27]&lt;[.$C$5];[.$B$5];IF([.A27]&lt;[.$C$6];[.$B$5]+[.$D$6]*([.A27]-[.$C$5]);IF([.A27]&lt;[.$C$7];[.$B$6]+[.$D$7]*([.A27]-[.$C$6]);IF([.A27]&lt;[.$C$8];[.$B$7]+[.$D$8]*([.A27]-[.$C$7]);[.$B$8]))))" office:value-type="float" office:value="86" calcext:value-type="float">
            <text:p>86,0</text:p>
          </table:table-cell>
          <table:table-cell table:style-name="ce71" table:formula="of:=[.$A$2]*[.C27]/100*[.$A$6]" office:value-type="float" office:value="21.693672" calcext:value-type="float">
            <text:p>21,7</text:p>
          </table:table-cell>
          <table:table-cell table:style-name="ce77" table:formula="of:=[.D27]*[.B27]/[.$E$2]*[.$B$2]" office:value-type="float" office:value="9882.13868476506" calcext:value-type="float">
            <text:p>9.882</text:p>
          </table:table-cell>
          <table:table-cell table:style-name="ce68" table:formula="of:=IF([.A27]&lt;[.$G$5];[.$F$5];IF([.A27]&lt;[.$G$6];[.$F$5]+[.$H$6]*([.A27]-[.$G$5]);IF([.A27]&lt;[.$G$7];[.$F$6]+[.$H$7]*([.A27]-[.$G$6]);IF([.A27]&lt;[.$G$8];[.$F$7]+[.$H$8]*([.A27]-[.$G$7]);[.$F$8]))))" office:value-type="float" office:value="49.1428571428571" calcext:value-type="float">
            <text:p>49,1</text:p>
          </table:table-cell>
          <table:table-cell table:style-name="ce71" table:formula="of:=[.$A$2]*[.F27]/100*[.$E$6]" office:value-type="float" office:value="24.84196" calcext:value-type="float">
            <text:p>24,8</text:p>
          </table:table-cell>
          <table:table-cell table:style-name="ce77" table:formula="of:=[.G27]*[.B27]/[.$E$2]*[.$B$2]" office:value-type="float" office:value="11316.2812603319" calcext:value-type="float">
            <text:p>11.316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6" table:formula="of:=[.A27]+3" office:value-type="float" office:value="51" calcext:value-type="float">
            <text:p>51</text:p>
          </table:table-cell>
          <table:table-cell table:style-name="ce67" table:formula="of:=[.A28]*7250/80" office:value-type="float" office:value="4621.875" calcext:value-type="float">
            <text:p>4622</text:p>
          </table:table-cell>
          <table:table-cell table:style-name="ce68" table:formula="of:=IF([.A28]&lt;[.$C$5];[.$B$5];IF([.A28]&lt;[.$C$6];[.$B$5]+[.$D$6]*([.A28]-[.$C$5]);IF([.A28]&lt;[.$C$7];[.$B$6]+[.$D$7]*([.A28]-[.$C$6]);IF([.A28]&lt;[.$C$8];[.$B$7]+[.$D$8]*([.A28]-[.$C$7]);[.$B$8]))))" office:value-type="float" office:value="83.1428571428571" calcext:value-type="float">
            <text:p>83,1</text:p>
          </table:table-cell>
          <table:table-cell table:style-name="ce72" table:formula="of:=[.$A$2]*[.C28]/100*[.$A$6]" office:value-type="float" office:value="20.972952" calcext:value-type="float">
            <text:p>21,0</text:p>
          </table:table-cell>
          <table:table-cell table:style-name="ce77" table:formula="of:=[.D28]*[.B28]/[.$E$2]*[.$B$2]" office:value-type="float" office:value="10150.9427062983" calcext:value-type="float">
            <text:p>10.151</text:p>
          </table:table-cell>
          <table:table-cell table:style-name="ce68" table:formula="of:=IF([.A28]&lt;[.$G$5];[.$F$5];IF([.A28]&lt;[.$G$6];[.$F$5]+[.$H$6]*([.A28]-[.$G$5]);IF([.A28]&lt;[.$G$7];[.$F$6]+[.$H$7]*([.A28]-[.$G$6]);IF([.A28]&lt;[.$G$8];[.$F$7]+[.$H$8]*([.A28]-[.$G$7]);[.$F$8]))))" office:value-type="float" office:value="45.7142857142857" calcext:value-type="float">
            <text:p>45,7</text:p>
          </table:table-cell>
          <table:table-cell table:style-name="ce72" table:formula="of:=[.$A$2]*[.F28]/100*[.$E$6]" office:value-type="float" office:value="23.1088" calcext:value-type="float">
            <text:p>23,1</text:p>
          </table:table-cell>
          <table:table-cell table:style-name="ce77" table:formula="of:=[.G28]*[.B28]/[.$E$2]*[.$B$2]" office:value-type="float" office:value="11184.6965945141" calcext:value-type="float">
            <text:p>11.185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28]+3" office:value-type="float" office:value="54" calcext:value-type="float">
            <text:p>54</text:p>
          </table:table-cell>
          <table:table-cell table:style-name="ce67" table:formula="of:=[.A29]*7250/80" office:value-type="float" office:value="4893.75" calcext:value-type="float">
            <text:p>4894</text:p>
          </table:table-cell>
          <table:table-cell table:style-name="ce68" table:formula="of:=IF([.A29]&lt;[.$C$5];[.$B$5];IF([.A29]&lt;[.$C$6];[.$B$5]+[.$D$6]*([.A29]-[.$C$5]);IF([.A29]&lt;[.$C$7];[.$B$6]+[.$D$7]*([.A29]-[.$C$6]);IF([.A29]&lt;[.$C$8];[.$B$7]+[.$D$8]*([.A29]-[.$C$7]);[.$B$8]))))" office:value-type="float" office:value="80.2857142857143" calcext:value-type="float">
            <text:p>80,3</text:p>
          </table:table-cell>
          <table:table-cell table:style-name="ce71" table:formula="of:=[.$A$2]*[.C29]/100*[.$A$6]" office:value-type="float" office:value="20.252232" calcext:value-type="float">
            <text:p>20,3</text:p>
          </table:table-cell>
          <table:table-cell table:style-name="ce77" table:formula="of:=[.D29]*[.B29]/[.$E$2]*[.$B$2]" office:value-type="float" office:value="10378.7079459181" calcext:value-type="float">
            <text:p>10.379</text:p>
          </table:table-cell>
          <table:table-cell table:style-name="ce68" table:formula="of:=IF([.A29]&lt;[.$G$5];[.$F$5];IF([.A29]&lt;[.$G$6];[.$F$5]+[.$H$6]*([.A29]-[.$G$5]);IF([.A29]&lt;[.$G$7];[.$F$6]+[.$H$7]*([.A29]-[.$G$6]);IF([.A29]&lt;[.$G$8];[.$F$7]+[.$H$8]*([.A29]-[.$G$7]);[.$F$8]))))" office:value-type="float" office:value="42.2857142857143" calcext:value-type="float">
            <text:p>42,3</text:p>
          </table:table-cell>
          <table:table-cell table:style-name="ce71" table:formula="of:=[.$A$2]*[.F29]/100*[.$E$6]" office:value-type="float" office:value="21.37564" calcext:value-type="float">
            <text:p>21,4</text:p>
          </table:table-cell>
          <table:table-cell table:style-name="ce77" table:formula="of:=[.G29]*[.B29]/[.$E$2]*[.$B$2]" office:value-type="float" office:value="10954.4234293329" calcext:value-type="float">
            <text:p>10.954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29]+3" office:value-type="float" office:value="57" calcext:value-type="float">
            <text:p>57</text:p>
          </table:table-cell>
          <table:table-cell table:style-name="ce67" table:formula="of:=[.A30]*7250/80" office:value-type="float" office:value="5165.625" calcext:value-type="float">
            <text:p>5166</text:p>
          </table:table-cell>
          <table:table-cell table:style-name="ce68" table:formula="of:=IF([.A30]&lt;[.$C$5];[.$B$5];IF([.A30]&lt;[.$C$6];[.$B$5]+[.$D$6]*([.A30]-[.$C$5]);IF([.A30]&lt;[.$C$7];[.$B$6]+[.$D$7]*([.A30]-[.$C$6]);IF([.A30]&lt;[.$C$8];[.$B$7]+[.$D$8]*([.A30]-[.$C$7]);[.$B$8]))))" office:value-type="float" office:value="77.4285714285714" calcext:value-type="float">
            <text:p>77,4</text:p>
          </table:table-cell>
          <table:table-cell table:style-name="ce71" table:formula="of:=[.$A$2]*[.C30]/100*[.$A$6]" office:value-type="float" office:value="19.531512" calcext:value-type="float">
            <text:p>19,5</text:p>
          </table:table-cell>
          <table:table-cell table:style-name="ce77" table:formula="of:=[.D30]*[.B30]/[.$E$2]*[.$B$2]" office:value-type="float" office:value="10565.4344036244" calcext:value-type="float">
            <text:p>10.565</text:p>
          </table:table-cell>
          <table:table-cell table:style-name="ce68" table:formula="of:=IF([.A30]&lt;[.$G$5];[.$F$5];IF([.A30]&lt;[.$G$6];[.$F$5]+[.$H$6]*([.A30]-[.$G$5]);IF([.A30]&lt;[.$G$7];[.$F$6]+[.$H$7]*([.A30]-[.$G$6]);IF([.A30]&lt;[.$G$8];[.$F$7]+[.$H$8]*([.A30]-[.$G$7]);[.$F$8]))))" office:value-type="float" office:value="39.5588235294118" calcext:value-type="float">
            <text:p>39,6</text:p>
          </table:table-cell>
          <table:table-cell table:style-name="ce71" table:formula="of:=[.$A$2]*[.F30]/100*[.$E$6]" office:value-type="float" office:value="19.9971830882353" calcext:value-type="float">
            <text:p>20,0</text:p>
          </table:table-cell>
          <table:table-cell table:style-name="ce77" table:formula="of:=[.G30]*[.B30]/[.$E$2]*[.$B$2]" office:value-type="float" office:value="10817.3359121413" calcext:value-type="float">
            <text:p>10.817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30]+3" office:value-type="float" office:value="60" calcext:value-type="float">
            <text:p>60</text:p>
          </table:table-cell>
          <table:table-cell table:style-name="ce67" table:formula="of:=[.A31]*7250/80" office:value-type="float" office:value="5437.5" calcext:value-type="float">
            <text:p>5438</text:p>
          </table:table-cell>
          <table:table-cell table:style-name="ce68" table:formula="of:=IF([.A31]&lt;[.$C$5];[.$B$5];IF([.A31]&lt;[.$C$6];[.$B$5]+[.$D$6]*([.A31]-[.$C$5]);IF([.A31]&lt;[.$C$7];[.$B$6]+[.$D$7]*([.A31]-[.$C$6]);IF([.A31]&lt;[.$C$8];[.$B$7]+[.$D$8]*([.A31]-[.$C$7]);[.$B$8]))))" office:value-type="float" office:value="74.5714285714286" calcext:value-type="float">
            <text:p>74,6</text:p>
          </table:table-cell>
          <table:table-cell table:style-name="ce71" table:formula="of:=[.$A$2]*[.C31]/100*[.$A$6]" office:value-type="float" office:value="18.810792" calcext:value-type="float">
            <text:p>18,8</text:p>
          </table:table-cell>
          <table:table-cell table:style-name="ce77" table:formula="of:=[.D31]*[.B31]/[.$E$2]*[.$B$2]" office:value-type="float" office:value="10711.1220794173" calcext:value-type="float">
            <text:p>10.711</text:p>
          </table:table-cell>
          <table:table-cell table:style-name="ce68" table:formula="of:=IF([.A31]&lt;[.$G$5];[.$F$5];IF([.A31]&lt;[.$G$6];[.$F$5]+[.$H$6]*([.A31]-[.$G$5]);IF([.A31]&lt;[.$G$7];[.$F$6]+[.$H$7]*([.A31]-[.$G$6]);IF([.A31]&lt;[.$G$8];[.$F$7]+[.$H$8]*([.A31]-[.$G$7]);[.$F$8]))))" office:value-type="float" office:value="38.2352941176471" calcext:value-type="float">
            <text:p>38,2</text:p>
          </table:table-cell>
          <table:table-cell table:style-name="ce71" table:formula="of:=[.$A$2]*[.F31]/100*[.$E$6]" office:value-type="float" office:value="19.3281323529412" calcext:value-type="float">
            <text:p>19,3</text:p>
          </table:table-cell>
          <table:table-cell table:style-name="ce77" table:formula="of:=[.G31]*[.B31]/[.$E$2]*[.$B$2]" office:value-type="float" office:value="11005.7027476295" calcext:value-type="float">
            <text:p>11.006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31]+3" office:value-type="float" office:value="63" calcext:value-type="float">
            <text:p>63</text:p>
          </table:table-cell>
          <table:table-cell table:style-name="ce67" table:formula="of:=[.A32]*7250/80" office:value-type="float" office:value="5709.375" calcext:value-type="float">
            <text:p>5709</text:p>
          </table:table-cell>
          <table:table-cell table:style-name="ce68" table:formula="of:=IF([.A32]&lt;[.$C$5];[.$B$5];IF([.A32]&lt;[.$C$6];[.$B$5]+[.$D$6]*([.A32]-[.$C$5]);IF([.A32]&lt;[.$C$7];[.$B$6]+[.$D$7]*([.A32]-[.$C$6]);IF([.A32]&lt;[.$C$8];[.$B$7]+[.$D$8]*([.A32]-[.$C$7]);[.$B$8]))))" office:value-type="float" office:value="71.7142857142857" calcext:value-type="float">
            <text:p>71,7</text:p>
          </table:table-cell>
          <table:table-cell table:style-name="ce71" table:formula="of:=[.$A$2]*[.C32]/100*[.$A$6]" office:value-type="float" office:value="18.090072" calcext:value-type="float">
            <text:p>18,1</text:p>
          </table:table-cell>
          <table:table-cell table:style-name="ce77" table:formula="of:=[.D32]*[.B32]/[.$E$2]*[.$B$2]" office:value-type="float" office:value="10815.7709732966" calcext:value-type="float">
            <text:p>10.816</text:p>
          </table:table-cell>
          <table:table-cell table:style-name="ce68" table:formula="of:=IF([.A32]&lt;[.$G$5];[.$F$5];IF([.A32]&lt;[.$G$6];[.$F$5]+[.$H$6]*([.A32]-[.$G$5]);IF([.A32]&lt;[.$G$7];[.$F$6]+[.$H$7]*([.A32]-[.$G$6]);IF([.A32]&lt;[.$G$8];[.$F$7]+[.$H$8]*([.A32]-[.$G$7]);[.$F$8]))))" office:value-type="float" office:value="36.9117647058824" calcext:value-type="float">
            <text:p>36,9</text:p>
          </table:table-cell>
          <table:table-cell table:style-name="ce71" table:formula="of:=[.$A$2]*[.F32]/100*[.$E$6]" office:value-type="float" office:value="18.6590816176471" calcext:value-type="float">
            <text:p>18,7</text:p>
          </table:table-cell>
          <table:table-cell table:style-name="ce77" table:formula="of:=[.G32]*[.B32]/[.$E$2]*[.$B$2]" office:value-type="float" office:value="11155.9729197606" calcext:value-type="float">
            <text:p>11.156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32]+3" office:value-type="float" office:value="66" calcext:value-type="float">
            <text:p>66</text:p>
          </table:table-cell>
          <table:table-cell table:style-name="ce67" table:formula="of:=[.A33]*7250/80" office:value-type="float" office:value="5981.25" calcext:value-type="float">
            <text:p>5981</text:p>
          </table:table-cell>
          <table:table-cell table:style-name="ce68" table:formula="of:=IF([.A33]&lt;[.$C$5];[.$B$5];IF([.A33]&lt;[.$C$6];[.$B$5]+[.$D$6]*([.A33]-[.$C$5]);IF([.A33]&lt;[.$C$7];[.$B$6]+[.$D$7]*([.A33]-[.$C$6]);IF([.A33]&lt;[.$C$8];[.$B$7]+[.$D$8]*([.A33]-[.$C$7]);[.$B$8]))))" office:value-type="float" office:value="68.8571428571429" calcext:value-type="float">
            <text:p>68,9</text:p>
          </table:table-cell>
          <table:table-cell table:style-name="ce71" table:formula="of:=[.$A$2]*[.C33]/100*[.$A$6]" office:value-type="float" office:value="17.369352" calcext:value-type="float">
            <text:p>17,4</text:p>
          </table:table-cell>
          <table:table-cell table:style-name="ce77" table:formula="of:=[.D33]*[.B33]/[.$E$2]*[.$B$2]" office:value-type="float" office:value="10879.3810852625" calcext:value-type="float">
            <text:p>10.879</text:p>
          </table:table-cell>
          <table:table-cell table:style-name="ce68" table:formula="of:=IF([.A33]&lt;[.$G$5];[.$F$5];IF([.A33]&lt;[.$G$6];[.$F$5]+[.$H$6]*([.A33]-[.$G$5]);IF([.A33]&lt;[.$G$7];[.$F$6]+[.$H$7]*([.A33]-[.$G$6]);IF([.A33]&lt;[.$G$8];[.$F$7]+[.$H$8]*([.A33]-[.$G$7]);[.$F$8]))))" office:value-type="float" office:value="35.5882352941176" calcext:value-type="float">
            <text:p>35,6</text:p>
          </table:table-cell>
          <table:table-cell table:style-name="ce71" table:formula="of:=[.$A$2]*[.F33]/100*[.$E$6]" office:value-type="float" office:value="17.9900308823529" calcext:value-type="float">
            <text:p>18,0</text:p>
          </table:table-cell>
          <table:table-cell table:style-name="ce77" table:formula="of:=[.G33]*[.B33]/[.$E$2]*[.$B$2]" office:value-type="float" office:value="11268.1464285345" calcext:value-type="float">
            <text:p>11.268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33]+3" office:value-type="float" office:value="69" calcext:value-type="float">
            <text:p>69</text:p>
          </table:table-cell>
          <table:table-cell table:style-name="ce67" table:formula="of:=[.A34]*7250/80" office:value-type="float" office:value="6253.125" calcext:value-type="float">
            <text:p>6253</text:p>
          </table:table-cell>
          <table:table-cell table:style-name="ce68" table:formula="of:=IF([.A34]&lt;[.$C$5];[.$B$5];IF([.A34]&lt;[.$C$6];[.$B$5]+[.$D$6]*([.A34]-[.$C$5]);IF([.A34]&lt;[.$C$7];[.$B$6]+[.$D$7]*([.A34]-[.$C$6]);IF([.A34]&lt;[.$C$8];[.$B$7]+[.$D$8]*([.A34]-[.$C$7]);[.$B$8]))))" office:value-type="float" office:value="66" calcext:value-type="float">
            <text:p>66,0</text:p>
          </table:table-cell>
          <table:table-cell table:style-name="ce71" table:formula="of:=[.$A$2]*[.C34]/100*[.$A$6]" office:value-type="float" office:value="16.648632" calcext:value-type="float">
            <text:p>16,6</text:p>
          </table:table-cell>
          <table:table-cell table:style-name="ce77" table:formula="of:=[.D34]*[.B34]/[.$E$2]*[.$B$2]" office:value-type="float" office:value="10901.9524153149" calcext:value-type="float">
            <text:p>10.902</text:p>
          </table:table-cell>
          <table:table-cell table:style-name="ce68" table:formula="of:=IF([.A34]&lt;[.$G$5];[.$F$5];IF([.A34]&lt;[.$G$6];[.$F$5]+[.$H$6]*([.A34]-[.$G$5]);IF([.A34]&lt;[.$G$7];[.$F$6]+[.$H$7]*([.A34]-[.$G$6]);IF([.A34]&lt;[.$G$8];[.$F$7]+[.$H$8]*([.A34]-[.$G$7]);[.$F$8]))))" office:value-type="float" office:value="34.2647058823529" calcext:value-type="float">
            <text:p>34,3</text:p>
          </table:table-cell>
          <table:table-cell table:style-name="ce71" table:formula="of:=[.$A$2]*[.F34]/100*[.$E$6]" office:value-type="float" office:value="17.3209801470588" calcext:value-type="float">
            <text:p>17,3</text:p>
          </table:table-cell>
          <table:table-cell table:style-name="ce77" table:formula="of:=[.G34]*[.B34]/[.$E$2]*[.$B$2]" office:value-type="float" office:value="11342.2232739513" calcext:value-type="float">
            <text:p>11.342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6" table:formula="of:=[.A34]+3" office:value-type="float" office:value="72" calcext:value-type="float">
            <text:p>72</text:p>
          </table:table-cell>
          <table:table-cell table:style-name="ce67" table:formula="of:=[.A35]*7250/80" office:value-type="float" office:value="6525" calcext:value-type="float">
            <text:p>6525</text:p>
          </table:table-cell>
          <table:table-cell table:style-name="ce68" table:formula="of:=IF([.A35]&lt;[.$C$5];[.$B$5];IF([.A35]&lt;[.$C$6];[.$B$5]+[.$D$6]*([.A35]-[.$C$5]);IF([.A35]&lt;[.$C$7];[.$B$6]+[.$D$7]*([.A35]-[.$C$6]);IF([.A35]&lt;[.$C$8];[.$B$7]+[.$D$8]*([.A35]-[.$C$7]);[.$B$8]))))" office:value-type="float" office:value="63.7142857142857" calcext:value-type="float">
            <text:p>63,7</text:p>
          </table:table-cell>
          <table:table-cell table:style-name="ce72" table:formula="of:=[.$A$2]*[.C35]/100*[.$A$6]" office:value-type="float" office:value="16.072056" calcext:value-type="float">
            <text:p>16,1</text:p>
          </table:table-cell>
          <table:table-cell table:style-name="ce77" table:formula="of:=[.D35]*[.B35]/[.$E$2]*[.$B$2]" office:value-type="float" office:value="10981.9780400462" calcext:value-type="float">
            <text:p>10.982</text:p>
          </table:table-cell>
          <table:table-cell table:style-name="ce68" table:formula="of:=IF([.A35]&lt;[.$G$5];[.$F$5];IF([.A35]&lt;[.$G$6];[.$F$5]+[.$H$6]*([.A35]-[.$G$5]);IF([.A35]&lt;[.$G$7];[.$F$6]+[.$H$7]*([.A35]-[.$G$6]);IF([.A35]&lt;[.$G$8];[.$F$7]+[.$H$8]*([.A35]-[.$G$7]);[.$F$8]))))" office:value-type="float" office:value="32.9411764705882" calcext:value-type="float">
            <text:p>32,9</text:p>
          </table:table-cell>
          <table:table-cell table:style-name="ce72" table:formula="of:=[.$A$2]*[.F35]/100*[.$E$6]" office:value-type="float" office:value="16.6519294117647" calcext:value-type="float">
            <text:p>16,7</text:p>
          </table:table-cell>
          <table:table-cell table:style-name="ce77" table:formula="of:=[.G35]*[.B35]/[.$E$2]*[.$B$2]" office:value-type="float" office:value="11378.2034560108" calcext:value-type="float">
            <text:p>11.378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35]+3" office:value-type="float" office:value="75" calcext:value-type="float">
            <text:p>75</text:p>
          </table:table-cell>
          <table:table-cell table:style-name="ce67" table:formula="of:=[.A36]*7250/80" office:value-type="float" office:value="6796.875" calcext:value-type="float">
            <text:p>6797</text:p>
          </table:table-cell>
          <table:table-cell table:style-name="ce68" table:formula="of:=IF([.A36]&lt;[.$C$5];[.$B$5];IF([.A36]&lt;[.$C$6];[.$B$5]+[.$D$6]*([.A36]-[.$C$5]);IF([.A36]&lt;[.$C$7];[.$B$6]+[.$D$7]*([.A36]-[.$C$6]);IF([.A36]&lt;[.$C$8];[.$B$7]+[.$D$8]*([.A36]-[.$C$7]);[.$B$8]))))" office:value-type="float" office:value="61.4285714285714" calcext:value-type="float">
            <text:p>61,4</text:p>
          </table:table-cell>
          <table:table-cell table:style-name="ce71" table:formula="of:=[.$A$2]*[.C36]/100*[.$A$6]" office:value-type="float" office:value="15.49548" calcext:value-type="float">
            <text:p>15,5</text:p>
          </table:table-cell>
          <table:table-cell table:style-name="ce77" table:formula="of:=[.D36]*[.B36]/[.$E$2]*[.$B$2]" office:value-type="float" office:value="11029.1726392467" calcext:value-type="float">
            <text:p>11.029</text:p>
          </table:table-cell>
          <table:table-cell table:style-name="ce68" table:formula="of:=IF([.A36]&lt;[.$G$5];[.$F$5];IF([.A36]&lt;[.$G$6];[.$F$5]+[.$H$6]*([.A36]-[.$G$5]);IF([.A36]&lt;[.$G$7];[.$F$6]+[.$H$7]*([.A36]-[.$G$6]);IF([.A36]&lt;[.$G$8];[.$F$7]+[.$H$8]*([.A36]-[.$G$7]);[.$F$8]))))" office:value-type="float" office:value="31.6176470588235" calcext:value-type="float">
            <text:p>31,6</text:p>
          </table:table-cell>
          <table:table-cell table:style-name="ce71" table:formula="of:=[.$A$2]*[.F36]/100*[.$E$6]" office:value-type="float" office:value="15.9828786764706" calcext:value-type="float">
            <text:p>16,0</text:p>
          </table:table-cell>
          <table:table-cell table:style-name="ce77" table:formula="of:=[.G36]*[.B36]/[.$E$2]*[.$B$2]" office:value-type="float" office:value="11376.0869747132" calcext:value-type="float">
            <text:p>11.376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36]+3" office:value-type="float" office:value="78" calcext:value-type="float">
            <text:p>78</text:p>
          </table:table-cell>
          <table:table-cell table:style-name="ce67" table:formula="of:=[.A37]*7250/80" office:value-type="float" office:value="7068.75" calcext:value-type="float">
            <text:p>7069</text:p>
          </table:table-cell>
          <table:table-cell table:style-name="ce68" table:formula="of:=IF([.A37]&lt;[.$C$5];[.$B$5];IF([.A37]&lt;[.$C$6];[.$B$5]+[.$D$6]*([.A37]-[.$C$5]);IF([.A37]&lt;[.$C$7];[.$B$6]+[.$D$7]*([.A37]-[.$C$6]);IF([.A37]&lt;[.$C$8];[.$B$7]+[.$D$8]*([.A37]-[.$C$7]);[.$B$8]))))" office:value-type="float" office:value="59.1428571428571" calcext:value-type="float">
            <text:p>59,1</text:p>
          </table:table-cell>
          <table:table-cell table:style-name="ce71" table:formula="of:=[.$A$2]*[.C37]/100*[.$A$6]" office:value-type="float" office:value="14.918904" calcext:value-type="float">
            <text:p>14,9</text:p>
          </table:table-cell>
          <table:table-cell table:style-name="ce77" table:formula="of:=[.D37]*[.B37]/[.$E$2]*[.$B$2]" office:value-type="float" office:value="11043.5362129164" calcext:value-type="float">
            <text:p>11.044</text:p>
          </table:table-cell>
          <table:table-cell table:style-name="ce68" table:formula="of:=IF([.A37]&lt;[.$G$5];[.$F$5];IF([.A37]&lt;[.$G$6];[.$F$5]+[.$H$6]*([.A37]-[.$G$5]);IF([.A37]&lt;[.$G$7];[.$F$6]+[.$H$7]*([.A37]-[.$G$6]);IF([.A37]&lt;[.$G$8];[.$F$7]+[.$H$8]*([.A37]-[.$G$7]);[.$F$8]))))" office:value-type="float" office:value="30.2941176470588" calcext:value-type="float">
            <text:p>30,3</text:p>
          </table:table-cell>
          <table:table-cell table:style-name="ce71" table:formula="of:=[.$A$2]*[.F37]/100*[.$E$6]" office:value-type="float" office:value="15.3138279411765" calcext:value-type="float">
            <text:p>15,3</text:p>
          </table:table-cell>
          <table:table-cell table:style-name="ce77" table:formula="of:=[.G37]*[.B37]/[.$E$2]*[.$B$2]" office:value-type="float" office:value="11335.8738300584" calcext:value-type="float">
            <text:p>11.336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37]+3" office:value-type="float" office:value="81" calcext:value-type="float">
            <text:p>81</text:p>
          </table:table-cell>
          <table:table-cell table:style-name="ce67" table:formula="of:=[.A38]*7250/80" office:value-type="float" office:value="7340.625" calcext:value-type="float">
            <text:p>7341</text:p>
          </table:table-cell>
          <table:table-cell table:style-name="ce68" table:formula="of:=IF([.A38]&lt;[.$C$5];[.$B$5];IF([.A38]&lt;[.$C$6];[.$B$5]+[.$D$6]*([.A38]-[.$C$5]);IF([.A38]&lt;[.$C$7];[.$B$6]+[.$D$7]*([.A38]-[.$C$6]);IF([.A38]&lt;[.$C$8];[.$B$7]+[.$D$8]*([.A38]-[.$C$7]);[.$B$8]))))" office:value-type="float" office:value="56.8571428571429" calcext:value-type="float">
            <text:p>56,9</text:p>
          </table:table-cell>
          <table:table-cell table:style-name="ce71" table:formula="of:=[.$A$2]*[.C38]/100*[.$A$6]" office:value-type="float" office:value="14.342328" calcext:value-type="float">
            <text:p>14,3</text:p>
          </table:table-cell>
          <table:table-cell table:style-name="ce77" table:formula="of:=[.D38]*[.B38]/[.$E$2]*[.$B$2]" office:value-type="float" office:value="11025.0687610554" calcext:value-type="float">
            <text:p>11.025</text:p>
          </table:table-cell>
          <table:table-cell table:style-name="ce68" table:formula="of:=IF([.A38]&lt;[.$G$5];[.$F$5];IF([.A38]&lt;[.$G$6];[.$F$5]+[.$H$6]*([.A38]-[.$G$5]);IF([.A38]&lt;[.$G$7];[.$F$6]+[.$H$7]*([.A38]-[.$G$6]);IF([.A38]&lt;[.$G$8];[.$F$7]+[.$H$8]*([.A38]-[.$G$7]);[.$F$8]))))" office:value-type="float" office:value="28.9705882352941" calcext:value-type="float">
            <text:p>29,0</text:p>
          </table:table-cell>
          <table:table-cell table:style-name="ce71" table:formula="of:=[.$A$2]*[.F38]/100*[.$E$6]" office:value-type="float" office:value="14.6447772058823" calcext:value-type="float">
            <text:p>14,6</text:p>
          </table:table-cell>
          <table:table-cell table:style-name="ce77" table:formula="of:=[.G38]*[.B38]/[.$E$2]*[.$B$2]" office:value-type="float" office:value="11257.5640220464" calcext:value-type="float">
            <text:p>11.258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38]+3" office:value-type="float" office:value="84" calcext:value-type="float">
            <text:p>84</text:p>
          </table:table-cell>
          <table:table-cell table:style-name="ce67" table:formula="of:=[.A39]*7250/80" office:value-type="float" office:value="7612.5" calcext:value-type="float">
            <text:p>7613</text:p>
          </table:table-cell>
          <table:table-cell table:style-name="ce68" table:formula="of:=IF([.A39]&lt;[.$C$5];[.$B$5];IF([.A39]&lt;[.$C$6];[.$B$5]+[.$D$6]*([.A39]-[.$C$5]);IF([.A39]&lt;[.$C$7];[.$B$6]+[.$D$7]*([.A39]-[.$C$6]);IF([.A39]&lt;[.$C$8];[.$B$7]+[.$D$8]*([.A39]-[.$C$7]);[.$B$8]))))" office:value-type="float" office:value="54.5714285714286" calcext:value-type="float">
            <text:p>54,6</text:p>
          </table:table-cell>
          <table:table-cell table:style-name="ce71" table:formula="of:=[.$A$2]*[.C39]/100*[.$A$6]" office:value-type="float" office:value="13.765752" calcext:value-type="float">
            <text:p>13,8</text:p>
          </table:table-cell>
          <table:table-cell table:style-name="ce77" table:formula="of:=[.D39]*[.B39]/[.$E$2]*[.$B$2]" office:value-type="float" office:value="10973.7702836635" calcext:value-type="float">
            <text:p>10.974</text:p>
          </table:table-cell>
          <table:table-cell table:style-name="ce68" table:formula="of:=IF([.A39]&lt;[.$G$5];[.$F$5];IF([.A39]&lt;[.$G$6];[.$F$5]+[.$H$6]*([.A39]-[.$G$5]);IF([.A39]&lt;[.$G$7];[.$F$6]+[.$H$7]*([.A39]-[.$G$6]);IF([.A39]&lt;[.$G$8];[.$F$7]+[.$H$8]*([.A39]-[.$G$7]);[.$F$8]))))" office:value-type="float" office:value="27.6470588235294" calcext:value-type="float">
            <text:p>27,6</text:p>
          </table:table-cell>
          <table:table-cell table:style-name="ce71" table:formula="of:=[.$A$2]*[.F39]/100*[.$E$6]" office:value-type="float" office:value="13.9757264705882" calcext:value-type="float">
            <text:p>14,0</text:p>
          </table:table-cell>
          <table:table-cell table:style-name="ce77" table:formula="of:=[.G39]*[.B39]/[.$E$2]*[.$B$2]" office:value-type="float" office:value="11141.1575506773" calcext:value-type="float">
            <text:p>11.141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39]+3" office:value-type="float" office:value="87" calcext:value-type="float">
            <text:p>87</text:p>
          </table:table-cell>
          <table:table-cell table:style-name="ce67" table:formula="of:=[.A40]*7250/80" office:value-type="float" office:value="7884.375" calcext:value-type="float">
            <text:p>7884</text:p>
          </table:table-cell>
          <table:table-cell table:style-name="ce68" table:formula="of:=IF([.A40]&lt;[.$C$5];[.$B$5];IF([.A40]&lt;[.$C$6];[.$B$5]+[.$D$6]*([.A40]-[.$C$5]);IF([.A40]&lt;[.$C$7];[.$B$6]+[.$D$7]*([.A40]-[.$C$6]);IF([.A40]&lt;[.$C$8];[.$B$7]+[.$D$8]*([.A40]-[.$C$7]);[.$B$8]))))" office:value-type="float" office:value="52.2857142857143" calcext:value-type="float">
            <text:p>52,3</text:p>
          </table:table-cell>
          <table:table-cell table:style-name="ce71" table:formula="of:=[.$A$2]*[.C40]/100*[.$A$6]" office:value-type="float" office:value="13.189176" calcext:value-type="float">
            <text:p>13,2</text:p>
          </table:table-cell>
          <table:table-cell table:style-name="ce77" table:formula="of:=[.D40]*[.B40]/[.$E$2]*[.$B$2]" office:value-type="float" office:value="10889.6407807409" calcext:value-type="float">
            <text:p>10.890</text:p>
          </table:table-cell>
          <table:table-cell table:style-name="ce68" table:formula="of:=IF([.A40]&lt;[.$G$5];[.$F$5];IF([.A40]&lt;[.$G$6];[.$F$5]+[.$H$6]*([.A40]-[.$G$5]);IF([.A40]&lt;[.$G$7];[.$F$6]+[.$H$7]*([.A40]-[.$G$6]);IF([.A40]&lt;[.$G$8];[.$F$7]+[.$H$8]*([.A40]-[.$G$7]);[.$F$8]))))" office:value-type="float" office:value="26.3235294117647" calcext:value-type="float">
            <text:p>26,3</text:p>
          </table:table-cell>
          <table:table-cell table:style-name="ce71" table:formula="of:=[.$A$2]*[.F40]/100*[.$E$6]" office:value-type="float" office:value="13.3066757352941" calcext:value-type="float">
            <text:p>13,3</text:p>
          </table:table-cell>
          <table:table-cell table:style-name="ce77" table:formula="of:=[.G40]*[.B40]/[.$E$2]*[.$B$2]" office:value-type="float" office:value="10986.6544159509" calcext:value-type="float">
            <text:p>10.987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40]+3" office:value-type="float" office:value="90" calcext:value-type="float">
            <text:p>90</text:p>
          </table:table-cell>
          <table:table-cell table:style-name="ce67" table:formula="of:=[.A41]*7250/80" office:value-type="float" office:value="8156.25" calcext:value-type="float">
            <text:p>8156</text:p>
          </table:table-cell>
          <table:table-cell table:style-name="ce68" table:formula="of:=IF([.A41]&lt;[.$C$5];[.$B$5];IF([.A41]&lt;[.$C$6];[.$B$5]+[.$D$6]*([.A41]-[.$C$5]);IF([.A41]&lt;[.$C$7];[.$B$6]+[.$D$7]*([.A41]-[.$C$6]);IF([.A41]&lt;[.$C$8];[.$B$7]+[.$D$8]*([.A41]-[.$C$7]);[.$B$8]))))" office:value-type="float" office:value="50" calcext:value-type="float">
            <text:p>50,0</text:p>
          </table:table-cell>
          <table:table-cell table:style-name="ce71" table:formula="of:=[.$A$2]*[.C41]/100*[.$A$6]" office:value-type="float" office:value="12.6126" calcext:value-type="float">
            <text:p>12,6</text:p>
          </table:table-cell>
          <table:table-cell table:style-name="ce77" table:formula="of:=[.D41]*[.B41]/[.$E$2]*[.$B$2]" office:value-type="float" office:value="10772.6802522875" calcext:value-type="float">
            <text:p>10.773</text:p>
          </table:table-cell>
          <table:table-cell table:style-name="ce68" table:formula="of:=IF([.A41]&lt;[.$G$5];[.$F$5];IF([.A41]&lt;[.$G$6];[.$F$5]+[.$H$6]*([.A41]-[.$G$5]);IF([.A41]&lt;[.$G$7];[.$F$6]+[.$H$7]*([.A41]-[.$G$6]);IF([.A41]&lt;[.$G$8];[.$F$7]+[.$H$8]*([.A41]-[.$G$7]);[.$F$8]))))" office:value-type="float" office:value="25" calcext:value-type="float">
            <text:p>25,0</text:p>
          </table:table-cell>
          <table:table-cell table:style-name="ce71" table:formula="of:=[.$A$2]*[.F41]/100*[.$E$6]" office:value-type="float" office:value="12.637625" calcext:value-type="float">
            <text:p>12,6</text:p>
          </table:table-cell>
          <table:table-cell table:style-name="ce77" table:formula="of:=[.G41]*[.B41]/[.$E$2]*[.$B$2]" office:value-type="float" office:value="10794.0546178674" calcext:value-type="float">
            <text:p>10.794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41]+3" office:value-type="float" office:value="93" calcext:value-type="float">
            <text:p>93</text:p>
          </table:table-cell>
          <table:table-cell table:style-name="ce67" table:formula="of:=[.A42]*7250/80" office:value-type="float" office:value="8428.125" calcext:value-type="float">
            <text:p>8428</text:p>
          </table:table-cell>
          <table:table-cell table:style-name="ce68" table:formula="of:=IF([.A42]&lt;[.$C$5];[.$B$5];IF([.A42]&lt;[.$C$6];[.$B$5]+[.$D$6]*([.A42]-[.$C$5]);IF([.A42]&lt;[.$C$7];[.$B$6]+[.$D$7]*([.A42]-[.$C$6]);IF([.A42]&lt;[.$C$8];[.$B$7]+[.$D$8]*([.A42]-[.$C$7]);[.$B$8]))))" office:value-type="float" office:value="50" calcext:value-type="float">
            <text:p>50,0</text:p>
          </table:table-cell>
          <table:table-cell table:style-name="ce71" table:formula="of:=[.$A$2]*[.C42]/100*[.$A$6]" office:value-type="float" office:value="12.6126" calcext:value-type="float">
            <text:p>12,6</text:p>
          </table:table-cell>
          <table:table-cell table:style-name="ce77" table:formula="of:=[.D42]*[.B42]/[.$E$2]*[.$B$2]" office:value-type="float" office:value="11131.7695940304" calcext:value-type="float">
            <text:p>11.132</text:p>
          </table:table-cell>
          <table:table-cell table:style-name="ce68" table:formula="of:=IF([.A42]&lt;[.$G$5];[.$F$5];IF([.A42]&lt;[.$G$6];[.$F$5]+[.$H$6]*([.A42]-[.$G$5]);IF([.A42]&lt;[.$G$7];[.$F$6]+[.$H$7]*([.A42]-[.$G$6]);IF([.A42]&lt;[.$G$8];[.$F$7]+[.$H$8]*([.A42]-[.$G$7]);[.$F$8]))))" office:value-type="float" office:value="25" calcext:value-type="float">
            <text:p>25,0</text:p>
          </table:table-cell>
          <table:table-cell table:style-name="ce71" table:formula="of:=[.$A$2]*[.F42]/100*[.$E$6]" office:value-type="float" office:value="12.637625" calcext:value-type="float">
            <text:p>12,6</text:p>
          </table:table-cell>
          <table:table-cell table:style-name="ce77" table:formula="of:=[.G42]*[.B42]/[.$E$2]*[.$B$2]" office:value-type="float" office:value="11153.856438463" calcext:value-type="float">
            <text:p>11.154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42]+3" office:value-type="float" office:value="96" calcext:value-type="float">
            <text:p>96</text:p>
          </table:table-cell>
          <table:table-cell table:style-name="ce67" table:formula="of:=[.A43]*7250/80" office:value-type="float" office:value="8700" calcext:value-type="float">
            <text:p>8700</text:p>
          </table:table-cell>
          <table:table-cell table:style-name="ce68" table:formula="of:=IF([.A43]&lt;[.$C$5];[.$B$5];IF([.A43]&lt;[.$C$6];[.$B$5]+[.$D$6]*([.A43]-[.$C$5]);IF([.A43]&lt;[.$C$7];[.$B$6]+[.$D$7]*([.A43]-[.$C$6]);IF([.A43]&lt;[.$C$8];[.$B$7]+[.$D$8]*([.A43]-[.$C$7]);[.$B$8]))))" office:value-type="float" office:value="50" calcext:value-type="float">
            <text:p>50,0</text:p>
          </table:table-cell>
          <table:table-cell table:style-name="ce71" table:formula="of:=[.$A$2]*[.C43]/100*[.$A$6]" office:value-type="float" office:value="12.6126" calcext:value-type="float">
            <text:p>12,6</text:p>
          </table:table-cell>
          <table:table-cell table:style-name="ce77" table:formula="of:=[.D43]*[.B43]/[.$E$2]*[.$B$2]" office:value-type="float" office:value="11490.8589357733" calcext:value-type="float">
            <text:p>11.491</text:p>
          </table:table-cell>
          <table:table-cell table:style-name="ce68" table:formula="of:=IF([.A43]&lt;[.$G$5];[.$F$5];IF([.A43]&lt;[.$G$6];[.$F$5]+[.$H$6]*([.A43]-[.$G$5]);IF([.A43]&lt;[.$G$7];[.$F$6]+[.$H$7]*([.A43]-[.$G$6]);IF([.A43]&lt;[.$G$8];[.$F$7]+[.$H$8]*([.A43]-[.$G$7]);[.$F$8]))))" office:value-type="float" office:value="25" calcext:value-type="float">
            <text:p>25,0</text:p>
          </table:table-cell>
          <table:table-cell table:style-name="ce71" table:formula="of:=[.$A$2]*[.F43]/100*[.$E$6]" office:value-type="float" office:value="12.637625" calcext:value-type="float">
            <text:p>12,6</text:p>
          </table:table-cell>
          <table:table-cell table:style-name="ce77" table:formula="of:=[.G43]*[.B43]/[.$E$2]*[.$B$2]" office:value-type="float" office:value="11513.6582590586" calcext:value-type="float">
            <text:p>11.514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7">
          <table:table-cell table:style-name="ce64" table:formula="of:=[.A43]+3" office:value-type="float" office:value="99" calcext:value-type="float">
            <text:p>99</text:p>
          </table:table-cell>
          <table:table-cell table:style-name="ce67" table:formula="of:=[.A44]*7250/80" office:value-type="float" office:value="8971.875" calcext:value-type="float">
            <text:p>8972</text:p>
          </table:table-cell>
          <table:table-cell table:style-name="ce68" table:formula="of:=IF([.A44]&lt;[.$C$5];[.$B$5];IF([.A44]&lt;[.$C$6];[.$B$5]+[.$D$6]*([.A44]-[.$C$5]);IF([.A44]&lt;[.$C$7];[.$B$6]+[.$D$7]*([.A44]-[.$C$6]);IF([.A44]&lt;[.$C$8];[.$B$7]+[.$D$8]*([.A44]-[.$C$7]);[.$B$8]))))" office:value-type="float" office:value="50" calcext:value-type="float">
            <text:p>50,0</text:p>
          </table:table-cell>
          <table:table-cell table:style-name="ce71" table:formula="of:=[.$A$2]*[.C44]/100*[.$A$6]" office:value-type="float" office:value="12.6126" calcext:value-type="float">
            <text:p>12,6</text:p>
          </table:table-cell>
          <table:table-cell table:style-name="ce78" table:formula="of:=[.D44]*[.B44]/[.$E$2]*[.$B$2]" office:value-type="float" office:value="11849.9482775162" calcext:value-type="float">
            <text:p>11.850</text:p>
          </table:table-cell>
          <table:table-cell table:style-name="ce68" table:formula="of:=IF([.A44]&lt;[.$G$5];[.$F$5];IF([.A44]&lt;[.$G$6];[.$F$5]+[.$H$6]*([.A44]-[.$G$5]);IF([.A44]&lt;[.$G$7];[.$F$6]+[.$H$7]*([.A44]-[.$G$6]);IF([.A44]&lt;[.$G$8];[.$F$7]+[.$H$8]*([.A44]-[.$G$7]);[.$F$8]))))" office:value-type="float" office:value="25" calcext:value-type="float">
            <text:p>25,0</text:p>
          </table:table-cell>
          <table:table-cell table:style-name="ce71" table:formula="of:=[.$A$2]*[.F44]/100*[.$E$6]" office:value-type="float" office:value="12.637625" calcext:value-type="float">
            <text:p>12,6</text:p>
          </table:table-cell>
          <table:table-cell table:style-name="ce78" table:formula="of:=[.G44]*[.B44]/[.$E$2]*[.$B$2]" office:value-type="float" office:value="11873.4600796542" calcext:value-type="float">
            <text:p>11.873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7">
          <table:table-cell table:style-name="ce64" table:formula="of:=[.A44]+3" office:value-type="float" office:value="102" calcext:value-type="float">
            <text:p>102</text:p>
          </table:table-cell>
          <table:table-cell table:style-name="ce67" table:formula="of:=[.A45]*7250/80" office:value-type="float" office:value="9243.75" calcext:value-type="float">
            <text:p>9244</text:p>
          </table:table-cell>
          <table:table-cell table:style-name="ce68" table:formula="of:=IF([.A45]&lt;[.$C$5];[.$B$5];IF([.A45]&lt;[.$C$6];[.$B$5]+[.$D$6]*([.A45]-[.$C$5]);IF([.A45]&lt;[.$C$7];[.$B$6]+[.$D$7]*([.A45]-[.$C$6]);IF([.A45]&lt;[.$C$8];[.$B$7]+[.$D$8]*([.A45]-[.$C$7]);[.$B$8]))))" office:value-type="float" office:value="50" calcext:value-type="float">
            <text:p>50,0</text:p>
          </table:table-cell>
          <table:table-cell table:style-name="ce71" table:formula="of:=[.$A$2]*[.C45]/100*[.$A$6]" office:value-type="float" office:value="12.6126" calcext:value-type="float">
            <text:p>12,6</text:p>
          </table:table-cell>
          <table:table-cell table:style-name="ce79" table:formula="of:=[.D45]*[.B45]/[.$E$2]*[.$B$2]" office:value-type="float" office:value="12209.0376192592" calcext:value-type="float">
            <text:p>12.209</text:p>
          </table:table-cell>
          <table:table-cell table:style-name="ce68" table:formula="of:=IF([.A45]&lt;[.$G$5];[.$F$5];IF([.A45]&lt;[.$G$6];[.$F$5]+[.$H$6]*([.A45]-[.$G$5]);IF([.A45]&lt;[.$G$7];[.$F$6]+[.$H$7]*([.A45]-[.$G$6]);IF([.A45]&lt;[.$G$8];[.$F$7]+[.$H$8]*([.A45]-[.$G$7]);[.$F$8]))))" office:value-type="float" office:value="25" calcext:value-type="float">
            <text:p>25,0</text:p>
          </table:table-cell>
          <table:table-cell table:style-name="ce71" table:formula="of:=[.$A$2]*[.F45]/100*[.$E$6]" office:value-type="float" office:value="12.637625" calcext:value-type="float">
            <text:p>12,6</text:p>
          </table:table-cell>
          <table:table-cell table:style-name="ce79" table:formula="of:=[.G45]*[.B45]/[.$E$2]*[.$B$2]" office:value-type="float" office:value="12233.2619002497" calcext:value-type="float">
            <text:p>12.233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7">
          <table:table-cell table:style-name="ce64" table:formula="of:=[.A45]+3" office:value-type="float" office:value="105" calcext:value-type="float">
            <text:p>105</text:p>
          </table:table-cell>
          <table:table-cell table:style-name="ce67" table:formula="of:=[.A46]*7250/80" office:value-type="float" office:value="9515.625" calcext:value-type="float">
            <text:p>9516</text:p>
          </table:table-cell>
          <table:table-cell table:style-name="ce68" table:formula="of:=IF([.A46]&lt;[.$C$5];[.$B$5];IF([.A46]&lt;[.$C$6];[.$B$5]+[.$D$6]*([.A46]-[.$C$5]);IF([.A46]&lt;[.$C$7];[.$B$6]+[.$D$7]*([.A46]-[.$C$6]);IF([.A46]&lt;[.$C$8];[.$B$7]+[.$D$8]*([.A46]-[.$C$7]);[.$B$8]))))" office:value-type="float" office:value="50" calcext:value-type="float">
            <text:p>50,0</text:p>
          </table:table-cell>
          <table:table-cell table:style-name="ce71" table:formula="of:=[.$A$2]*[.C46]/100*[.$A$6]" office:value-type="float" office:value="12.6126" calcext:value-type="float">
            <text:p>12,6</text:p>
          </table:table-cell>
          <table:table-cell table:style-name="ce80" table:formula="of:=[.D46]*[.B46]/[.$E$2]*[.$B$2]" office:value-type="float" office:value="12568.1269610021" calcext:value-type="float">
            <text:p>12.568</text:p>
          </table:table-cell>
          <table:table-cell table:style-name="ce68" table:formula="of:=IF([.A46]&lt;[.$G$5];[.$F$5];IF([.A46]&lt;[.$G$6];[.$F$5]+[.$H$6]*([.A46]-[.$G$5]);IF([.A46]&lt;[.$G$7];[.$F$6]+[.$H$7]*([.A46]-[.$G$6]);IF([.A46]&lt;[.$G$8];[.$F$7]+[.$H$8]*([.A46]-[.$G$7]);[.$F$8]))))" office:value-type="float" office:value="25" calcext:value-type="float">
            <text:p>25,0</text:p>
          </table:table-cell>
          <table:table-cell table:style-name="ce71" table:formula="of:=[.$A$2]*[.F46]/100*[.$E$6]" office:value-type="float" office:value="12.637625" calcext:value-type="float">
            <text:p>12,6</text:p>
          </table:table-cell>
          <table:table-cell table:style-name="ce80" table:formula="of:=[.G46]*[.B46]/[.$E$2]*[.$B$2]" office:value-type="float" office:value="12593.0637208453" calcext:value-type="float">
            <text:p>12.593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7">
          <table:table-cell table:style-name="ce64" table:formula="of:=[.A46]+3" office:value-type="float" office:value="108" calcext:value-type="float">
            <text:p>108</text:p>
          </table:table-cell>
          <table:table-cell table:style-name="ce67" table:formula="of:=[.A47]*7250/80" office:value-type="float" office:value="9787.5" calcext:value-type="float">
            <text:p>9788</text:p>
          </table:table-cell>
          <table:table-cell table:style-name="ce68" table:formula="of:=IF([.A47]&lt;[.$C$5];[.$B$5];IF([.A47]&lt;[.$C$6];[.$B$5]+[.$D$6]*([.A47]-[.$C$5]);IF([.A47]&lt;[.$C$7];[.$B$6]+[.$D$7]*([.A47]-[.$C$6]);IF([.A47]&lt;[.$C$8];[.$B$7]+[.$D$8]*([.A47]-[.$C$7]);[.$B$8]))))" office:value-type="float" office:value="50" calcext:value-type="float">
            <text:p>50,0</text:p>
          </table:table-cell>
          <table:table-cell table:style-name="ce71" table:formula="of:=[.$A$2]*[.C47]/100*[.$A$6]" office:value-type="float" office:value="12.6126" calcext:value-type="float">
            <text:p>12,6</text:p>
          </table:table-cell>
          <table:table-cell table:style-name="ce81" table:formula="of:=[.D47]*[.B47]/[.$E$2]*[.$B$2]" office:value-type="float" office:value="12927.216302745" calcext:value-type="float">
            <text:p>12.927</text:p>
          </table:table-cell>
          <table:table-cell table:style-name="ce68" table:formula="of:=IF([.A47]&lt;[.$G$5];[.$F$5];IF([.A47]&lt;[.$G$6];[.$F$5]+[.$H$6]*([.A47]-[.$G$5]);IF([.A47]&lt;[.$G$7];[.$F$6]+[.$H$7]*([.A47]-[.$G$6]);IF([.A47]&lt;[.$G$8];[.$F$7]+[.$H$8]*([.A47]-[.$G$7]);[.$F$8]))))" office:value-type="float" office:value="25" calcext:value-type="float">
            <text:p>25,0</text:p>
          </table:table-cell>
          <table:table-cell table:style-name="ce71" table:formula="of:=[.$A$2]*[.F47]/100*[.$E$6]" office:value-type="float" office:value="12.637625" calcext:value-type="float">
            <text:p>12,6</text:p>
          </table:table-cell>
          <table:table-cell table:style-name="ce81" table:formula="of:=[.G47]*[.B47]/[.$E$2]*[.$B$2]" office:value-type="float" office:value="12952.8655414409" calcext:value-type="float">
            <text:p>12.953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7">
          <table:table-cell table:style-name="ce64" table:formula="of:=[.A47]+3" office:value-type="float" office:value="111" calcext:value-type="float">
            <text:p>111</text:p>
          </table:table-cell>
          <table:table-cell table:style-name="ce67" table:formula="of:=[.A48]*7250/80" office:value-type="float" office:value="10059.375" calcext:value-type="float">
            <text:p>10059</text:p>
          </table:table-cell>
          <table:table-cell table:style-name="ce68" table:formula="of:=IF([.A48]&lt;[.$C$5];[.$B$5];IF([.A48]&lt;[.$C$6];[.$B$5]+[.$D$6]*([.A48]-[.$C$5]);IF([.A48]&lt;[.$C$7];[.$B$6]+[.$D$7]*([.A48]-[.$C$6]);IF([.A48]&lt;[.$C$8];[.$B$7]+[.$D$8]*([.A48]-[.$C$7]);[.$B$8]))))" office:value-type="float" office:value="50" calcext:value-type="float">
            <text:p>50,0</text:p>
          </table:table-cell>
          <table:table-cell table:style-name="ce71" table:formula="of:=[.$A$2]*[.C48]/100*[.$A$6]" office:value-type="float" office:value="12.6126" calcext:value-type="float">
            <text:p>12,6</text:p>
          </table:table-cell>
          <table:table-cell table:style-name="ce82" table:formula="of:=[.D48]*[.B48]/[.$E$2]*[.$B$2]" office:value-type="float" office:value="13286.3056444879" calcext:value-type="float">
            <text:p>13.286</text:p>
          </table:table-cell>
          <table:table-cell table:style-name="ce68" table:formula="of:=IF([.A48]&lt;[.$G$5];[.$F$5];IF([.A48]&lt;[.$G$6];[.$F$5]+[.$H$6]*([.A48]-[.$G$5]);IF([.A48]&lt;[.$G$7];[.$F$6]+[.$H$7]*([.A48]-[.$G$6]);IF([.A48]&lt;[.$G$8];[.$F$7]+[.$H$8]*([.A48]-[.$G$7]);[.$F$8]))))" office:value-type="float" office:value="25" calcext:value-type="float">
            <text:p>25,0</text:p>
          </table:table-cell>
          <table:table-cell table:style-name="ce71" table:formula="of:=[.$A$2]*[.F48]/100*[.$E$6]" office:value-type="float" office:value="12.637625" calcext:value-type="float">
            <text:p>12,6</text:p>
          </table:table-cell>
          <table:table-cell table:style-name="ce82" table:formula="of:=[.G48]*[.B48]/[.$E$2]*[.$B$2]" office:value-type="float" office:value="13312.6673620365" calcext:value-type="float">
            <text:p>13.313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3">
          <table:table-cell table:style-name="ce64" table:number-columns-repeated="3"/>
          <table:table-cell table:number-columns-repeated="5"/>
          <table:table-cell table:style-name="ce64" table:number-columns-repeated="7"/>
          <table:table-cell table:style-name="ce96"/>
          <table:table-cell table:style-name="ce64" table:number-columns-repeated="1008"/>
        </table:table-row>
        <table:table-row table:style-name="ro1">
          <table:table-cell table:number-columns-repeated="3"/>
          <table:table-cell table:style-name="ce73" office:value-type="string" calcext:value-type="string">
            <text:p>Sum:</text:p>
          </table:table-cell>
          <table:table-cell table:style-name="ce83" table:formula="of:=SUM([.E12:.E41])" office:value-type="float" office:value="244367.478842889" calcext:value-type="float">
            <text:p>244.367</text:p>
          </table:table-cell>
          <table:table-cell/>
          <table:table-cell table:style-name="ce73" office:value-type="string" calcext:value-type="string">
            <text:p>Sum:</text:p>
          </table:table-cell>
          <table:table-cell table:style-name="ce89" table:formula="of:=SUM([.H12:.H41])" office:value-type="float" office:value="297237.786845383" calcext:value-type="float">
            <text:p>297.238</text:p>
          </table:table-cell>
          <table:table-cell table:number-columns-repeated="7"/>
          <table:table-cell table:style-name="ce60"/>
          <table:table-cell table:number-columns-repeated="1008"/>
        </table:table-row>
        <table:table-row table:style-name="ro1">
          <table:table-cell table:style-name="ce41"/>
          <table:table-cell table:style-name="ce46"/>
          <table:table-cell table:style-name="ce51"/>
          <table:table-cell table:style-name="ce74"/>
          <table:table-cell table:style-name="ce84" table:formula="of:=[.E50]/(30*[.$D$2])" office:value-type="percentage" office:value="1.01819782851204" calcext:value-type="percentage">
            <text:p>101,8%</text:p>
          </table:table-cell>
          <table:table-cell/>
          <table:table-cell table:style-name="ce74"/>
          <table:table-cell table:style-name="ce90" table:formula="of:=[.H50]/(30*[.$D$2])" office:value-type="percentage" office:value="1.23849077852243" calcext:value-type="percentage">
            <text:p>123,8%</text:p>
          </table:table-cell>
          <table:table-cell table:number-columns-repeated="6"/>
          <table:table-cell table:style-name="ce41"/>
          <table:table-cell table:style-name="ce60"/>
          <table:table-cell table:style-name="ce53"/>
          <table:table-cell table:number-columns-repeated="2"/>
          <table:table-cell table:style-name="ce11"/>
          <table:table-cell table:style-name="ce54"/>
          <table:table-cell table:style-name="ce11" table:number-columns-repeated="2"/>
          <table:table-cell table:number-columns-repeated="1001"/>
        </table:table-row>
        <table:table-row table:style-name="ro8">
          <table:table-cell table:style-name="ce41"/>
          <table:table-cell table:style-name="ce46"/>
          <table:table-cell table:style-name="ce51"/>
          <table:table-cell table:style-name="ce74"/>
          <table:table-cell table:style-name="ce84"/>
          <table:table-cell/>
          <table:table-cell table:style-name="ce74"/>
          <table:table-cell table:style-name="ce90"/>
          <table:table-cell table:number-columns-repeated="6"/>
          <table:table-cell table:style-name="ce41"/>
          <table:table-cell table:style-name="ce60"/>
          <table:table-cell table:style-name="ce53"/>
          <table:table-cell table:number-columns-repeated="2"/>
          <table:table-cell table:style-name="ce11"/>
          <table:table-cell table:style-name="ce54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3" office:value-type="string" calcext:value-type="string">
            <text:p>Limiter peak:</text:p>
          </table:table-cell>
          <table:table-cell table:style-name="ce85" table:formula="of:=MAX([.E12:.E41])+800" office:value-type="float" office:value="11843.5362129164" calcext:value-type="float">
            <text:p>11.844</text:p>
          </table:table-cell>
          <table:table-cell/>
          <table:table-cell table:style-name="ce73" office:value-type="string" calcext:value-type="string">
            <text:p>Limiter peak:</text:p>
          </table:table-cell>
          <table:table-cell table:style-name="ce91" table:formula="of:=MAX([.H12:.H41])+800" office:value-type="float" office:value="12198.521676468" calcext:value-type="float">
            <text:p>12.199</text:p>
          </table:table-cell>
          <table:table-cell table:number-columns-repeated="7"/>
          <table:table-cell table:style-name="ce60"/>
          <table:table-cell table:style-name="ce53" table:number-columns-repeated="3"/>
          <table:table-cell table:style-name="ce11"/>
          <table:table-cell table:style-name="ce54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4"/>
          <table:table-cell table:style-name="ce86" table:formula="of:=[.E53]/[.$D$2]" office:value-type="percentage" office:value="1.48044202661455" calcext:value-type="percentage">
            <text:p>148,0%</text:p>
          </table:table-cell>
          <table:table-cell table:style-name="ce51"/>
          <table:table-cell table:style-name="ce74"/>
          <table:table-cell table:style-name="ce90" table:formula="of:=[.H53]/[.$D$2]" office:value-type="percentage" office:value="1.5248152095585" calcext:value-type="percentage">
            <text:p>152,5%</text:p>
          </table:table-cell>
          <table:table-cell table:number-columns-repeated="7"/>
          <table:table-cell table:style-name="ce60"/>
          <table:table-cell table:style-name="ce53" table:number-columns-repeated="3"/>
          <table:table-cell table:style-name="ce11"/>
          <table:table-cell table:style-name="ce54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29" office:value-type="string" calcext:value-type="string">
            <text:p>Auto power ref:</text:p>
          </table:table-cell>
          <table:table-cell table:style-name="ce87" table:formula="of:=ROUNDUP([.E53];-2)/100" office:value-type="float" office:value="119" calcext:value-type="float">
            <text:p>119</text:p>
          </table:table-cell>
          <table:table-cell/>
          <table:table-cell table:style-name="ce29" office:value-type="string" calcext:value-type="string">
            <text:p>Auto power ref:</text:p>
          </table:table-cell>
          <table:table-cell table:style-name="ce92" table:formula="of:=ROUNDUP([.H53];-2)/100" office:value-type="float" office:value="122" calcext:value-type="float">
            <text:p>122</text:p>
          </table:table-cell>
          <table:table-cell table:number-columns-repeated="7"/>
          <table:table-cell table:style-name="ce60"/>
          <table:table-cell table:style-name="ce53" table:number-columns-repeated="3"/>
          <table:table-cell table:style-name="ce11"/>
          <table:table-cell table:style-name="ce54"/>
          <table:table-cell table:style-name="ce11" table:number-columns-repeated="2"/>
          <table:table-cell table:number-columns-repeated="1001"/>
        </table:table-row>
        <table:table-row table:style-name="ro3">
          <table:table-cell table:number-columns-repeated="9"/>
          <table:table-cell table:style-name="ce41"/>
          <table:table-cell table:style-name="ce46"/>
          <table:table-cell table:number-columns-repeated="4"/>
          <table:table-cell table:style-name="ce60"/>
          <table:table-cell table:style-name="ce53"/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6"/>
          <table:table-cell table:style-name="ce38"/>
          <table:table-cell table:style-name="ce34"/>
          <table:table-cell table:number-columns-repeated="996"/>
        </table:table-row>
        <table:table-row table:style-name="ro3">
          <table:table-cell table:number-columns-repeated="26"/>
          <table:table-cell table:style-name="ce38"/>
          <table:table-cell table:style-name="ce58"/>
          <table:table-cell table:number-columns-repeated="996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Recupmap_80_A.E11:Recupmap_80_A.E43 Recupmap_80_A.H11:Recupmap_80_A.H43">
            <calcext:condition calcext:apply-style-name="Warnung" calcext:value="&gt;8000" calcext:base-cell-address="Recupmap_80_A.E11"/>
          </calcext:conditional-format>
          <calcext:conditional-format calcext:target-range-address="Recupmap_80_A.G11:Recupmap_80_A.G11">
            <calcext:condition calcext:apply-style-name="Warnung" calcext:value="&lt;[.D11]" calcext:base-cell-address="Recupmap_80_A.G11"/>
          </calcext:conditional-format>
          <calcext:conditional-format calcext:target-range-address="Recupmap_80_A.E44:Recupmap_80_A.E44 Recupmap_80_A.H44:Recupmap_80_A.H44">
            <calcext:condition calcext:apply-style-name="Warnung" calcext:value="&gt;8000" calcext:base-cell-address="Recupmap_80_A.E44"/>
          </calcext:conditional-format>
          <calcext:conditional-format calcext:target-range-address="Recupmap_80_A.E45:Recupmap_80_A.E45 Recupmap_80_A.H45:Recupmap_80_A.H45">
            <calcext:condition calcext:apply-style-name="Warnung" calcext:value="&gt;8000" calcext:base-cell-address="Recupmap_80_A.E45"/>
          </calcext:conditional-format>
          <calcext:conditional-format calcext:target-range-address="Recupmap_80_A.E46:Recupmap_80_A.E46 Recupmap_80_A.H46:Recupmap_80_A.H46">
            <calcext:condition calcext:apply-style-name="Warnung" calcext:value="&gt;8000" calcext:base-cell-address="Recupmap_80_A.E46"/>
          </calcext:conditional-format>
          <calcext:conditional-format calcext:target-range-address="Recupmap_80_A.E47:Recupmap_80_A.E47 Recupmap_80_A.H47:Recupmap_80_A.H47">
            <calcext:condition calcext:apply-style-name="Warnung" calcext:value="&gt;8000" calcext:base-cell-address="Recupmap_80_A.E47"/>
          </calcext:conditional-format>
          <calcext:conditional-format calcext:target-range-address="Recupmap_80_A.E48:Recupmap_80_A.E48 Recupmap_80_A.H48:Recupmap_80_A.H48">
            <calcext:condition calcext:apply-style-name="Warnung" calcext:value="&gt;8000" calcext:base-cell-address="Recupmap_80_A.E48"/>
          </calcext:conditional-format>
        </calcext:conditional-formats>
      </table:table>
      <table:table table:name="Recupmap_80_B" table:style-name="ta1">
        <table:shapes>
          <draw:frame draw:z-index="0" draw:style-name="gr1" svg:width="23.079cm" svg:height="14.769cm" svg:x="20.321cm" svg:y="0.001cm">
            <draw:object draw:notify-on-update-of-ranges="Recupmap_80_B.A11:Recupmap_80_B.A49 Recupmap_80_B.G10:Recupmap_80_B.G10 Recupmap_80_B.G11:Recupmap_80_B.G49 Recupmap_80_B.A11:Recupmap_80_B.A49 Recupmap_80_B.D10:Recupmap_80_B.D10 Recupmap_80_B.D11:Recupmap_80_B.D49 Recupmap_80_B.A11:Recupmap_80_B.A49 Recupmap_80_B.H10:Recupmap_80_B.H10 Recupmap_80_B.H11:Recupmap_80_B.H49 Recupmap_80_B.A11:Recupmap_80_B.A49 Recupmap_80_B.E10:Recupmap_80_B.E10 Recupmap_80_B.E11:Recupmap_80_B.E4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PeakTrq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Scale</text:p>
          </table:table-cell>
          <table:table-cell table:style-name="ce33" office:value-type="string" calcext:value-type="string">
            <text:p>Test limit pwr</text:p>
          </table:table-cell>
          <table:table-cell table:number-columns-repeated="11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61" table:formula="of:=[$Powermap_80.$C$4]" office:value-type="float" office:value="100.1" calcext:value-type="float">
            <text:p>100,100</text:p>
          </table:table-cell>
          <table:table-cell table:number-columns-repeated="2" table:style-name="ce15" office:value-type="percentage" office:value="1" calcext:value-type="percentage">
            <text:p>100%</text:p>
          </table:table-cell>
          <table:table-cell table:style-name="ce69" office:value-type="float" office:value="8000" calcext:value-type="float">
            <text:p>8.000</text:p>
          </table:table-cell>
          <table:table-cell table:style-name="ce75" table:formula="of:=30/PI()" office:value-type="float" office:value="9.54929658551372" calcext:value-type="float">
            <text:p>9,549</text:p>
          </table:table-cell>
          <table:table-cell table:number-columns-repeated="10"/>
          <table:table-cell table:style-name="ce1" table:number-columns-repeated="2"/>
          <table:table-cell table:number-columns-repeated="1007"/>
        </table:table-row>
        <table:table-row table:style-name="ro3">
          <table:table-cell table:number-columns-repeated="15"/>
          <table:table-cell table:style-name="ce1" table:number-columns-repeated="2"/>
          <table:table-cell table:number-columns-repeated="1007"/>
        </table:table-row>
        <table:table-row table:style-name="ro2">
          <table:table-cell table:style-name="ce62" office:value-type="string" calcext:value-type="string">
            <text:p>Neutral</text:p>
          </table:table-cell>
          <table:table-cell table:style-name="ce33" office:value-type="string" calcext:value-type="string">
            <text:p>Torque%</text:p>
          </table:table-cell>
          <table:table-cell table:style-name="ce33" office:value-type="string" calcext:value-type="string">
            <text:p>Speed</text:p>
          </table:table-cell>
          <table:table-cell/>
          <table:table-cell table:style-name="ce76" office:value-type="string" calcext:value-type="string">
            <text:p>Brake</text:p>
          </table:table-cell>
          <table:table-cell table:style-name="ce33" office:value-type="string" calcext:value-type="string">
            <text:p>Torque%</text:p>
          </table:table-cell>
          <table:table-cell table:style-name="ce33" office:value-type="string" calcext:value-type="string">
            <text:p>Speed</text:p>
          </table:table-cell>
          <table:table-cell table:style-name="ce33"/>
          <table:table-cell table:number-columns-repeated="7"/>
          <table:table-cell table:style-name="ce38"/>
          <table:table-cell table:style-name="ce1"/>
          <table:table-cell table:number-columns-repeated="1007"/>
        </table:table-row>
        <table:table-row table:style-name="ro4">
          <table:table-cell table:style-name="ce15" office:value-type="percentage" office:value="0.25" calcext:value-type="percentage">
            <text:p>25%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float" office:value="45" calcext:value-type="float">
            <text:p>45</text:p>
          </table:table-cell>
          <table:table-cell/>
          <table:table-cell table:style-name="ce15" office:value-type="percentage" office:value="0.5" calcext:value-type="percentage">
            <text:p>50%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8"/>
          <table:table-cell table:style-name="ce1" table:number-columns-repeated="2"/>
          <table:table-cell table:number-columns-repeated="13"/>
          <table:table-cell table:style-name="ce11" table:number-columns-repeated="3"/>
          <table:table-cell table:number-columns-repeated="991"/>
        </table:table-row>
        <table:table-row table:style-name="ro4">
          <table:table-cell table:style-name="ce63" table:formula="of:=FLOOR([.A5]/180*INT(182*[.$C$2]);0.001)" office:value-type="percentage" office:value="0.252" calcext:value-type="percentage">
            <text:p>25,2%</text:p>
          </table:table-cell>
          <table:table-cell table:style-name="ce56" office:value-type="float" office:value="82" calcext:value-type="float">
            <text:p>82</text:p>
          </table:table-cell>
          <table:table-cell table:style-name="ce56" office:value-type="float" office:value="57" calcext:value-type="float">
            <text:p>57</text:p>
          </table:table-cell>
          <table:table-cell table:style-name="ce70" table:formula="of:=([.B6]-[.B5])/([.C6]-[.C5])" office:value-type="float" office:value="-1.5" calcext:value-type="float">
            <text:p>-1,50</text:p>
          </table:table-cell>
          <table:table-cell table:style-name="ce63" table:formula="of:=FLOOR([.E5]/180*INT(182*[.$C$2]);0.001)" office:value-type="percentage" office:value="0.505" calcext:value-type="percentage">
            <text:p>50,5%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42" calcext:value-type="float">
            <text:p>42</text:p>
          </table:table-cell>
          <table:table-cell table:style-name="ce70" table:formula="of:=([.F6]-[.F5])/([.G6]-[.G5])" office:value-type="float" office:value="-2.18181818181818" calcext:value-type="float">
            <text:p>-2,18</text:p>
          </table:table-cell>
          <table:table-cell table:number-columns-repeated="5"/>
          <table:table-cell table:style-name="ce1" table:number-columns-repeated="4"/>
          <table:table-cell table:number-columns-repeated="12"/>
          <table:table-cell table:style-name="ce53"/>
          <table:table-cell table:style-name="ce11" table:number-columns-repeated="3"/>
          <table:table-cell table:number-columns-repeated="991"/>
        </table:table-row>
        <table:table-row table:style-name="ro2">
          <table:table-cell/>
          <table:table-cell table:number-columns-repeated="2" table:style-name="ce56" office:value-type="float" office:value="68" calcext:value-type="float">
            <text:p>68</text:p>
          </table:table-cell>
          <table:table-cell table:style-name="ce70" table:formula="of:=([.B7]-[.B6])/([.C7]-[.C6])" office:value-type="float" office:value="-1.27272727272727" calcext:value-type="float">
            <text:p>-1,27</text:p>
          </table:table-cell>
          <table:table-cell/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68" calcext:value-type="float">
            <text:p>68</text:p>
          </table:table-cell>
          <table:table-cell table:style-name="ce70" table:formula="of:=([.F7]-[.F6])/([.G7]-[.G6])" office:value-type="float" office:value="-0.692307692307692" calcext:value-type="float">
            <text:p>-0,69</text:p>
          </table:table-cell>
          <table:table-cell table:number-columns-repeated="6"/>
          <table:table-cell table:style-name="ce1"/>
          <table:table-cell table:style-name="ce95" table:number-columns-repeated="2"/>
          <table:table-cell table:style-name="ce64" table:number-columns-repeated="12"/>
          <table:table-cell table:style-name="ce97"/>
          <table:table-cell table:style-name="ce67" table:number-columns-repeated="3"/>
          <table:table-cell table:style-name="ce64" table:number-columns-repeated="991"/>
        </table:table-row>
        <table:table-row table:style-name="ro2">
          <table:table-cell table:style-name="ce64"/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90" calcext:value-type="float">
            <text:p>90</text:p>
          </table:table-cell>
          <table:table-cell table:style-name="ce70" table:formula="of:=([.B8]-[.B7])/([.C8]-[.C7])" office:value-type="float" office:value="-0.727272727272727" calcext:value-type="float">
            <text:p>-0,73</text:p>
          </table:table-cell>
          <table:table-cell/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90" calcext:value-type="float">
            <text:p>90</text:p>
          </table:table-cell>
          <table:table-cell table:style-name="ce70" table:formula="of:=([.F8]-[.F7])/([.G8]-[.G7])" office:value-type="float" office:value="-0.363636363636364" calcext:value-type="float">
            <text:p>-0,36</text:p>
          </table:table-cell>
          <table:table-cell table:number-columns-repeated="6"/>
          <table:table-cell table:style-name="ce93"/>
          <table:table-cell table:style-name="ce95" table:number-columns-repeated="2"/>
          <table:table-cell table:style-name="ce64" table:number-columns-repeated="12"/>
          <table:table-cell table:style-name="ce97"/>
          <table:table-cell table:style-name="ce67" table:number-columns-repeated="3"/>
          <table:table-cell table:style-name="ce64" table:number-columns-repeated="991"/>
        </table:table-row>
        <table:table-row table:style-name="ro5">
          <table:table-cell table:style-name="ce64" table:number-columns-repeated="16"/>
          <table:table-cell table:style-name="ce95"/>
          <table:table-cell table:style-name="ce64" table:number-columns-repeated="1007"/>
        </table:table-row>
        <table:table-row table:style-name="ro5">
          <table:table-cell table:style-name="ce65" office:value-type="string" calcext:value-type="string">
            <text:p>kph</text:p>
          </table:table-cell>
          <table:table-cell table:style-name="ce65" office:value-type="string" calcext:value-type="string">
            <text:p>rpm</text:p>
          </table:table-cell>
          <table:table-cell table:style-name="ce65" office:value-type="string" calcext:value-type="string">
            <text:p>Ntr_Trq_%</text:p>
          </table:table-cell>
          <table:table-cell table:style-name="ce65" office:value-type="string" calcext:value-type="string">
            <text:p>Ntr_Trq</text:p>
          </table:table-cell>
          <table:table-cell table:style-name="ce65" office:value-type="string" calcext:value-type="string">
            <text:p>Ntr_Pwr</text:p>
          </table:table-cell>
          <table:table-cell table:style-name="ce65" office:value-type="string" calcext:value-type="string">
            <text:p>Brk_Trq_%</text:p>
          </table:table-cell>
          <table:table-cell table:style-name="ce65" office:value-type="string" calcext:value-type="string">
            <text:p>Brk_Trq</text:p>
          </table:table-cell>
          <table:table-cell table:style-name="ce65" office:value-type="string" calcext:value-type="string">
            <text:p>Brk_Pwr</text:p>
          </table:table-cell>
          <table:table-cell table:style-name="ce64" table:number-columns-repeated="6"/>
          <table:table-cell table:style-name="ce65"/>
          <table:table-cell table:style-name="ce64"/>
          <table:table-cell table:style-name="ce95"/>
          <table:table-cell table:style-name="ce64" table:number-columns-repeated="1007"/>
        </table:table-row>
        <table:table-row table:style-name="ro6">
          <table:table-cell table:style-name="ce64" office:value-type="float" office:value="0" calcext:value-type="float">
            <text:p>0</text:p>
          </table:table-cell>
          <table:table-cell table:style-name="ce67" table:formula="of:=[.A11]*7250/80" office:value-type="float" office:value="0" calcext:value-type="float">
            <text:p>0</text:p>
          </table:table-cell>
          <table:table-cell table:style-name="ce68" table:formula="of:=IF([.A11]&lt;[.$C$5];[.$B$5];IF([.A11]&lt;[.$C$6];[.$B$5]+[.$D$6]*([.A11]-[.$C$5]);IF([.A11]&lt;[.$C$7];[.$B$6]+[.$D$7]*([.A11]-[.$C$6]);IF([.A11]&lt;[.$C$8];[.$B$7]+[.$D$8]*([.A11]-[.$C$7]);[.$B$8]))))" office:value-type="float" office:value="100" calcext:value-type="float">
            <text:p>100,0</text:p>
          </table:table-cell>
          <table:table-cell table:style-name="ce71" table:formula="of:=[.$A$2]*[.C11]/100*[.$A$6]" office:value-type="float" office:value="25.2252" calcext:value-type="float">
            <text:p>25,2</text:p>
          </table:table-cell>
          <table:table-cell table:style-name="ce98" table:formula="of:=[.D11]*[.B11]/[.$E$2]*[.$B$2]" office:value-type="float" office:value="0" calcext:value-type="float">
            <text:p>0</text:p>
          </table:table-cell>
          <table:table-cell table:style-name="ce68" table:formula="of:=IF([.A11]&lt;[.$G$5];[.$F$5];IF([.A11]&lt;[.$G$6];[.$F$5]+[.$H$6]*([.A11]-[.$G$5]);IF([.A11]&lt;[.$G$7];[.$F$6]+[.$H$7]*([.A11]-[.$G$6]);IF([.A11]&lt;[.$G$8];[.$F$7]+[.$H$8]*([.A11]-[.$G$7]);[.$F$8]))))" office:value-type="float" office:value="100" calcext:value-type="float">
            <text:p>100,0</text:p>
          </table:table-cell>
          <table:table-cell table:style-name="ce106" table:formula="of:=[.$A$2]*[.F11]/100*[.$E$6]" office:value-type="float" office:value="50.5505" calcext:value-type="float">
            <text:p>50,6</text:p>
          </table:table-cell>
          <table:table-cell table:style-name="ce98" table:formula="of:=[.G11]*[.B11]/[.$E$2]*[.$B$2]" office:value-type="float" office:value="0" calcext:value-type="float">
            <text:p>0</text:p>
          </table:table-cell>
          <table:table-cell table:style-name="ce64" table:number-columns-repeated="6"/>
          <table:table-cell table:style-name="ce94"/>
          <table:table-cell table:style-name="ce64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1]+3" office:value-type="float" office:value="3" calcext:value-type="float">
            <text:p>3</text:p>
          </table:table-cell>
          <table:table-cell table:style-name="ce67" table:formula="of:=[.A12]*7250/80" office:value-type="float" office:value="271.875" calcext:value-type="float">
            <text:p>272</text:p>
          </table:table-cell>
          <table:table-cell table:style-name="ce68" table:formula="of:=IF([.A12]&lt;[.$C$5];[.$B$5];IF([.A12]&lt;[.$C$6];[.$B$5]+[.$D$6]*([.A12]-[.$C$5]);IF([.A12]&lt;[.$C$7];[.$B$6]+[.$D$7]*([.A12]-[.$C$6]);IF([.A12]&lt;[.$C$8];[.$B$7]+[.$D$8]*([.A12]-[.$C$7]);[.$B$8]))))" office:value-type="float" office:value="100" calcext:value-type="float">
            <text:p>100,0</text:p>
          </table:table-cell>
          <table:table-cell table:style-name="ce71" table:formula="of:=[.$A$2]*[.C12]/100*[.$A$6]" office:value-type="float" office:value="25.2252" calcext:value-type="float">
            <text:p>25,2</text:p>
          </table:table-cell>
          <table:table-cell table:style-name="ce98" table:formula="of:=[.D12]*[.B12]/[.$E$2]*[.$B$2]" office:value-type="float" office:value="718.178683485833" calcext:value-type="float">
            <text:p>718</text:p>
          </table:table-cell>
          <table:table-cell table:style-name="ce68" table:formula="of:=IF([.A12]&lt;[.$G$5];[.$F$5];IF([.A12]&lt;[.$G$6];[.$F$5]+[.$H$6]*([.A12]-[.$G$5]);IF([.A12]&lt;[.$G$7];[.$F$6]+[.$H$7]*([.A12]-[.$G$6]);IF([.A12]&lt;[.$G$8];[.$F$7]+[.$H$8]*([.A12]-[.$G$7]);[.$F$8]))))" office:value-type="float" office:value="100" calcext:value-type="float">
            <text:p>100,0</text:p>
          </table:table-cell>
          <table:table-cell table:style-name="ce107" table:formula="of:=[.$A$2]*[.F12]/100*[.$E$6]" office:value-type="float" office:value="50.5505" calcext:value-type="float">
            <text:p>50,6</text:p>
          </table:table-cell>
          <table:table-cell table:style-name="ce98" table:formula="of:=[.G12]*[.B12]/[.$E$2]*[.$B$2]" office:value-type="float" office:value="1439.20728238232" calcext:value-type="float">
            <text:p>1.439</text:p>
          </table:table-cell>
          <table:table-cell table:style-name="ce64" table:number-columns-repeated="6"/>
          <table:table-cell table:style-name="ce94"/>
          <table:table-cell table:style-name="ce64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2]+3" office:value-type="float" office:value="6" calcext:value-type="float">
            <text:p>6</text:p>
          </table:table-cell>
          <table:table-cell table:style-name="ce67" table:formula="of:=[.A13]*7250/80" office:value-type="float" office:value="543.75" calcext:value-type="float">
            <text:p>544</text:p>
          </table:table-cell>
          <table:table-cell table:style-name="ce68" table:formula="of:=IF([.A13]&lt;[.$C$5];[.$B$5];IF([.A13]&lt;[.$C$6];[.$B$5]+[.$D$6]*([.A13]-[.$C$5]);IF([.A13]&lt;[.$C$7];[.$B$6]+[.$D$7]*([.A13]-[.$C$6]);IF([.A13]&lt;[.$C$8];[.$B$7]+[.$D$8]*([.A13]-[.$C$7]);[.$B$8]))))" office:value-type="float" office:value="100" calcext:value-type="float">
            <text:p>100,0</text:p>
          </table:table-cell>
          <table:table-cell table:style-name="ce71" table:formula="of:=[.$A$2]*[.C13]/100*[.$A$6]" office:value-type="float" office:value="25.2252" calcext:value-type="float">
            <text:p>25,2</text:p>
          </table:table-cell>
          <table:table-cell table:style-name="ce98" table:formula="of:=[.D13]*[.B13]/[.$E$2]*[.$B$2]" office:value-type="float" office:value="1436.35736697167" calcext:value-type="float">
            <text:p>1.436</text:p>
          </table:table-cell>
          <table:table-cell table:style-name="ce68" table:formula="of:=IF([.A13]&lt;[.$G$5];[.$F$5];IF([.A13]&lt;[.$G$6];[.$F$5]+[.$H$6]*([.A13]-[.$G$5]);IF([.A13]&lt;[.$G$7];[.$F$6]+[.$H$7]*([.A13]-[.$G$6]);IF([.A13]&lt;[.$G$8];[.$F$7]+[.$H$8]*([.A13]-[.$G$7]);[.$F$8]))))" office:value-type="float" office:value="100" calcext:value-type="float">
            <text:p>100,0</text:p>
          </table:table-cell>
          <table:table-cell table:style-name="ce108" table:formula="of:=[.$A$2]*[.F13]/100*[.$E$6]" office:value-type="float" office:value="50.5505" calcext:value-type="float">
            <text:p>50,6</text:p>
          </table:table-cell>
          <table:table-cell table:style-name="ce98" table:formula="of:=[.G13]*[.B13]/[.$E$2]*[.$B$2]" office:value-type="float" office:value="2878.41456476465" calcext:value-type="float">
            <text:p>2.878</text:p>
          </table:table-cell>
          <table:table-cell table:style-name="ce64" table:number-columns-repeated="6"/>
          <table:table-cell table:style-name="ce94"/>
          <table:table-cell table:style-name="ce64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3]+3" office:value-type="float" office:value="9" calcext:value-type="float">
            <text:p>9</text:p>
          </table:table-cell>
          <table:table-cell table:style-name="ce67" table:formula="of:=[.A14]*7250/80" office:value-type="float" office:value="815.625" calcext:value-type="float">
            <text:p>816</text:p>
          </table:table-cell>
          <table:table-cell table:style-name="ce68" table:formula="of:=IF([.A14]&lt;[.$C$5];[.$B$5];IF([.A14]&lt;[.$C$6];[.$B$5]+[.$D$6]*([.A14]-[.$C$5]);IF([.A14]&lt;[.$C$7];[.$B$6]+[.$D$7]*([.A14]-[.$C$6]);IF([.A14]&lt;[.$C$8];[.$B$7]+[.$D$8]*([.A14]-[.$C$7]);[.$B$8]))))" office:value-type="float" office:value="100" calcext:value-type="float">
            <text:p>100,0</text:p>
          </table:table-cell>
          <table:table-cell table:style-name="ce71" table:formula="of:=[.$A$2]*[.C14]/100*[.$A$6]" office:value-type="float" office:value="25.2252" calcext:value-type="float">
            <text:p>25,2</text:p>
          </table:table-cell>
          <table:table-cell table:style-name="ce98" table:formula="of:=[.D14]*[.B14]/[.$E$2]*[.$B$2]" office:value-type="float" office:value="2154.5360504575" calcext:value-type="float">
            <text:p>2.155</text:p>
          </table:table-cell>
          <table:table-cell table:style-name="ce68" table:formula="of:=IF([.A14]&lt;[.$G$5];[.$F$5];IF([.A14]&lt;[.$G$6];[.$F$5]+[.$H$6]*([.A14]-[.$G$5]);IF([.A14]&lt;[.$G$7];[.$F$6]+[.$H$7]*([.A14]-[.$G$6]);IF([.A14]&lt;[.$G$8];[.$F$7]+[.$H$8]*([.A14]-[.$G$7]);[.$F$8]))))" office:value-type="float" office:value="100" calcext:value-type="float">
            <text:p>100,0</text:p>
          </table:table-cell>
          <table:table-cell table:style-name="ce109" table:formula="of:=[.$A$2]*[.F14]/100*[.$E$6]" office:value-type="float" office:value="50.5505" calcext:value-type="float">
            <text:p>50,6</text:p>
          </table:table-cell>
          <table:table-cell table:style-name="ce98" table:formula="of:=[.G14]*[.B14]/[.$E$2]*[.$B$2]" office:value-type="float" office:value="4317.62184714697" calcext:value-type="float">
            <text:p>4.318</text:p>
          </table:table-cell>
          <table:table-cell table:style-name="ce64" table:number-columns-repeated="6"/>
          <table:table-cell table:style-name="ce94"/>
          <table:table-cell table:style-name="ce64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4]+3" office:value-type="float" office:value="12" calcext:value-type="float">
            <text:p>12</text:p>
          </table:table-cell>
          <table:table-cell table:style-name="ce67" table:formula="of:=[.A15]*7250/80" office:value-type="float" office:value="1087.5" calcext:value-type="float">
            <text:p>1088</text:p>
          </table:table-cell>
          <table:table-cell table:style-name="ce68" table:formula="of:=IF([.A15]&lt;[.$C$5];[.$B$5];IF([.A15]&lt;[.$C$6];[.$B$5]+[.$D$6]*([.A15]-[.$C$5]);IF([.A15]&lt;[.$C$7];[.$B$6]+[.$D$7]*([.A15]-[.$C$6]);IF([.A15]&lt;[.$C$8];[.$B$7]+[.$D$8]*([.A15]-[.$C$7]);[.$B$8]))))" office:value-type="float" office:value="100" calcext:value-type="float">
            <text:p>100,0</text:p>
          </table:table-cell>
          <table:table-cell table:style-name="ce71" table:formula="of:=[.$A$2]*[.C15]/100*[.$A$6]" office:value-type="float" office:value="25.2252" calcext:value-type="float">
            <text:p>25,2</text:p>
          </table:table-cell>
          <table:table-cell table:style-name="ce98" table:formula="of:=[.D15]*[.B15]/[.$E$2]*[.$B$2]" office:value-type="float" office:value="2872.71473394333" calcext:value-type="float">
            <text:p>2.873</text:p>
          </table:table-cell>
          <table:table-cell table:style-name="ce68" table:formula="of:=IF([.A15]&lt;[.$G$5];[.$F$5];IF([.A15]&lt;[.$G$6];[.$F$5]+[.$H$6]*([.A15]-[.$G$5]);IF([.A15]&lt;[.$G$7];[.$F$6]+[.$H$7]*([.A15]-[.$G$6]);IF([.A15]&lt;[.$G$8];[.$F$7]+[.$H$8]*([.A15]-[.$G$7]);[.$F$8]))))" office:value-type="float" office:value="100" calcext:value-type="float">
            <text:p>100,0</text:p>
          </table:table-cell>
          <table:table-cell table:style-name="ce110" table:formula="of:=[.$A$2]*[.F15]/100*[.$E$6]" office:value-type="float" office:value="50.5505" calcext:value-type="float">
            <text:p>50,6</text:p>
          </table:table-cell>
          <table:table-cell table:style-name="ce98" table:formula="of:=[.G15]*[.B15]/[.$E$2]*[.$B$2]" office:value-type="float" office:value="5756.82912952929" calcext:value-type="float">
            <text:p>5.757</text:p>
          </table:table-cell>
          <table:table-cell table:style-name="ce64" table:number-columns-repeated="6"/>
          <table:table-cell table:style-name="ce94"/>
          <table:table-cell table:style-name="ce64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5]+3" office:value-type="float" office:value="15" calcext:value-type="float">
            <text:p>15</text:p>
          </table:table-cell>
          <table:table-cell table:style-name="ce67" table:formula="of:=[.A16]*7250/80" office:value-type="float" office:value="1359.375" calcext:value-type="float">
            <text:p>1359</text:p>
          </table:table-cell>
          <table:table-cell table:style-name="ce68" table:formula="of:=IF([.A16]&lt;[.$C$5];[.$B$5];IF([.A16]&lt;[.$C$6];[.$B$5]+[.$D$6]*([.A16]-[.$C$5]);IF([.A16]&lt;[.$C$7];[.$B$6]+[.$D$7]*([.A16]-[.$C$6]);IF([.A16]&lt;[.$C$8];[.$B$7]+[.$D$8]*([.A16]-[.$C$7]);[.$B$8]))))" office:value-type="float" office:value="100" calcext:value-type="float">
            <text:p>100,0</text:p>
          </table:table-cell>
          <table:table-cell table:style-name="ce71" table:formula="of:=[.$A$2]*[.C16]/100*[.$A$6]" office:value-type="float" office:value="25.2252" calcext:value-type="float">
            <text:p>25,2</text:p>
          </table:table-cell>
          <table:table-cell table:style-name="ce98" table:formula="of:=[.D16]*[.B16]/[.$E$2]*[.$B$2]" office:value-type="float" office:value="3590.89341742916" calcext:value-type="float">
            <text:p>3.591</text:p>
          </table:table-cell>
          <table:table-cell table:style-name="ce68" table:formula="of:=IF([.A16]&lt;[.$G$5];[.$F$5];IF([.A16]&lt;[.$G$6];[.$F$5]+[.$H$6]*([.A16]-[.$G$5]);IF([.A16]&lt;[.$G$7];[.$F$6]+[.$H$7]*([.A16]-[.$G$6]);IF([.A16]&lt;[.$G$8];[.$F$7]+[.$H$8]*([.A16]-[.$G$7]);[.$F$8]))))" office:value-type="float" office:value="100" calcext:value-type="float">
            <text:p>100,0</text:p>
          </table:table-cell>
          <table:table-cell table:style-name="ce111" table:formula="of:=[.$A$2]*[.F16]/100*[.$E$6]" office:value-type="float" office:value="50.5505" calcext:value-type="float">
            <text:p>50,6</text:p>
          </table:table-cell>
          <table:table-cell table:style-name="ce98" table:formula="of:=[.G16]*[.B16]/[.$E$2]*[.$B$2]" office:value-type="float" office:value="7196.03641191162" calcext:value-type="float">
            <text:p>7.196</text:p>
          </table:table-cell>
          <table:table-cell table:style-name="ce64" table:number-columns-repeated="6"/>
          <table:table-cell table:style-name="ce94"/>
          <table:table-cell table:style-name="ce64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6]+3" office:value-type="float" office:value="18" calcext:value-type="float">
            <text:p>18</text:p>
          </table:table-cell>
          <table:table-cell table:style-name="ce67" table:formula="of:=[.A17]*7250/80" office:value-type="float" office:value="1631.25" calcext:value-type="float">
            <text:p>1631</text:p>
          </table:table-cell>
          <table:table-cell table:style-name="ce68" table:formula="of:=IF([.A17]&lt;[.$C$5];[.$B$5];IF([.A17]&lt;[.$C$6];[.$B$5]+[.$D$6]*([.A17]-[.$C$5]);IF([.A17]&lt;[.$C$7];[.$B$6]+[.$D$7]*([.A17]-[.$C$6]);IF([.A17]&lt;[.$C$8];[.$B$7]+[.$D$8]*([.A17]-[.$C$7]);[.$B$8]))))" office:value-type="float" office:value="100" calcext:value-type="float">
            <text:p>100,0</text:p>
          </table:table-cell>
          <table:table-cell table:style-name="ce71" table:formula="of:=[.$A$2]*[.C17]/100*[.$A$6]" office:value-type="float" office:value="25.2252" calcext:value-type="float">
            <text:p>25,2</text:p>
          </table:table-cell>
          <table:table-cell table:style-name="ce98" table:formula="of:=[.D17]*[.B17]/[.$E$2]*[.$B$2]" office:value-type="float" office:value="4309.072100915" calcext:value-type="float">
            <text:p>4.309</text:p>
          </table:table-cell>
          <table:table-cell table:style-name="ce68" table:formula="of:=IF([.A17]&lt;[.$G$5];[.$F$5];IF([.A17]&lt;[.$G$6];[.$F$5]+[.$H$6]*([.A17]-[.$G$5]);IF([.A17]&lt;[.$G$7];[.$F$6]+[.$H$7]*([.A17]-[.$G$6]);IF([.A17]&lt;[.$G$8];[.$F$7]+[.$H$8]*([.A17]-[.$G$7]);[.$F$8]))))" office:value-type="float" office:value="100" calcext:value-type="float">
            <text:p>100,0</text:p>
          </table:table-cell>
          <table:table-cell table:style-name="ce112" table:formula="of:=[.$A$2]*[.F17]/100*[.$E$6]" office:value-type="float" office:value="50.5505" calcext:value-type="float">
            <text:p>50,6</text:p>
          </table:table-cell>
          <table:table-cell table:style-name="ce98" table:formula="of:=[.G17]*[.B17]/[.$E$2]*[.$B$2]" office:value-type="float" office:value="8635.24369429394" calcext:value-type="float">
            <text:p>8.635</text:p>
          </table:table-cell>
          <table:table-cell table:style-name="ce64" table:number-columns-repeated="6"/>
          <table:table-cell table:style-name="ce94"/>
          <table:table-cell table:style-name="ce65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7]+3" office:value-type="float" office:value="21" calcext:value-type="float">
            <text:p>21</text:p>
          </table:table-cell>
          <table:table-cell table:style-name="ce67" table:formula="of:=[.A18]*7250/80" office:value-type="float" office:value="1903.125" calcext:value-type="float">
            <text:p>1903</text:p>
          </table:table-cell>
          <table:table-cell table:style-name="ce68" table:formula="of:=IF([.A18]&lt;[.$C$5];[.$B$5];IF([.A18]&lt;[.$C$6];[.$B$5]+[.$D$6]*([.A18]-[.$C$5]);IF([.A18]&lt;[.$C$7];[.$B$6]+[.$D$7]*([.A18]-[.$C$6]);IF([.A18]&lt;[.$C$8];[.$B$7]+[.$D$8]*([.A18]-[.$C$7]);[.$B$8]))))" office:value-type="float" office:value="100" calcext:value-type="float">
            <text:p>100,0</text:p>
          </table:table-cell>
          <table:table-cell table:style-name="ce71" table:formula="of:=[.$A$2]*[.C18]/100*[.$A$6]" office:value-type="float" office:value="25.2252" calcext:value-type="float">
            <text:p>25,2</text:p>
          </table:table-cell>
          <table:table-cell table:style-name="ce98" table:formula="of:=[.D18]*[.B18]/[.$E$2]*[.$B$2]" office:value-type="float" office:value="5027.25078440083" calcext:value-type="float">
            <text:p>5.027</text:p>
          </table:table-cell>
          <table:table-cell table:style-name="ce68" table:formula="of:=IF([.A18]&lt;[.$G$5];[.$F$5];IF([.A18]&lt;[.$G$6];[.$F$5]+[.$H$6]*([.A18]-[.$G$5]);IF([.A18]&lt;[.$G$7];[.$F$6]+[.$H$7]*([.A18]-[.$G$6]);IF([.A18]&lt;[.$G$8];[.$F$7]+[.$H$8]*([.A18]-[.$G$7]);[.$F$8]))))" office:value-type="float" office:value="97.8181818181818" calcext:value-type="float">
            <text:p>97,8</text:p>
          </table:table-cell>
          <table:table-cell table:style-name="ce113" table:formula="of:=[.$A$2]*[.F18]/100*[.$E$6]" office:value-type="float" office:value="49.44758" calcext:value-type="float">
            <text:p>49,4</text:p>
          </table:table-cell>
          <table:table-cell table:style-name="ce98" table:formula="of:=[.G18]*[.B18]/[.$E$2]*[.$B$2]" office:value-type="float" office:value="9854.64477354878" calcext:value-type="float">
            <text:p>9.855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8]+3" office:value-type="float" office:value="24" calcext:value-type="float">
            <text:p>24</text:p>
          </table:table-cell>
          <table:table-cell table:style-name="ce67" table:formula="of:=[.A19]*7250/80" office:value-type="float" office:value="2175" calcext:value-type="float">
            <text:p>2175</text:p>
          </table:table-cell>
          <table:table-cell table:style-name="ce68" table:formula="of:=IF([.A19]&lt;[.$C$5];[.$B$5];IF([.A19]&lt;[.$C$6];[.$B$5]+[.$D$6]*([.A19]-[.$C$5]);IF([.A19]&lt;[.$C$7];[.$B$6]+[.$D$7]*([.A19]-[.$C$6]);IF([.A19]&lt;[.$C$8];[.$B$7]+[.$D$8]*([.A19]-[.$C$7]);[.$B$8]))))" office:value-type="float" office:value="100" calcext:value-type="float">
            <text:p>100,0</text:p>
          </table:table-cell>
          <table:table-cell table:style-name="ce71" table:formula="of:=[.$A$2]*[.C19]/100*[.$A$6]" office:value-type="float" office:value="25.2252" calcext:value-type="float">
            <text:p>25,2</text:p>
          </table:table-cell>
          <table:table-cell table:style-name="ce98" table:formula="of:=[.D19]*[.B19]/[.$E$2]*[.$B$2]" office:value-type="float" office:value="5745.42946788666" calcext:value-type="float">
            <text:p>5.745</text:p>
          </table:table-cell>
          <table:table-cell table:style-name="ce68" table:formula="of:=IF([.A19]&lt;[.$G$5];[.$F$5];IF([.A19]&lt;[.$G$6];[.$F$5]+[.$H$6]*([.A19]-[.$G$5]);IF([.A19]&lt;[.$G$7];[.$F$6]+[.$H$7]*([.A19]-[.$G$6]);IF([.A19]&lt;[.$G$8];[.$F$7]+[.$H$8]*([.A19]-[.$G$7]);[.$F$8]))))" office:value-type="float" office:value="91.2727272727273" calcext:value-type="float">
            <text:p>91,3</text:p>
          </table:table-cell>
          <table:table-cell table:style-name="ce114" table:formula="of:=[.$A$2]*[.F19]/100*[.$E$6]" office:value-type="float" office:value="46.13882" calcext:value-type="float">
            <text:p>46,1</text:p>
          </table:table-cell>
          <table:table-cell table:style-name="ce98" table:formula="of:=[.G19]*[.B19]/[.$E$2]*[.$B$2]" office:value-type="float" office:value="10508.8299019044" calcext:value-type="float">
            <text:p>10.509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9]+3" office:value-type="float" office:value="27" calcext:value-type="float">
            <text:p>27</text:p>
          </table:table-cell>
          <table:table-cell table:style-name="ce67" table:formula="of:=[.A20]*7250/80" office:value-type="float" office:value="2446.875" calcext:value-type="float">
            <text:p>2447</text:p>
          </table:table-cell>
          <table:table-cell table:style-name="ce68" table:formula="of:=IF([.A20]&lt;[.$C$5];[.$B$5];IF([.A20]&lt;[.$C$6];[.$B$5]+[.$D$6]*([.A20]-[.$C$5]);IF([.A20]&lt;[.$C$7];[.$B$6]+[.$D$7]*([.A20]-[.$C$6]);IF([.A20]&lt;[.$C$8];[.$B$7]+[.$D$8]*([.A20]-[.$C$7]);[.$B$8]))))" office:value-type="float" office:value="100" calcext:value-type="float">
            <text:p>100,0</text:p>
          </table:table-cell>
          <table:table-cell table:style-name="ce71" table:formula="of:=[.$A$2]*[.C20]/100*[.$A$6]" office:value-type="float" office:value="25.2252" calcext:value-type="float">
            <text:p>25,2</text:p>
          </table:table-cell>
          <table:table-cell table:style-name="ce98" table:formula="of:=[.D20]*[.B20]/[.$E$2]*[.$B$2]" office:value-type="float" office:value="6463.60815137249" calcext:value-type="float">
            <text:p>6.464</text:p>
          </table:table-cell>
          <table:table-cell table:style-name="ce68" table:formula="of:=IF([.A20]&lt;[.$G$5];[.$F$5];IF([.A20]&lt;[.$G$6];[.$F$5]+[.$H$6]*([.A20]-[.$G$5]);IF([.A20]&lt;[.$G$7];[.$F$6]+[.$H$7]*([.A20]-[.$G$6]);IF([.A20]&lt;[.$G$8];[.$F$7]+[.$H$8]*([.A20]-[.$G$7]);[.$F$8]))))" office:value-type="float" office:value="84.7272727272727" calcext:value-type="float">
            <text:p>84,7</text:p>
          </table:table-cell>
          <table:table-cell table:style-name="ce115" table:formula="of:=[.$A$2]*[.F20]/100*[.$E$6]" office:value-type="float" office:value="42.83006" calcext:value-type="float">
            <text:p>42,8</text:p>
          </table:table-cell>
          <table:table-cell table:style-name="ce98" table:formula="of:=[.G20]*[.B20]/[.$E$2]*[.$B$2]" office:value-type="float" office:value="10974.6097132936" calcext:value-type="float">
            <text:p>10.975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6" table:formula="of:=[.A20]+3" office:value-type="float" office:value="30" calcext:value-type="float">
            <text:p>30</text:p>
          </table:table-cell>
          <table:table-cell table:style-name="ce67" table:formula="of:=[.A21]*7250/80" office:value-type="float" office:value="2718.75" calcext:value-type="float">
            <text:p>2719</text:p>
          </table:table-cell>
          <table:table-cell table:style-name="ce68" table:formula="of:=IF([.A21]&lt;[.$C$5];[.$B$5];IF([.A21]&lt;[.$C$6];[.$B$5]+[.$D$6]*([.A21]-[.$C$5]);IF([.A21]&lt;[.$C$7];[.$B$6]+[.$D$7]*([.A21]-[.$C$6]);IF([.A21]&lt;[.$C$8];[.$B$7]+[.$D$8]*([.A21]-[.$C$7]);[.$B$8]))))" office:value-type="float" office:value="100" calcext:value-type="float">
            <text:p>100,0</text:p>
          </table:table-cell>
          <table:table-cell table:style-name="ce72" table:formula="of:=[.$A$2]*[.C21]/100*[.$A$6]" office:value-type="float" office:value="25.2252" calcext:value-type="float">
            <text:p>25,2</text:p>
          </table:table-cell>
          <table:table-cell table:style-name="ce98" table:formula="of:=[.D21]*[.B21]/[.$E$2]*[.$B$2]" office:value-type="float" office:value="7181.78683485833" calcext:value-type="float">
            <text:p>7.182</text:p>
          </table:table-cell>
          <table:table-cell table:style-name="ce68" table:formula="of:=IF([.A21]&lt;[.$G$5];[.$F$5];IF([.A21]&lt;[.$G$6];[.$F$5]+[.$H$6]*([.A21]-[.$G$5]);IF([.A21]&lt;[.$G$7];[.$F$6]+[.$H$7]*([.A21]-[.$G$6]);IF([.A21]&lt;[.$G$8];[.$F$7]+[.$H$8]*([.A21]-[.$G$7]);[.$F$8]))))" office:value-type="float" office:value="78.1818181818182" calcext:value-type="float">
            <text:p>78,2</text:p>
          </table:table-cell>
          <table:table-cell table:style-name="ce116" table:formula="of:=[.$A$2]*[.F21]/100*[.$E$6]" office:value-type="float" office:value="39.5213" calcext:value-type="float">
            <text:p>39,5</text:p>
          </table:table-cell>
          <table:table-cell table:style-name="ce98" table:formula="of:=[.G21]*[.B21]/[.$E$2]*[.$B$2]" office:value-type="float" office:value="11251.9842077164" calcext:value-type="float">
            <text:p>11.252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21]+3" office:value-type="float" office:value="33" calcext:value-type="float">
            <text:p>33</text:p>
          </table:table-cell>
          <table:table-cell table:style-name="ce67" table:formula="of:=[.A22]*7250/80" office:value-type="float" office:value="2990.625" calcext:value-type="float">
            <text:p>2991</text:p>
          </table:table-cell>
          <table:table-cell table:style-name="ce68" table:formula="of:=IF([.A22]&lt;[.$C$5];[.$B$5];IF([.A22]&lt;[.$C$6];[.$B$5]+[.$D$6]*([.A22]-[.$C$5]);IF([.A22]&lt;[.$C$7];[.$B$6]+[.$D$7]*([.A22]-[.$C$6]);IF([.A22]&lt;[.$C$8];[.$B$7]+[.$D$8]*([.A22]-[.$C$7]);[.$B$8]))))" office:value-type="float" office:value="100" calcext:value-type="float">
            <text:p>100,0</text:p>
          </table:table-cell>
          <table:table-cell table:style-name="ce71" table:formula="of:=[.$A$2]*[.C22]/100*[.$A$6]" office:value-type="float" office:value="25.2252" calcext:value-type="float">
            <text:p>25,2</text:p>
          </table:table-cell>
          <table:table-cell table:style-name="ce98" table:formula="of:=[.D22]*[.B22]/[.$E$2]*[.$B$2]" office:value-type="float" office:value="7899.96551834416" calcext:value-type="float">
            <text:p>7.900</text:p>
          </table:table-cell>
          <table:table-cell table:style-name="ce68" table:formula="of:=IF([.A22]&lt;[.$G$5];[.$F$5];IF([.A22]&lt;[.$G$6];[.$F$5]+[.$H$6]*([.A22]-[.$G$5]);IF([.A22]&lt;[.$G$7];[.$F$6]+[.$H$7]*([.A22]-[.$G$6]);IF([.A22]&lt;[.$G$8];[.$F$7]+[.$H$8]*([.A22]-[.$G$7]);[.$F$8]))))" office:value-type="float" office:value="71.6363636363636" calcext:value-type="float">
            <text:p>71,6</text:p>
          </table:table-cell>
          <table:table-cell table:style-name="ce117" table:formula="of:=[.$A$2]*[.F22]/100*[.$E$6]" office:value-type="float" office:value="36.21254" calcext:value-type="float">
            <text:p>36,2</text:p>
          </table:table-cell>
          <table:table-cell table:style-name="ce98" table:formula="of:=[.G22]*[.B22]/[.$E$2]*[.$B$2]" office:value-type="float" office:value="11340.9533851727" calcext:value-type="float">
            <text:p>11.341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22]+3" office:value-type="float" office:value="36" calcext:value-type="float">
            <text:p>36</text:p>
          </table:table-cell>
          <table:table-cell table:style-name="ce67" table:formula="of:=[.A23]*7250/80" office:value-type="float" office:value="3262.5" calcext:value-type="float">
            <text:p>3263</text:p>
          </table:table-cell>
          <table:table-cell table:style-name="ce68" table:formula="of:=IF([.A23]&lt;[.$C$5];[.$B$5];IF([.A23]&lt;[.$C$6];[.$B$5]+[.$D$6]*([.A23]-[.$C$5]);IF([.A23]&lt;[.$C$7];[.$B$6]+[.$D$7]*([.A23]-[.$C$6]);IF([.A23]&lt;[.$C$8];[.$B$7]+[.$D$8]*([.A23]-[.$C$7]);[.$B$8]))))" office:value-type="float" office:value="100" calcext:value-type="float">
            <text:p>100,0</text:p>
          </table:table-cell>
          <table:table-cell table:style-name="ce71" table:formula="of:=[.$A$2]*[.C23]/100*[.$A$6]" office:value-type="float" office:value="25.2252" calcext:value-type="float">
            <text:p>25,2</text:p>
          </table:table-cell>
          <table:table-cell table:style-name="ce98" table:formula="of:=[.D23]*[.B23]/[.$E$2]*[.$B$2]" office:value-type="float" office:value="8618.14420182999" calcext:value-type="float">
            <text:p>8.618</text:p>
          </table:table-cell>
          <table:table-cell table:style-name="ce68" table:formula="of:=IF([.A23]&lt;[.$G$5];[.$F$5];IF([.A23]&lt;[.$G$6];[.$F$5]+[.$H$6]*([.A23]-[.$G$5]);IF([.A23]&lt;[.$G$7];[.$F$6]+[.$H$7]*([.A23]-[.$G$6]);IF([.A23]&lt;[.$G$8];[.$F$7]+[.$H$8]*([.A23]-[.$G$7]);[.$F$8]))))" office:value-type="float" office:value="65.0909090909091" calcext:value-type="float">
            <text:p>65,1</text:p>
          </table:table-cell>
          <table:table-cell table:style-name="ce118" table:formula="of:=[.$A$2]*[.F23]/100*[.$E$6]" office:value-type="float" office:value="32.90378" calcext:value-type="float">
            <text:p>32,9</text:p>
          </table:table-cell>
          <table:table-cell table:style-name="ce98" table:formula="of:=[.G23]*[.B23]/[.$E$2]*[.$B$2]" office:value-type="float" office:value="11241.5172456627" calcext:value-type="float">
            <text:p>11.242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23]+3" office:value-type="float" office:value="39" calcext:value-type="float">
            <text:p>39</text:p>
          </table:table-cell>
          <table:table-cell table:style-name="ce67" table:formula="of:=[.A24]*7250/80" office:value-type="float" office:value="3534.375" calcext:value-type="float">
            <text:p>3534</text:p>
          </table:table-cell>
          <table:table-cell table:style-name="ce68" table:formula="of:=IF([.A24]&lt;[.$C$5];[.$B$5];IF([.A24]&lt;[.$C$6];[.$B$5]+[.$D$6]*([.A24]-[.$C$5]);IF([.A24]&lt;[.$C$7];[.$B$6]+[.$D$7]*([.A24]-[.$C$6]);IF([.A24]&lt;[.$C$8];[.$B$7]+[.$D$8]*([.A24]-[.$C$7]);[.$B$8]))))" office:value-type="float" office:value="100" calcext:value-type="float">
            <text:p>100,0</text:p>
          </table:table-cell>
          <table:table-cell table:style-name="ce71" table:formula="of:=[.$A$2]*[.C24]/100*[.$A$6]" office:value-type="float" office:value="25.2252" calcext:value-type="float">
            <text:p>25,2</text:p>
          </table:table-cell>
          <table:table-cell table:style-name="ce98" table:formula="of:=[.D24]*[.B24]/[.$E$2]*[.$B$2]" office:value-type="float" office:value="9336.32288531582" calcext:value-type="float">
            <text:p>9.336</text:p>
          </table:table-cell>
          <table:table-cell table:style-name="ce68" table:formula="of:=IF([.A24]&lt;[.$G$5];[.$F$5];IF([.A24]&lt;[.$G$6];[.$F$5]+[.$H$6]*([.A24]-[.$G$5]);IF([.A24]&lt;[.$G$7];[.$F$6]+[.$H$7]*([.A24]-[.$G$6]);IF([.A24]&lt;[.$G$8];[.$F$7]+[.$H$8]*([.A24]-[.$G$7]);[.$F$8]))))" office:value-type="float" office:value="58.5454545454545" calcext:value-type="float">
            <text:p>58,5</text:p>
          </table:table-cell>
          <table:table-cell table:style-name="ce119" table:formula="of:=[.$A$2]*[.F24]/100*[.$E$6]" office:value-type="float" office:value="29.59502" calcext:value-type="float">
            <text:p>29,6</text:p>
          </table:table-cell>
          <table:table-cell table:style-name="ce98" table:formula="of:=[.G24]*[.B24]/[.$E$2]*[.$B$2]" office:value-type="float" office:value="10953.6757891862" calcext:value-type="float">
            <text:p>10.954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24]+3" office:value-type="float" office:value="42" calcext:value-type="float">
            <text:p>42</text:p>
          </table:table-cell>
          <table:table-cell table:style-name="ce67" table:formula="of:=[.A25]*7250/80" office:value-type="float" office:value="3806.25" calcext:value-type="float">
            <text:p>3806</text:p>
          </table:table-cell>
          <table:table-cell table:style-name="ce68" table:formula="of:=IF([.A25]&lt;[.$C$5];[.$B$5];IF([.A25]&lt;[.$C$6];[.$B$5]+[.$D$6]*([.A25]-[.$C$5]);IF([.A25]&lt;[.$C$7];[.$B$6]+[.$D$7]*([.A25]-[.$C$6]);IF([.A25]&lt;[.$C$8];[.$B$7]+[.$D$8]*([.A25]-[.$C$7]);[.$B$8]))))" office:value-type="float" office:value="100" calcext:value-type="float">
            <text:p>100,0</text:p>
          </table:table-cell>
          <table:table-cell table:style-name="ce71" table:formula="of:=[.$A$2]*[.C25]/100*[.$A$6]" office:value-type="float" office:value="25.2252" calcext:value-type="float">
            <text:p>25,2</text:p>
          </table:table-cell>
          <table:table-cell table:style-name="ce98" table:formula="of:=[.D25]*[.B25]/[.$E$2]*[.$B$2]" office:value-type="float" office:value="10054.5015688017" calcext:value-type="float">
            <text:p>10.055</text:p>
          </table:table-cell>
          <table:table-cell table:style-name="ce68" table:formula="of:=IF([.A25]&lt;[.$G$5];[.$F$5];IF([.A25]&lt;[.$G$6];[.$F$5]+[.$H$6]*([.A25]-[.$G$5]);IF([.A25]&lt;[.$G$7];[.$F$6]+[.$H$7]*([.A25]-[.$G$6]);IF([.A25]&lt;[.$G$8];[.$F$7]+[.$H$8]*([.A25]-[.$G$7]);[.$F$8]))))" office:value-type="float" office:value="52" calcext:value-type="float">
            <text:p>52,0</text:p>
          </table:table-cell>
          <table:table-cell table:style-name="ce120" table:formula="of:=[.$A$2]*[.F25]/100*[.$E$6]" office:value-type="float" office:value="26.28626" calcext:value-type="float">
            <text:p>26,3</text:p>
          </table:table-cell>
          <table:table-cell table:style-name="ce98" table:formula="of:=[.G25]*[.B25]/[.$E$2]*[.$B$2]" office:value-type="float" office:value="10477.4290157433" calcext:value-type="float">
            <text:p>10.477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25]+3" office:value-type="float" office:value="45" calcext:value-type="float">
            <text:p>45</text:p>
          </table:table-cell>
          <table:table-cell table:style-name="ce67" table:formula="of:=[.A26]*7250/80" office:value-type="float" office:value="4078.125" calcext:value-type="float">
            <text:p>4078</text:p>
          </table:table-cell>
          <table:table-cell table:style-name="ce68" table:formula="of:=IF([.A26]&lt;[.$C$5];[.$B$5];IF([.A26]&lt;[.$C$6];[.$B$5]+[.$D$6]*([.A26]-[.$C$5]);IF([.A26]&lt;[.$C$7];[.$B$6]+[.$D$7]*([.A26]-[.$C$6]);IF([.A26]&lt;[.$C$8];[.$B$7]+[.$D$8]*([.A26]-[.$C$7]);[.$B$8]))))" office:value-type="float" office:value="100" calcext:value-type="float">
            <text:p>100,0</text:p>
          </table:table-cell>
          <table:table-cell table:style-name="ce71" table:formula="of:=[.$A$2]*[.C26]/100*[.$A$6]" office:value-type="float" office:value="25.2252" calcext:value-type="float">
            <text:p>25,2</text:p>
          </table:table-cell>
          <table:table-cell table:style-name="ce98" table:formula="of:=[.D26]*[.B26]/[.$E$2]*[.$B$2]" office:value-type="float" office:value="10772.6802522875" calcext:value-type="float">
            <text:p>10.773</text:p>
          </table:table-cell>
          <table:table-cell table:style-name="ce68" table:formula="of:=IF([.A26]&lt;[.$G$5];[.$F$5];IF([.A26]&lt;[.$G$6];[.$F$5]+[.$H$6]*([.A26]-[.$G$5]);IF([.A26]&lt;[.$G$7];[.$F$6]+[.$H$7]*([.A26]-[.$G$6]);IF([.A26]&lt;[.$G$8];[.$F$7]+[.$H$8]*([.A26]-[.$G$7]);[.$F$8]))))" office:value-type="float" office:value="49.9230769230769" calcext:value-type="float">
            <text:p>49,9</text:p>
          </table:table-cell>
          <table:table-cell table:style-name="ce121" table:formula="of:=[.$A$2]*[.F26]/100*[.$E$6]" office:value-type="float" office:value="25.236365" calcext:value-type="float">
            <text:p>25,2</text:p>
          </table:table-cell>
          <table:table-cell table:style-name="ce98" table:formula="of:=[.G26]*[.B26]/[.$E$2]*[.$B$2]" office:value-type="float" office:value="10777.4483799938" calcext:value-type="float">
            <text:p>10.777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26]+3" office:value-type="float" office:value="48" calcext:value-type="float">
            <text:p>48</text:p>
          </table:table-cell>
          <table:table-cell table:style-name="ce67" table:formula="of:=[.A27]*7250/80" office:value-type="float" office:value="4350" calcext:value-type="float">
            <text:p>4350</text:p>
          </table:table-cell>
          <table:table-cell table:style-name="ce68" table:formula="of:=IF([.A27]&lt;[.$C$5];[.$B$5];IF([.A27]&lt;[.$C$6];[.$B$5]+[.$D$6]*([.A27]-[.$C$5]);IF([.A27]&lt;[.$C$7];[.$B$6]+[.$D$7]*([.A27]-[.$C$6]);IF([.A27]&lt;[.$C$8];[.$B$7]+[.$D$8]*([.A27]-[.$C$7]);[.$B$8]))))" office:value-type="float" office:value="95.5" calcext:value-type="float">
            <text:p>95,5</text:p>
          </table:table-cell>
          <table:table-cell table:style-name="ce71" table:formula="of:=[.$A$2]*[.C27]/100*[.$A$6]" office:value-type="float" office:value="24.090066" calcext:value-type="float">
            <text:p>24,1</text:p>
          </table:table-cell>
          <table:table-cell table:style-name="ce98" table:formula="of:=[.D27]*[.B27]/[.$E$2]*[.$B$2]" office:value-type="float" office:value="10973.7702836635" calcext:value-type="float">
            <text:p>10.974</text:p>
          </table:table-cell>
          <table:table-cell table:style-name="ce68" table:formula="of:=IF([.A27]&lt;[.$G$5];[.$F$5];IF([.A27]&lt;[.$G$6];[.$F$5]+[.$H$6]*([.A27]-[.$G$5]);IF([.A27]&lt;[.$G$7];[.$F$6]+[.$H$7]*([.A27]-[.$G$6]);IF([.A27]&lt;[.$G$8];[.$F$7]+[.$H$8]*([.A27]-[.$G$7]);[.$F$8]))))" office:value-type="float" office:value="47.8461538461538" calcext:value-type="float">
            <text:p>47,8</text:p>
          </table:table-cell>
          <table:table-cell table:style-name="ce122" table:formula="of:=[.$A$2]*[.F27]/100*[.$E$6]" office:value-type="float" office:value="24.18647" calcext:value-type="float">
            <text:p>24,2</text:p>
          </table:table-cell>
          <table:table-cell table:style-name="ce98" table:formula="of:=[.G27]*[.B27]/[.$E$2]*[.$B$2]" office:value-type="float" office:value="11017.6852878991" calcext:value-type="float">
            <text:p>11.018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6" table:formula="of:=[.A27]+3" office:value-type="float" office:value="51" calcext:value-type="float">
            <text:p>51</text:p>
          </table:table-cell>
          <table:table-cell table:style-name="ce67" table:formula="of:=[.A28]*7250/80" office:value-type="float" office:value="4621.875" calcext:value-type="float">
            <text:p>4622</text:p>
          </table:table-cell>
          <table:table-cell table:style-name="ce68" table:formula="of:=IF([.A28]&lt;[.$C$5];[.$B$5];IF([.A28]&lt;[.$C$6];[.$B$5]+[.$D$6]*([.A28]-[.$C$5]);IF([.A28]&lt;[.$C$7];[.$B$6]+[.$D$7]*([.A28]-[.$C$6]);IF([.A28]&lt;[.$C$8];[.$B$7]+[.$D$8]*([.A28]-[.$C$7]);[.$B$8]))))" office:value-type="float" office:value="91" calcext:value-type="float">
            <text:p>91,0</text:p>
          </table:table-cell>
          <table:table-cell table:style-name="ce72" table:formula="of:=[.$A$2]*[.C28]/100*[.$A$6]" office:value-type="float" office:value="22.954932" calcext:value-type="float">
            <text:p>23,0</text:p>
          </table:table-cell>
          <table:table-cell table:style-name="ce98" table:formula="of:=[.D28]*[.B28]/[.$E$2]*[.$B$2]" office:value-type="float" office:value="11110.2242335258" calcext:value-type="float">
            <text:p>11.110</text:p>
          </table:table-cell>
          <table:table-cell table:style-name="ce68" table:formula="of:=IF([.A28]&lt;[.$G$5];[.$F$5];IF([.A28]&lt;[.$G$6];[.$F$5]+[.$H$6]*([.A28]-[.$G$5]);IF([.A28]&lt;[.$G$7];[.$F$6]+[.$H$7]*([.A28]-[.$G$6]);IF([.A28]&lt;[.$G$8];[.$F$7]+[.$H$8]*([.A28]-[.$G$7]);[.$F$8]))))" office:value-type="float" office:value="45.7692307692308" calcext:value-type="float">
            <text:p>45,8</text:p>
          </table:table-cell>
          <table:table-cell table:style-name="ce123" table:formula="of:=[.$A$2]*[.F28]/100*[.$E$6]" office:value-type="float" office:value="23.136575" calcext:value-type="float">
            <text:p>23,1</text:p>
          </table:table-cell>
          <table:table-cell table:style-name="ce98" table:formula="of:=[.G28]*[.B28]/[.$E$2]*[.$B$2]" office:value-type="float" office:value="11198.1397394594" calcext:value-type="float">
            <text:p>11.198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28]+3" office:value-type="float" office:value="54" calcext:value-type="float">
            <text:p>54</text:p>
          </table:table-cell>
          <table:table-cell table:style-name="ce67" table:formula="of:=[.A29]*7250/80" office:value-type="float" office:value="4893.75" calcext:value-type="float">
            <text:p>4894</text:p>
          </table:table-cell>
          <table:table-cell table:style-name="ce68" table:formula="of:=IF([.A29]&lt;[.$C$5];[.$B$5];IF([.A29]&lt;[.$C$6];[.$B$5]+[.$D$6]*([.A29]-[.$C$5]);IF([.A29]&lt;[.$C$7];[.$B$6]+[.$D$7]*([.A29]-[.$C$6]);IF([.A29]&lt;[.$C$8];[.$B$7]+[.$D$8]*([.A29]-[.$C$7]);[.$B$8]))))" office:value-type="float" office:value="86.5" calcext:value-type="float">
            <text:p>86,5</text:p>
          </table:table-cell>
          <table:table-cell table:style-name="ce71" table:formula="of:=[.$A$2]*[.C29]/100*[.$A$6]" office:value-type="float" office:value="21.819798" calcext:value-type="float">
            <text:p>21,8</text:p>
          </table:table-cell>
          <table:table-cell table:style-name="ce98" table:formula="of:=[.D29]*[.B29]/[.$E$2]*[.$B$2]" office:value-type="float" office:value="11182.0421018744" calcext:value-type="float">
            <text:p>11.182</text:p>
          </table:table-cell>
          <table:table-cell table:style-name="ce68" table:formula="of:=IF([.A29]&lt;[.$G$5];[.$F$5];IF([.A29]&lt;[.$G$6];[.$F$5]+[.$H$6]*([.A29]-[.$G$5]);IF([.A29]&lt;[.$G$7];[.$F$6]+[.$H$7]*([.A29]-[.$G$6]);IF([.A29]&lt;[.$G$8];[.$F$7]+[.$H$8]*([.A29]-[.$G$7]);[.$F$8]))))" office:value-type="float" office:value="43.6923076923077" calcext:value-type="float">
            <text:p>43,7</text:p>
          </table:table-cell>
          <table:table-cell table:style-name="ce124" table:formula="of:=[.$A$2]*[.F29]/100*[.$E$6]" office:value-type="float" office:value="22.08668" calcext:value-type="float">
            <text:p>22,1</text:p>
          </table:table-cell>
          <table:table-cell table:style-name="ce98" table:formula="of:=[.G29]*[.B29]/[.$E$2]*[.$B$2]" office:value-type="float" office:value="11318.8117346745" calcext:value-type="float">
            <text:p>11.319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29]+3" office:value-type="float" office:value="57" calcext:value-type="float">
            <text:p>57</text:p>
          </table:table-cell>
          <table:table-cell table:style-name="ce67" table:formula="of:=[.A30]*7250/80" office:value-type="float" office:value="5165.625" calcext:value-type="float">
            <text:p>5166</text:p>
          </table:table-cell>
          <table:table-cell table:style-name="ce68" table:formula="of:=IF([.A30]&lt;[.$C$5];[.$B$5];IF([.A30]&lt;[.$C$6];[.$B$5]+[.$D$6]*([.A30]-[.$C$5]);IF([.A30]&lt;[.$C$7];[.$B$6]+[.$D$7]*([.A30]-[.$C$6]);IF([.A30]&lt;[.$C$8];[.$B$7]+[.$D$8]*([.A30]-[.$C$7]);[.$B$8]))))" office:value-type="float" office:value="82" calcext:value-type="float">
            <text:p>82,0</text:p>
          </table:table-cell>
          <table:table-cell table:style-name="ce71" table:formula="of:=[.$A$2]*[.C30]/100*[.$A$6]" office:value-type="float" office:value="20.684664" calcext:value-type="float">
            <text:p>20,7</text:p>
          </table:table-cell>
          <table:table-cell table:style-name="ce98" table:formula="of:=[.D30]*[.B30]/[.$E$2]*[.$B$2]" office:value-type="float" office:value="11189.2238887093" calcext:value-type="float">
            <text:p>11.189</text:p>
          </table:table-cell>
          <table:table-cell table:style-name="ce68" table:formula="of:=IF([.A30]&lt;[.$G$5];[.$F$5];IF([.A30]&lt;[.$G$6];[.$F$5]+[.$H$6]*([.A30]-[.$G$5]);IF([.A30]&lt;[.$G$7];[.$F$6]+[.$H$7]*([.A30]-[.$G$6]);IF([.A30]&lt;[.$G$8];[.$F$7]+[.$H$8]*([.A30]-[.$G$7]);[.$F$8]))))" office:value-type="float" office:value="41.6153846153846" calcext:value-type="float">
            <text:p>41,6</text:p>
          </table:table-cell>
          <table:table-cell table:style-name="ce125" table:formula="of:=[.$A$2]*[.F30]/100*[.$E$6]" office:value-type="float" office:value="21.036785" calcext:value-type="float">
            <text:p>21,0</text:p>
          </table:table-cell>
          <table:table-cell table:style-name="ce98" table:formula="of:=[.G30]*[.B30]/[.$E$2]*[.$B$2]" office:value-type="float" office:value="11379.7012735445" calcext:value-type="float">
            <text:p>11.380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30]+3" office:value-type="float" office:value="60" calcext:value-type="float">
            <text:p>60</text:p>
          </table:table-cell>
          <table:table-cell table:style-name="ce67" table:formula="of:=[.A31]*7250/80" office:value-type="float" office:value="5437.5" calcext:value-type="float">
            <text:p>5438</text:p>
          </table:table-cell>
          <table:table-cell table:style-name="ce68" table:formula="of:=IF([.A31]&lt;[.$C$5];[.$B$5];IF([.A31]&lt;[.$C$6];[.$B$5]+[.$D$6]*([.A31]-[.$C$5]);IF([.A31]&lt;[.$C$7];[.$B$6]+[.$D$7]*([.A31]-[.$C$6]);IF([.A31]&lt;[.$C$8];[.$B$7]+[.$D$8]*([.A31]-[.$C$7]);[.$B$8]))))" office:value-type="float" office:value="78.1818181818182" calcext:value-type="float">
            <text:p>78,2</text:p>
          </table:table-cell>
          <table:table-cell table:style-name="ce71" table:formula="of:=[.$A$2]*[.C31]/100*[.$A$6]" office:value-type="float" office:value="19.72152" calcext:value-type="float">
            <text:p>19,7</text:p>
          </table:table-cell>
          <table:table-cell table:style-name="ce98" table:formula="of:=[.D31]*[.B31]/[.$E$2]*[.$B$2]" office:value-type="float" office:value="11229.7030508694" calcext:value-type="float">
            <text:p>11.230</text:p>
          </table:table-cell>
          <table:table-cell table:style-name="ce68" table:formula="of:=IF([.A31]&lt;[.$G$5];[.$F$5];IF([.A31]&lt;[.$G$6];[.$F$5]+[.$H$6]*([.A31]-[.$G$5]);IF([.A31]&lt;[.$G$7];[.$F$6]+[.$H$7]*([.A31]-[.$G$6]);IF([.A31]&lt;[.$G$8];[.$F$7]+[.$H$8]*([.A31]-[.$G$7]);[.$F$8]))))" office:value-type="float" office:value="39.5384615384615" calcext:value-type="float">
            <text:p>39,5</text:p>
          </table:table-cell>
          <table:table-cell table:style-name="ce126" table:formula="of:=[.$A$2]*[.F31]/100*[.$E$6]" office:value-type="float" office:value="19.98689" calcext:value-type="float">
            <text:p>20,0</text:p>
          </table:table-cell>
          <table:table-cell table:style-name="ce98" table:formula="of:=[.G31]*[.B31]/[.$E$2]*[.$B$2]" office:value-type="float" office:value="11380.8083560694" calcext:value-type="float">
            <text:p>11.381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31]+3" office:value-type="float" office:value="63" calcext:value-type="float">
            <text:p>63</text:p>
          </table:table-cell>
          <table:table-cell table:style-name="ce67" table:formula="of:=[.A32]*7250/80" office:value-type="float" office:value="5709.375" calcext:value-type="float">
            <text:p>5709</text:p>
          </table:table-cell>
          <table:table-cell table:style-name="ce68" table:formula="of:=IF([.A32]&lt;[.$C$5];[.$B$5];IF([.A32]&lt;[.$C$6];[.$B$5]+[.$D$6]*([.A32]-[.$C$5]);IF([.A32]&lt;[.$C$7];[.$B$6]+[.$D$7]*([.A32]-[.$C$6]);IF([.A32]&lt;[.$C$8];[.$B$7]+[.$D$8]*([.A32]-[.$C$7]);[.$B$8]))))" office:value-type="float" office:value="74.3636363636364" calcext:value-type="float">
            <text:p>74,4</text:p>
          </table:table-cell>
          <table:table-cell table:style-name="ce71" table:formula="of:=[.$A$2]*[.C32]/100*[.$A$6]" office:value-type="float" office:value="18.758376" calcext:value-type="float">
            <text:p>18,8</text:p>
          </table:table-cell>
          <table:table-cell table:style-name="ce98" table:formula="of:=[.D32]*[.B32]/[.$E$2]*[.$B$2]" office:value-type="float" office:value="11215.3394771997" calcext:value-type="float">
            <text:p>11.215</text:p>
          </table:table-cell>
          <table:table-cell table:style-name="ce68" table:formula="of:=IF([.A32]&lt;[.$G$5];[.$F$5];IF([.A32]&lt;[.$G$6];[.$F$5]+[.$H$6]*([.A32]-[.$G$5]);IF([.A32]&lt;[.$G$7];[.$F$6]+[.$H$7]*([.A32]-[.$G$6]);IF([.A32]&lt;[.$G$8];[.$F$7]+[.$H$8]*([.A32]-[.$G$7]);[.$F$8]))))" office:value-type="float" office:value="37.4615384615385" calcext:value-type="float">
            <text:p>37,5</text:p>
          </table:table-cell>
          <table:table-cell table:style-name="ce127" table:formula="of:=[.$A$2]*[.F32]/100*[.$E$6]" office:value-type="float" office:value="18.936995" calcext:value-type="float">
            <text:p>18,9</text:p>
          </table:table-cell>
          <table:table-cell table:style-name="ce98" table:formula="of:=[.G32]*[.B32]/[.$E$2]*[.$B$2]" office:value-type="float" office:value="11322.1329822493" calcext:value-type="float">
            <text:p>11.322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32]+3" office:value-type="float" office:value="66" calcext:value-type="float">
            <text:p>66</text:p>
          </table:table-cell>
          <table:table-cell table:style-name="ce67" table:formula="of:=[.A33]*7250/80" office:value-type="float" office:value="5981.25" calcext:value-type="float">
            <text:p>5981</text:p>
          </table:table-cell>
          <table:table-cell table:style-name="ce68" table:formula="of:=IF([.A33]&lt;[.$C$5];[.$B$5];IF([.A33]&lt;[.$C$6];[.$B$5]+[.$D$6]*([.A33]-[.$C$5]);IF([.A33]&lt;[.$C$7];[.$B$6]+[.$D$7]*([.A33]-[.$C$6]);IF([.A33]&lt;[.$C$8];[.$B$7]+[.$D$8]*([.A33]-[.$C$7]);[.$B$8]))))" office:value-type="float" office:value="70.5454545454546" calcext:value-type="float">
            <text:p>70,5</text:p>
          </table:table-cell>
          <table:table-cell table:style-name="ce71" table:formula="of:=[.$A$2]*[.C33]/100*[.$A$6]" office:value-type="float" office:value="17.795232" calcext:value-type="float">
            <text:p>17,8</text:p>
          </table:table-cell>
          <table:table-cell table:style-name="ce98" table:formula="of:=[.D33]*[.B33]/[.$E$2]*[.$B$2]" office:value-type="float" office:value="11146.1331677001" calcext:value-type="float">
            <text:p>11.146</text:p>
          </table:table-cell>
          <table:table-cell table:style-name="ce68" table:formula="of:=IF([.A33]&lt;[.$G$5];[.$F$5];IF([.A33]&lt;[.$G$6];[.$F$5]+[.$H$6]*([.A33]-[.$G$5]);IF([.A33]&lt;[.$G$7];[.$F$6]+[.$H$7]*([.A33]-[.$G$6]);IF([.A33]&lt;[.$G$8];[.$F$7]+[.$H$8]*([.A33]-[.$G$7]);[.$F$8]))))" office:value-type="float" office:value="35.3846153846154" calcext:value-type="float">
            <text:p>35,4</text:p>
          </table:table-cell>
          <table:table-cell table:style-name="ce128" table:formula="of:=[.$A$2]*[.F33]/100*[.$E$6]" office:value-type="float" office:value="17.8871" calcext:value-type="float">
            <text:p>17,9</text:p>
          </table:table-cell>
          <table:table-cell table:style-name="ce98" table:formula="of:=[.G33]*[.B33]/[.$E$2]*[.$B$2]" office:value-type="float" office:value="11203.6751520839" calcext:value-type="float">
            <text:p>11.204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33]+3" office:value-type="float" office:value="69" calcext:value-type="float">
            <text:p>69</text:p>
          </table:table-cell>
          <table:table-cell table:style-name="ce67" table:formula="of:=[.A34]*7250/80" office:value-type="float" office:value="6253.125" calcext:value-type="float">
            <text:p>6253</text:p>
          </table:table-cell>
          <table:table-cell table:style-name="ce68" table:formula="of:=IF([.A34]&lt;[.$C$5];[.$B$5];IF([.A34]&lt;[.$C$6];[.$B$5]+[.$D$6]*([.A34]-[.$C$5]);IF([.A34]&lt;[.$C$7];[.$B$6]+[.$D$7]*([.A34]-[.$C$6]);IF([.A34]&lt;[.$C$8];[.$B$7]+[.$D$8]*([.A34]-[.$C$7]);[.$B$8]))))" office:value-type="float" office:value="67.2727272727273" calcext:value-type="float">
            <text:p>67,3</text:p>
          </table:table-cell>
          <table:table-cell table:style-name="ce71" table:formula="of:=[.$A$2]*[.C34]/100*[.$A$6]" office:value-type="float" office:value="16.96968" calcext:value-type="float">
            <text:p>17,0</text:p>
          </table:table-cell>
          <table:table-cell table:style-name="ce98" table:formula="of:=[.D34]*[.B34]/[.$E$2]*[.$B$2]" office:value-type="float" office:value="11112.1829026626" calcext:value-type="float">
            <text:p>11.112</text:p>
          </table:table-cell>
          <table:table-cell table:style-name="ce68" table:formula="of:=IF([.A34]&lt;[.$G$5];[.$F$5];IF([.A34]&lt;[.$G$6];[.$F$5]+[.$H$6]*([.A34]-[.$G$5]);IF([.A34]&lt;[.$G$7];[.$F$6]+[.$H$7]*([.A34]-[.$G$6]);IF([.A34]&lt;[.$G$8];[.$F$7]+[.$H$8]*([.A34]-[.$G$7]);[.$F$8]))))" office:value-type="float" office:value="33.6363636363636" calcext:value-type="float">
            <text:p>33,6</text:p>
          </table:table-cell>
          <table:table-cell table:style-name="ce129" table:formula="of:=[.$A$2]*[.F34]/100*[.$E$6]" office:value-type="float" office:value="17.00335" calcext:value-type="float">
            <text:p>17,0</text:p>
          </table:table-cell>
          <table:table-cell table:style-name="ce98" table:formula="of:=[.G34]*[.B34]/[.$E$2]*[.$B$2]" office:value-type="float" office:value="11134.2308846123" calcext:value-type="float">
            <text:p>11.134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6" table:formula="of:=[.A34]+3" office:value-type="float" office:value="72" calcext:value-type="float">
            <text:p>72</text:p>
          </table:table-cell>
          <table:table-cell table:style-name="ce67" table:formula="of:=[.A35]*7250/80" office:value-type="float" office:value="6525" calcext:value-type="float">
            <text:p>6525</text:p>
          </table:table-cell>
          <table:table-cell table:style-name="ce68" table:formula="of:=IF([.A35]&lt;[.$C$5];[.$B$5];IF([.A35]&lt;[.$C$6];[.$B$5]+[.$D$6]*([.A35]-[.$C$5]);IF([.A35]&lt;[.$C$7];[.$B$6]+[.$D$7]*([.A35]-[.$C$6]);IF([.A35]&lt;[.$C$8];[.$B$7]+[.$D$8]*([.A35]-[.$C$7]);[.$B$8]))))" office:value-type="float" office:value="65.0909090909091" calcext:value-type="float">
            <text:p>65,1</text:p>
          </table:table-cell>
          <table:table-cell table:style-name="ce72" table:formula="of:=[.$A$2]*[.C35]/100*[.$A$6]" office:value-type="float" office:value="16.419312" calcext:value-type="float">
            <text:p>16,4</text:p>
          </table:table-cell>
          <table:table-cell table:style-name="ce98" table:formula="of:=[.D35]*[.B35]/[.$E$2]*[.$B$2]" office:value-type="float" office:value="11219.2568154732" calcext:value-type="float">
            <text:p>11.219</text:p>
          </table:table-cell>
          <table:table-cell table:style-name="ce68" table:formula="of:=IF([.A35]&lt;[.$G$5];[.$F$5];IF([.A35]&lt;[.$G$6];[.$F$5]+[.$H$6]*([.A35]-[.$G$5]);IF([.A35]&lt;[.$G$7];[.$F$6]+[.$H$7]*([.A35]-[.$G$6]);IF([.A35]&lt;[.$G$8];[.$F$7]+[.$H$8]*([.A35]-[.$G$7]);[.$F$8]))))" office:value-type="float" office:value="32.5454545454545" calcext:value-type="float">
            <text:p>32,5</text:p>
          </table:table-cell>
          <table:table-cell table:style-name="ce130" table:formula="of:=[.$A$2]*[.F35]/100*[.$E$6]" office:value-type="float" office:value="16.45189" calcext:value-type="float">
            <text:p>16,5</text:p>
          </table:table-cell>
          <table:table-cell table:style-name="ce98" table:formula="of:=[.G35]*[.B35]/[.$E$2]*[.$B$2]" office:value-type="float" office:value="11241.5172456626" calcext:value-type="float">
            <text:p>11.242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35]+3" office:value-type="float" office:value="75" calcext:value-type="float">
            <text:p>75</text:p>
          </table:table-cell>
          <table:table-cell table:style-name="ce67" table:formula="of:=[.A36]*7250/80" office:value-type="float" office:value="6796.875" calcext:value-type="float">
            <text:p>6797</text:p>
          </table:table-cell>
          <table:table-cell table:style-name="ce68" table:formula="of:=IF([.A36]&lt;[.$C$5];[.$B$5];IF([.A36]&lt;[.$C$6];[.$B$5]+[.$D$6]*([.A36]-[.$C$5]);IF([.A36]&lt;[.$C$7];[.$B$6]+[.$D$7]*([.A36]-[.$C$6]);IF([.A36]&lt;[.$C$8];[.$B$7]+[.$D$8]*([.A36]-[.$C$7]);[.$B$8]))))" office:value-type="float" office:value="62.9090909090909" calcext:value-type="float">
            <text:p>62,9</text:p>
          </table:table-cell>
          <table:table-cell table:style-name="ce71" table:formula="of:=[.$A$2]*[.C36]/100*[.$A$6]" office:value-type="float" office:value="15.868944" calcext:value-type="float">
            <text:p>15,9</text:p>
          </table:table-cell>
          <table:table-cell table:style-name="ce98" table:formula="of:=[.D36]*[.B36]/[.$E$2]*[.$B$2]" office:value-type="float" office:value="11294.9920220954" calcext:value-type="float">
            <text:p>11.295</text:p>
          </table:table-cell>
          <table:table-cell table:style-name="ce68" table:formula="of:=IF([.A36]&lt;[.$G$5];[.$F$5];IF([.A36]&lt;[.$G$6];[.$F$5]+[.$H$6]*([.A36]-[.$G$5]);IF([.A36]&lt;[.$G$7];[.$F$6]+[.$H$7]*([.A36]-[.$G$6]);IF([.A36]&lt;[.$G$8];[.$F$7]+[.$H$8]*([.A36]-[.$G$7]);[.$F$8]))))" office:value-type="float" office:value="31.4545454545455" calcext:value-type="float">
            <text:p>31,5</text:p>
          </table:table-cell>
          <table:table-cell table:style-name="ce131" table:formula="of:=[.$A$2]*[.F36]/100*[.$E$6]" office:value-type="float" office:value="15.90043" calcext:value-type="float">
            <text:p>15,9</text:p>
          </table:table-cell>
          <table:table-cell table:style-name="ce98" table:formula="of:=[.G36]*[.B36]/[.$E$2]*[.$B$2]" office:value-type="float" office:value="11317.4027205519" calcext:value-type="float">
            <text:p>11.317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36]+3" office:value-type="float" office:value="78" calcext:value-type="float">
            <text:p>78</text:p>
          </table:table-cell>
          <table:table-cell table:style-name="ce67" table:formula="of:=[.A37]*7250/80" office:value-type="float" office:value="7068.75" calcext:value-type="float">
            <text:p>7069</text:p>
          </table:table-cell>
          <table:table-cell table:style-name="ce68" table:formula="of:=IF([.A37]&lt;[.$C$5];[.$B$5];IF([.A37]&lt;[.$C$6];[.$B$5]+[.$D$6]*([.A37]-[.$C$5]);IF([.A37]&lt;[.$C$7];[.$B$6]+[.$D$7]*([.A37]-[.$C$6]);IF([.A37]&lt;[.$C$8];[.$B$7]+[.$D$8]*([.A37]-[.$C$7]);[.$B$8]))))" office:value-type="float" office:value="60.7272727272727" calcext:value-type="float">
            <text:p>60,7</text:p>
          </table:table-cell>
          <table:table-cell table:style-name="ce71" table:formula="of:=[.$A$2]*[.C37]/100*[.$A$6]" office:value-type="float" office:value="15.318576" calcext:value-type="float">
            <text:p>15,3</text:p>
          </table:table-cell>
          <table:table-cell table:style-name="ce98" table:formula="of:=[.D37]*[.B37]/[.$E$2]*[.$B$2]" office:value-type="float" office:value="11339.388522529" calcext:value-type="float">
            <text:p>11.339</text:p>
          </table:table-cell>
          <table:table-cell table:style-name="ce68" table:formula="of:=IF([.A37]&lt;[.$G$5];[.$F$5];IF([.A37]&lt;[.$G$6];[.$F$5]+[.$H$6]*([.A37]-[.$G$5]);IF([.A37]&lt;[.$G$7];[.$F$6]+[.$H$7]*([.A37]-[.$G$6]);IF([.A37]&lt;[.$G$8];[.$F$7]+[.$H$8]*([.A37]-[.$G$7]);[.$F$8]))))" office:value-type="float" office:value="30.3636363636364" calcext:value-type="float">
            <text:p>30,4</text:p>
          </table:table-cell>
          <table:table-cell table:style-name="ce132" table:formula="of:=[.$A$2]*[.F37]/100*[.$E$6]" office:value-type="float" office:value="15.34897" calcext:value-type="float">
            <text:p>15,3</text:p>
          </table:table-cell>
          <table:table-cell table:style-name="ce98" table:formula="of:=[.G37]*[.B37]/[.$E$2]*[.$B$2]" office:value-type="float" office:value="11361.8873092801" calcext:value-type="float">
            <text:p>11.362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1">
          <table:table-cell table:style-name="ce64" table:formula="of:=[.A37]+3" office:value-type="float" office:value="81" calcext:value-type="float">
            <text:p>81</text:p>
          </table:table-cell>
          <table:table-cell table:style-name="ce67" table:formula="of:=[.A38]*7250/80" office:value-type="float" office:value="7340.625" calcext:value-type="float">
            <text:p>7341</text:p>
          </table:table-cell>
          <table:table-cell table:style-name="ce68" table:formula="of:=IF([.A38]&lt;[.$C$5];[.$B$5];IF([.A38]&lt;[.$C$6];[.$B$5]+[.$D$6]*([.A38]-[.$C$5]);IF([.A38]&lt;[.$C$7];[.$B$6]+[.$D$7]*([.A38]-[.$C$6]);IF([.A38]&lt;[.$C$8];[.$B$7]+[.$D$8]*([.A38]-[.$C$7]);[.$B$8]))))" office:value-type="float" office:value="58.5454545454545" calcext:value-type="float">
            <text:p>58,5</text:p>
          </table:table-cell>
          <table:table-cell table:style-name="ce71" table:formula="of:=[.$A$2]*[.C38]/100*[.$A$6]" office:value-type="float" office:value="14.768208" calcext:value-type="float">
            <text:p>14,8</text:p>
          </table:table-cell>
          <table:table-cell table:style-name="ce98" table:formula="of:=[.D38]*[.B38]/[.$E$2]*[.$B$2]" office:value-type="float" office:value="11352.4463167742" calcext:value-type="float">
            <text:p>11.352</text:p>
          </table:table-cell>
          <table:table-cell table:style-name="ce68" table:formula="of:=IF([.A38]&lt;[.$G$5];[.$F$5];IF([.A38]&lt;[.$G$6];[.$F$5]+[.$H$6]*([.A38]-[.$G$5]);IF([.A38]&lt;[.$G$7];[.$F$6]+[.$H$7]*([.A38]-[.$G$6]);IF([.A38]&lt;[.$G$8];[.$F$7]+[.$H$8]*([.A38]-[.$G$7]);[.$F$8]))))" office:value-type="float" office:value="29.2727272727273" calcext:value-type="float">
            <text:p>29,3</text:p>
          </table:table-cell>
          <table:table-cell table:style-name="ce133" table:formula="of:=[.$A$2]*[.F38]/100*[.$E$6]" office:value-type="float" office:value="14.79751" calcext:value-type="float">
            <text:p>14,8</text:p>
          </table:table-cell>
          <table:table-cell table:style-name="ce98" table:formula="of:=[.G38]*[.B38]/[.$E$2]*[.$B$2]" office:value-type="float" office:value="11374.9710118472" calcext:value-type="float">
            <text:p>11.375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38]+3" office:value-type="float" office:value="84" calcext:value-type="float">
            <text:p>84</text:p>
          </table:table-cell>
          <table:table-cell table:style-name="ce67" table:formula="of:=[.A39]*7250/80" office:value-type="float" office:value="7612.5" calcext:value-type="float">
            <text:p>7613</text:p>
          </table:table-cell>
          <table:table-cell table:style-name="ce68" table:formula="of:=IF([.A39]&lt;[.$C$5];[.$B$5];IF([.A39]&lt;[.$C$6];[.$B$5]+[.$D$6]*([.A39]-[.$C$5]);IF([.A39]&lt;[.$C$7];[.$B$6]+[.$D$7]*([.A39]-[.$C$6]);IF([.A39]&lt;[.$C$8];[.$B$7]+[.$D$8]*([.A39]-[.$C$7]);[.$B$8]))))" office:value-type="float" office:value="56.3636363636364" calcext:value-type="float">
            <text:p>56,4</text:p>
          </table:table-cell>
          <table:table-cell table:style-name="ce71" table:formula="of:=[.$A$2]*[.C39]/100*[.$A$6]" office:value-type="float" office:value="14.21784" calcext:value-type="float">
            <text:p>14,2</text:p>
          </table:table-cell>
          <table:table-cell table:style-name="ce98" table:formula="of:=[.D39]*[.B39]/[.$E$2]*[.$B$2]" office:value-type="float" office:value="11334.165404831" calcext:value-type="float">
            <text:p>11.334</text:p>
          </table:table-cell>
          <table:table-cell table:style-name="ce68" table:formula="of:=IF([.A39]&lt;[.$G$5];[.$F$5];IF([.A39]&lt;[.$G$6];[.$F$5]+[.$H$6]*([.A39]-[.$G$5]);IF([.A39]&lt;[.$G$7];[.$F$6]+[.$H$7]*([.A39]-[.$G$6]);IF([.A39]&lt;[.$G$8];[.$F$7]+[.$H$8]*([.A39]-[.$G$7]);[.$F$8]))))" office:value-type="float" office:value="28.1818181818182" calcext:value-type="float">
            <text:p>28,2</text:p>
          </table:table-cell>
          <table:table-cell table:style-name="ce134" table:formula="of:=[.$A$2]*[.F39]/100*[.$E$6]" office:value-type="float" office:value="14.24605" calcext:value-type="float">
            <text:p>14,2</text:p>
          </table:table-cell>
          <table:table-cell table:style-name="ce98" table:formula="of:=[.G39]*[.B39]/[.$E$2]*[.$B$2]" office:value-type="float" office:value="11356.6538282533" calcext:value-type="float">
            <text:p>11.357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39]+3" office:value-type="float" office:value="87" calcext:value-type="float">
            <text:p>87</text:p>
          </table:table-cell>
          <table:table-cell table:style-name="ce67" table:formula="of:=[.A40]*7250/80" office:value-type="float" office:value="7884.375" calcext:value-type="float">
            <text:p>7884</text:p>
          </table:table-cell>
          <table:table-cell table:style-name="ce68" table:formula="of:=IF([.A40]&lt;[.$C$5];[.$B$5];IF([.A40]&lt;[.$C$6];[.$B$5]+[.$D$6]*([.A40]-[.$C$5]);IF([.A40]&lt;[.$C$7];[.$B$6]+[.$D$7]*([.A40]-[.$C$6]);IF([.A40]&lt;[.$C$8];[.$B$7]+[.$D$8]*([.A40]-[.$C$7]);[.$B$8]))))" office:value-type="float" office:value="54.1818181818182" calcext:value-type="float">
            <text:p>54,2</text:p>
          </table:table-cell>
          <table:table-cell table:style-name="ce71" table:formula="of:=[.$A$2]*[.C40]/100*[.$A$6]" office:value-type="float" office:value="13.667472" calcext:value-type="float">
            <text:p>13,7</text:p>
          </table:table-cell>
          <table:table-cell table:style-name="ce98" table:formula="of:=[.D40]*[.B40]/[.$E$2]*[.$B$2]" office:value-type="float" office:value="11284.5457866992" calcext:value-type="float">
            <text:p>11.285</text:p>
          </table:table-cell>
          <table:table-cell table:style-name="ce68" table:formula="of:=IF([.A40]&lt;[.$G$5];[.$F$5];IF([.A40]&lt;[.$G$6];[.$F$5]+[.$H$6]*([.A40]-[.$G$5]);IF([.A40]&lt;[.$G$7];[.$F$6]+[.$H$7]*([.A40]-[.$G$6]);IF([.A40]&lt;[.$G$8];[.$F$7]+[.$H$8]*([.A40]-[.$G$7]);[.$F$8]))))" office:value-type="float" office:value="27.0909090909091" calcext:value-type="float">
            <text:p>27,1</text:p>
          </table:table-cell>
          <table:table-cell table:style-name="ce135" table:formula="of:=[.$A$2]*[.F40]/100*[.$E$6]" office:value-type="float" office:value="13.69459" calcext:value-type="float">
            <text:p>13,7</text:p>
          </table:table-cell>
          <table:table-cell table:style-name="ce98" table:formula="of:=[.G40]*[.B40]/[.$E$2]*[.$B$2]" office:value-type="float" office:value="11306.9357584982" calcext:value-type="float">
            <text:p>11.307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40]+3" office:value-type="float" office:value="90" calcext:value-type="float">
            <text:p>90</text:p>
          </table:table-cell>
          <table:table-cell table:style-name="ce67" table:formula="of:=[.A41]*7250/80" office:value-type="float" office:value="8156.25" calcext:value-type="float">
            <text:p>8156</text:p>
          </table:table-cell>
          <table:table-cell table:style-name="ce68" table:formula="of:=IF([.A41]&lt;[.$C$5];[.$B$5];IF([.A41]&lt;[.$C$6];[.$B$5]+[.$D$6]*([.A41]-[.$C$5]);IF([.A41]&lt;[.$C$7];[.$B$6]+[.$D$7]*([.A41]-[.$C$6]);IF([.A41]&lt;[.$C$8];[.$B$7]+[.$D$8]*([.A41]-[.$C$7]);[.$B$8]))))" office:value-type="float" office:value="52" calcext:value-type="float">
            <text:p>52,0</text:p>
          </table:table-cell>
          <table:table-cell table:style-name="ce71" table:formula="of:=[.$A$2]*[.C41]/100*[.$A$6]" office:value-type="float" office:value="13.117104" calcext:value-type="float">
            <text:p>13,1</text:p>
          </table:table-cell>
          <table:table-cell table:style-name="ce98" table:formula="of:=[.D41]*[.B41]/[.$E$2]*[.$B$2]" office:value-type="float" office:value="11203.587462379" calcext:value-type="float">
            <text:p>11.204</text:p>
          </table:table-cell>
          <table:table-cell table:style-name="ce68" table:formula="of:=IF([.A41]&lt;[.$G$5];[.$F$5];IF([.A41]&lt;[.$G$6];[.$F$5]+[.$H$6]*([.A41]-[.$G$5]);IF([.A41]&lt;[.$G$7];[.$F$6]+[.$H$7]*([.A41]-[.$G$6]);IF([.A41]&lt;[.$G$8];[.$F$7]+[.$H$8]*([.A41]-[.$G$7]);[.$F$8]))))" office:value-type="float" office:value="26" calcext:value-type="float">
            <text:p>26,0</text:p>
          </table:table-cell>
          <table:table-cell table:style-name="ce136" table:formula="of:=[.$A$2]*[.F41]/100*[.$E$6]" office:value-type="float" office:value="13.14313" calcext:value-type="float">
            <text:p>13,1</text:p>
          </table:table-cell>
          <table:table-cell table:style-name="ce98" table:formula="of:=[.G41]*[.B41]/[.$E$2]*[.$B$2]" office:value-type="float" office:value="11225.8168025821" calcext:value-type="float">
            <text:p>11.226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7">
          <table:table-cell table:style-name="ce64" table:formula="of:=[.A41]+3" office:value-type="float" office:value="93" calcext:value-type="float">
            <text:p>93</text:p>
          </table:table-cell>
          <table:table-cell table:style-name="ce67" table:formula="of:=[.A42]*7250/80" office:value-type="float" office:value="8428.125" calcext:value-type="float">
            <text:p>8428</text:p>
          </table:table-cell>
          <table:table-cell table:style-name="ce68" table:formula="of:=IF([.A42]&lt;[.$C$5];[.$B$5];IF([.A42]&lt;[.$C$6];[.$B$5]+[.$D$6]*([.A42]-[.$C$5]);IF([.A42]&lt;[.$C$7];[.$B$6]+[.$D$7]*([.A42]-[.$C$6]);IF([.A42]&lt;[.$C$8];[.$B$7]+[.$D$8]*([.A42]-[.$C$7]);[.$B$8]))))" office:value-type="float" office:value="52" calcext:value-type="float">
            <text:p>52,0</text:p>
          </table:table-cell>
          <table:table-cell table:style-name="ce71" table:formula="of:=[.$A$2]*[.C42]/100*[.$A$6]" office:value-type="float" office:value="13.117104" calcext:value-type="float">
            <text:p>13,1</text:p>
          </table:table-cell>
          <table:table-cell table:style-name="ce99" table:formula="of:=[.D42]*[.B42]/[.$E$2]*[.$B$2]" office:value-type="float" office:value="11577.0403777916" calcext:value-type="float">
            <text:p>11.577</text:p>
          </table:table-cell>
          <table:table-cell table:style-name="ce68" table:formula="of:=IF([.A42]&lt;[.$G$5];[.$F$5];IF([.A42]&lt;[.$G$6];[.$F$5]+[.$H$6]*([.A42]-[.$G$5]);IF([.A42]&lt;[.$G$7];[.$F$6]+[.$H$7]*([.A42]-[.$G$6]);IF([.A42]&lt;[.$G$8];[.$F$7]+[.$H$8]*([.A42]-[.$G$7]);[.$F$8]))))" office:value-type="float" office:value="26" calcext:value-type="float">
            <text:p>26,0</text:p>
          </table:table-cell>
          <table:table-cell table:style-name="ce137" table:formula="of:=[.$A$2]*[.F42]/100*[.$E$6]" office:value-type="float" office:value="13.14313" calcext:value-type="float">
            <text:p>13,1</text:p>
          </table:table-cell>
          <table:table-cell table:style-name="ce99" table:formula="of:=[.G42]*[.B42]/[.$E$2]*[.$B$2]" office:value-type="float" office:value="11600.0106960015" calcext:value-type="float">
            <text:p>11.600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7">
          <table:table-cell table:style-name="ce64" table:formula="of:=[.A42]+3" office:value-type="float" office:value="96" calcext:value-type="float">
            <text:p>96</text:p>
          </table:table-cell>
          <table:table-cell table:style-name="ce67" table:formula="of:=[.A43]*7250/80" office:value-type="float" office:value="8700" calcext:value-type="float">
            <text:p>8700</text:p>
          </table:table-cell>
          <table:table-cell table:style-name="ce68" table:formula="of:=IF([.A43]&lt;[.$C$5];[.$B$5];IF([.A43]&lt;[.$C$6];[.$B$5]+[.$D$6]*([.A43]-[.$C$5]);IF([.A43]&lt;[.$C$7];[.$B$6]+[.$D$7]*([.A43]-[.$C$6]);IF([.A43]&lt;[.$C$8];[.$B$7]+[.$D$8]*([.A43]-[.$C$7]);[.$B$8]))))" office:value-type="float" office:value="52" calcext:value-type="float">
            <text:p>52,0</text:p>
          </table:table-cell>
          <table:table-cell table:style-name="ce71" table:formula="of:=[.$A$2]*[.C43]/100*[.$A$6]" office:value-type="float" office:value="13.117104" calcext:value-type="float">
            <text:p>13,1</text:p>
          </table:table-cell>
          <table:table-cell table:style-name="ce100" table:formula="of:=[.D43]*[.B43]/[.$E$2]*[.$B$2]" office:value-type="float" office:value="11950.4932932043" calcext:value-type="float">
            <text:p>11.950</text:p>
          </table:table-cell>
          <table:table-cell table:style-name="ce68" table:formula="of:=IF([.A43]&lt;[.$G$5];[.$F$5];IF([.A43]&lt;[.$G$6];[.$F$5]+[.$H$6]*([.A43]-[.$G$5]);IF([.A43]&lt;[.$G$7];[.$F$6]+[.$H$7]*([.A43]-[.$G$6]);IF([.A43]&lt;[.$G$8];[.$F$7]+[.$H$8]*([.A43]-[.$G$7]);[.$F$8]))))" office:value-type="float" office:value="26" calcext:value-type="float">
            <text:p>26,0</text:p>
          </table:table-cell>
          <table:table-cell table:style-name="ce138" table:formula="of:=[.$A$2]*[.F43]/100*[.$E$6]" office:value-type="float" office:value="13.14313" calcext:value-type="float">
            <text:p>13,1</text:p>
          </table:table-cell>
          <table:table-cell table:style-name="ce100" table:formula="of:=[.G43]*[.B43]/[.$E$2]*[.$B$2]" office:value-type="float" office:value="11974.2045894209" calcext:value-type="float">
            <text:p>11.974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7">
          <table:table-cell table:style-name="ce64" table:formula="of:=[.A43]+3" office:value-type="float" office:value="99" calcext:value-type="float">
            <text:p>99</text:p>
          </table:table-cell>
          <table:table-cell table:style-name="ce67" table:formula="of:=[.A44]*7250/80" office:value-type="float" office:value="8971.875" calcext:value-type="float">
            <text:p>8972</text:p>
          </table:table-cell>
          <table:table-cell table:style-name="ce68" table:formula="of:=IF([.A44]&lt;[.$C$5];[.$B$5];IF([.A44]&lt;[.$C$6];[.$B$5]+[.$D$6]*([.A44]-[.$C$5]);IF([.A44]&lt;[.$C$7];[.$B$6]+[.$D$7]*([.A44]-[.$C$6]);IF([.A44]&lt;[.$C$8];[.$B$7]+[.$D$8]*([.A44]-[.$C$7]);[.$B$8]))))" office:value-type="float" office:value="52" calcext:value-type="float">
            <text:p>52,0</text:p>
          </table:table-cell>
          <table:table-cell table:style-name="ce71" table:formula="of:=[.$A$2]*[.C44]/100*[.$A$6]" office:value-type="float" office:value="13.117104" calcext:value-type="float">
            <text:p>13,1</text:p>
          </table:table-cell>
          <table:table-cell table:style-name="ce101" table:formula="of:=[.D44]*[.B44]/[.$E$2]*[.$B$2]" office:value-type="float" office:value="12323.9462086169" calcext:value-type="float">
            <text:p>12.324</text:p>
          </table:table-cell>
          <table:table-cell table:style-name="ce68" table:formula="of:=IF([.A44]&lt;[.$G$5];[.$F$5];IF([.A44]&lt;[.$G$6];[.$F$5]+[.$H$6]*([.A44]-[.$G$5]);IF([.A44]&lt;[.$G$7];[.$F$6]+[.$H$7]*([.A44]-[.$G$6]);IF([.A44]&lt;[.$G$8];[.$F$7]+[.$H$8]*([.A44]-[.$G$7]);[.$F$8]))))" office:value-type="float" office:value="26" calcext:value-type="float">
            <text:p>26,0</text:p>
          </table:table-cell>
          <table:table-cell table:style-name="ce139" table:formula="of:=[.$A$2]*[.F44]/100*[.$E$6]" office:value-type="float" office:value="13.14313" calcext:value-type="float">
            <text:p>13,1</text:p>
          </table:table-cell>
          <table:table-cell table:style-name="ce101" table:formula="of:=[.G44]*[.B44]/[.$E$2]*[.$B$2]" office:value-type="float" office:value="12348.3984828403" calcext:value-type="float">
            <text:p>12.348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7">
          <table:table-cell table:style-name="ce64" table:formula="of:=[.A44]+3" office:value-type="float" office:value="102" calcext:value-type="float">
            <text:p>102</text:p>
          </table:table-cell>
          <table:table-cell table:style-name="ce67" table:formula="of:=[.A45]*7250/80" office:value-type="float" office:value="9243.75" calcext:value-type="float">
            <text:p>9244</text:p>
          </table:table-cell>
          <table:table-cell table:style-name="ce68" table:formula="of:=IF([.A45]&lt;[.$C$5];[.$B$5];IF([.A45]&lt;[.$C$6];[.$B$5]+[.$D$6]*([.A45]-[.$C$5]);IF([.A45]&lt;[.$C$7];[.$B$6]+[.$D$7]*([.A45]-[.$C$6]);IF([.A45]&lt;[.$C$8];[.$B$7]+[.$D$8]*([.A45]-[.$C$7]);[.$B$8]))))" office:value-type="float" office:value="52" calcext:value-type="float">
            <text:p>52,0</text:p>
          </table:table-cell>
          <table:table-cell table:style-name="ce71" table:formula="of:=[.$A$2]*[.C45]/100*[.$A$6]" office:value-type="float" office:value="13.117104" calcext:value-type="float">
            <text:p>13,1</text:p>
          </table:table-cell>
          <table:table-cell table:style-name="ce102" table:formula="of:=[.D45]*[.B45]/[.$E$2]*[.$B$2]" office:value-type="float" office:value="12697.3991240295" calcext:value-type="float">
            <text:p>12.697</text:p>
          </table:table-cell>
          <table:table-cell table:style-name="ce68" table:formula="of:=IF([.A45]&lt;[.$G$5];[.$F$5];IF([.A45]&lt;[.$G$6];[.$F$5]+[.$H$6]*([.A45]-[.$G$5]);IF([.A45]&lt;[.$G$7];[.$F$6]+[.$H$7]*([.A45]-[.$G$6]);IF([.A45]&lt;[.$G$8];[.$F$7]+[.$H$8]*([.A45]-[.$G$7]);[.$F$8]))))" office:value-type="float" office:value="26" calcext:value-type="float">
            <text:p>26,0</text:p>
          </table:table-cell>
          <table:table-cell table:style-name="ce140" table:formula="of:=[.$A$2]*[.F45]/100*[.$E$6]" office:value-type="float" office:value="13.14313" calcext:value-type="float">
            <text:p>13,1</text:p>
          </table:table-cell>
          <table:table-cell table:style-name="ce102" table:formula="of:=[.G45]*[.B45]/[.$E$2]*[.$B$2]" office:value-type="float" office:value="12722.5923762597" calcext:value-type="float">
            <text:p>12.723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7">
          <table:table-cell table:style-name="ce64" table:formula="of:=[.A45]+3" office:value-type="float" office:value="105" calcext:value-type="float">
            <text:p>105</text:p>
          </table:table-cell>
          <table:table-cell table:style-name="ce67" table:formula="of:=[.A46]*7250/80" office:value-type="float" office:value="9515.625" calcext:value-type="float">
            <text:p>9516</text:p>
          </table:table-cell>
          <table:table-cell table:style-name="ce68" table:formula="of:=IF([.A46]&lt;[.$C$5];[.$B$5];IF([.A46]&lt;[.$C$6];[.$B$5]+[.$D$6]*([.A46]-[.$C$5]);IF([.A46]&lt;[.$C$7];[.$B$6]+[.$D$7]*([.A46]-[.$C$6]);IF([.A46]&lt;[.$C$8];[.$B$7]+[.$D$8]*([.A46]-[.$C$7]);[.$B$8]))))" office:value-type="float" office:value="52" calcext:value-type="float">
            <text:p>52,0</text:p>
          </table:table-cell>
          <table:table-cell table:style-name="ce71" table:formula="of:=[.$A$2]*[.C46]/100*[.$A$6]" office:value-type="float" office:value="13.117104" calcext:value-type="float">
            <text:p>13,1</text:p>
          </table:table-cell>
          <table:table-cell table:style-name="ce103" table:formula="of:=[.D46]*[.B46]/[.$E$2]*[.$B$2]" office:value-type="float" office:value="13070.8520394422" calcext:value-type="float">
            <text:p>13.071</text:p>
          </table:table-cell>
          <table:table-cell table:style-name="ce68" table:formula="of:=IF([.A46]&lt;[.$G$5];[.$F$5];IF([.A46]&lt;[.$G$6];[.$F$5]+[.$H$6]*([.A46]-[.$G$5]);IF([.A46]&lt;[.$G$7];[.$F$6]+[.$H$7]*([.A46]-[.$G$6]);IF([.A46]&lt;[.$G$8];[.$F$7]+[.$H$8]*([.A46]-[.$G$7]);[.$F$8]))))" office:value-type="float" office:value="26" calcext:value-type="float">
            <text:p>26,0</text:p>
          </table:table-cell>
          <table:table-cell table:style-name="ce141" table:formula="of:=[.$A$2]*[.F46]/100*[.$E$6]" office:value-type="float" office:value="13.14313" calcext:value-type="float">
            <text:p>13,1</text:p>
          </table:table-cell>
          <table:table-cell table:style-name="ce103" table:formula="of:=[.G46]*[.B46]/[.$E$2]*[.$B$2]" office:value-type="float" office:value="13096.7862696791" calcext:value-type="float">
            <text:p>13.097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7">
          <table:table-cell table:style-name="ce64" table:formula="of:=[.A46]+3" office:value-type="float" office:value="108" calcext:value-type="float">
            <text:p>108</text:p>
          </table:table-cell>
          <table:table-cell table:style-name="ce67" table:formula="of:=[.A47]*7250/80" office:value-type="float" office:value="9787.5" calcext:value-type="float">
            <text:p>9788</text:p>
          </table:table-cell>
          <table:table-cell table:style-name="ce68" table:formula="of:=IF([.A47]&lt;[.$C$5];[.$B$5];IF([.A47]&lt;[.$C$6];[.$B$5]+[.$D$6]*([.A47]-[.$C$5]);IF([.A47]&lt;[.$C$7];[.$B$6]+[.$D$7]*([.A47]-[.$C$6]);IF([.A47]&lt;[.$C$8];[.$B$7]+[.$D$8]*([.A47]-[.$C$7]);[.$B$8]))))" office:value-type="float" office:value="52" calcext:value-type="float">
            <text:p>52,0</text:p>
          </table:table-cell>
          <table:table-cell table:style-name="ce71" table:formula="of:=[.$A$2]*[.C47]/100*[.$A$6]" office:value-type="float" office:value="13.117104" calcext:value-type="float">
            <text:p>13,1</text:p>
          </table:table-cell>
          <table:table-cell table:style-name="ce104" table:formula="of:=[.D47]*[.B47]/[.$E$2]*[.$B$2]" office:value-type="float" office:value="13444.3049548548" calcext:value-type="float">
            <text:p>13.444</text:p>
          </table:table-cell>
          <table:table-cell table:style-name="ce68" table:formula="of:=IF([.A47]&lt;[.$G$5];[.$F$5];IF([.A47]&lt;[.$G$6];[.$F$5]+[.$H$6]*([.A47]-[.$G$5]);IF([.A47]&lt;[.$G$7];[.$F$6]+[.$H$7]*([.A47]-[.$G$6]);IF([.A47]&lt;[.$G$8];[.$F$7]+[.$H$8]*([.A47]-[.$G$7]);[.$F$8]))))" office:value-type="float" office:value="26" calcext:value-type="float">
            <text:p>26,0</text:p>
          </table:table-cell>
          <table:table-cell table:style-name="ce142" table:formula="of:=[.$A$2]*[.F47]/100*[.$E$6]" office:value-type="float" office:value="13.14313" calcext:value-type="float">
            <text:p>13,1</text:p>
          </table:table-cell>
          <table:table-cell table:style-name="ce104" table:formula="of:=[.G47]*[.B47]/[.$E$2]*[.$B$2]" office:value-type="float" office:value="13470.9801630986" calcext:value-type="float">
            <text:p>13.471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7">
          <table:table-cell table:style-name="ce64" table:formula="of:=[.A47]+3" office:value-type="float" office:value="111" calcext:value-type="float">
            <text:p>111</text:p>
          </table:table-cell>
          <table:table-cell table:style-name="ce67" table:formula="of:=[.A48]*7250/80" office:value-type="float" office:value="10059.375" calcext:value-type="float">
            <text:p>10059</text:p>
          </table:table-cell>
          <table:table-cell table:style-name="ce68" table:formula="of:=IF([.A48]&lt;[.$C$5];[.$B$5];IF([.A48]&lt;[.$C$6];[.$B$5]+[.$D$6]*([.A48]-[.$C$5]);IF([.A48]&lt;[.$C$7];[.$B$6]+[.$D$7]*([.A48]-[.$C$6]);IF([.A48]&lt;[.$C$8];[.$B$7]+[.$D$8]*([.A48]-[.$C$7]);[.$B$8]))))" office:value-type="float" office:value="52" calcext:value-type="float">
            <text:p>52,0</text:p>
          </table:table-cell>
          <table:table-cell table:style-name="ce71" table:formula="of:=[.$A$2]*[.C48]/100*[.$A$6]" office:value-type="float" office:value="13.117104" calcext:value-type="float">
            <text:p>13,1</text:p>
          </table:table-cell>
          <table:table-cell table:style-name="ce105" table:formula="of:=[.D48]*[.B48]/[.$E$2]*[.$B$2]" office:value-type="float" office:value="13817.7578702674" calcext:value-type="float">
            <text:p>13.818</text:p>
          </table:table-cell>
          <table:table-cell table:style-name="ce68" table:formula="of:=IF([.A48]&lt;[.$G$5];[.$F$5];IF([.A48]&lt;[.$G$6];[.$F$5]+[.$H$6]*([.A48]-[.$G$5]);IF([.A48]&lt;[.$G$7];[.$F$6]+[.$H$7]*([.A48]-[.$G$6]);IF([.A48]&lt;[.$G$8];[.$F$7]+[.$H$8]*([.A48]-[.$G$7]);[.$F$8]))))" office:value-type="float" office:value="26" calcext:value-type="float">
            <text:p>26,0</text:p>
          </table:table-cell>
          <table:table-cell table:style-name="ce143" table:formula="of:=[.$A$2]*[.F48]/100*[.$E$6]" office:value-type="float" office:value="13.14313" calcext:value-type="float">
            <text:p>13,1</text:p>
          </table:table-cell>
          <table:table-cell table:style-name="ce105" table:formula="of:=[.G48]*[.B48]/[.$E$2]*[.$B$2]" office:value-type="float" office:value="13845.174056518" calcext:value-type="float">
            <text:p>13.845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3">
          <table:table-cell table:style-name="ce64" table:number-columns-repeated="3"/>
          <table:table-cell table:number-columns-repeated="5"/>
          <table:table-cell table:style-name="ce64" table:number-columns-repeated="7"/>
          <table:table-cell table:style-name="ce96"/>
          <table:table-cell table:style-name="ce64" table:number-columns-repeated="1008"/>
        </table:table-row>
        <table:table-row table:style-name="ro1">
          <table:table-cell table:number-columns-repeated="3"/>
          <table:table-cell table:style-name="ce73" office:value-type="string" calcext:value-type="string">
            <text:p>Sum:</text:p>
          </table:table-cell>
          <table:table-cell table:style-name="ce83" table:formula="of:=SUM([.E12:.E41])" office:value-type="float" office:value="254368.443455286" calcext:value-type="float">
            <text:p>254.368</text:p>
          </table:table-cell>
          <table:table-cell/>
          <table:table-cell table:style-name="ce73" office:value-type="string" calcext:value-type="string">
            <text:p>Sum:</text:p>
          </table:table-cell>
          <table:table-cell table:style-name="ce89" table:formula="of:=SUM([.H12:.H41])" office:value-type="float" office:value="296744.815429519" calcext:value-type="float">
            <text:p>296.745</text:p>
          </table:table-cell>
          <table:table-cell table:number-columns-repeated="7"/>
          <table:table-cell table:style-name="ce60"/>
          <table:table-cell table:number-columns-repeated="1008"/>
        </table:table-row>
        <table:table-row table:style-name="ro1">
          <table:table-cell table:style-name="ce41"/>
          <table:table-cell table:style-name="ce46"/>
          <table:table-cell table:style-name="ce51"/>
          <table:table-cell table:style-name="ce74"/>
          <table:table-cell table:style-name="ce84" table:formula="of:=[.E50]/(30*[.$D$2])" office:value-type="percentage" office:value="1.05986851439702" calcext:value-type="percentage">
            <text:p>106,0%</text:p>
          </table:table-cell>
          <table:table-cell/>
          <table:table-cell table:style-name="ce74"/>
          <table:table-cell table:style-name="ce90" table:formula="of:=[.H50]/(30*[.$D$2])" office:value-type="percentage" office:value="1.23643673095633" calcext:value-type="percentage">
            <text:p>123,6%</text:p>
          </table:table-cell>
          <table:table-cell table:number-columns-repeated="6"/>
          <table:table-cell table:style-name="ce41"/>
          <table:table-cell table:style-name="ce60"/>
          <table:table-cell table:style-name="ce53"/>
          <table:table-cell table:number-columns-repeated="2"/>
          <table:table-cell table:style-name="ce11"/>
          <table:table-cell table:style-name="ce54"/>
          <table:table-cell table:style-name="ce11" table:number-columns-repeated="2"/>
          <table:table-cell table:number-columns-repeated="1001"/>
        </table:table-row>
        <table:table-row table:style-name="ro8">
          <table:table-cell table:style-name="ce41"/>
          <table:table-cell table:style-name="ce46"/>
          <table:table-cell table:style-name="ce51"/>
          <table:table-cell table:style-name="ce74"/>
          <table:table-cell table:style-name="ce84"/>
          <table:table-cell/>
          <table:table-cell table:style-name="ce74"/>
          <table:table-cell table:style-name="ce90"/>
          <table:table-cell table:number-columns-repeated="6"/>
          <table:table-cell table:style-name="ce41"/>
          <table:table-cell table:style-name="ce60"/>
          <table:table-cell table:style-name="ce53"/>
          <table:table-cell table:number-columns-repeated="2"/>
          <table:table-cell table:style-name="ce11"/>
          <table:table-cell table:style-name="ce54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3" office:value-type="string" calcext:value-type="string">
            <text:p>Limiter peak:</text:p>
          </table:table-cell>
          <table:table-cell table:style-name="ce85" table:formula="of:=MAX([.E12:.E41])+800" office:value-type="float" office:value="12152.4463167742" calcext:value-type="float">
            <text:p>12.152</text:p>
          </table:table-cell>
          <table:table-cell/>
          <table:table-cell table:style-name="ce73" office:value-type="string" calcext:value-type="string">
            <text:p>Limiter peak:</text:p>
          </table:table-cell>
          <table:table-cell table:style-name="ce91" table:formula="of:=MAX([.H12:.H41])+800" office:value-type="float" office:value="12180.8083560694" calcext:value-type="float">
            <text:p>12.181</text:p>
          </table:table-cell>
          <table:table-cell table:number-columns-repeated="7"/>
          <table:table-cell table:style-name="ce60"/>
          <table:table-cell table:style-name="ce53" table:number-columns-repeated="3"/>
          <table:table-cell table:style-name="ce11"/>
          <table:table-cell table:style-name="ce54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4"/>
          <table:table-cell table:style-name="ce86" table:formula="of:=[.E53]/[.$D$2]" office:value-type="percentage" office:value="1.51905578959678" calcext:value-type="percentage">
            <text:p>151,9%</text:p>
          </table:table-cell>
          <table:table-cell table:style-name="ce51"/>
          <table:table-cell table:style-name="ce74"/>
          <table:table-cell table:style-name="ce90" table:formula="of:=[.H53]/[.$D$2]" office:value-type="percentage" office:value="1.52260104450868" calcext:value-type="percentage">
            <text:p>152,3%</text:p>
          </table:table-cell>
          <table:table-cell table:number-columns-repeated="7"/>
          <table:table-cell table:style-name="ce60"/>
          <table:table-cell table:style-name="ce53" table:number-columns-repeated="3"/>
          <table:table-cell table:style-name="ce11"/>
          <table:table-cell table:style-name="ce54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29" office:value-type="string" calcext:value-type="string">
            <text:p>Auto power ref:</text:p>
          </table:table-cell>
          <table:table-cell table:style-name="ce87" table:formula="of:=ROUNDUP([.E53];-2)/100" office:value-type="float" office:value="122" calcext:value-type="float">
            <text:p>122</text:p>
          </table:table-cell>
          <table:table-cell/>
          <table:table-cell table:style-name="ce29" office:value-type="string" calcext:value-type="string">
            <text:p>Auto power ref:</text:p>
          </table:table-cell>
          <table:table-cell table:style-name="ce92" table:formula="of:=ROUNDUP([.H53];-2)/100" office:value-type="float" office:value="122" calcext:value-type="float">
            <text:p>122</text:p>
          </table:table-cell>
          <table:table-cell table:number-columns-repeated="7"/>
          <table:table-cell table:style-name="ce60"/>
          <table:table-cell table:style-name="ce53" table:number-columns-repeated="3"/>
          <table:table-cell table:style-name="ce11"/>
          <table:table-cell table:style-name="ce54"/>
          <table:table-cell table:style-name="ce11" table:number-columns-repeated="2"/>
          <table:table-cell table:number-columns-repeated="1001"/>
        </table:table-row>
        <table:table-row table:style-name="ro3">
          <table:table-cell table:number-columns-repeated="9"/>
          <table:table-cell table:style-name="ce41"/>
          <table:table-cell table:style-name="ce46"/>
          <table:table-cell table:number-columns-repeated="4"/>
          <table:table-cell table:style-name="ce60"/>
          <table:table-cell table:style-name="ce53"/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6"/>
          <table:table-cell table:style-name="ce38"/>
          <table:table-cell table:style-name="ce34"/>
          <table:table-cell table:number-columns-repeated="996"/>
        </table:table-row>
        <table:table-row table:style-name="ro3">
          <table:table-cell table:number-columns-repeated="26"/>
          <table:table-cell table:style-name="ce38"/>
          <table:table-cell table:style-name="ce58"/>
          <table:table-cell table:number-columns-repeated="996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Recupmap_80_B.E11:Recupmap_80_B.E41 Recupmap_80_B.H11:Recupmap_80_B.H41">
            <calcext:condition calcext:apply-style-name="Warnung" calcext:value="&gt;8000" calcext:base-cell-address="Recupmap_80_B.E11"/>
          </calcext:conditional-format>
          <calcext:conditional-format calcext:target-range-address="Recupmap_80_B.G11:Recupmap_80_B.G11">
            <calcext:condition calcext:apply-style-name="Warnung" calcext:value="&lt;[.D11]" calcext:base-cell-address="Recupmap_80_B.G11"/>
          </calcext:conditional-format>
          <calcext:conditional-format calcext:target-range-address="Recupmap_80_B.G12:Recupmap_80_B.G12">
            <calcext:condition calcext:apply-style-name="Warnung" calcext:value="&lt;[.D12]" calcext:base-cell-address="Recupmap_80_B.G12"/>
          </calcext:conditional-format>
          <calcext:conditional-format calcext:target-range-address="Recupmap_80_B.G13:Recupmap_80_B.G13">
            <calcext:condition calcext:apply-style-name="Warnung" calcext:value="&lt;[.D13]" calcext:base-cell-address="Recupmap_80_B.G13"/>
          </calcext:conditional-format>
          <calcext:conditional-format calcext:target-range-address="Recupmap_80_B.G14:Recupmap_80_B.G14">
            <calcext:condition calcext:apply-style-name="Warnung" calcext:value="&lt;[.D14]" calcext:base-cell-address="Recupmap_80_B.G14"/>
          </calcext:conditional-format>
          <calcext:conditional-format calcext:target-range-address="Recupmap_80_B.G15:Recupmap_80_B.G15">
            <calcext:condition calcext:apply-style-name="Warnung" calcext:value="&lt;[.D15]" calcext:base-cell-address="Recupmap_80_B.G15"/>
          </calcext:conditional-format>
          <calcext:conditional-format calcext:target-range-address="Recupmap_80_B.G16:Recupmap_80_B.G16">
            <calcext:condition calcext:apply-style-name="Warnung" calcext:value="&lt;[.D16]" calcext:base-cell-address="Recupmap_80_B.G16"/>
          </calcext:conditional-format>
          <calcext:conditional-format calcext:target-range-address="Recupmap_80_B.G17:Recupmap_80_B.G17">
            <calcext:condition calcext:apply-style-name="Warnung" calcext:value="&lt;[.D17]" calcext:base-cell-address="Recupmap_80_B.G17"/>
          </calcext:conditional-format>
          <calcext:conditional-format calcext:target-range-address="Recupmap_80_B.G18:Recupmap_80_B.G18">
            <calcext:condition calcext:apply-style-name="Warnung" calcext:value="&lt;[.D18]" calcext:base-cell-address="Recupmap_80_B.G18"/>
          </calcext:conditional-format>
          <calcext:conditional-format calcext:target-range-address="Recupmap_80_B.G19:Recupmap_80_B.G19">
            <calcext:condition calcext:apply-style-name="Warnung" calcext:value="&lt;[.D19]" calcext:base-cell-address="Recupmap_80_B.G19"/>
          </calcext:conditional-format>
          <calcext:conditional-format calcext:target-range-address="Recupmap_80_B.G20:Recupmap_80_B.G20">
            <calcext:condition calcext:apply-style-name="Warnung" calcext:value="&lt;[.D20]" calcext:base-cell-address="Recupmap_80_B.G20"/>
          </calcext:conditional-format>
          <calcext:conditional-format calcext:target-range-address="Recupmap_80_B.G21:Recupmap_80_B.G21">
            <calcext:condition calcext:apply-style-name="Warnung" calcext:value="&lt;[.D21]" calcext:base-cell-address="Recupmap_80_B.G21"/>
          </calcext:conditional-format>
          <calcext:conditional-format calcext:target-range-address="Recupmap_80_B.G22:Recupmap_80_B.G22">
            <calcext:condition calcext:apply-style-name="Warnung" calcext:value="&lt;[.D22]" calcext:base-cell-address="Recupmap_80_B.G22"/>
          </calcext:conditional-format>
          <calcext:conditional-format calcext:target-range-address="Recupmap_80_B.G23:Recupmap_80_B.G23">
            <calcext:condition calcext:apply-style-name="Warnung" calcext:value="&lt;[.D23]" calcext:base-cell-address="Recupmap_80_B.G23"/>
          </calcext:conditional-format>
          <calcext:conditional-format calcext:target-range-address="Recupmap_80_B.G24:Recupmap_80_B.G24">
            <calcext:condition calcext:apply-style-name="Warnung" calcext:value="&lt;[.D24]" calcext:base-cell-address="Recupmap_80_B.G24"/>
          </calcext:conditional-format>
          <calcext:conditional-format calcext:target-range-address="Recupmap_80_B.G25:Recupmap_80_B.G25">
            <calcext:condition calcext:apply-style-name="Warnung" calcext:value="&lt;[.D25]" calcext:base-cell-address="Recupmap_80_B.G25"/>
          </calcext:conditional-format>
          <calcext:conditional-format calcext:target-range-address="Recupmap_80_B.G26:Recupmap_80_B.G26">
            <calcext:condition calcext:apply-style-name="Warnung" calcext:value="&lt;[.D26]" calcext:base-cell-address="Recupmap_80_B.G26"/>
          </calcext:conditional-format>
          <calcext:conditional-format calcext:target-range-address="Recupmap_80_B.G27:Recupmap_80_B.G27">
            <calcext:condition calcext:apply-style-name="Warnung" calcext:value="&lt;[.D27]" calcext:base-cell-address="Recupmap_80_B.G27"/>
          </calcext:conditional-format>
          <calcext:conditional-format calcext:target-range-address="Recupmap_80_B.G28:Recupmap_80_B.G28">
            <calcext:condition calcext:apply-style-name="Warnung" calcext:value="&lt;[.D28]" calcext:base-cell-address="Recupmap_80_B.G28"/>
          </calcext:conditional-format>
          <calcext:conditional-format calcext:target-range-address="Recupmap_80_B.G29:Recupmap_80_B.G29">
            <calcext:condition calcext:apply-style-name="Warnung" calcext:value="&lt;[.D29]" calcext:base-cell-address="Recupmap_80_B.G29"/>
          </calcext:conditional-format>
          <calcext:conditional-format calcext:target-range-address="Recupmap_80_B.G30:Recupmap_80_B.G30">
            <calcext:condition calcext:apply-style-name="Warnung" calcext:value="&lt;[.D30]" calcext:base-cell-address="Recupmap_80_B.G30"/>
          </calcext:conditional-format>
          <calcext:conditional-format calcext:target-range-address="Recupmap_80_B.G31:Recupmap_80_B.G31">
            <calcext:condition calcext:apply-style-name="Warnung" calcext:value="&lt;[.D31]" calcext:base-cell-address="Recupmap_80_B.G31"/>
          </calcext:conditional-format>
          <calcext:conditional-format calcext:target-range-address="Recupmap_80_B.G32:Recupmap_80_B.G32">
            <calcext:condition calcext:apply-style-name="Warnung" calcext:value="&lt;[.D32]" calcext:base-cell-address="Recupmap_80_B.G32"/>
          </calcext:conditional-format>
          <calcext:conditional-format calcext:target-range-address="Recupmap_80_B.G33:Recupmap_80_B.G33">
            <calcext:condition calcext:apply-style-name="Warnung" calcext:value="&lt;[.D33]" calcext:base-cell-address="Recupmap_80_B.G33"/>
          </calcext:conditional-format>
          <calcext:conditional-format calcext:target-range-address="Recupmap_80_B.G34:Recupmap_80_B.G34">
            <calcext:condition calcext:apply-style-name="Warnung" calcext:value="&lt;[.D34]" calcext:base-cell-address="Recupmap_80_B.G34"/>
          </calcext:conditional-format>
          <calcext:conditional-format calcext:target-range-address="Recupmap_80_B.G35:Recupmap_80_B.G35">
            <calcext:condition calcext:apply-style-name="Warnung" calcext:value="&lt;[.D35]" calcext:base-cell-address="Recupmap_80_B.G35"/>
          </calcext:conditional-format>
          <calcext:conditional-format calcext:target-range-address="Recupmap_80_B.G36:Recupmap_80_B.G36">
            <calcext:condition calcext:apply-style-name="Warnung" calcext:value="&lt;[.D36]" calcext:base-cell-address="Recupmap_80_B.G36"/>
          </calcext:conditional-format>
          <calcext:conditional-format calcext:target-range-address="Recupmap_80_B.G37:Recupmap_80_B.G37">
            <calcext:condition calcext:apply-style-name="Warnung" calcext:value="&lt;[.D37]" calcext:base-cell-address="Recupmap_80_B.G37"/>
          </calcext:conditional-format>
          <calcext:conditional-format calcext:target-range-address="Recupmap_80_B.G38:Recupmap_80_B.G38">
            <calcext:condition calcext:apply-style-name="Warnung" calcext:value="&lt;[.D38]" calcext:base-cell-address="Recupmap_80_B.G38"/>
          </calcext:conditional-format>
          <calcext:conditional-format calcext:target-range-address="Recupmap_80_B.G39:Recupmap_80_B.G39">
            <calcext:condition calcext:apply-style-name="Warnung" calcext:value="&lt;[.D39]" calcext:base-cell-address="Recupmap_80_B.G39"/>
          </calcext:conditional-format>
          <calcext:conditional-format calcext:target-range-address="Recupmap_80_B.G40:Recupmap_80_B.G40">
            <calcext:condition calcext:apply-style-name="Warnung" calcext:value="&lt;[.D40]" calcext:base-cell-address="Recupmap_80_B.G40"/>
          </calcext:conditional-format>
          <calcext:conditional-format calcext:target-range-address="Recupmap_80_B.G41:Recupmap_80_B.G41">
            <calcext:condition calcext:apply-style-name="Warnung" calcext:value="&lt;[.D41]" calcext:base-cell-address="Recupmap_80_B.G41"/>
          </calcext:conditional-format>
          <calcext:conditional-format calcext:target-range-address="Recupmap_80_B.E42:Recupmap_80_B.E42 Recupmap_80_B.H42:Recupmap_80_B.H42">
            <calcext:condition calcext:apply-style-name="Warnung" calcext:value="&gt;8000" calcext:base-cell-address="Recupmap_80_B.E42"/>
          </calcext:conditional-format>
          <calcext:conditional-format calcext:target-range-address="Recupmap_80_B.G42:Recupmap_80_B.G42">
            <calcext:condition calcext:apply-style-name="Warnung" calcext:value="&lt;[.D42]" calcext:base-cell-address="Recupmap_80_B.G42"/>
          </calcext:conditional-format>
          <calcext:conditional-format calcext:target-range-address="Recupmap_80_B.E43:Recupmap_80_B.E43 Recupmap_80_B.H43:Recupmap_80_B.H43">
            <calcext:condition calcext:apply-style-name="Warnung" calcext:value="&gt;8000" calcext:base-cell-address="Recupmap_80_B.E43"/>
          </calcext:conditional-format>
          <calcext:conditional-format calcext:target-range-address="Recupmap_80_B.G43:Recupmap_80_B.G43">
            <calcext:condition calcext:apply-style-name="Warnung" calcext:value="&lt;[.D43]" calcext:base-cell-address="Recupmap_80_B.G43"/>
          </calcext:conditional-format>
          <calcext:conditional-format calcext:target-range-address="Recupmap_80_B.E44:Recupmap_80_B.E44 Recupmap_80_B.H44:Recupmap_80_B.H44">
            <calcext:condition calcext:apply-style-name="Warnung" calcext:value="&gt;8000" calcext:base-cell-address="Recupmap_80_B.E44"/>
          </calcext:conditional-format>
          <calcext:conditional-format calcext:target-range-address="Recupmap_80_B.G44:Recupmap_80_B.G44">
            <calcext:condition calcext:apply-style-name="Warnung" calcext:value="&lt;[.D44]" calcext:base-cell-address="Recupmap_80_B.G44"/>
          </calcext:conditional-format>
          <calcext:conditional-format calcext:target-range-address="Recupmap_80_B.E45:Recupmap_80_B.E45 Recupmap_80_B.H45:Recupmap_80_B.H45">
            <calcext:condition calcext:apply-style-name="Warnung" calcext:value="&gt;8000" calcext:base-cell-address="Recupmap_80_B.E45"/>
          </calcext:conditional-format>
          <calcext:conditional-format calcext:target-range-address="Recupmap_80_B.G45:Recupmap_80_B.G45">
            <calcext:condition calcext:apply-style-name="Warnung" calcext:value="&lt;[.D45]" calcext:base-cell-address="Recupmap_80_B.G45"/>
          </calcext:conditional-format>
          <calcext:conditional-format calcext:target-range-address="Recupmap_80_B.E46:Recupmap_80_B.E46 Recupmap_80_B.H46:Recupmap_80_B.H46">
            <calcext:condition calcext:apply-style-name="Warnung" calcext:value="&gt;8000" calcext:base-cell-address="Recupmap_80_B.E46"/>
          </calcext:conditional-format>
          <calcext:conditional-format calcext:target-range-address="Recupmap_80_B.G46:Recupmap_80_B.G46">
            <calcext:condition calcext:apply-style-name="Warnung" calcext:value="&lt;[.D46]" calcext:base-cell-address="Recupmap_80_B.G46"/>
          </calcext:conditional-format>
          <calcext:conditional-format calcext:target-range-address="Recupmap_80_B.E47:Recupmap_80_B.E47 Recupmap_80_B.H47:Recupmap_80_B.H47">
            <calcext:condition calcext:apply-style-name="Warnung" calcext:value="&gt;8000" calcext:base-cell-address="Recupmap_80_B.E47"/>
          </calcext:conditional-format>
          <calcext:conditional-format calcext:target-range-address="Recupmap_80_B.G47:Recupmap_80_B.G47">
            <calcext:condition calcext:apply-style-name="Warnung" calcext:value="&lt;[.D47]" calcext:base-cell-address="Recupmap_80_B.G47"/>
          </calcext:conditional-format>
          <calcext:conditional-format calcext:target-range-address="Recupmap_80_B.E48:Recupmap_80_B.E48 Recupmap_80_B.H48:Recupmap_80_B.H48">
            <calcext:condition calcext:apply-style-name="Warnung" calcext:value="&gt;8000" calcext:base-cell-address="Recupmap_80_B.E48"/>
          </calcext:conditional-format>
          <calcext:conditional-format calcext:target-range-address="Recupmap_80_B.G48:Recupmap_80_B.G48">
            <calcext:condition calcext:apply-style-name="Warnung" calcext:value="&lt;[.D48]" calcext:base-cell-address="Recupmap_80_B.G48"/>
          </calcext:conditional-format>
        </calcext:conditional-formats>
      </table:table>
      <table:table table:name="Recupmap_80_org" table:style-name="ta1">
        <table:shapes>
          <draw:frame draw:z-index="0" draw:style-name="gr1" svg:width="23.079cm" svg:height="14.769cm" svg:x="20.321cm" svg:y="0.001cm">
            <draw:object draw:notify-on-update-of-ranges="Recupmap_80_org.A11:Recupmap_80_org.A45 Recupmap_80_org.G10:Recupmap_80_org.G10 Recupmap_80_org.G11:Recupmap_80_org.G45 Recupmap_80_org.A11:Recupmap_80_org.A45 Recupmap_80_org.D10:Recupmap_80_org.D10 Recupmap_80_org.D11:Recupmap_80_org.D45 Recupmap_80_org.A11:Recupmap_80_org.A45 Recupmap_80_org.H10:Recupmap_80_org.H10 Recupmap_80_org.H11:Recupmap_80_org.H45 Recupmap_80_org.A11:Recupmap_80_org.A45 Recupmap_80_org.E10:Recupmap_80_org.E10 Recupmap_80_org.E11:Recupmap_80_org.E4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PeakTrq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Scale</text:p>
          </table:table-cell>
          <table:table-cell table:style-name="ce33" office:value-type="string" calcext:value-type="string">
            <text:p>Test limit pwr</text:p>
          </table:table-cell>
          <table:table-cell table:number-columns-repeated="11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61" table:formula="of:=[$Powermap_80.$C$4]" office:value-type="float" office:value="100.1" calcext:value-type="float">
            <text:p>100,100</text:p>
          </table:table-cell>
          <table:table-cell table:number-columns-repeated="2" table:style-name="ce15" office:value-type="percentage" office:value="1" calcext:value-type="percentage">
            <text:p>100%</text:p>
          </table:table-cell>
          <table:table-cell table:style-name="ce69" office:value-type="float" office:value="8000" calcext:value-type="float">
            <text:p>8.000</text:p>
          </table:table-cell>
          <table:table-cell table:style-name="ce75" table:formula="of:=30/PI()" office:value-type="float" office:value="9.54929658551372" calcext:value-type="float">
            <text:p>9,549</text:p>
          </table:table-cell>
          <table:table-cell table:number-columns-repeated="10"/>
          <table:table-cell table:style-name="ce1" table:number-columns-repeated="2"/>
          <table:table-cell table:number-columns-repeated="1007"/>
        </table:table-row>
        <table:table-row table:style-name="ro3">
          <table:table-cell table:number-columns-repeated="15"/>
          <table:table-cell table:style-name="ce1" table:number-columns-repeated="2"/>
          <table:table-cell table:number-columns-repeated="1007"/>
        </table:table-row>
        <table:table-row table:style-name="ro2">
          <table:table-cell table:style-name="ce62" office:value-type="string" calcext:value-type="string">
            <text:p>Neutral</text:p>
          </table:table-cell>
          <table:table-cell table:style-name="ce33" office:value-type="string" calcext:value-type="string">
            <text:p>Torque%</text:p>
          </table:table-cell>
          <table:table-cell table:style-name="ce33" office:value-type="string" calcext:value-type="string">
            <text:p>Speed</text:p>
          </table:table-cell>
          <table:table-cell/>
          <table:table-cell table:style-name="ce76" office:value-type="string" calcext:value-type="string">
            <text:p>Brake</text:p>
          </table:table-cell>
          <table:table-cell table:style-name="ce33" office:value-type="string" calcext:value-type="string">
            <text:p>Torque%</text:p>
          </table:table-cell>
          <table:table-cell table:style-name="ce33" office:value-type="string" calcext:value-type="string">
            <text:p>Speed</text:p>
          </table:table-cell>
          <table:table-cell table:style-name="ce33"/>
          <table:table-cell table:number-columns-repeated="7"/>
          <table:table-cell table:style-name="ce38"/>
          <table:table-cell table:style-name="ce1"/>
          <table:table-cell table:number-columns-repeated="1007"/>
        </table:table-row>
        <table:table-row table:style-name="ro3">
          <table:table-cell table:style-name="ce15" office:value-type="percentage" office:value="0.18" calcext:value-type="percentage">
            <text:p>18%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float" office:value="33" calcext:value-type="float">
            <text:p>33</text:p>
          </table:table-cell>
          <table:table-cell/>
          <table:table-cell table:style-name="ce15" office:value-type="percentage" office:value="0.18" calcext:value-type="percentage">
            <text:p>18%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float" office:value="33" calcext:value-type="float">
            <text:p>33</text:p>
          </table:table-cell>
          <table:table-cell table:number-columns-repeated="8"/>
          <table:table-cell table:style-name="ce1" table:number-columns-repeated="2"/>
          <table:table-cell table:number-columns-repeated="13"/>
          <table:table-cell table:style-name="ce11" table:number-columns-repeated="3"/>
          <table:table-cell table:number-columns-repeated="991"/>
        </table:table-row>
        <table:table-row table:style-name="ro4">
          <table:table-cell table:style-name="ce63" table:formula="of:=FLOOR([.A5]/180*INT(182*[.$C$2]);0.001)" office:value-type="percentage" office:value="0.182" calcext:value-type="percentage">
            <text:p>18,2%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39" calcext:value-type="float">
            <text:p>39</text:p>
          </table:table-cell>
          <table:table-cell table:style-name="ce70" table:formula="of:=([.B6]-[.B5])/([.C6]-[.C5])" office:value-type="float" office:value="-3.33333333333333" calcext:value-type="float">
            <text:p>-3,33</text:p>
          </table:table-cell>
          <table:table-cell table:style-name="ce63" table:formula="of:=FLOOR([.E5]/180*INT(182*[.$C$2]);0.001)" office:value-type="percentage" office:value="0.182" calcext:value-type="percentage">
            <text:p>18,2%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39" calcext:value-type="float">
            <text:p>39</text:p>
          </table:table-cell>
          <table:table-cell table:style-name="ce70" table:formula="of:=([.F6]-[.F5])/([.G6]-[.G5])" office:value-type="float" office:value="-3.33333333333333" calcext:value-type="float">
            <text:p>-3,33</text:p>
          </table:table-cell>
          <table:table-cell table:number-columns-repeated="5"/>
          <table:table-cell table:style-name="ce1" table:number-columns-repeated="4"/>
          <table:table-cell table:number-columns-repeated="12"/>
          <table:table-cell table:style-name="ce53"/>
          <table:table-cell table:style-name="ce11" table:number-columns-repeated="3"/>
          <table:table-cell table:number-columns-repeated="991"/>
        </table:table-row>
        <table:table-row table:style-name="ro2">
          <table:table-cell/>
          <table:table-cell table:number-columns-repeated="2" table:style-name="ce56" office:value-type="float" office:value="50" calcext:value-type="float">
            <text:p>50</text:p>
          </table:table-cell>
          <table:table-cell table:style-name="ce70" table:formula="of:=([.B7]-[.B6])/([.C7]-[.C6])" office:value-type="float" office:value="-2.72727272727273" calcext:value-type="float">
            <text:p>-2,73</text:p>
          </table:table-cell>
          <table:table-cell/>
          <table:table-cell table:number-columns-repeated="2" table:style-name="ce56" office:value-type="float" office:value="50" calcext:value-type="float">
            <text:p>50</text:p>
          </table:table-cell>
          <table:table-cell table:style-name="ce70" table:formula="of:=([.F7]-[.F6])/([.G7]-[.G6])" office:value-type="float" office:value="-2.72727272727273" calcext:value-type="float">
            <text:p>-2,73</text:p>
          </table:table-cell>
          <table:table-cell table:number-columns-repeated="6"/>
          <table:table-cell table:style-name="ce1"/>
          <table:table-cell table:style-name="ce95" table:number-columns-repeated="2"/>
          <table:table-cell table:style-name="ce64" table:number-columns-repeated="12"/>
          <table:table-cell table:style-name="ce97"/>
          <table:table-cell table:style-name="ce67" table:number-columns-repeated="3"/>
          <table:table-cell table:style-name="ce64" table:number-columns-repeated="991"/>
        </table:table-row>
        <table:table-row table:style-name="ro2">
          <table:table-cell table:style-name="ce64"/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66" calcext:value-type="float">
            <text:p>66</text:p>
          </table:table-cell>
          <table:table-cell table:style-name="ce70" table:formula="of:=([.B8]-[.B7])/([.C8]-[.C7])" office:value-type="float" office:value="-1.875" calcext:value-type="float">
            <text:p>-1,88</text:p>
          </table:table-cell>
          <table:table-cell/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66" calcext:value-type="float">
            <text:p>66</text:p>
          </table:table-cell>
          <table:table-cell table:style-name="ce70" table:formula="of:=([.F8]-[.F7])/([.G8]-[.G7])" office:value-type="float" office:value="-1.875" calcext:value-type="float">
            <text:p>-1,88</text:p>
          </table:table-cell>
          <table:table-cell table:number-columns-repeated="6"/>
          <table:table-cell table:style-name="ce93"/>
          <table:table-cell table:style-name="ce95" table:number-columns-repeated="2"/>
          <table:table-cell table:style-name="ce64" table:number-columns-repeated="12"/>
          <table:table-cell table:style-name="ce97"/>
          <table:table-cell table:style-name="ce67" table:number-columns-repeated="3"/>
          <table:table-cell table:style-name="ce64" table:number-columns-repeated="991"/>
        </table:table-row>
        <table:table-row table:style-name="ro5">
          <table:table-cell table:style-name="ce64" table:number-columns-repeated="16"/>
          <table:table-cell table:style-name="ce95"/>
          <table:table-cell table:style-name="ce64" table:number-columns-repeated="1007"/>
        </table:table-row>
        <table:table-row table:style-name="ro5">
          <table:table-cell table:style-name="ce65" office:value-type="string" calcext:value-type="string">
            <text:p>kph</text:p>
          </table:table-cell>
          <table:table-cell table:style-name="ce65" office:value-type="string" calcext:value-type="string">
            <text:p>rpm</text:p>
          </table:table-cell>
          <table:table-cell table:style-name="ce65" office:value-type="string" calcext:value-type="string">
            <text:p>Ntr_Trq_%</text:p>
          </table:table-cell>
          <table:table-cell table:style-name="ce65" office:value-type="string" calcext:value-type="string">
            <text:p>Ntr_Trq</text:p>
          </table:table-cell>
          <table:table-cell table:style-name="ce65" office:value-type="string" calcext:value-type="string">
            <text:p>Ntr_Pwr</text:p>
          </table:table-cell>
          <table:table-cell table:style-name="ce65" office:value-type="string" calcext:value-type="string">
            <text:p>Brk_Trq_%</text:p>
          </table:table-cell>
          <table:table-cell table:style-name="ce65" office:value-type="string" calcext:value-type="string">
            <text:p>Brk_Trq</text:p>
          </table:table-cell>
          <table:table-cell table:style-name="ce65" office:value-type="string" calcext:value-type="string">
            <text:p>Brk_Pwr</text:p>
          </table:table-cell>
          <table:table-cell table:style-name="ce64" table:number-columns-repeated="6"/>
          <table:table-cell table:style-name="ce65"/>
          <table:table-cell table:style-name="ce64"/>
          <table:table-cell table:style-name="ce95"/>
          <table:table-cell table:style-name="ce64" table:number-columns-repeated="1007"/>
        </table:table-row>
        <table:table-row table:style-name="ro6">
          <table:table-cell table:style-name="ce64" office:value-type="float" office:value="0" calcext:value-type="float">
            <text:p>0</text:p>
          </table:table-cell>
          <table:table-cell table:style-name="ce67" table:formula="of:=[.A11]*7250/80" office:value-type="float" office:value="0" calcext:value-type="float">
            <text:p>0</text:p>
          </table:table-cell>
          <table:table-cell table:style-name="ce68" table:formula="of:=IF([.A11]&lt;[.$C$5];[.$B$5];IF([.A11]&lt;[.$C$6];[.$B$5]+[.$D$6]*([.A11]-[.$C$5]);IF([.A11]&lt;[.$C$7];[.$B$6]+[.$D$7]*([.A11]-[.$C$6]);IF([.A11]&lt;[.$C$8];[.$B$7]+[.$D$8]*([.A11]-[.$C$7]);[.$B$8]))))" office:value-type="float" office:value="100" calcext:value-type="float">
            <text:p>100,0</text:p>
          </table:table-cell>
          <table:table-cell table:style-name="ce71" table:formula="of:=[.$A$2]*[.C11]/100*[.$A$6]" office:value-type="float" office:value="18.2182" calcext:value-type="float">
            <text:p>18,2</text:p>
          </table:table-cell>
          <table:table-cell table:style-name="ce144" table:formula="of:=[.D11]*[.B11]/[.$E$2]*[.$B$2]" office:value-type="float" office:value="0" calcext:value-type="float">
            <text:p>0</text:p>
          </table:table-cell>
          <table:table-cell table:style-name="ce68" table:formula="of:=IF([.A11]&lt;[.$G$5];[.$F$5];IF([.A11]&lt;[.$G$6];[.$F$5]+[.$H$6]*([.A11]-[.$G$5]);IF([.A11]&lt;[.$G$7];[.$F$6]+[.$H$7]*([.A11]-[.$G$6]);IF([.A11]&lt;[.$G$8];[.$F$7]+[.$H$8]*([.A11]-[.$G$7]);[.$F$8]))))" office:value-type="float" office:value="100" calcext:value-type="float">
            <text:p>100,0</text:p>
          </table:table-cell>
          <table:table-cell table:style-name="ce71" table:formula="of:=[.$A$2]*[.F11]/100*[.$E$6]" office:value-type="float" office:value="18.2182" calcext:value-type="float">
            <text:p>18,2</text:p>
          </table:table-cell>
          <table:table-cell table:style-name="ce144" table:formula="of:=[.G11]*[.B11]/[.$E$2]*[.$B$2]" office:value-type="float" office:value="0" calcext:value-type="float">
            <text:p>0</text:p>
          </table:table-cell>
          <table:table-cell table:style-name="ce64" table:number-columns-repeated="6"/>
          <table:table-cell table:style-name="ce94"/>
          <table:table-cell table:style-name="ce64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1]+3" office:value-type="float" office:value="3" calcext:value-type="float">
            <text:p>3</text:p>
          </table:table-cell>
          <table:table-cell table:style-name="ce67" table:formula="of:=[.A12]*7250/80" office:value-type="float" office:value="271.875" calcext:value-type="float">
            <text:p>272</text:p>
          </table:table-cell>
          <table:table-cell table:style-name="ce68" table:formula="of:=IF([.A12]&lt;[.$C$5];[.$B$5];IF([.A12]&lt;[.$C$6];[.$B$5]+[.$D$6]*([.A12]-[.$C$5]);IF([.A12]&lt;[.$C$7];[.$B$6]+[.$D$7]*([.A12]-[.$C$6]);IF([.A12]&lt;[.$C$8];[.$B$7]+[.$D$8]*([.A12]-[.$C$7]);[.$B$8]))))" office:value-type="float" office:value="100" calcext:value-type="float">
            <text:p>100,0</text:p>
          </table:table-cell>
          <table:table-cell table:style-name="ce71" table:formula="of:=[.$A$2]*[.C12]/100*[.$A$6]" office:value-type="float" office:value="18.2182" calcext:value-type="float">
            <text:p>18,2</text:p>
          </table:table-cell>
          <table:table-cell table:style-name="ce144" table:formula="of:=[.D12]*[.B12]/[.$E$2]*[.$B$2]" office:value-type="float" office:value="518.684604739768" calcext:value-type="float">
            <text:p>519</text:p>
          </table:table-cell>
          <table:table-cell table:style-name="ce68" table:formula="of:=IF([.A12]&lt;[.$G$5];[.$F$5];IF([.A12]&lt;[.$G$6];[.$F$5]+[.$H$6]*([.A12]-[.$G$5]);IF([.A12]&lt;[.$G$7];[.$F$6]+[.$H$7]*([.A12]-[.$G$6]);IF([.A12]&lt;[.$G$8];[.$F$7]+[.$H$8]*([.A12]-[.$G$7]);[.$F$8]))))" office:value-type="float" office:value="100" calcext:value-type="float">
            <text:p>100,0</text:p>
          </table:table-cell>
          <table:table-cell table:style-name="ce71" table:formula="of:=[.$A$2]*[.F12]/100*[.$E$6]" office:value-type="float" office:value="18.2182" calcext:value-type="float">
            <text:p>18,2</text:p>
          </table:table-cell>
          <table:table-cell table:style-name="ce144" table:formula="of:=[.G12]*[.B12]/[.$E$2]*[.$B$2]" office:value-type="float" office:value="518.684604739768" calcext:value-type="float">
            <text:p>519</text:p>
          </table:table-cell>
          <table:table-cell table:style-name="ce64" table:number-columns-repeated="6"/>
          <table:table-cell table:style-name="ce94"/>
          <table:table-cell table:style-name="ce64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2]+3" office:value-type="float" office:value="6" calcext:value-type="float">
            <text:p>6</text:p>
          </table:table-cell>
          <table:table-cell table:style-name="ce67" table:formula="of:=[.A13]*7250/80" office:value-type="float" office:value="543.75" calcext:value-type="float">
            <text:p>544</text:p>
          </table:table-cell>
          <table:table-cell table:style-name="ce68" table:formula="of:=IF([.A13]&lt;[.$C$5];[.$B$5];IF([.A13]&lt;[.$C$6];[.$B$5]+[.$D$6]*([.A13]-[.$C$5]);IF([.A13]&lt;[.$C$7];[.$B$6]+[.$D$7]*([.A13]-[.$C$6]);IF([.A13]&lt;[.$C$8];[.$B$7]+[.$D$8]*([.A13]-[.$C$7]);[.$B$8]))))" office:value-type="float" office:value="100" calcext:value-type="float">
            <text:p>100,0</text:p>
          </table:table-cell>
          <table:table-cell table:style-name="ce71" table:formula="of:=[.$A$2]*[.C13]/100*[.$A$6]" office:value-type="float" office:value="18.2182" calcext:value-type="float">
            <text:p>18,2</text:p>
          </table:table-cell>
          <table:table-cell table:style-name="ce144" table:formula="of:=[.D13]*[.B13]/[.$E$2]*[.$B$2]" office:value-type="float" office:value="1037.36920947954" calcext:value-type="float">
            <text:p>1.037</text:p>
          </table:table-cell>
          <table:table-cell table:style-name="ce68" table:formula="of:=IF([.A13]&lt;[.$G$5];[.$F$5];IF([.A13]&lt;[.$G$6];[.$F$5]+[.$H$6]*([.A13]-[.$G$5]);IF([.A13]&lt;[.$G$7];[.$F$6]+[.$H$7]*([.A13]-[.$G$6]);IF([.A13]&lt;[.$G$8];[.$F$7]+[.$H$8]*([.A13]-[.$G$7]);[.$F$8]))))" office:value-type="float" office:value="100" calcext:value-type="float">
            <text:p>100,0</text:p>
          </table:table-cell>
          <table:table-cell table:style-name="ce71" table:formula="of:=[.$A$2]*[.F13]/100*[.$E$6]" office:value-type="float" office:value="18.2182" calcext:value-type="float">
            <text:p>18,2</text:p>
          </table:table-cell>
          <table:table-cell table:style-name="ce144" table:formula="of:=[.G13]*[.B13]/[.$E$2]*[.$B$2]" office:value-type="float" office:value="1037.36920947954" calcext:value-type="float">
            <text:p>1.037</text:p>
          </table:table-cell>
          <table:table-cell table:style-name="ce64" table:number-columns-repeated="6"/>
          <table:table-cell table:style-name="ce94"/>
          <table:table-cell table:style-name="ce64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3]+3" office:value-type="float" office:value="9" calcext:value-type="float">
            <text:p>9</text:p>
          </table:table-cell>
          <table:table-cell table:style-name="ce67" table:formula="of:=[.A14]*7250/80" office:value-type="float" office:value="815.625" calcext:value-type="float">
            <text:p>816</text:p>
          </table:table-cell>
          <table:table-cell table:style-name="ce68" table:formula="of:=IF([.A14]&lt;[.$C$5];[.$B$5];IF([.A14]&lt;[.$C$6];[.$B$5]+[.$D$6]*([.A14]-[.$C$5]);IF([.A14]&lt;[.$C$7];[.$B$6]+[.$D$7]*([.A14]-[.$C$6]);IF([.A14]&lt;[.$C$8];[.$B$7]+[.$D$8]*([.A14]-[.$C$7]);[.$B$8]))))" office:value-type="float" office:value="100" calcext:value-type="float">
            <text:p>100,0</text:p>
          </table:table-cell>
          <table:table-cell table:style-name="ce71" table:formula="of:=[.$A$2]*[.C14]/100*[.$A$6]" office:value-type="float" office:value="18.2182" calcext:value-type="float">
            <text:p>18,2</text:p>
          </table:table-cell>
          <table:table-cell table:style-name="ce144" table:formula="of:=[.D14]*[.B14]/[.$E$2]*[.$B$2]" office:value-type="float" office:value="1556.0538142193" calcext:value-type="float">
            <text:p>1.556</text:p>
          </table:table-cell>
          <table:table-cell table:style-name="ce68" table:formula="of:=IF([.A14]&lt;[.$G$5];[.$F$5];IF([.A14]&lt;[.$G$6];[.$F$5]+[.$H$6]*([.A14]-[.$G$5]);IF([.A14]&lt;[.$G$7];[.$F$6]+[.$H$7]*([.A14]-[.$G$6]);IF([.A14]&lt;[.$G$8];[.$F$7]+[.$H$8]*([.A14]-[.$G$7]);[.$F$8]))))" office:value-type="float" office:value="100" calcext:value-type="float">
            <text:p>100,0</text:p>
          </table:table-cell>
          <table:table-cell table:style-name="ce71" table:formula="of:=[.$A$2]*[.F14]/100*[.$E$6]" office:value-type="float" office:value="18.2182" calcext:value-type="float">
            <text:p>18,2</text:p>
          </table:table-cell>
          <table:table-cell table:style-name="ce144" table:formula="of:=[.G14]*[.B14]/[.$E$2]*[.$B$2]" office:value-type="float" office:value="1556.0538142193" calcext:value-type="float">
            <text:p>1.556</text:p>
          </table:table-cell>
          <table:table-cell table:style-name="ce64" table:number-columns-repeated="6"/>
          <table:table-cell table:style-name="ce94"/>
          <table:table-cell table:style-name="ce64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4]+3" office:value-type="float" office:value="12" calcext:value-type="float">
            <text:p>12</text:p>
          </table:table-cell>
          <table:table-cell table:style-name="ce67" table:formula="of:=[.A15]*7250/80" office:value-type="float" office:value="1087.5" calcext:value-type="float">
            <text:p>1088</text:p>
          </table:table-cell>
          <table:table-cell table:style-name="ce68" table:formula="of:=IF([.A15]&lt;[.$C$5];[.$B$5];IF([.A15]&lt;[.$C$6];[.$B$5]+[.$D$6]*([.A15]-[.$C$5]);IF([.A15]&lt;[.$C$7];[.$B$6]+[.$D$7]*([.A15]-[.$C$6]);IF([.A15]&lt;[.$C$8];[.$B$7]+[.$D$8]*([.A15]-[.$C$7]);[.$B$8]))))" office:value-type="float" office:value="100" calcext:value-type="float">
            <text:p>100,0</text:p>
          </table:table-cell>
          <table:table-cell table:style-name="ce71" table:formula="of:=[.$A$2]*[.C15]/100*[.$A$6]" office:value-type="float" office:value="18.2182" calcext:value-type="float">
            <text:p>18,2</text:p>
          </table:table-cell>
          <table:table-cell table:style-name="ce144" table:formula="of:=[.D15]*[.B15]/[.$E$2]*[.$B$2]" office:value-type="float" office:value="2074.73841895907" calcext:value-type="float">
            <text:p>2.075</text:p>
          </table:table-cell>
          <table:table-cell table:style-name="ce68" table:formula="of:=IF([.A15]&lt;[.$G$5];[.$F$5];IF([.A15]&lt;[.$G$6];[.$F$5]+[.$H$6]*([.A15]-[.$G$5]);IF([.A15]&lt;[.$G$7];[.$F$6]+[.$H$7]*([.A15]-[.$G$6]);IF([.A15]&lt;[.$G$8];[.$F$7]+[.$H$8]*([.A15]-[.$G$7]);[.$F$8]))))" office:value-type="float" office:value="100" calcext:value-type="float">
            <text:p>100,0</text:p>
          </table:table-cell>
          <table:table-cell table:style-name="ce71" table:formula="of:=[.$A$2]*[.F15]/100*[.$E$6]" office:value-type="float" office:value="18.2182" calcext:value-type="float">
            <text:p>18,2</text:p>
          </table:table-cell>
          <table:table-cell table:style-name="ce144" table:formula="of:=[.G15]*[.B15]/[.$E$2]*[.$B$2]" office:value-type="float" office:value="2074.73841895907" calcext:value-type="float">
            <text:p>2.075</text:p>
          </table:table-cell>
          <table:table-cell table:style-name="ce64" table:number-columns-repeated="6"/>
          <table:table-cell table:style-name="ce94"/>
          <table:table-cell table:style-name="ce64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5]+3" office:value-type="float" office:value="15" calcext:value-type="float">
            <text:p>15</text:p>
          </table:table-cell>
          <table:table-cell table:style-name="ce67" table:formula="of:=[.A16]*7250/80" office:value-type="float" office:value="1359.375" calcext:value-type="float">
            <text:p>1359</text:p>
          </table:table-cell>
          <table:table-cell table:style-name="ce68" table:formula="of:=IF([.A16]&lt;[.$C$5];[.$B$5];IF([.A16]&lt;[.$C$6];[.$B$5]+[.$D$6]*([.A16]-[.$C$5]);IF([.A16]&lt;[.$C$7];[.$B$6]+[.$D$7]*([.A16]-[.$C$6]);IF([.A16]&lt;[.$C$8];[.$B$7]+[.$D$8]*([.A16]-[.$C$7]);[.$B$8]))))" office:value-type="float" office:value="100" calcext:value-type="float">
            <text:p>100,0</text:p>
          </table:table-cell>
          <table:table-cell table:style-name="ce71" table:formula="of:=[.$A$2]*[.C16]/100*[.$A$6]" office:value-type="float" office:value="18.2182" calcext:value-type="float">
            <text:p>18,2</text:p>
          </table:table-cell>
          <table:table-cell table:style-name="ce144" table:formula="of:=[.D16]*[.B16]/[.$E$2]*[.$B$2]" office:value-type="float" office:value="2593.42302369884" calcext:value-type="float">
            <text:p>2.593</text:p>
          </table:table-cell>
          <table:table-cell table:style-name="ce68" table:formula="of:=IF([.A16]&lt;[.$G$5];[.$F$5];IF([.A16]&lt;[.$G$6];[.$F$5]+[.$H$6]*([.A16]-[.$G$5]);IF([.A16]&lt;[.$G$7];[.$F$6]+[.$H$7]*([.A16]-[.$G$6]);IF([.A16]&lt;[.$G$8];[.$F$7]+[.$H$8]*([.A16]-[.$G$7]);[.$F$8]))))" office:value-type="float" office:value="100" calcext:value-type="float">
            <text:p>100,0</text:p>
          </table:table-cell>
          <table:table-cell table:style-name="ce71" table:formula="of:=[.$A$2]*[.F16]/100*[.$E$6]" office:value-type="float" office:value="18.2182" calcext:value-type="float">
            <text:p>18,2</text:p>
          </table:table-cell>
          <table:table-cell table:style-name="ce144" table:formula="of:=[.G16]*[.B16]/[.$E$2]*[.$B$2]" office:value-type="float" office:value="2593.42302369884" calcext:value-type="float">
            <text:p>2.593</text:p>
          </table:table-cell>
          <table:table-cell table:style-name="ce64" table:number-columns-repeated="6"/>
          <table:table-cell table:style-name="ce94"/>
          <table:table-cell table:style-name="ce64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6]+3" office:value-type="float" office:value="18" calcext:value-type="float">
            <text:p>18</text:p>
          </table:table-cell>
          <table:table-cell table:style-name="ce67" table:formula="of:=[.A17]*7250/80" office:value-type="float" office:value="1631.25" calcext:value-type="float">
            <text:p>1631</text:p>
          </table:table-cell>
          <table:table-cell table:style-name="ce68" table:formula="of:=IF([.A17]&lt;[.$C$5];[.$B$5];IF([.A17]&lt;[.$C$6];[.$B$5]+[.$D$6]*([.A17]-[.$C$5]);IF([.A17]&lt;[.$C$7];[.$B$6]+[.$D$7]*([.A17]-[.$C$6]);IF([.A17]&lt;[.$C$8];[.$B$7]+[.$D$8]*([.A17]-[.$C$7]);[.$B$8]))))" office:value-type="float" office:value="100" calcext:value-type="float">
            <text:p>100,0</text:p>
          </table:table-cell>
          <table:table-cell table:style-name="ce71" table:formula="of:=[.$A$2]*[.C17]/100*[.$A$6]" office:value-type="float" office:value="18.2182" calcext:value-type="float">
            <text:p>18,2</text:p>
          </table:table-cell>
          <table:table-cell table:style-name="ce144" table:formula="of:=[.D17]*[.B17]/[.$E$2]*[.$B$2]" office:value-type="float" office:value="3112.10762843861" calcext:value-type="float">
            <text:p>3.112</text:p>
          </table:table-cell>
          <table:table-cell table:style-name="ce68" table:formula="of:=IF([.A17]&lt;[.$G$5];[.$F$5];IF([.A17]&lt;[.$G$6];[.$F$5]+[.$H$6]*([.A17]-[.$G$5]);IF([.A17]&lt;[.$G$7];[.$F$6]+[.$H$7]*([.A17]-[.$G$6]);IF([.A17]&lt;[.$G$8];[.$F$7]+[.$H$8]*([.A17]-[.$G$7]);[.$F$8]))))" office:value-type="float" office:value="100" calcext:value-type="float">
            <text:p>100,0</text:p>
          </table:table-cell>
          <table:table-cell table:style-name="ce71" table:formula="of:=[.$A$2]*[.F17]/100*[.$E$6]" office:value-type="float" office:value="18.2182" calcext:value-type="float">
            <text:p>18,2</text:p>
          </table:table-cell>
          <table:table-cell table:style-name="ce144" table:formula="of:=[.G17]*[.B17]/[.$E$2]*[.$B$2]" office:value-type="float" office:value="3112.10762843861" calcext:value-type="float">
            <text:p>3.112</text:p>
          </table:table-cell>
          <table:table-cell table:style-name="ce64" table:number-columns-repeated="6"/>
          <table:table-cell table:style-name="ce94"/>
          <table:table-cell table:style-name="ce65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7]+3" office:value-type="float" office:value="21" calcext:value-type="float">
            <text:p>21</text:p>
          </table:table-cell>
          <table:table-cell table:style-name="ce67" table:formula="of:=[.A18]*7250/80" office:value-type="float" office:value="1903.125" calcext:value-type="float">
            <text:p>1903</text:p>
          </table:table-cell>
          <table:table-cell table:style-name="ce68" table:formula="of:=IF([.A18]&lt;[.$C$5];[.$B$5];IF([.A18]&lt;[.$C$6];[.$B$5]+[.$D$6]*([.A18]-[.$C$5]);IF([.A18]&lt;[.$C$7];[.$B$6]+[.$D$7]*([.A18]-[.$C$6]);IF([.A18]&lt;[.$C$8];[.$B$7]+[.$D$8]*([.A18]-[.$C$7]);[.$B$8]))))" office:value-type="float" office:value="100" calcext:value-type="float">
            <text:p>100,0</text:p>
          </table:table-cell>
          <table:table-cell table:style-name="ce71" table:formula="of:=[.$A$2]*[.C18]/100*[.$A$6]" office:value-type="float" office:value="18.2182" calcext:value-type="float">
            <text:p>18,2</text:p>
          </table:table-cell>
          <table:table-cell table:style-name="ce144" table:formula="of:=[.D18]*[.B18]/[.$E$2]*[.$B$2]" office:value-type="float" office:value="3630.79223317838" calcext:value-type="float">
            <text:p>3.631</text:p>
          </table:table-cell>
          <table:table-cell table:style-name="ce68" table:formula="of:=IF([.A18]&lt;[.$G$5];[.$F$5];IF([.A18]&lt;[.$G$6];[.$F$5]+[.$H$6]*([.A18]-[.$G$5]);IF([.A18]&lt;[.$G$7];[.$F$6]+[.$H$7]*([.A18]-[.$G$6]);IF([.A18]&lt;[.$G$8];[.$F$7]+[.$H$8]*([.A18]-[.$G$7]);[.$F$8]))))" office:value-type="float" office:value="100" calcext:value-type="float">
            <text:p>100,0</text:p>
          </table:table-cell>
          <table:table-cell table:style-name="ce71" table:formula="of:=[.$A$2]*[.F18]/100*[.$E$6]" office:value-type="float" office:value="18.2182" calcext:value-type="float">
            <text:p>18,2</text:p>
          </table:table-cell>
          <table:table-cell table:style-name="ce144" table:formula="of:=[.G18]*[.B18]/[.$E$2]*[.$B$2]" office:value-type="float" office:value="3630.79223317838" calcext:value-type="float">
            <text:p>3.631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8]+3" office:value-type="float" office:value="24" calcext:value-type="float">
            <text:p>24</text:p>
          </table:table-cell>
          <table:table-cell table:style-name="ce67" table:formula="of:=[.A19]*7250/80" office:value-type="float" office:value="2175" calcext:value-type="float">
            <text:p>2175</text:p>
          </table:table-cell>
          <table:table-cell table:style-name="ce68" table:formula="of:=IF([.A19]&lt;[.$C$5];[.$B$5];IF([.A19]&lt;[.$C$6];[.$B$5]+[.$D$6]*([.A19]-[.$C$5]);IF([.A19]&lt;[.$C$7];[.$B$6]+[.$D$7]*([.A19]-[.$C$6]);IF([.A19]&lt;[.$C$8];[.$B$7]+[.$D$8]*([.A19]-[.$C$7]);[.$B$8]))))" office:value-type="float" office:value="100" calcext:value-type="float">
            <text:p>100,0</text:p>
          </table:table-cell>
          <table:table-cell table:style-name="ce71" table:formula="of:=[.$A$2]*[.C19]/100*[.$A$6]" office:value-type="float" office:value="18.2182" calcext:value-type="float">
            <text:p>18,2</text:p>
          </table:table-cell>
          <table:table-cell table:style-name="ce144" table:formula="of:=[.D19]*[.B19]/[.$E$2]*[.$B$2]" office:value-type="float" office:value="4149.47683791814" calcext:value-type="float">
            <text:p>4.149</text:p>
          </table:table-cell>
          <table:table-cell table:style-name="ce68" table:formula="of:=IF([.A19]&lt;[.$G$5];[.$F$5];IF([.A19]&lt;[.$G$6];[.$F$5]+[.$H$6]*([.A19]-[.$G$5]);IF([.A19]&lt;[.$G$7];[.$F$6]+[.$H$7]*([.A19]-[.$G$6]);IF([.A19]&lt;[.$G$8];[.$F$7]+[.$H$8]*([.A19]-[.$G$7]);[.$F$8]))))" office:value-type="float" office:value="100" calcext:value-type="float">
            <text:p>100,0</text:p>
          </table:table-cell>
          <table:table-cell table:style-name="ce71" table:formula="of:=[.$A$2]*[.F19]/100*[.$E$6]" office:value-type="float" office:value="18.2182" calcext:value-type="float">
            <text:p>18,2</text:p>
          </table:table-cell>
          <table:table-cell table:style-name="ce144" table:formula="of:=[.G19]*[.B19]/[.$E$2]*[.$B$2]" office:value-type="float" office:value="4149.47683791814" calcext:value-type="float">
            <text:p>4.149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19]+3" office:value-type="float" office:value="27" calcext:value-type="float">
            <text:p>27</text:p>
          </table:table-cell>
          <table:table-cell table:style-name="ce67" table:formula="of:=[.A20]*7250/80" office:value-type="float" office:value="2446.875" calcext:value-type="float">
            <text:p>2447</text:p>
          </table:table-cell>
          <table:table-cell table:style-name="ce68" table:formula="of:=IF([.A20]&lt;[.$C$5];[.$B$5];IF([.A20]&lt;[.$C$6];[.$B$5]+[.$D$6]*([.A20]-[.$C$5]);IF([.A20]&lt;[.$C$7];[.$B$6]+[.$D$7]*([.A20]-[.$C$6]);IF([.A20]&lt;[.$C$8];[.$B$7]+[.$D$8]*([.A20]-[.$C$7]);[.$B$8]))))" office:value-type="float" office:value="100" calcext:value-type="float">
            <text:p>100,0</text:p>
          </table:table-cell>
          <table:table-cell table:style-name="ce71" table:formula="of:=[.$A$2]*[.C20]/100*[.$A$6]" office:value-type="float" office:value="18.2182" calcext:value-type="float">
            <text:p>18,2</text:p>
          </table:table-cell>
          <table:table-cell table:style-name="ce144" table:formula="of:=[.D20]*[.B20]/[.$E$2]*[.$B$2]" office:value-type="float" office:value="4668.16144265791" calcext:value-type="float">
            <text:p>4.668</text:p>
          </table:table-cell>
          <table:table-cell table:style-name="ce68" table:formula="of:=IF([.A20]&lt;[.$G$5];[.$F$5];IF([.A20]&lt;[.$G$6];[.$F$5]+[.$H$6]*([.A20]-[.$G$5]);IF([.A20]&lt;[.$G$7];[.$F$6]+[.$H$7]*([.A20]-[.$G$6]);IF([.A20]&lt;[.$G$8];[.$F$7]+[.$H$8]*([.A20]-[.$G$7]);[.$F$8]))))" office:value-type="float" office:value="100" calcext:value-type="float">
            <text:p>100,0</text:p>
          </table:table-cell>
          <table:table-cell table:style-name="ce71" table:formula="of:=[.$A$2]*[.F20]/100*[.$E$6]" office:value-type="float" office:value="18.2182" calcext:value-type="float">
            <text:p>18,2</text:p>
          </table:table-cell>
          <table:table-cell table:style-name="ce144" table:formula="of:=[.G20]*[.B20]/[.$E$2]*[.$B$2]" office:value-type="float" office:value="4668.16144265791" calcext:value-type="float">
            <text:p>4.668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6" table:formula="of:=[.A20]+3" office:value-type="float" office:value="30" calcext:value-type="float">
            <text:p>30</text:p>
          </table:table-cell>
          <table:table-cell table:style-name="ce67" table:formula="of:=[.A21]*7250/80" office:value-type="float" office:value="2718.75" calcext:value-type="float">
            <text:p>2719</text:p>
          </table:table-cell>
          <table:table-cell table:style-name="ce68" table:formula="of:=IF([.A21]&lt;[.$C$5];[.$B$5];IF([.A21]&lt;[.$C$6];[.$B$5]+[.$D$6]*([.A21]-[.$C$5]);IF([.A21]&lt;[.$C$7];[.$B$6]+[.$D$7]*([.A21]-[.$C$6]);IF([.A21]&lt;[.$C$8];[.$B$7]+[.$D$8]*([.A21]-[.$C$7]);[.$B$8]))))" office:value-type="float" office:value="100" calcext:value-type="float">
            <text:p>100,0</text:p>
          </table:table-cell>
          <table:table-cell table:style-name="ce72" table:formula="of:=[.$A$2]*[.C21]/100*[.$A$6]" office:value-type="float" office:value="18.2182" calcext:value-type="float">
            <text:p>18,2</text:p>
          </table:table-cell>
          <table:table-cell table:style-name="ce144" table:formula="of:=[.D21]*[.B21]/[.$E$2]*[.$B$2]" office:value-type="float" office:value="5186.84604739768" calcext:value-type="float">
            <text:p>5.187</text:p>
          </table:table-cell>
          <table:table-cell table:style-name="ce68" table:formula="of:=IF([.A21]&lt;[.$G$5];[.$F$5];IF([.A21]&lt;[.$G$6];[.$F$5]+[.$H$6]*([.A21]-[.$G$5]);IF([.A21]&lt;[.$G$7];[.$F$6]+[.$H$7]*([.A21]-[.$G$6]);IF([.A21]&lt;[.$G$8];[.$F$7]+[.$H$8]*([.A21]-[.$G$7]);[.$F$8]))))" office:value-type="float" office:value="100" calcext:value-type="float">
            <text:p>100,0</text:p>
          </table:table-cell>
          <table:table-cell table:style-name="ce72" table:formula="of:=[.$A$2]*[.F21]/100*[.$E$6]" office:value-type="float" office:value="18.2182" calcext:value-type="float">
            <text:p>18,2</text:p>
          </table:table-cell>
          <table:table-cell table:style-name="ce144" table:formula="of:=[.G21]*[.B21]/[.$E$2]*[.$B$2]" office:value-type="float" office:value="5186.84604739768" calcext:value-type="float">
            <text:p>5.187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21]+3" office:value-type="float" office:value="33" calcext:value-type="float">
            <text:p>33</text:p>
          </table:table-cell>
          <table:table-cell table:style-name="ce67" table:formula="of:=[.A22]*7250/80" office:value-type="float" office:value="2990.625" calcext:value-type="float">
            <text:p>2991</text:p>
          </table:table-cell>
          <table:table-cell table:style-name="ce68" table:formula="of:=IF([.A22]&lt;[.$C$5];[.$B$5];IF([.A22]&lt;[.$C$6];[.$B$5]+[.$D$6]*([.A22]-[.$C$5]);IF([.A22]&lt;[.$C$7];[.$B$6]+[.$D$7]*([.A22]-[.$C$6]);IF([.A22]&lt;[.$C$8];[.$B$7]+[.$D$8]*([.A22]-[.$C$7]);[.$B$8]))))" office:value-type="float" office:value="100" calcext:value-type="float">
            <text:p>100,0</text:p>
          </table:table-cell>
          <table:table-cell table:style-name="ce71" table:formula="of:=[.$A$2]*[.C22]/100*[.$A$6]" office:value-type="float" office:value="18.2182" calcext:value-type="float">
            <text:p>18,2</text:p>
          </table:table-cell>
          <table:table-cell table:style-name="ce144" table:formula="of:=[.D22]*[.B22]/[.$E$2]*[.$B$2]" office:value-type="float" office:value="5705.53065213745" calcext:value-type="float">
            <text:p>5.706</text:p>
          </table:table-cell>
          <table:table-cell table:style-name="ce68" table:formula="of:=IF([.A22]&lt;[.$G$5];[.$F$5];IF([.A22]&lt;[.$G$6];[.$F$5]+[.$H$6]*([.A22]-[.$G$5]);IF([.A22]&lt;[.$G$7];[.$F$6]+[.$H$7]*([.A22]-[.$G$6]);IF([.A22]&lt;[.$G$8];[.$F$7]+[.$H$8]*([.A22]-[.$G$7]);[.$F$8]))))" office:value-type="float" office:value="100" calcext:value-type="float">
            <text:p>100,0</text:p>
          </table:table-cell>
          <table:table-cell table:style-name="ce71" table:formula="of:=[.$A$2]*[.F22]/100*[.$E$6]" office:value-type="float" office:value="18.2182" calcext:value-type="float">
            <text:p>18,2</text:p>
          </table:table-cell>
          <table:table-cell table:style-name="ce144" table:formula="of:=[.G22]*[.B22]/[.$E$2]*[.$B$2]" office:value-type="float" office:value="5705.53065213745" calcext:value-type="float">
            <text:p>5.706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22]+3" office:value-type="float" office:value="36" calcext:value-type="float">
            <text:p>36</text:p>
          </table:table-cell>
          <table:table-cell table:style-name="ce67" table:formula="of:=[.A23]*7250/80" office:value-type="float" office:value="3262.5" calcext:value-type="float">
            <text:p>3263</text:p>
          </table:table-cell>
          <table:table-cell table:style-name="ce68" table:formula="of:=IF([.A23]&lt;[.$C$5];[.$B$5];IF([.A23]&lt;[.$C$6];[.$B$5]+[.$D$6]*([.A23]-[.$C$5]);IF([.A23]&lt;[.$C$7];[.$B$6]+[.$D$7]*([.A23]-[.$C$6]);IF([.A23]&lt;[.$C$8];[.$B$7]+[.$D$8]*([.A23]-[.$C$7]);[.$B$8]))))" office:value-type="float" office:value="90" calcext:value-type="float">
            <text:p>90,0</text:p>
          </table:table-cell>
          <table:table-cell table:style-name="ce71" table:formula="of:=[.$A$2]*[.C23]/100*[.$A$6]" office:value-type="float" office:value="16.39638" calcext:value-type="float">
            <text:p>16,4</text:p>
          </table:table-cell>
          <table:table-cell table:style-name="ce144" table:formula="of:=[.D23]*[.B23]/[.$E$2]*[.$B$2]" office:value-type="float" office:value="5601.7937311895" calcext:value-type="float">
            <text:p>5.602</text:p>
          </table:table-cell>
          <table:table-cell table:style-name="ce68" table:formula="of:=IF([.A23]&lt;[.$G$5];[.$F$5];IF([.A23]&lt;[.$G$6];[.$F$5]+[.$H$6]*([.A23]-[.$G$5]);IF([.A23]&lt;[.$G$7];[.$F$6]+[.$H$7]*([.A23]-[.$G$6]);IF([.A23]&lt;[.$G$8];[.$F$7]+[.$H$8]*([.A23]-[.$G$7]);[.$F$8]))))" office:value-type="float" office:value="90" calcext:value-type="float">
            <text:p>90,0</text:p>
          </table:table-cell>
          <table:table-cell table:style-name="ce71" table:formula="of:=[.$A$2]*[.F23]/100*[.$E$6]" office:value-type="float" office:value="16.39638" calcext:value-type="float">
            <text:p>16,4</text:p>
          </table:table-cell>
          <table:table-cell table:style-name="ce144" table:formula="of:=[.G23]*[.B23]/[.$E$2]*[.$B$2]" office:value-type="float" office:value="5601.7937311895" calcext:value-type="float">
            <text:p>5.602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23]+3" office:value-type="float" office:value="39" calcext:value-type="float">
            <text:p>39</text:p>
          </table:table-cell>
          <table:table-cell table:style-name="ce67" table:formula="of:=[.A24]*7250/80" office:value-type="float" office:value="3534.375" calcext:value-type="float">
            <text:p>3534</text:p>
          </table:table-cell>
          <table:table-cell table:style-name="ce68" table:formula="of:=IF([.A24]&lt;[.$C$5];[.$B$5];IF([.A24]&lt;[.$C$6];[.$B$5]+[.$D$6]*([.A24]-[.$C$5]);IF([.A24]&lt;[.$C$7];[.$B$6]+[.$D$7]*([.A24]-[.$C$6]);IF([.A24]&lt;[.$C$8];[.$B$7]+[.$D$8]*([.A24]-[.$C$7]);[.$B$8]))))" office:value-type="float" office:value="80" calcext:value-type="float">
            <text:p>80,0</text:p>
          </table:table-cell>
          <table:table-cell table:style-name="ce71" table:formula="of:=[.$A$2]*[.C24]/100*[.$A$6]" office:value-type="float" office:value="14.57456" calcext:value-type="float">
            <text:p>14,6</text:p>
          </table:table-cell>
          <table:table-cell table:style-name="ce144" table:formula="of:=[.D24]*[.B24]/[.$E$2]*[.$B$2]" office:value-type="float" office:value="5394.31988929359" calcext:value-type="float">
            <text:p>5.394</text:p>
          </table:table-cell>
          <table:table-cell table:style-name="ce68" table:formula="of:=IF([.A24]&lt;[.$G$5];[.$F$5];IF([.A24]&lt;[.$G$6];[.$F$5]+[.$H$6]*([.A24]-[.$G$5]);IF([.A24]&lt;[.$G$7];[.$F$6]+[.$H$7]*([.A24]-[.$G$6]);IF([.A24]&lt;[.$G$8];[.$F$7]+[.$H$8]*([.A24]-[.$G$7]);[.$F$8]))))" office:value-type="float" office:value="80" calcext:value-type="float">
            <text:p>80,0</text:p>
          </table:table-cell>
          <table:table-cell table:style-name="ce71" table:formula="of:=[.$A$2]*[.F24]/100*[.$E$6]" office:value-type="float" office:value="14.57456" calcext:value-type="float">
            <text:p>14,6</text:p>
          </table:table-cell>
          <table:table-cell table:style-name="ce144" table:formula="of:=[.G24]*[.B24]/[.$E$2]*[.$B$2]" office:value-type="float" office:value="5394.31988929359" calcext:value-type="float">
            <text:p>5.394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24]+3" office:value-type="float" office:value="42" calcext:value-type="float">
            <text:p>42</text:p>
          </table:table-cell>
          <table:table-cell table:style-name="ce67" table:formula="of:=[.A25]*7250/80" office:value-type="float" office:value="3806.25" calcext:value-type="float">
            <text:p>3806</text:p>
          </table:table-cell>
          <table:table-cell table:style-name="ce68" table:formula="of:=IF([.A25]&lt;[.$C$5];[.$B$5];IF([.A25]&lt;[.$C$6];[.$B$5]+[.$D$6]*([.A25]-[.$C$5]);IF([.A25]&lt;[.$C$7];[.$B$6]+[.$D$7]*([.A25]-[.$C$6]);IF([.A25]&lt;[.$C$8];[.$B$7]+[.$D$8]*([.A25]-[.$C$7]);[.$B$8]))))" office:value-type="float" office:value="71.8181818181818" calcext:value-type="float">
            <text:p>71,8</text:p>
          </table:table-cell>
          <table:table-cell table:style-name="ce71" table:formula="of:=[.$A$2]*[.C25]/100*[.$A$6]" office:value-type="float" office:value="13.08398" calcext:value-type="float">
            <text:p>13,1</text:p>
          </table:table-cell>
          <table:table-cell table:style-name="ce144" table:formula="of:=[.D25]*[.B25]/[.$E$2]*[.$B$2]" office:value-type="float" office:value="5215.13793492894" calcext:value-type="float">
            <text:p>5.215</text:p>
          </table:table-cell>
          <table:table-cell table:style-name="ce68" table:formula="of:=IF([.A25]&lt;[.$G$5];[.$F$5];IF([.A25]&lt;[.$G$6];[.$F$5]+[.$H$6]*([.A25]-[.$G$5]);IF([.A25]&lt;[.$G$7];[.$F$6]+[.$H$7]*([.A25]-[.$G$6]);IF([.A25]&lt;[.$G$8];[.$F$7]+[.$H$8]*([.A25]-[.$G$7]);[.$F$8]))))" office:value-type="float" office:value="71.8181818181818" calcext:value-type="float">
            <text:p>71,8</text:p>
          </table:table-cell>
          <table:table-cell table:style-name="ce71" table:formula="of:=[.$A$2]*[.F25]/100*[.$E$6]" office:value-type="float" office:value="13.08398" calcext:value-type="float">
            <text:p>13,1</text:p>
          </table:table-cell>
          <table:table-cell table:style-name="ce144" table:formula="of:=[.G25]*[.B25]/[.$E$2]*[.$B$2]" office:value-type="float" office:value="5215.13793492894" calcext:value-type="float">
            <text:p>5.215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25]+3" office:value-type="float" office:value="45" calcext:value-type="float">
            <text:p>45</text:p>
          </table:table-cell>
          <table:table-cell table:style-name="ce67" table:formula="of:=[.A26]*7250/80" office:value-type="float" office:value="4078.125" calcext:value-type="float">
            <text:p>4078</text:p>
          </table:table-cell>
          <table:table-cell table:style-name="ce68" table:formula="of:=IF([.A26]&lt;[.$C$5];[.$B$5];IF([.A26]&lt;[.$C$6];[.$B$5]+[.$D$6]*([.A26]-[.$C$5]);IF([.A26]&lt;[.$C$7];[.$B$6]+[.$D$7]*([.A26]-[.$C$6]);IF([.A26]&lt;[.$C$8];[.$B$7]+[.$D$8]*([.A26]-[.$C$7]);[.$B$8]))))" office:value-type="float" office:value="63.6363636363636" calcext:value-type="float">
            <text:p>63,6</text:p>
          </table:table-cell>
          <table:table-cell table:style-name="ce71" table:formula="of:=[.$A$2]*[.C26]/100*[.$A$6]" office:value-type="float" office:value="11.5934" calcext:value-type="float">
            <text:p>11,6</text:p>
          </table:table-cell>
          <table:table-cell table:style-name="ce144" table:formula="of:=[.D26]*[.B26]/[.$E$2]*[.$B$2]" office:value-type="float" office:value="4951.08031797051" calcext:value-type="float">
            <text:p>4.951</text:p>
          </table:table-cell>
          <table:table-cell table:style-name="ce68" table:formula="of:=IF([.A26]&lt;[.$G$5];[.$F$5];IF([.A26]&lt;[.$G$6];[.$F$5]+[.$H$6]*([.A26]-[.$G$5]);IF([.A26]&lt;[.$G$7];[.$F$6]+[.$H$7]*([.A26]-[.$G$6]);IF([.A26]&lt;[.$G$8];[.$F$7]+[.$H$8]*([.A26]-[.$G$7]);[.$F$8]))))" office:value-type="float" office:value="63.6363636363636" calcext:value-type="float">
            <text:p>63,6</text:p>
          </table:table-cell>
          <table:table-cell table:style-name="ce71" table:formula="of:=[.$A$2]*[.F26]/100*[.$E$6]" office:value-type="float" office:value="11.5934" calcext:value-type="float">
            <text:p>11,6</text:p>
          </table:table-cell>
          <table:table-cell table:style-name="ce144" table:formula="of:=[.G26]*[.B26]/[.$E$2]*[.$B$2]" office:value-type="float" office:value="4951.08031797051" calcext:value-type="float">
            <text:p>4.951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26]+3" office:value-type="float" office:value="48" calcext:value-type="float">
            <text:p>48</text:p>
          </table:table-cell>
          <table:table-cell table:style-name="ce67" table:formula="of:=[.A27]*7250/80" office:value-type="float" office:value="4350" calcext:value-type="float">
            <text:p>4350</text:p>
          </table:table-cell>
          <table:table-cell table:style-name="ce68" table:formula="of:=IF([.A27]&lt;[.$C$5];[.$B$5];IF([.A27]&lt;[.$C$6];[.$B$5]+[.$D$6]*([.A27]-[.$C$5]);IF([.A27]&lt;[.$C$7];[.$B$6]+[.$D$7]*([.A27]-[.$C$6]);IF([.A27]&lt;[.$C$8];[.$B$7]+[.$D$8]*([.A27]-[.$C$7]);[.$B$8]))))" office:value-type="float" office:value="55.4545454545455" calcext:value-type="float">
            <text:p>55,5</text:p>
          </table:table-cell>
          <table:table-cell table:style-name="ce71" table:formula="of:=[.$A$2]*[.C27]/100*[.$A$6]" office:value-type="float" office:value="10.10282" calcext:value-type="float">
            <text:p>10,1</text:p>
          </table:table-cell>
          <table:table-cell table:style-name="ce144" table:formula="of:=[.D27]*[.B27]/[.$E$2]*[.$B$2]" office:value-type="float" office:value="4602.14703841831" calcext:value-type="float">
            <text:p>4.602</text:p>
          </table:table-cell>
          <table:table-cell table:style-name="ce68" table:formula="of:=IF([.A27]&lt;[.$G$5];[.$F$5];IF([.A27]&lt;[.$G$6];[.$F$5]+[.$H$6]*([.A27]-[.$G$5]);IF([.A27]&lt;[.$G$7];[.$F$6]+[.$H$7]*([.A27]-[.$G$6]);IF([.A27]&lt;[.$G$8];[.$F$7]+[.$H$8]*([.A27]-[.$G$7]);[.$F$8]))))" office:value-type="float" office:value="55.4545454545455" calcext:value-type="float">
            <text:p>55,5</text:p>
          </table:table-cell>
          <table:table-cell table:style-name="ce71" table:formula="of:=[.$A$2]*[.F27]/100*[.$E$6]" office:value-type="float" office:value="10.10282" calcext:value-type="float">
            <text:p>10,1</text:p>
          </table:table-cell>
          <table:table-cell table:style-name="ce144" table:formula="of:=[.G27]*[.B27]/[.$E$2]*[.$B$2]" office:value-type="float" office:value="4602.14703841831" calcext:value-type="float">
            <text:p>4.602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6" table:formula="of:=[.A27]+3" office:value-type="float" office:value="51" calcext:value-type="float">
            <text:p>51</text:p>
          </table:table-cell>
          <table:table-cell table:style-name="ce67" table:formula="of:=[.A28]*7250/80" office:value-type="float" office:value="4621.875" calcext:value-type="float">
            <text:p>4622</text:p>
          </table:table-cell>
          <table:table-cell table:style-name="ce68" table:formula="of:=IF([.A28]&lt;[.$C$5];[.$B$5];IF([.A28]&lt;[.$C$6];[.$B$5]+[.$D$6]*([.A28]-[.$C$5]);IF([.A28]&lt;[.$C$7];[.$B$6]+[.$D$7]*([.A28]-[.$C$6]);IF([.A28]&lt;[.$C$8];[.$B$7]+[.$D$8]*([.A28]-[.$C$7]);[.$B$8]))))" office:value-type="float" office:value="48.125" calcext:value-type="float">
            <text:p>48,1</text:p>
          </table:table-cell>
          <table:table-cell table:style-name="ce72" table:formula="of:=[.$A$2]*[.C28]/100*[.$A$6]" office:value-type="float" office:value="8.76750875" calcext:value-type="float">
            <text:p>8,8</text:p>
          </table:table-cell>
          <table:table-cell table:style-name="ce144" table:formula="of:=[.D28]*[.B28]/[.$E$2]*[.$B$2]" office:value-type="float" office:value="4243.48842252723" calcext:value-type="float">
            <text:p>4.243</text:p>
          </table:table-cell>
          <table:table-cell table:style-name="ce68" table:formula="of:=IF([.A28]&lt;[.$G$5];[.$F$5];IF([.A28]&lt;[.$G$6];[.$F$5]+[.$H$6]*([.A28]-[.$G$5]);IF([.A28]&lt;[.$G$7];[.$F$6]+[.$H$7]*([.A28]-[.$G$6]);IF([.A28]&lt;[.$G$8];[.$F$7]+[.$H$8]*([.A28]-[.$G$7]);[.$F$8]))))" office:value-type="float" office:value="48.125" calcext:value-type="float">
            <text:p>48,1</text:p>
          </table:table-cell>
          <table:table-cell table:style-name="ce72" table:formula="of:=[.$A$2]*[.F28]/100*[.$E$6]" office:value-type="float" office:value="8.76750875" calcext:value-type="float">
            <text:p>8,8</text:p>
          </table:table-cell>
          <table:table-cell table:style-name="ce144" table:formula="of:=[.G28]*[.B28]/[.$E$2]*[.$B$2]" office:value-type="float" office:value="4243.48842252723" calcext:value-type="float">
            <text:p>4.243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28]+3" office:value-type="float" office:value="54" calcext:value-type="float">
            <text:p>54</text:p>
          </table:table-cell>
          <table:table-cell table:style-name="ce67" table:formula="of:=[.A29]*7250/80" office:value-type="float" office:value="4893.75" calcext:value-type="float">
            <text:p>4894</text:p>
          </table:table-cell>
          <table:table-cell table:style-name="ce68" table:formula="of:=IF([.A29]&lt;[.$C$5];[.$B$5];IF([.A29]&lt;[.$C$6];[.$B$5]+[.$D$6]*([.A29]-[.$C$5]);IF([.A29]&lt;[.$C$7];[.$B$6]+[.$D$7]*([.A29]-[.$C$6]);IF([.A29]&lt;[.$C$8];[.$B$7]+[.$D$8]*([.A29]-[.$C$7]);[.$B$8]))))" office:value-type="float" office:value="42.5" calcext:value-type="float">
            <text:p>42,5</text:p>
          </table:table-cell>
          <table:table-cell table:style-name="ce71" table:formula="of:=[.$A$2]*[.C29]/100*[.$A$6]" office:value-type="float" office:value="7.742735" calcext:value-type="float">
            <text:p>7,7</text:p>
          </table:table-cell>
          <table:table-cell table:style-name="ce144" table:formula="of:=[.D29]*[.B29]/[.$E$2]*[.$B$2]" office:value-type="float" office:value="3967.93722625922" calcext:value-type="float">
            <text:p>3.968</text:p>
          </table:table-cell>
          <table:table-cell table:style-name="ce68" table:formula="of:=IF([.A29]&lt;[.$G$5];[.$F$5];IF([.A29]&lt;[.$G$6];[.$F$5]+[.$H$6]*([.A29]-[.$G$5]);IF([.A29]&lt;[.$G$7];[.$F$6]+[.$H$7]*([.A29]-[.$G$6]);IF([.A29]&lt;[.$G$8];[.$F$7]+[.$H$8]*([.A29]-[.$G$7]);[.$F$8]))))" office:value-type="float" office:value="42.5" calcext:value-type="float">
            <text:p>42,5</text:p>
          </table:table-cell>
          <table:table-cell table:style-name="ce71" table:formula="of:=[.$A$2]*[.F29]/100*[.$E$6]" office:value-type="float" office:value="7.742735" calcext:value-type="float">
            <text:p>7,7</text:p>
          </table:table-cell>
          <table:table-cell table:style-name="ce144" table:formula="of:=[.G29]*[.B29]/[.$E$2]*[.$B$2]" office:value-type="float" office:value="3967.93722625922" calcext:value-type="float">
            <text:p>3.968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29]+3" office:value-type="float" office:value="57" calcext:value-type="float">
            <text:p>57</text:p>
          </table:table-cell>
          <table:table-cell table:style-name="ce67" table:formula="of:=[.A30]*7250/80" office:value-type="float" office:value="5165.625" calcext:value-type="float">
            <text:p>5166</text:p>
          </table:table-cell>
          <table:table-cell table:style-name="ce68" table:formula="of:=IF([.A30]&lt;[.$C$5];[.$B$5];IF([.A30]&lt;[.$C$6];[.$B$5]+[.$D$6]*([.A30]-[.$C$5]);IF([.A30]&lt;[.$C$7];[.$B$6]+[.$D$7]*([.A30]-[.$C$6]);IF([.A30]&lt;[.$C$8];[.$B$7]+[.$D$8]*([.A30]-[.$C$7]);[.$B$8]))))" office:value-type="float" office:value="36.875" calcext:value-type="float">
            <text:p>36,9</text:p>
          </table:table-cell>
          <table:table-cell table:style-name="ce71" table:formula="of:=[.$A$2]*[.C30]/100*[.$A$6]" office:value-type="float" office:value="6.71796125" calcext:value-type="float">
            <text:p>6,7</text:p>
          </table:table-cell>
          <table:table-cell table:style-name="ce144" table:formula="of:=[.D30]*[.B30]/[.$E$2]*[.$B$2]" office:value-type="float" office:value="3634.034011958" calcext:value-type="float">
            <text:p>3.634</text:p>
          </table:table-cell>
          <table:table-cell table:style-name="ce68" table:formula="of:=IF([.A30]&lt;[.$G$5];[.$F$5];IF([.A30]&lt;[.$G$6];[.$F$5]+[.$H$6]*([.A30]-[.$G$5]);IF([.A30]&lt;[.$G$7];[.$F$6]+[.$H$7]*([.A30]-[.$G$6]);IF([.A30]&lt;[.$G$8];[.$F$7]+[.$H$8]*([.A30]-[.$G$7]);[.$F$8]))))" office:value-type="float" office:value="36.875" calcext:value-type="float">
            <text:p>36,9</text:p>
          </table:table-cell>
          <table:table-cell table:style-name="ce71" table:formula="of:=[.$A$2]*[.F30]/100*[.$E$6]" office:value-type="float" office:value="6.71796125" calcext:value-type="float">
            <text:p>6,7</text:p>
          </table:table-cell>
          <table:table-cell table:style-name="ce144" table:formula="of:=[.G30]*[.B30]/[.$E$2]*[.$B$2]" office:value-type="float" office:value="3634.034011958" calcext:value-type="float">
            <text:p>3.634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30]+3" office:value-type="float" office:value="60" calcext:value-type="float">
            <text:p>60</text:p>
          </table:table-cell>
          <table:table-cell table:style-name="ce67" table:formula="of:=[.A31]*7250/80" office:value-type="float" office:value="5437.5" calcext:value-type="float">
            <text:p>5438</text:p>
          </table:table-cell>
          <table:table-cell table:style-name="ce68" table:formula="of:=IF([.A31]&lt;[.$C$5];[.$B$5];IF([.A31]&lt;[.$C$6];[.$B$5]+[.$D$6]*([.A31]-[.$C$5]);IF([.A31]&lt;[.$C$7];[.$B$6]+[.$D$7]*([.A31]-[.$C$6]);IF([.A31]&lt;[.$C$8];[.$B$7]+[.$D$8]*([.A31]-[.$C$7]);[.$B$8]))))" office:value-type="float" office:value="31.25" calcext:value-type="float">
            <text:p>31,3</text:p>
          </table:table-cell>
          <table:table-cell table:style-name="ce71" table:formula="of:=[.$A$2]*[.C31]/100*[.$A$6]" office:value-type="float" office:value="5.6931875" calcext:value-type="float">
            <text:p>5,7</text:p>
          </table:table-cell>
          <table:table-cell table:style-name="ce144" table:formula="of:=[.D31]*[.B31]/[.$E$2]*[.$B$2]" office:value-type="float" office:value="3241.77877962355" calcext:value-type="float">
            <text:p>3.242</text:p>
          </table:table-cell>
          <table:table-cell table:style-name="ce68" table:formula="of:=IF([.A31]&lt;[.$G$5];[.$F$5];IF([.A31]&lt;[.$G$6];[.$F$5]+[.$H$6]*([.A31]-[.$G$5]);IF([.A31]&lt;[.$G$7];[.$F$6]+[.$H$7]*([.A31]-[.$G$6]);IF([.A31]&lt;[.$G$8];[.$F$7]+[.$H$8]*([.A31]-[.$G$7]);[.$F$8]))))" office:value-type="float" office:value="31.25" calcext:value-type="float">
            <text:p>31,3</text:p>
          </table:table-cell>
          <table:table-cell table:style-name="ce71" table:formula="of:=[.$A$2]*[.F31]/100*[.$E$6]" office:value-type="float" office:value="5.6931875" calcext:value-type="float">
            <text:p>5,7</text:p>
          </table:table-cell>
          <table:table-cell table:style-name="ce144" table:formula="of:=[.G31]*[.B31]/[.$E$2]*[.$B$2]" office:value-type="float" office:value="3241.77877962355" calcext:value-type="float">
            <text:p>3.242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31]+3" office:value-type="float" office:value="63" calcext:value-type="float">
            <text:p>63</text:p>
          </table:table-cell>
          <table:table-cell table:style-name="ce67" table:formula="of:=[.A32]*7250/80" office:value-type="float" office:value="5709.375" calcext:value-type="float">
            <text:p>5709</text:p>
          </table:table-cell>
          <table:table-cell table:style-name="ce68" table:formula="of:=IF([.A32]&lt;[.$C$5];[.$B$5];IF([.A32]&lt;[.$C$6];[.$B$5]+[.$D$6]*([.A32]-[.$C$5]);IF([.A32]&lt;[.$C$7];[.$B$6]+[.$D$7]*([.A32]-[.$C$6]);IF([.A32]&lt;[.$C$8];[.$B$7]+[.$D$8]*([.A32]-[.$C$7]);[.$B$8]))))" office:value-type="float" office:value="25.625" calcext:value-type="float">
            <text:p>25,6</text:p>
          </table:table-cell>
          <table:table-cell table:style-name="ce71" table:formula="of:=[.$A$2]*[.C32]/100*[.$A$6]" office:value-type="float" office:value="4.66841375" calcext:value-type="float">
            <text:p>4,7</text:p>
          </table:table-cell>
          <table:table-cell table:style-name="ce144" table:formula="of:=[.D32]*[.B32]/[.$E$2]*[.$B$2]" office:value-type="float" office:value="2791.17152925588" calcext:value-type="float">
            <text:p>2.791</text:p>
          </table:table-cell>
          <table:table-cell table:style-name="ce68" table:formula="of:=IF([.A32]&lt;[.$G$5];[.$F$5];IF([.A32]&lt;[.$G$6];[.$F$5]+[.$H$6]*([.A32]-[.$G$5]);IF([.A32]&lt;[.$G$7];[.$F$6]+[.$H$7]*([.A32]-[.$G$6]);IF([.A32]&lt;[.$G$8];[.$F$7]+[.$H$8]*([.A32]-[.$G$7]);[.$F$8]))))" office:value-type="float" office:value="25.625" calcext:value-type="float">
            <text:p>25,6</text:p>
          </table:table-cell>
          <table:table-cell table:style-name="ce71" table:formula="of:=[.$A$2]*[.F32]/100*[.$E$6]" office:value-type="float" office:value="4.66841375" calcext:value-type="float">
            <text:p>4,7</text:p>
          </table:table-cell>
          <table:table-cell table:style-name="ce144" table:formula="of:=[.G32]*[.B32]/[.$E$2]*[.$B$2]" office:value-type="float" office:value="2791.17152925588" calcext:value-type="float">
            <text:p>2.791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32]+3" office:value-type="float" office:value="66" calcext:value-type="float">
            <text:p>66</text:p>
          </table:table-cell>
          <table:table-cell table:style-name="ce67" table:formula="of:=[.A33]*7250/80" office:value-type="float" office:value="5981.25" calcext:value-type="float">
            <text:p>5981</text:p>
          </table:table-cell>
          <table:table-cell table:style-name="ce68" table:formula="of:=IF([.A33]&lt;[.$C$5];[.$B$5];IF([.A33]&lt;[.$C$6];[.$B$5]+[.$D$6]*([.A33]-[.$C$5]);IF([.A33]&lt;[.$C$7];[.$B$6]+[.$D$7]*([.A33]-[.$C$6]);IF([.A33]&lt;[.$C$8];[.$B$7]+[.$D$8]*([.A33]-[.$C$7]);[.$B$8]))))" office:value-type="float" office:value="20" calcext:value-type="float">
            <text:p>20,0</text:p>
          </table:table-cell>
          <table:table-cell table:style-name="ce71" table:formula="of:=[.$A$2]*[.C33]/100*[.$A$6]" office:value-type="float" office:value="3.64364" calcext:value-type="float">
            <text:p>3,6</text:p>
          </table:table-cell>
          <table:table-cell table:style-name="ce144" table:formula="of:=[.D33]*[.B33]/[.$E$2]*[.$B$2]" office:value-type="float" office:value="2282.21226085498" calcext:value-type="float">
            <text:p>2.282</text:p>
          </table:table-cell>
          <table:table-cell table:style-name="ce68" table:formula="of:=IF([.A33]&lt;[.$G$5];[.$F$5];IF([.A33]&lt;[.$G$6];[.$F$5]+[.$H$6]*([.A33]-[.$G$5]);IF([.A33]&lt;[.$G$7];[.$F$6]+[.$H$7]*([.A33]-[.$G$6]);IF([.A33]&lt;[.$G$8];[.$F$7]+[.$H$8]*([.A33]-[.$G$7]);[.$F$8]))))" office:value-type="float" office:value="20" calcext:value-type="float">
            <text:p>20,0</text:p>
          </table:table-cell>
          <table:table-cell table:style-name="ce71" table:formula="of:=[.$A$2]*[.F33]/100*[.$E$6]" office:value-type="float" office:value="3.64364" calcext:value-type="float">
            <text:p>3,6</text:p>
          </table:table-cell>
          <table:table-cell table:style-name="ce144" table:formula="of:=[.G33]*[.B33]/[.$E$2]*[.$B$2]" office:value-type="float" office:value="2282.21226085498" calcext:value-type="float">
            <text:p>2.282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95"/>
          <table:table-cell table:style-name="ce64" table:number-columns-repeated="1007"/>
        </table:table-row>
        <table:table-row table:style-name="ro6">
          <table:table-cell table:style-name="ce64" table:formula="of:=[.A33]+3" office:value-type="float" office:value="69" calcext:value-type="float">
            <text:p>69</text:p>
          </table:table-cell>
          <table:table-cell table:style-name="ce67" table:formula="of:=[.A34]*7250/80" office:value-type="float" office:value="6253.125" calcext:value-type="float">
            <text:p>6253</text:p>
          </table:table-cell>
          <table:table-cell table:style-name="ce68" table:formula="of:=IF([.A34]&lt;[.$C$5];[.$B$5];IF([.A34]&lt;[.$C$6];[.$B$5]+[.$D$6]*([.A34]-[.$C$5]);IF([.A34]&lt;[.$C$7];[.$B$6]+[.$D$7]*([.A34]-[.$C$6]);IF([.A34]&lt;[.$C$8];[.$B$7]+[.$D$8]*([.A34]-[.$C$7]);[.$B$8]))))" office:value-type="float" office:value="20" calcext:value-type="float">
            <text:p>20,0</text:p>
          </table:table-cell>
          <table:table-cell table:style-name="ce71" table:formula="of:=[.$A$2]*[.C34]/100*[.$A$6]" office:value-type="float" office:value="3.64364" calcext:value-type="float">
            <text:p>3,6</text:p>
          </table:table-cell>
          <table:table-cell table:style-name="ce144" table:formula="of:=[.D34]*[.B34]/[.$E$2]*[.$B$2]" office:value-type="float" office:value="2385.94918180293" calcext:value-type="float">
            <text:p>2.386</text:p>
          </table:table-cell>
          <table:table-cell table:style-name="ce68" table:formula="of:=IF([.A34]&lt;[.$G$5];[.$F$5];IF([.A34]&lt;[.$G$6];[.$F$5]+[.$H$6]*([.A34]-[.$G$5]);IF([.A34]&lt;[.$G$7];[.$F$6]+[.$H$7]*([.A34]-[.$G$6]);IF([.A34]&lt;[.$G$8];[.$F$7]+[.$H$8]*([.A34]-[.$G$7]);[.$F$8]))))" office:value-type="float" office:value="20" calcext:value-type="float">
            <text:p>20,0</text:p>
          </table:table-cell>
          <table:table-cell table:style-name="ce71" table:formula="of:=[.$A$2]*[.F34]/100*[.$E$6]" office:value-type="float" office:value="3.64364" calcext:value-type="float">
            <text:p>3,6</text:p>
          </table:table-cell>
          <table:table-cell table:style-name="ce144" table:formula="of:=[.G34]*[.B34]/[.$E$2]*[.$B$2]" office:value-type="float" office:value="2385.94918180293" calcext:value-type="float">
            <text:p>2.386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6" table:formula="of:=[.A34]+3" office:value-type="float" office:value="72" calcext:value-type="float">
            <text:p>72</text:p>
          </table:table-cell>
          <table:table-cell table:style-name="ce67" table:formula="of:=[.A35]*7250/80" office:value-type="float" office:value="6525" calcext:value-type="float">
            <text:p>6525</text:p>
          </table:table-cell>
          <table:table-cell table:style-name="ce68" table:formula="of:=IF([.A35]&lt;[.$C$5];[.$B$5];IF([.A35]&lt;[.$C$6];[.$B$5]+[.$D$6]*([.A35]-[.$C$5]);IF([.A35]&lt;[.$C$7];[.$B$6]+[.$D$7]*([.A35]-[.$C$6]);IF([.A35]&lt;[.$C$8];[.$B$7]+[.$D$8]*([.A35]-[.$C$7]);[.$B$8]))))" office:value-type="float" office:value="20" calcext:value-type="float">
            <text:p>20,0</text:p>
          </table:table-cell>
          <table:table-cell table:style-name="ce72" table:formula="of:=[.$A$2]*[.C35]/100*[.$A$6]" office:value-type="float" office:value="3.64364" calcext:value-type="float">
            <text:p>3,6</text:p>
          </table:table-cell>
          <table:table-cell table:style-name="ce144" table:formula="of:=[.D35]*[.B35]/[.$E$2]*[.$B$2]" office:value-type="float" office:value="2489.68610275089" calcext:value-type="float">
            <text:p>2.490</text:p>
          </table:table-cell>
          <table:table-cell table:style-name="ce68" table:formula="of:=IF([.A35]&lt;[.$G$5];[.$F$5];IF([.A35]&lt;[.$G$6];[.$F$5]+[.$H$6]*([.A35]-[.$G$5]);IF([.A35]&lt;[.$G$7];[.$F$6]+[.$H$7]*([.A35]-[.$G$6]);IF([.A35]&lt;[.$G$8];[.$F$7]+[.$H$8]*([.A35]-[.$G$7]);[.$F$8]))))" office:value-type="float" office:value="20" calcext:value-type="float">
            <text:p>20,0</text:p>
          </table:table-cell>
          <table:table-cell table:style-name="ce72" table:formula="of:=[.$A$2]*[.F35]/100*[.$E$6]" office:value-type="float" office:value="3.64364" calcext:value-type="float">
            <text:p>3,6</text:p>
          </table:table-cell>
          <table:table-cell table:style-name="ce144" table:formula="of:=[.G35]*[.B35]/[.$E$2]*[.$B$2]" office:value-type="float" office:value="2489.68610275089" calcext:value-type="float">
            <text:p>2.490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35]+3" office:value-type="float" office:value="75" calcext:value-type="float">
            <text:p>75</text:p>
          </table:table-cell>
          <table:table-cell table:style-name="ce67" table:formula="of:=[.A36]*7250/80" office:value-type="float" office:value="6796.875" calcext:value-type="float">
            <text:p>6797</text:p>
          </table:table-cell>
          <table:table-cell table:style-name="ce68" table:formula="of:=IF([.A36]&lt;[.$C$5];[.$B$5];IF([.A36]&lt;[.$C$6];[.$B$5]+[.$D$6]*([.A36]-[.$C$5]);IF([.A36]&lt;[.$C$7];[.$B$6]+[.$D$7]*([.A36]-[.$C$6]);IF([.A36]&lt;[.$C$8];[.$B$7]+[.$D$8]*([.A36]-[.$C$7]);[.$B$8]))))" office:value-type="float" office:value="20" calcext:value-type="float">
            <text:p>20,0</text:p>
          </table:table-cell>
          <table:table-cell table:style-name="ce71" table:formula="of:=[.$A$2]*[.C36]/100*[.$A$6]" office:value-type="float" office:value="3.64364" calcext:value-type="float">
            <text:p>3,6</text:p>
          </table:table-cell>
          <table:table-cell table:style-name="ce144" table:formula="of:=[.D36]*[.B36]/[.$E$2]*[.$B$2]" office:value-type="float" office:value="2593.42302369884" calcext:value-type="float">
            <text:p>2.593</text:p>
          </table:table-cell>
          <table:table-cell table:style-name="ce68" table:formula="of:=IF([.A36]&lt;[.$G$5];[.$F$5];IF([.A36]&lt;[.$G$6];[.$F$5]+[.$H$6]*([.A36]-[.$G$5]);IF([.A36]&lt;[.$G$7];[.$F$6]+[.$H$7]*([.A36]-[.$G$6]);IF([.A36]&lt;[.$G$8];[.$F$7]+[.$H$8]*([.A36]-[.$G$7]);[.$F$8]))))" office:value-type="float" office:value="20" calcext:value-type="float">
            <text:p>20,0</text:p>
          </table:table-cell>
          <table:table-cell table:style-name="ce71" table:formula="of:=[.$A$2]*[.F36]/100*[.$E$6]" office:value-type="float" office:value="3.64364" calcext:value-type="float">
            <text:p>3,6</text:p>
          </table:table-cell>
          <table:table-cell table:style-name="ce144" table:formula="of:=[.G36]*[.B36]/[.$E$2]*[.$B$2]" office:value-type="float" office:value="2593.42302369884" calcext:value-type="float">
            <text:p>2.593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36]+3" office:value-type="float" office:value="78" calcext:value-type="float">
            <text:p>78</text:p>
          </table:table-cell>
          <table:table-cell table:style-name="ce67" table:formula="of:=[.A37]*7250/80" office:value-type="float" office:value="7068.75" calcext:value-type="float">
            <text:p>7069</text:p>
          </table:table-cell>
          <table:table-cell table:style-name="ce68" table:formula="of:=IF([.A37]&lt;[.$C$5];[.$B$5];IF([.A37]&lt;[.$C$6];[.$B$5]+[.$D$6]*([.A37]-[.$C$5]);IF([.A37]&lt;[.$C$7];[.$B$6]+[.$D$7]*([.A37]-[.$C$6]);IF([.A37]&lt;[.$C$8];[.$B$7]+[.$D$8]*([.A37]-[.$C$7]);[.$B$8]))))" office:value-type="float" office:value="20" calcext:value-type="float">
            <text:p>20,0</text:p>
          </table:table-cell>
          <table:table-cell table:style-name="ce71" table:formula="of:=[.$A$2]*[.C37]/100*[.$A$6]" office:value-type="float" office:value="3.64364" calcext:value-type="float">
            <text:p>3,6</text:p>
          </table:table-cell>
          <table:table-cell table:style-name="ce144" table:formula="of:=[.D37]*[.B37]/[.$E$2]*[.$B$2]" office:value-type="float" office:value="2697.15994464679" calcext:value-type="float">
            <text:p>2.697</text:p>
          </table:table-cell>
          <table:table-cell table:style-name="ce68" table:formula="of:=IF([.A37]&lt;[.$G$5];[.$F$5];IF([.A37]&lt;[.$G$6];[.$F$5]+[.$H$6]*([.A37]-[.$G$5]);IF([.A37]&lt;[.$G$7];[.$F$6]+[.$H$7]*([.A37]-[.$G$6]);IF([.A37]&lt;[.$G$8];[.$F$7]+[.$H$8]*([.A37]-[.$G$7]);[.$F$8]))))" office:value-type="float" office:value="20" calcext:value-type="float">
            <text:p>20,0</text:p>
          </table:table-cell>
          <table:table-cell table:style-name="ce71" table:formula="of:=[.$A$2]*[.F37]/100*[.$E$6]" office:value-type="float" office:value="3.64364" calcext:value-type="float">
            <text:p>3,6</text:p>
          </table:table-cell>
          <table:table-cell table:style-name="ce144" table:formula="of:=[.G37]*[.B37]/[.$E$2]*[.$B$2]" office:value-type="float" office:value="2697.15994464679" calcext:value-type="float">
            <text:p>2.697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37]+3" office:value-type="float" office:value="81" calcext:value-type="float">
            <text:p>81</text:p>
          </table:table-cell>
          <table:table-cell table:style-name="ce67" table:formula="of:=[.A38]*7250/80" office:value-type="float" office:value="7340.625" calcext:value-type="float">
            <text:p>7341</text:p>
          </table:table-cell>
          <table:table-cell table:style-name="ce68" table:formula="of:=IF([.A38]&lt;[.$C$5];[.$B$5];IF([.A38]&lt;[.$C$6];[.$B$5]+[.$D$6]*([.A38]-[.$C$5]);IF([.A38]&lt;[.$C$7];[.$B$6]+[.$D$7]*([.A38]-[.$C$6]);IF([.A38]&lt;[.$C$8];[.$B$7]+[.$D$8]*([.A38]-[.$C$7]);[.$B$8]))))" office:value-type="float" office:value="20" calcext:value-type="float">
            <text:p>20,0</text:p>
          </table:table-cell>
          <table:table-cell table:style-name="ce71" table:formula="of:=[.$A$2]*[.C38]/100*[.$A$6]" office:value-type="float" office:value="3.64364" calcext:value-type="float">
            <text:p>3,6</text:p>
          </table:table-cell>
          <table:table-cell table:style-name="ce144" table:formula="of:=[.D38]*[.B38]/[.$E$2]*[.$B$2]" office:value-type="float" office:value="2800.89686559475" calcext:value-type="float">
            <text:p>2.801</text:p>
          </table:table-cell>
          <table:table-cell table:style-name="ce68" table:formula="of:=IF([.A38]&lt;[.$G$5];[.$F$5];IF([.A38]&lt;[.$G$6];[.$F$5]+[.$H$6]*([.A38]-[.$G$5]);IF([.A38]&lt;[.$G$7];[.$F$6]+[.$H$7]*([.A38]-[.$G$6]);IF([.A38]&lt;[.$G$8];[.$F$7]+[.$H$8]*([.A38]-[.$G$7]);[.$F$8]))))" office:value-type="float" office:value="20" calcext:value-type="float">
            <text:p>20,0</text:p>
          </table:table-cell>
          <table:table-cell table:style-name="ce71" table:formula="of:=[.$A$2]*[.F38]/100*[.$E$6]" office:value-type="float" office:value="3.64364" calcext:value-type="float">
            <text:p>3,6</text:p>
          </table:table-cell>
          <table:table-cell table:style-name="ce144" table:formula="of:=[.G38]*[.B38]/[.$E$2]*[.$B$2]" office:value-type="float" office:value="2800.89686559475" calcext:value-type="float">
            <text:p>2.801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38]+3" office:value-type="float" office:value="84" calcext:value-type="float">
            <text:p>84</text:p>
          </table:table-cell>
          <table:table-cell table:style-name="ce67" table:formula="of:=[.A39]*7250/80" office:value-type="float" office:value="7612.5" calcext:value-type="float">
            <text:p>7613</text:p>
          </table:table-cell>
          <table:table-cell table:style-name="ce68" table:formula="of:=IF([.A39]&lt;[.$C$5];[.$B$5];IF([.A39]&lt;[.$C$6];[.$B$5]+[.$D$6]*([.A39]-[.$C$5]);IF([.A39]&lt;[.$C$7];[.$B$6]+[.$D$7]*([.A39]-[.$C$6]);IF([.A39]&lt;[.$C$8];[.$B$7]+[.$D$8]*([.A39]-[.$C$7]);[.$B$8]))))" office:value-type="float" office:value="20" calcext:value-type="float">
            <text:p>20,0</text:p>
          </table:table-cell>
          <table:table-cell table:style-name="ce71" table:formula="of:=[.$A$2]*[.C39]/100*[.$A$6]" office:value-type="float" office:value="3.64364" calcext:value-type="float">
            <text:p>3,6</text:p>
          </table:table-cell>
          <table:table-cell table:style-name="ce144" table:formula="of:=[.D39]*[.B39]/[.$E$2]*[.$B$2]" office:value-type="float" office:value="2904.6337865427" calcext:value-type="float">
            <text:p>2.905</text:p>
          </table:table-cell>
          <table:table-cell table:style-name="ce68" table:formula="of:=IF([.A39]&lt;[.$G$5];[.$F$5];IF([.A39]&lt;[.$G$6];[.$F$5]+[.$H$6]*([.A39]-[.$G$5]);IF([.A39]&lt;[.$G$7];[.$F$6]+[.$H$7]*([.A39]-[.$G$6]);IF([.A39]&lt;[.$G$8];[.$F$7]+[.$H$8]*([.A39]-[.$G$7]);[.$F$8]))))" office:value-type="float" office:value="20" calcext:value-type="float">
            <text:p>20,0</text:p>
          </table:table-cell>
          <table:table-cell table:style-name="ce71" table:formula="of:=[.$A$2]*[.F39]/100*[.$E$6]" office:value-type="float" office:value="3.64364" calcext:value-type="float">
            <text:p>3,6</text:p>
          </table:table-cell>
          <table:table-cell table:style-name="ce144" table:formula="of:=[.G39]*[.B39]/[.$E$2]*[.$B$2]" office:value-type="float" office:value="2904.6337865427" calcext:value-type="float">
            <text:p>2.905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39]+3" office:value-type="float" office:value="87" calcext:value-type="float">
            <text:p>87</text:p>
          </table:table-cell>
          <table:table-cell table:style-name="ce67" table:formula="of:=[.A40]*7250/80" office:value-type="float" office:value="7884.375" calcext:value-type="float">
            <text:p>7884</text:p>
          </table:table-cell>
          <table:table-cell table:style-name="ce68" table:formula="of:=IF([.A40]&lt;[.$C$5];[.$B$5];IF([.A40]&lt;[.$C$6];[.$B$5]+[.$D$6]*([.A40]-[.$C$5]);IF([.A40]&lt;[.$C$7];[.$B$6]+[.$D$7]*([.A40]-[.$C$6]);IF([.A40]&lt;[.$C$8];[.$B$7]+[.$D$8]*([.A40]-[.$C$7]);[.$B$8]))))" office:value-type="float" office:value="20" calcext:value-type="float">
            <text:p>20,0</text:p>
          </table:table-cell>
          <table:table-cell table:style-name="ce71" table:formula="of:=[.$A$2]*[.C40]/100*[.$A$6]" office:value-type="float" office:value="3.64364" calcext:value-type="float">
            <text:p>3,6</text:p>
          </table:table-cell>
          <table:table-cell table:style-name="ce144" table:formula="of:=[.D40]*[.B40]/[.$E$2]*[.$B$2]" office:value-type="float" office:value="3008.37070749065" calcext:value-type="float">
            <text:p>3.008</text:p>
          </table:table-cell>
          <table:table-cell table:style-name="ce68" table:formula="of:=IF([.A40]&lt;[.$G$5];[.$F$5];IF([.A40]&lt;[.$G$6];[.$F$5]+[.$H$6]*([.A40]-[.$G$5]);IF([.A40]&lt;[.$G$7];[.$F$6]+[.$H$7]*([.A40]-[.$G$6]);IF([.A40]&lt;[.$G$8];[.$F$7]+[.$H$8]*([.A40]-[.$G$7]);[.$F$8]))))" office:value-type="float" office:value="20" calcext:value-type="float">
            <text:p>20,0</text:p>
          </table:table-cell>
          <table:table-cell table:style-name="ce71" table:formula="of:=[.$A$2]*[.F40]/100*[.$E$6]" office:value-type="float" office:value="3.64364" calcext:value-type="float">
            <text:p>3,6</text:p>
          </table:table-cell>
          <table:table-cell table:style-name="ce144" table:formula="of:=[.G40]*[.B40]/[.$E$2]*[.$B$2]" office:value-type="float" office:value="3008.37070749065" calcext:value-type="float">
            <text:p>3.008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40]+3" office:value-type="float" office:value="90" calcext:value-type="float">
            <text:p>90</text:p>
          </table:table-cell>
          <table:table-cell table:style-name="ce67" table:formula="of:=[.A41]*7250/80" office:value-type="float" office:value="8156.25" calcext:value-type="float">
            <text:p>8156</text:p>
          </table:table-cell>
          <table:table-cell table:style-name="ce68" table:formula="of:=IF([.A41]&lt;[.$C$5];[.$B$5];IF([.A41]&lt;[.$C$6];[.$B$5]+[.$D$6]*([.A41]-[.$C$5]);IF([.A41]&lt;[.$C$7];[.$B$6]+[.$D$7]*([.A41]-[.$C$6]);IF([.A41]&lt;[.$C$8];[.$B$7]+[.$D$8]*([.A41]-[.$C$7]);[.$B$8]))))" office:value-type="float" office:value="20" calcext:value-type="float">
            <text:p>20,0</text:p>
          </table:table-cell>
          <table:table-cell table:style-name="ce71" table:formula="of:=[.$A$2]*[.C41]/100*[.$A$6]" office:value-type="float" office:value="3.64364" calcext:value-type="float">
            <text:p>3,6</text:p>
          </table:table-cell>
          <table:table-cell table:style-name="ce144" table:formula="of:=[.D41]*[.B41]/[.$E$2]*[.$B$2]" office:value-type="float" office:value="3112.10762843861" calcext:value-type="float">
            <text:p>3.112</text:p>
          </table:table-cell>
          <table:table-cell table:style-name="ce68" table:formula="of:=IF([.A41]&lt;[.$G$5];[.$F$5];IF([.A41]&lt;[.$G$6];[.$F$5]+[.$H$6]*([.A41]-[.$G$5]);IF([.A41]&lt;[.$G$7];[.$F$6]+[.$H$7]*([.A41]-[.$G$6]);IF([.A41]&lt;[.$G$8];[.$F$7]+[.$H$8]*([.A41]-[.$G$7]);[.$F$8]))))" office:value-type="float" office:value="20" calcext:value-type="float">
            <text:p>20,0</text:p>
          </table:table-cell>
          <table:table-cell table:style-name="ce71" table:formula="of:=[.$A$2]*[.F41]/100*[.$E$6]" office:value-type="float" office:value="3.64364" calcext:value-type="float">
            <text:p>3,6</text:p>
          </table:table-cell>
          <table:table-cell table:style-name="ce144" table:formula="of:=[.G41]*[.B41]/[.$E$2]*[.$B$2]" office:value-type="float" office:value="3112.10762843861" calcext:value-type="float">
            <text:p>3.112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41]+3" office:value-type="float" office:value="93" calcext:value-type="float">
            <text:p>93</text:p>
          </table:table-cell>
          <table:table-cell table:style-name="ce67" table:formula="of:=[.A42]*7250/80" office:value-type="float" office:value="8428.125" calcext:value-type="float">
            <text:p>8428</text:p>
          </table:table-cell>
          <table:table-cell table:style-name="ce68" table:formula="of:=IF([.A42]&lt;[.$C$5];[.$B$5];IF([.A42]&lt;[.$C$6];[.$B$5]+[.$D$6]*([.A42]-[.$C$5]);IF([.A42]&lt;[.$C$7];[.$B$6]+[.$D$7]*([.A42]-[.$C$6]);IF([.A42]&lt;[.$C$8];[.$B$7]+[.$D$8]*([.A42]-[.$C$7]);[.$B$8]))))" office:value-type="float" office:value="20" calcext:value-type="float">
            <text:p>20,0</text:p>
          </table:table-cell>
          <table:table-cell table:style-name="ce71" table:formula="of:=[.$A$2]*[.C42]/100*[.$A$6]" office:value-type="float" office:value="3.64364" calcext:value-type="float">
            <text:p>3,6</text:p>
          </table:table-cell>
          <table:table-cell table:style-name="ce144" table:formula="of:=[.D42]*[.B42]/[.$E$2]*[.$B$2]" office:value-type="float" office:value="3215.84454938656" calcext:value-type="float">
            <text:p>3.216</text:p>
          </table:table-cell>
          <table:table-cell table:style-name="ce68" table:formula="of:=IF([.A42]&lt;[.$G$5];[.$F$5];IF([.A42]&lt;[.$G$6];[.$F$5]+[.$H$6]*([.A42]-[.$G$5]);IF([.A42]&lt;[.$G$7];[.$F$6]+[.$H$7]*([.A42]-[.$G$6]);IF([.A42]&lt;[.$G$8];[.$F$7]+[.$H$8]*([.A42]-[.$G$7]);[.$F$8]))))" office:value-type="float" office:value="20" calcext:value-type="float">
            <text:p>20,0</text:p>
          </table:table-cell>
          <table:table-cell table:style-name="ce71" table:formula="of:=[.$A$2]*[.F42]/100*[.$E$6]" office:value-type="float" office:value="3.64364" calcext:value-type="float">
            <text:p>3,6</text:p>
          </table:table-cell>
          <table:table-cell table:style-name="ce144" table:formula="of:=[.G42]*[.B42]/[.$E$2]*[.$B$2]" office:value-type="float" office:value="3215.84454938656" calcext:value-type="float">
            <text:p>3.216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42]+3" office:value-type="float" office:value="96" calcext:value-type="float">
            <text:p>96</text:p>
          </table:table-cell>
          <table:table-cell table:style-name="ce67" table:formula="of:=[.A43]*7250/80" office:value-type="float" office:value="8700" calcext:value-type="float">
            <text:p>8700</text:p>
          </table:table-cell>
          <table:table-cell table:style-name="ce68" table:formula="of:=IF([.A43]&lt;[.$C$5];[.$B$5];IF([.A43]&lt;[.$C$6];[.$B$5]+[.$D$6]*([.A43]-[.$C$5]);IF([.A43]&lt;[.$C$7];[.$B$6]+[.$D$7]*([.A43]-[.$C$6]);IF([.A43]&lt;[.$C$8];[.$B$7]+[.$D$8]*([.A43]-[.$C$7]);[.$B$8]))))" office:value-type="float" office:value="20" calcext:value-type="float">
            <text:p>20,0</text:p>
          </table:table-cell>
          <table:table-cell table:style-name="ce71" table:formula="of:=[.$A$2]*[.C43]/100*[.$A$6]" office:value-type="float" office:value="3.64364" calcext:value-type="float">
            <text:p>3,6</text:p>
          </table:table-cell>
          <table:table-cell table:style-name="ce144" table:formula="of:=[.D43]*[.B43]/[.$E$2]*[.$B$2]" office:value-type="float" office:value="3319.58147033452" calcext:value-type="float">
            <text:p>3.320</text:p>
          </table:table-cell>
          <table:table-cell table:style-name="ce68" table:formula="of:=IF([.A43]&lt;[.$G$5];[.$F$5];IF([.A43]&lt;[.$G$6];[.$F$5]+[.$H$6]*([.A43]-[.$G$5]);IF([.A43]&lt;[.$G$7];[.$F$6]+[.$H$7]*([.A43]-[.$G$6]);IF([.A43]&lt;[.$G$8];[.$F$7]+[.$H$8]*([.A43]-[.$G$7]);[.$F$8]))))" office:value-type="float" office:value="20" calcext:value-type="float">
            <text:p>20,0</text:p>
          </table:table-cell>
          <table:table-cell table:style-name="ce71" table:formula="of:=[.$A$2]*[.F43]/100*[.$E$6]" office:value-type="float" office:value="3.64364" calcext:value-type="float">
            <text:p>3,6</text:p>
          </table:table-cell>
          <table:table-cell table:style-name="ce144" table:formula="of:=[.G43]*[.B43]/[.$E$2]*[.$B$2]" office:value-type="float" office:value="3319.58147033452" calcext:value-type="float">
            <text:p>3.320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6">
          <table:table-cell table:style-name="ce64" table:formula="of:=[.A43]+3" office:value-type="float" office:value="99" calcext:value-type="float">
            <text:p>99</text:p>
          </table:table-cell>
          <table:table-cell table:style-name="ce67" table:formula="of:=[.A44]*7250/80" office:value-type="float" office:value="8971.875" calcext:value-type="float">
            <text:p>8972</text:p>
          </table:table-cell>
          <table:table-cell table:style-name="ce68" table:formula="of:=IF([.A44]&lt;[.$C$5];[.$B$5];IF([.A44]&lt;[.$C$6];[.$B$5]+[.$D$6]*([.A44]-[.$C$5]);IF([.A44]&lt;[.$C$7];[.$B$6]+[.$D$7]*([.A44]-[.$C$6]);IF([.A44]&lt;[.$C$8];[.$B$7]+[.$D$8]*([.A44]-[.$C$7]);[.$B$8]))))" office:value-type="float" office:value="20" calcext:value-type="float">
            <text:p>20,0</text:p>
          </table:table-cell>
          <table:table-cell table:style-name="ce71" table:formula="of:=[.$A$2]*[.C44]/100*[.$A$6]" office:value-type="float" office:value="3.64364" calcext:value-type="float">
            <text:p>3,6</text:p>
          </table:table-cell>
          <table:table-cell table:style-name="ce144" table:formula="of:=[.D44]*[.B44]/[.$E$2]*[.$B$2]" office:value-type="float" office:value="3423.31839128247" calcext:value-type="float">
            <text:p>3.423</text:p>
          </table:table-cell>
          <table:table-cell table:style-name="ce68" table:formula="of:=IF([.A44]&lt;[.$G$5];[.$F$5];IF([.A44]&lt;[.$G$6];[.$F$5]+[.$H$6]*([.A44]-[.$G$5]);IF([.A44]&lt;[.$G$7];[.$F$6]+[.$H$7]*([.A44]-[.$G$6]);IF([.A44]&lt;[.$G$8];[.$F$7]+[.$H$8]*([.A44]-[.$G$7]);[.$F$8]))))" office:value-type="float" office:value="20" calcext:value-type="float">
            <text:p>20,0</text:p>
          </table:table-cell>
          <table:table-cell table:style-name="ce71" table:formula="of:=[.$A$2]*[.F44]/100*[.$E$6]" office:value-type="float" office:value="3.64364" calcext:value-type="float">
            <text:p>3,6</text:p>
          </table:table-cell>
          <table:table-cell table:style-name="ce144" table:formula="of:=[.G44]*[.B44]/[.$E$2]*[.$B$2]" office:value-type="float" office:value="3423.31839128247" calcext:value-type="float">
            <text:p>3.423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3"/>
          <table:table-cell table:style-name="ce67"/>
          <table:table-cell table:style-name="ce145"/>
          <table:table-cell table:style-name="ce67" table:number-columns-repeated="2"/>
          <table:table-cell table:style-name="ce64" table:number-columns-repeated="1001"/>
        </table:table-row>
        <table:table-row table:style-name="ro6">
          <table:table-cell table:style-name="ce64" table:formula="of:=[.A44]+3" office:value-type="float" office:value="102" calcext:value-type="float">
            <text:p>102</text:p>
          </table:table-cell>
          <table:table-cell table:style-name="ce67" table:formula="of:=[.A45]*7250/80" office:value-type="float" office:value="9243.75" calcext:value-type="float">
            <text:p>9244</text:p>
          </table:table-cell>
          <table:table-cell table:style-name="ce68" table:formula="of:=IF([.A45]&lt;[.$C$5];[.$B$5];IF([.A45]&lt;[.$C$6];[.$B$5]+[.$D$6]*([.A45]-[.$C$5]);IF([.A45]&lt;[.$C$7];[.$B$6]+[.$D$7]*([.A45]-[.$C$6]);IF([.A45]&lt;[.$C$8];[.$B$7]+[.$D$8]*([.A45]-[.$C$7]);[.$B$8]))))" office:value-type="float" office:value="20" calcext:value-type="float">
            <text:p>20,0</text:p>
          </table:table-cell>
          <table:table-cell table:style-name="ce71" table:formula="of:=[.$A$2]*[.C45]/100*[.$A$6]" office:value-type="float" office:value="3.64364" calcext:value-type="float">
            <text:p>3,6</text:p>
          </table:table-cell>
          <table:table-cell table:style-name="ce144" table:formula="of:=[.D45]*[.B45]/[.$E$2]*[.$B$2]" office:value-type="float" office:value="3527.05531223042" calcext:value-type="float">
            <text:p>3.527</text:p>
          </table:table-cell>
          <table:table-cell table:style-name="ce68" table:formula="of:=IF([.A45]&lt;[.$G$5];[.$F$5];IF([.A45]&lt;[.$G$6];[.$F$5]+[.$H$6]*([.A45]-[.$G$5]);IF([.A45]&lt;[.$G$7];[.$F$6]+[.$H$7]*([.A45]-[.$G$6]);IF([.A45]&lt;[.$G$8];[.$F$7]+[.$H$8]*([.A45]-[.$G$7]);[.$F$8]))))" office:value-type="float" office:value="20" calcext:value-type="float">
            <text:p>20,0</text:p>
          </table:table-cell>
          <table:table-cell table:style-name="ce71" table:formula="of:=[.$A$2]*[.F45]/100*[.$E$6]" office:value-type="float" office:value="3.64364" calcext:value-type="float">
            <text:p>3,6</text:p>
          </table:table-cell>
          <table:table-cell table:style-name="ce144" table:formula="of:=[.G45]*[.B45]/[.$E$2]*[.$B$2]" office:value-type="float" office:value="3527.05531223042" calcext:value-type="float">
            <text:p>3.527</text:p>
          </table:table-cell>
          <table:table-cell table:style-name="ce64" table:number-columns-repeated="6"/>
          <table:table-cell table:style-name="ce94"/>
          <table:table-cell table:style-name="ce96"/>
          <table:table-cell table:style-name="ce64" table:number-columns-repeated="1008"/>
        </table:table-row>
        <table:table-row table:style-name="ro3">
          <table:table-cell table:style-name="ce64" table:number-columns-repeated="3"/>
          <table:table-cell table:number-columns-repeated="5"/>
          <table:table-cell table:style-name="ce64" table:number-columns-repeated="7"/>
          <table:table-cell table:style-name="ce96"/>
          <table:table-cell table:style-name="ce64" table:number-columns-repeated="1008"/>
        </table:table-row>
        <table:table-row table:style-name="ro1">
          <table:table-cell table:number-columns-repeated="3"/>
          <table:table-cell table:style-name="ce73" office:value-type="string" calcext:value-type="string">
            <text:p>Sum:</text:p>
          </table:table-cell>
          <table:table-cell table:style-name="ce83" table:formula="of:=SUM([.E12:.E41])" office:value-type="float" office:value="102150.512296071" calcext:value-type="float">
            <text:p>102.151</text:p>
          </table:table-cell>
          <table:table-cell/>
          <table:table-cell table:style-name="ce73" office:value-type="string" calcext:value-type="string">
            <text:p>Sum:</text:p>
          </table:table-cell>
          <table:table-cell table:style-name="ce89" table:formula="of:=SUM([.H12:.H41])" office:value-type="float" office:value="102150.512296071" calcext:value-type="float">
            <text:p>102.151</text:p>
          </table:table-cell>
          <table:table-cell table:number-columns-repeated="7"/>
          <table:table-cell table:style-name="ce60"/>
          <table:table-cell table:number-columns-repeated="1008"/>
        </table:table-row>
        <table:table-row table:style-name="ro1">
          <table:table-cell table:style-name="ce41"/>
          <table:table-cell table:style-name="ce46"/>
          <table:table-cell table:style-name="ce51"/>
          <table:table-cell table:style-name="ce74"/>
          <table:table-cell table:style-name="ce84" table:formula="of:=[.E47]/(30*[.$D$2])" office:value-type="percentage" office:value="0.425627134566961" calcext:value-type="percentage">
            <text:p>42,6%</text:p>
          </table:table-cell>
          <table:table-cell/>
          <table:table-cell table:style-name="ce74"/>
          <table:table-cell table:style-name="ce90" table:formula="of:=[.H47]/(30*[.$D$2])" office:value-type="percentage" office:value="0.425627134566961" calcext:value-type="percentage">
            <text:p>42,6%</text:p>
          </table:table-cell>
          <table:table-cell table:number-columns-repeated="6"/>
          <table:table-cell table:style-name="ce41"/>
          <table:table-cell table:style-name="ce60"/>
          <table:table-cell table:style-name="ce53"/>
          <table:table-cell table:number-columns-repeated="2"/>
          <table:table-cell table:style-name="ce11"/>
          <table:table-cell table:style-name="ce54"/>
          <table:table-cell table:style-name="ce11" table:number-columns-repeated="2"/>
          <table:table-cell table:number-columns-repeated="1001"/>
        </table:table-row>
        <table:table-row table:style-name="ro8">
          <table:table-cell table:style-name="ce41"/>
          <table:table-cell table:style-name="ce46"/>
          <table:table-cell table:style-name="ce51"/>
          <table:table-cell table:style-name="ce74"/>
          <table:table-cell table:style-name="ce84"/>
          <table:table-cell/>
          <table:table-cell table:style-name="ce74"/>
          <table:table-cell table:style-name="ce90"/>
          <table:table-cell table:number-columns-repeated="6"/>
          <table:table-cell table:style-name="ce41"/>
          <table:table-cell table:style-name="ce60"/>
          <table:table-cell table:style-name="ce53"/>
          <table:table-cell table:number-columns-repeated="2"/>
          <table:table-cell table:style-name="ce11"/>
          <table:table-cell table:style-name="ce54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3" office:value-type="string" calcext:value-type="string">
            <text:p>Limiter peak:</text:p>
          </table:table-cell>
          <table:table-cell table:style-name="ce85" table:formula="of:=MAX([.E12:.E41])+800" office:value-type="float" office:value="6505.53065213745" calcext:value-type="float">
            <text:p>6.506</text:p>
          </table:table-cell>
          <table:table-cell/>
          <table:table-cell table:style-name="ce73" office:value-type="string" calcext:value-type="string">
            <text:p>Limiter peak:</text:p>
          </table:table-cell>
          <table:table-cell table:style-name="ce91" table:formula="of:=MAX([.H12:.H41])+800" office:value-type="float" office:value="6505.53065213745" calcext:value-type="float">
            <text:p>6.506</text:p>
          </table:table-cell>
          <table:table-cell table:number-columns-repeated="7"/>
          <table:table-cell table:style-name="ce60"/>
          <table:table-cell table:style-name="ce53" table:number-columns-repeated="3"/>
          <table:table-cell table:style-name="ce11"/>
          <table:table-cell table:style-name="ce54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4"/>
          <table:table-cell table:style-name="ce86" table:formula="of:=[.E50]/[.$D$2]" office:value-type="percentage" office:value="0.813191331517181" calcext:value-type="percentage">
            <text:p>81,3%</text:p>
          </table:table-cell>
          <table:table-cell table:style-name="ce51"/>
          <table:table-cell table:style-name="ce74"/>
          <table:table-cell table:style-name="ce90" table:formula="of:=[.H50]/[.$D$2]" office:value-type="percentage" office:value="0.813191331517181" calcext:value-type="percentage">
            <text:p>81,3%</text:p>
          </table:table-cell>
          <table:table-cell table:number-columns-repeated="7"/>
          <table:table-cell table:style-name="ce60"/>
          <table:table-cell table:style-name="ce53" table:number-columns-repeated="3"/>
          <table:table-cell table:style-name="ce11"/>
          <table:table-cell table:style-name="ce54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29" office:value-type="string" calcext:value-type="string">
            <text:p>Auto power ref:</text:p>
          </table:table-cell>
          <table:table-cell table:style-name="ce87" table:formula="of:=ROUNDUP([.E50];-2)/100" office:value-type="float" office:value="66" calcext:value-type="float">
            <text:p>66</text:p>
          </table:table-cell>
          <table:table-cell/>
          <table:table-cell table:style-name="ce29" office:value-type="string" calcext:value-type="string">
            <text:p>Auto power ref:</text:p>
          </table:table-cell>
          <table:table-cell table:style-name="ce92" table:formula="of:=ROUNDUP([.H50];-2)/100" office:value-type="float" office:value="66" calcext:value-type="float">
            <text:p>66</text:p>
          </table:table-cell>
          <table:table-cell table:number-columns-repeated="7"/>
          <table:table-cell table:style-name="ce60"/>
          <table:table-cell table:style-name="ce53" table:number-columns-repeated="3"/>
          <table:table-cell table:style-name="ce11"/>
          <table:table-cell table:style-name="ce54"/>
          <table:table-cell table:style-name="ce11" table:number-columns-repeated="2"/>
          <table:table-cell table:number-columns-repeated="1001"/>
        </table:table-row>
        <table:table-row table:style-name="ro3">
          <table:table-cell table:number-columns-repeated="9"/>
          <table:table-cell table:style-name="ce41"/>
          <table:table-cell table:style-name="ce46"/>
          <table:table-cell table:number-columns-repeated="4"/>
          <table:table-cell table:style-name="ce60"/>
          <table:table-cell table:style-name="ce53"/>
          <table:table-cell table:number-columns-repeated="100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6"/>
          <table:table-cell table:style-name="ce38"/>
          <table:table-cell table:style-name="ce34"/>
          <table:table-cell table:number-columns-repeated="996"/>
        </table:table-row>
        <table:table-row table:style-name="ro3">
          <table:table-cell table:number-columns-repeated="26"/>
          <table:table-cell table:style-name="ce38"/>
          <table:table-cell table:style-name="ce58"/>
          <table:table-cell table:number-columns-repeated="996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Recupmap_80_org.E11:Recupmap_80_org.E45 Recupmap_80_org.H11:Recupmap_80_org.H45">
            <calcext:condition calcext:apply-style-name="Warnung" calcext:value="&gt;8000" calcext:base-cell-address="Recupmap_80_org.E11"/>
          </calcext:conditional-format>
        </calcext:conditional-formats>
      </table:table>
      <table:table table:name="Powermap_45" table:style-name="ta1">
        <table:shapes>
          <draw:frame draw:z-index="0" draw:style-name="gr1" svg:width="19.288cm" svg:height="12.37cm" svg:x="16.885cm" svg:y="1.304cm">
            <draw:object draw:notify-on-update-of-ranges="Powermap_45.C25:Powermap_45.C33 Powermap_45.A23:Powermap_45.A23 Powermap_45.D25:Powermap_45.D33 Powermap_45.C11:Powermap_45.C19 Powermap_45.A9:Powermap_45.A9 Powermap_45.D11:Powermap_45.D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default-cell-style-name="ce11"/>
        <table:table-column table:style-name="co1" table:default-cell-style-name="ce25"/>
        <table:table-column table:style-name="co1" table:default-cell-style-name="ce26"/>
        <table:table-column table:style-name="co1" table:default-cell-style-name="Default"/>
        <table:table-column table:style-name="co1" table:default-cell-style-name="ce28"/>
        <table:table-column table:style-name="co1" table:number-columns-repeated="8" table:default-cell-style-name="ce1"/>
        <table:table-row table:style-name="ro1">
          <table:table-cell table:style-name="ce1"/>
          <table:table-cell table:style-name="ce5" office:value-type="string" calcext:value-type="string">
            <text:p>Speed max</text:p>
          </table:table-cell>
          <table:table-cell table:style-name="ce5" office:value-type="string" calcext:value-type="string">
            <text:p>Torque max</text:p>
          </table:table-cell>
          <table:table-cell table:style-name="ce5" office:value-type="string" calcext:value-type="string">
            <text:p>Power max1</text:p>
          </table:table-cell>
          <table:table-cell table:style-name="ce5" office:value-type="string" calcext:value-type="string">
            <text:p>Power max2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 calcext:value-type="string">
            <text:p>Params</text:p>
          </table:table-cell>
          <table:table-cell table:style-name="ce6" office:value-type="float" office:value="70" calcext:value-type="float">
            <text:p>70,0</text:p>
          </table:table-cell>
          <table:table-cell table:style-name="ce15" office:value-type="percentage" office:value="1.11" calcext:value-type="percentage">
            <text:p>111%</text:p>
          </table:table-cell>
          <table:table-cell table:style-name="ce15" office:value-type="percentage" office:value="1.3" calcext:value-type="percentage">
            <text:p>130%</text:p>
          </table:table-cell>
          <table:table-cell table:style-name="ce15" office:value-type="percentage" office:value="1.2" calcext:value-type="percentage">
            <text:p>120%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value</text:p>
          </table:table-cell>
          <table:table-cell table:style-name="ce7" table:formula="of:=MIN(10000;[.B2]/[.B5]*5814)" office:value-type="float" office:value="9044" calcext:value-type="float">
            <text:p>9044</text:p>
          </table:table-cell>
          <table:table-cell table:style-name="ce16" table:formula="of:=MIN(36;[.C5]*[.C2])" office:value-type="float" office:value="36" calcext:value-type="float">
            <text:p>36,000</text:p>
          </table:table-cell>
          <table:table-cell table:style-name="ce21" table:formula="of:=[.D5]*[.D2]" office:value-type="float" office:value="9165" calcext:value-type="float">
            <text:p>9.165</text:p>
          </table:table-cell>
          <table:table-cell table:style-name="ce21" table:formula="of:=[.E5]*[.E2]" office:value-type="float" office:value="9180" calcext:value-type="float">
            <text:p>9.18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base</text:p>
          </table:table-cell>
          <table:table-cell table:style-name="ce8" office:value-type="float" office:value="45" calcext:value-type="float">
            <text:p>45,0</text:p>
          </table:table-cell>
          <table:table-cell table:style-name="ce17" office:value-type="float" office:value="32.5" calcext:value-type="float">
            <text:p>32,500</text:p>
          </table:table-cell>
          <table:table-cell table:style-name="ce22" office:value-type="float" office:value="7050" calcext:value-type="float">
            <text:p>7.050</text:p>
          </table:table-cell>
          <table:table-cell table:style-name="ce22" office:value-type="float" office:value="7650" calcext:value-type="float">
            <text:p>7.65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delta</text:p>
          </table:table-cell>
          <table:table-cell table:formula="of:=ROUND(([.B19]-[.B12])/[.A19])" office:value-type="float" office:value="315" calcext:value-type="float">
            <text:p>315</text:p>
          </table:table-cell>
          <table:table-cell table:style-name="Default" table:number-columns-repeated="2"/>
          <table:table-cell table:style-name="ce11" table:formula="of:=ROUND(([.E4]-[.D4])/[.A18];0)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n_mc min: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helper</text:p>
          </table:table-cell>
          <table:table-cell table:style-name="ce10" table:formula="of:=30/PI()" office:value-type="float" office:value="9.54929658551372" calcext:value-type="float">
            <text:p>9,549</text:p>
          </table:table-cell>
          <table:table-cell table:style-name="Default" table:number-columns-repeated="3"/>
          <table:table-cell/>
          <table:table-cell table:style-name="ce32" office:value-type="percentage" office:value="0.884" calcext:value-type="percentage">
            <text:p>88,4%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style-name="ce1" table:number-columns-repeated="2"/>
          <table:table-cell table:number-columns-repeated="8"/>
        </table:table-row>
        <table:table-row table:style-name="ro1">
          <table:table-cell table:style-name="ce4" table:formula="of:=&quot;SPEED &quot;&amp;INT([.B2])&amp;&quot; POWER &quot;&amp;INT([.C2]*100)&amp;IF(OR([.D2]&lt;&gt;[.C2];[.E2]&lt;&gt;[.D2]);&quot; &quot;&amp;INT([.D2]*100)&amp;IF([.E2]&lt;&gt;[.D2];&quot; &quot;&amp;INT([.E2]*100);&quot;&quot;);&quot;&quot;)" office:value-type="string" office:string-value="SPEED 70 POWER 111 130 120" calcext:value-type="string">
            <text:p>SPEED 70 POWER 111 130 120</text:p>
          </table:table-cell>
          <table:table-cell table:style-name="Default"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RPM</text:p>
          </table:table-cell>
          <table:table-cell table:style-name="ce33" office:value-type="string" calcext:value-type="string">
            <text:p>kph</text:p>
          </table:table-cell>
          <table:table-cell table:style-name="ce23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33" office:value-type="string" calcext:value-type="string">
            <text:p>Power_bat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1]/5814*45" office:value-type="float" office:value="0" calcext:value-type="float">
            <text:p>0</text:p>
          </table:table-cell>
          <table:table-cell table:style-name="ce24" table:formula="of:=[.C4]" office:value-type="float" office:value="36" calcext:value-type="float">
            <text:p>36,0</text:p>
          </table:table-cell>
          <table:table-cell office:value-type="float" office:value="0" calcext:value-type="float">
            <text:p>0</text:p>
          </table:table-cell>
          <table:table-cell table:style-name="ce9" table:formula="of:=ROUND([.D11]*16)" office:value-type="float" office:value="576" calcext:value-type="float">
            <text:p>576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formula="of:=INT([.E12]/[.D12]*[.$B$7])" office:value-type="float" office:value="2431" calcext:value-type="float">
            <text:p>2431</text:p>
          </table:table-cell>
          <table:table-cell table:formula="of:=[.B12]/5814*45" office:value-type="float" office:value="18.8157894736842" calcext:value-type="float">
            <text:p>19</text:p>
          </table:table-cell>
          <table:table-cell table:style-name="ce24" table:formula="of:=[.C4]" office:value-type="float" office:value="36" calcext:value-type="float">
            <text:p>36,0</text:p>
          </table:table-cell>
          <table:table-cell table:style-name="ce21" table:formula="of:=[.D4]" office:value-type="float" office:value="9165" calcext:value-type="float">
            <text:p>9.165</text:p>
          </table:table-cell>
          <table:table-cell table:style-name="ce9" table:formula="of:=ROUND([.D12]*16)" office:value-type="float" office:value="576" calcext:value-type="float">
            <text:p>576</text:p>
          </table:table-cell>
          <table:table-cell table:style-name="ce21" table:formula="of:=[.E12]/[.G$7]" office:value-type="float" office:value="10367.6470588235" calcext:value-type="float">
            <text:p>10.36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2]+[.$B$6]*[.A13]" office:value-type="float" office:value="2746" calcext:value-type="float">
            <text:p>2746</text:p>
          </table:table-cell>
          <table:table-cell table:formula="of:=[.B13]/5814*45" office:value-type="float" office:value="21.2538699690402" calcext:value-type="float">
            <text:p>21</text:p>
          </table:table-cell>
          <table:table-cell table:formula="of:=[.E13]/[.B13]*[.$B$7]" office:value-type="float" office:value="31.8750373280476" calcext:value-type="float">
            <text:p>31,9</text:p>
          </table:table-cell>
          <table:table-cell table:formula="of:=[.E$12]+[.E$6]*[.A13]" office:value-type="float" office:value="9166" calcext:value-type="float">
            <text:p>9.166</text:p>
          </table:table-cell>
          <table:table-cell table:style-name="ce9" table:formula="of:=ROUND([.D13]*16)" office:value-type="float" office:value="510" calcext:value-type="float">
            <text:p>510</text:p>
          </table:table-cell>
          <table:table-cell table:formula="of:=[.E13]/[.G$7]" office:value-type="float" office:value="10368.778280543" calcext:value-type="float">
            <text:p>10.36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2]+[.$B$6]*[.A14]" office:value-type="float" office:value="3061" calcext:value-type="float">
            <text:p>3061</text:p>
          </table:table-cell>
          <table:table-cell table:formula="of:=[.B14]/5814*45" office:value-type="float" office:value="23.6919504643963" calcext:value-type="float">
            <text:p>24</text:p>
          </table:table-cell>
          <table:table-cell table:formula="of:=[.E14]/[.B14]*[.$B$7]" office:value-type="float" office:value="28.5979751059798" calcext:value-type="float">
            <text:p>28,6</text:p>
          </table:table-cell>
          <table:table-cell table:formula="of:=[.E$12]+[.E$6]*[.A14]" office:value-type="float" office:value="9167" calcext:value-type="float">
            <text:p>9.167</text:p>
          </table:table-cell>
          <table:table-cell table:style-name="ce9" table:formula="of:=ROUND([.D14]*16)" office:value-type="float" office:value="458" calcext:value-type="float">
            <text:p>458</text:p>
          </table:table-cell>
          <table:table-cell table:formula="of:=[.E14]/[.G$7]" office:value-type="float" office:value="10369.9095022624" calcext:value-type="float">
            <text:p>10.37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2]+[.$B$6]*[.A15]" office:value-type="float" office:value="3376" calcext:value-type="float">
            <text:p>3376</text:p>
          </table:table-cell>
          <table:table-cell table:formula="of:=[.B15]/5814*45" office:value-type="float" office:value="26.1300309597523" calcext:value-type="float">
            <text:p>26</text:p>
          </table:table-cell>
          <table:table-cell table:formula="of:=[.E15]/[.B15]*[.$B$7]" office:value-type="float" office:value="25.9324499691913" calcext:value-type="float">
            <text:p>25,9</text:p>
          </table:table-cell>
          <table:table-cell table:formula="of:=[.E$12]+[.E$6]*[.A15]" office:value-type="float" office:value="9168" calcext:value-type="float">
            <text:p>9.168</text:p>
          </table:table-cell>
          <table:table-cell table:style-name="ce9" table:formula="of:=ROUND([.D15]*16)" office:value-type="float" office:value="415" calcext:value-type="float">
            <text:p>415</text:p>
          </table:table-cell>
          <table:table-cell table:formula="of:=[.E15]/[.G$7]" office:value-type="float" office:value="10371.0407239819" calcext:value-type="float">
            <text:p>10.37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2]+[.$B$6]*[.A16]" office:value-type="float" office:value="4006" calcext:value-type="float">
            <text:p>4006</text:p>
          </table:table-cell>
          <table:table-cell table:formula="of:=[.B16]/5814*45" office:value-type="float" office:value="31.0061919504644" calcext:value-type="float">
            <text:p>31</text:p>
          </table:table-cell>
          <table:table-cell table:formula="of:=[.E16]/[.B16]*[.$B$7]" office:value-type="float" office:value="21.8589739613482" calcext:value-type="float">
            <text:p>21,9</text:p>
          </table:table-cell>
          <table:table-cell table:formula="of:=[.E$12]+[.E$6]*[.A16]" office:value-type="float" office:value="9170" calcext:value-type="float">
            <text:p>9.170</text:p>
          </table:table-cell>
          <table:table-cell table:style-name="ce9" table:formula="of:=ROUND([.D16]*16)" office:value-type="float" office:value="350" calcext:value-type="float">
            <text:p>350</text:p>
          </table:table-cell>
          <table:table-cell table:formula="of:=[.E16]/[.G$7]" office:value-type="float" office:value="10373.3031674208" calcext:value-type="float">
            <text:p>10.37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2]+[.$B$6]*[.A17]" office:value-type="float" office:value="4951" calcext:value-type="float">
            <text:p>4951</text:p>
          </table:table-cell>
          <table:table-cell table:formula="of:=[.B17]/5814*45" office:value-type="float" office:value="38.3204334365325" calcext:value-type="float">
            <text:p>38</text:p>
          </table:table-cell>
          <table:table-cell table:formula="of:=[.E17]/[.B17]*[.$B$7]" office:value-type="float" office:value="17.6925262732614" calcext:value-type="float">
            <text:p>17,7</text:p>
          </table:table-cell>
          <table:table-cell table:formula="of:=[.E$12]+[.E$6]*[.A17]" office:value-type="float" office:value="9173" calcext:value-type="float">
            <text:p>9.173</text:p>
          </table:table-cell>
          <table:table-cell table:style-name="ce9" table:formula="of:=ROUND([.D17]*16)" office:value-type="float" office:value="283" calcext:value-type="float">
            <text:p>283</text:p>
          </table:table-cell>
          <table:table-cell table:formula="of:=[.E17]/[.G$7]" office:value-type="float" office:value="10376.6968325792" calcext:value-type="float">
            <text:p>10.37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12]+[.$B$6]*[.A18]" office:value-type="float" office:value="6526" calcext:value-type="float">
            <text:p>6526</text:p>
          </table:table-cell>
          <table:table-cell table:formula="of:=[.B18]/5814*45" office:value-type="float" office:value="50.5108359133127" calcext:value-type="float">
            <text:p>51</text:p>
          </table:table-cell>
          <table:table-cell table:formula="of:=[.E18]/[.B18]*[.$B$7]" office:value-type="float" office:value="13.4328137687735" calcext:value-type="float">
            <text:p>13,4</text:p>
          </table:table-cell>
          <table:table-cell table:style-name="ce27" table:formula="of:=[.E4]" office:value-type="float" office:value="9180" calcext:value-type="float">
            <text:p>9.180</text:p>
          </table:table-cell>
          <table:table-cell table:style-name="ce9" table:formula="of:=ROUND([.D18]*16)" office:value-type="float" office:value="215" calcext:value-type="float">
            <text:p>215</text:p>
          </table:table-cell>
          <table:table-cell table:style-name="ce27" table:formula="of:=[.E18]/[.G$7]" office:value-type="float" office:value="10384.6153846154" calcext:value-type="float">
            <text:p>10.38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table:formula="of:=[.B4]" office:value-type="float" office:value="9044" calcext:value-type="float">
            <text:p>9044</text:p>
          </table:table-cell>
          <table:table-cell table:formula="of:=[.B19]/5814*45" office:value-type="float" office:value="70" calcext:value-type="float">
            <text:p>70</text:p>
          </table:table-cell>
          <table:table-cell table:formula="of:=[.E19]/[.B19]*[.$B$7]" office:value-type="float" office:value="9.69289503040867" calcext:value-type="float">
            <text:p>9,7</text:p>
          </table:table-cell>
          <table:table-cell table:style-name="ce27" table:formula="of:=[.E4]" office:value-type="float" office:value="9180" calcext:value-type="float">
            <text:p>9.180</text:p>
          </table:table-cell>
          <table:table-cell table:style-name="ce9" table:formula="of:=ROUND([.D19]*16)" office:value-type="float" office:value="155" calcext:value-type="float">
            <text:p>155</text:p>
          </table:table-cell>
          <table:table-cell table:style-name="ce27" table:formula="of:=[.E19]/[.G$7]" office:value-type="float" office:value="10384.6153846154" calcext:value-type="float">
            <text:p>10.38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style-name="ce29" office:value-type="string" calcext:value-type="string">
            <text:p>Auto power ref:</text:p>
          </table:table-cell>
          <table:table-cell table:style-name="ce34" table:formula="of:=ROUNDUP(MAX([.G12:.G19]);-2)/100+1"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 calcext:value-type="string">
            <text:p>Original</text:p>
          </table:table-cell>
          <table:table-cell table:style-name="Default" table:number-columns-repeated="4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RPM</text:p>
          </table:table-cell>
          <table:table-cell table:style-name="ce33" office:value-type="string" calcext:value-type="string">
            <text:p>kph</text:p>
          </table:table-cell>
          <table:table-cell table:style-name="ce23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33" office:value-type="string" calcext:value-type="string">
            <text:p>Power_bat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[.B25]/5814*45" office:value-type="float" office:value="0" calcext:value-type="float">
            <text:p>0</text:p>
          </table:table-cell>
          <table:table-cell table:formula="of:=[.F25]/16" office:value-type="float" office:value="32.5" calcext:value-type="float">
            <text:p>32,5</text:p>
          </table:table-cell>
          <table:table-cell table:formula="of:=[.B25]*[.D25]/[.$B$7]" office:value-type="float" office:value="0" calcext:value-type="float">
            <text:p>0</text:p>
          </table:table-cell>
          <table:table-cell table:style-name="ce14" office:value-type="float" office:value="520" calcext:value-type="float">
            <text:p>52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13" office:value-type="float" office:value="2050" calcext:value-type="float">
            <text:p>2050</text:p>
          </table:table-cell>
          <table:table-cell table:formula="of:=[.B26]/5814*45" office:value-type="float" office:value="15.8668730650155" calcext:value-type="float">
            <text:p>16</text:p>
          </table:table-cell>
          <table:table-cell table:formula="of:=[.F26]/16" office:value-type="float" office:value="32.5" calcext:value-type="float">
            <text:p>32,5</text:p>
          </table:table-cell>
          <table:table-cell table:formula="of:=[.B26]*[.D26]/[.$B$7]" office:value-type="float" office:value="6976.95368484733" calcext:value-type="float">
            <text:p>6.977</text:p>
          </table:table-cell>
          <table:table-cell table:style-name="ce14" office:value-type="float" office:value="520" calcext:value-type="float">
            <text:p>520</text:p>
          </table:table-cell>
          <table:table-cell table:formula="of:=[.E26]/[.G$7]" office:value-type="float" office:value="7892.48154394495" calcext:value-type="float">
            <text:p>7.892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float" office:value="2500" calcext:value-type="float">
            <text:p>2500</text:p>
          </table:table-cell>
          <table:table-cell table:formula="of:=[.B27]/5814*45" office:value-type="float" office:value="19.3498452012384" calcext:value-type="float">
            <text:p>19</text:p>
          </table:table-cell>
          <table:table-cell table:formula="of:=[.F27]/16" office:value-type="float" office:value="27.3125" calcext:value-type="float">
            <text:p>27,3</text:p>
          </table:table-cell>
          <table:table-cell table:formula="of:=[.B27]*[.D27]/[.$B$7]" office:value-type="float" office:value="7150.39577926427" calcext:value-type="float">
            <text:p>7.150</text:p>
          </table:table-cell>
          <table:table-cell table:style-name="ce14" office:value-type="float" office:value="437" calcext:value-type="float">
            <text:p>437</text:p>
          </table:table-cell>
          <table:table-cell table:formula="of:=[.E27]/[.G$7]" office:value-type="float" office:value="8088.6830082175" calcext:value-type="float">
            <text:p>8.08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000" calcext:value-type="float">
            <text:p>3000</text:p>
          </table:table-cell>
          <table:table-cell table:formula="of:=[.B28]/5814*45" office:value-type="float" office:value="23.2198142414861" calcext:value-type="float">
            <text:p>23</text:p>
          </table:table-cell>
          <table:table-cell table:formula="of:=[.F28]/16" office:value-type="float" office:value="22.6875" calcext:value-type="float">
            <text:p>22,7</text:p>
          </table:table-cell>
          <table:table-cell table:formula="of:=[.B28]*[.D28]/[.$B$7]" office:value-type="float" office:value="7127.48833283184" calcext:value-type="float">
            <text:p>7.127</text:p>
          </table:table-cell>
          <table:table-cell table:style-name="ce14" office:value-type="float" office:value="363" calcext:value-type="float">
            <text:p>363</text:p>
          </table:table-cell>
          <table:table-cell table:formula="of:=[.E28]/[.G$7]" office:value-type="float" office:value="8062.76960727584" calcext:value-type="float">
            <text:p>8.063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1" office:value-type="float" office:value="3500" calcext:value-type="float">
            <text:p>3500</text:p>
          </table:table-cell>
          <table:table-cell table:formula="of:=[.B29]/5814*45" office:value-type="float" office:value="27.0897832817337" calcext:value-type="float">
            <text:p>27</text:p>
          </table:table-cell>
          <table:table-cell table:formula="of:=[.F29]/16" office:value-type="float" office:value="19.625" calcext:value-type="float">
            <text:p>19,6</text:p>
          </table:table-cell>
          <table:table-cell table:formula="of:=[.B29]*[.D29]/[.$B$7]" office:value-type="float" office:value="7192.93817978163" calcext:value-type="float">
            <text:p>7.193</text:p>
          </table:table-cell>
          <table:table-cell table:style-name="ce14" office:value-type="float" office:value="314" calcext:value-type="float">
            <text:p>314</text:p>
          </table:table-cell>
          <table:table-cell table:formula="of:=[.E29]/[.G$7]" office:value-type="float" office:value="8136.80789568058" calcext:value-type="float">
            <text:p>8.137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1" office:value-type="float" office:value="4000" calcext:value-type="float">
            <text:p>4000</text:p>
          </table:table-cell>
          <table:table-cell table:formula="of:=[.B30]/5814*45" office:value-type="float" office:value="30.9597523219814" calcext:value-type="float">
            <text:p>31</text:p>
          </table:table-cell>
          <table:table-cell table:formula="of:=[.F30]/16" office:value-type="float" office:value="17.4375" calcext:value-type="float">
            <text:p>17,4</text:p>
          </table:table-cell>
          <table:table-cell table:formula="of:=[.B30]*[.D30]/[.$B$7]" office:value-type="float" office:value="7304.20291959627" calcext:value-type="float">
            <text:p>7.304</text:p>
          </table:table-cell>
          <table:table-cell table:style-name="ce14" office:value-type="float" office:value="279" calcext:value-type="float">
            <text:p>279</text:p>
          </table:table-cell>
          <table:table-cell table:formula="of:=[.E30]/[.G$7]" office:value-type="float" office:value="8262.67298596863" calcext:value-type="float">
            <text:p>8.263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4500" calcext:value-type="float">
            <text:p>4500</text:p>
          </table:table-cell>
          <table:table-cell table:formula="of:=[.B31]/5814*45" office:value-type="float" office:value="34.8297213622291" calcext:value-type="float">
            <text:p>35</text:p>
          </table:table-cell>
          <table:table-cell table:formula="of:=[.F31]/16" office:value-type="float" office:value="15.4375" calcext:value-type="float">
            <text:p>15,4</text:p>
          </table:table-cell>
          <table:table-cell table:formula="of:=[.B31]*[.D31]/[.$B$7]" office:value-type="float" office:value="7274.75048846886" calcext:value-type="float">
            <text:p>7.275</text:p>
          </table:table-cell>
          <table:table-cell table:style-name="ce14" office:value-type="float" office:value="247" calcext:value-type="float">
            <text:p>247</text:p>
          </table:table-cell>
          <table:table-cell table:formula="of:=[.E31]/[.G$7]" office:value-type="float" office:value="8229.3557561865" calcext:value-type="float">
            <text:p>8.229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1" office:value-type="float" office:value="5000" calcext:value-type="float">
            <text:p>5000</text:p>
          </table:table-cell>
          <table:table-cell table:formula="of:=[.B32]/5814*45" office:value-type="float" office:value="38.6996904024768" calcext:value-type="float">
            <text:p>39</text:p>
          </table:table-cell>
          <table:table-cell table:formula="of:=[.F32]/16" office:value-type="float" office:value="14.125" calcext:value-type="float">
            <text:p>14,1</text:p>
          </table:table-cell>
          <table:table-cell table:formula="of:=[.B32]*[.D32]/[.$B$7]" office:value-type="float" office:value="7395.83270532597" calcext:value-type="float">
            <text:p>7.396</text:p>
          </table:table-cell>
          <table:table-cell table:style-name="ce14" office:value-type="float" office:value="226" calcext:value-type="float">
            <text:p>226</text:p>
          </table:table-cell>
          <table:table-cell table:formula="of:=[.E32]/[.G$7]" office:value-type="float" office:value="8366.32658973526" calcext:value-type="float">
            <text:p>8.366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1" office:value-type="float" office:value="6000" calcext:value-type="float">
            <text:p>6000</text:p>
          </table:table-cell>
          <table:table-cell table:formula="of:=[.B33]/5814*45" office:value-type="float" office:value="46.4396284829721" calcext:value-type="float">
            <text:p>46</text:p>
          </table:table-cell>
          <table:table-cell table:formula="of:=[.F33]/16" office:value-type="float" office:value="12.1875" calcext:value-type="float">
            <text:p>12,2</text:p>
          </table:table-cell>
          <table:table-cell table:formula="of:=[.B33]*[.D33]/[.$B$7]" office:value-type="float" office:value="7657.63209312512" calcext:value-type="float">
            <text:p>7.658</text:p>
          </table:table-cell>
          <table:table-cell table:style-name="ce14" office:value-type="float" office:value="195" calcext:value-type="float">
            <text:p>195</text:p>
          </table:table-cell>
          <table:table-cell table:formula="of:=[.E33]/[.G$7]" office:value-type="float" office:value="8662.47974335421" calcext:value-type="float">
            <text:p>8.662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Vrai</number:text>
    </number:number-style>
    <number:number-style style:name="N175P1" style:volatile="true">
      <number:text>Vrai</number:text>
    </number:number-style>
    <number:number-style style:name="N175">
      <number:text>Faux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f</number:text>
    </number:number-style>
    <number:number-style style:name="N177P1" style:volatile="true">
      <number:text>Actif</number:text>
    </number:number-style>
    <number:number-style style:name="N177">
      <number:text>Inacti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number-style style:name="N185">
      <number:number number:decimal-places="4" number:min-integer-digits="1"/>
    </number:number-style>
    <number:number-style style:name="N186">
      <number:number number:decimal-places="3" number:min-integer-digits="1"/>
    </number:number-style>
    <number:number-style style:name="N187">
      <number:number number:decimal-places="1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0" number:min-integer-digits="1"/>
    </number:number-style>
    <number:percentage-style style:name="N191">
      <number:number number:decimal-places="1" number:min-integer-digits="1"/>
      <number:text>%</number:text>
    </number:percentage-style>
    <number:percentage-style style:name="N192">
      <number:number number:decimal-places="3" number:min-integer-digits="1"/>
      <number:text>%</number:text>
    </number:percentage-style>
    <number:number-style style:name="N193">
      <number:number number:decimal-places="13" number:min-integer-digits="1"/>
    </number:number-style>
    <number:number-style style:name="N194">
      <number:number number:decimal-places="14" number:min-integer-digits="1"/>
    </number:number-style>
    <number:number-style style:name="N195">
      <number:number number:decimal-places="15" number:min-integer-digits="1"/>
    </number:number-style>
    <number:currency-style style:name="N197P0" style:volatile="true">
      <number:number number:decimal-places="1" number:min-integer-digits="1" number:grouping="true"/>
      <number:text> </number:text>
      <number:currency-symbol number:language="de" number:country="DE">€</number:currency-symbol>
    </number:currency-style>
    <number:currency-style style:name="N197">
      <style:text-properties fo:color="#ff0000"/>
      <number:text>-</number:text>
      <number:number number: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97P0"/>
    </number:currency-style>
    <number:currency-style style:name="N19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9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99P0"/>
    </number:currency-style>
    <number:number-style style:name="N200">
      <number:number number:decimal-places="1" number:min-integer-digits="1" number:grouping="true"/>
    </number:number-style>
    <number:percentage-style style:name="N201">
      <number:number number:decimal-places="4" number:min-integer-digits="1"/>
      <number:text>%</number:text>
    </number:percentage-style>
    <number:number-style style:name="N202">
      <number:number number:decimal-places="16" number:min-integer-digits="1"/>
    </number:number-style>
    <number:number-style style:name="N203">
      <number:number number:decimal-places="17" number:min-integer-digits="1"/>
    </number:number-style>
    <number:number-style style:name="N204">
      <number:number number:decimal-places="18" number:min-integer-digits="1"/>
    </number:number-style>
    <number:number-style style:name="N205">
      <number:number number:decimal-places="19" number:min-integer-digits="1"/>
    </number:number-style>
    <number:number-style style:name="N206">
      <number:number number:decimal-places="3" number:min-integer-digits="1" number:grouping="true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arnung" style:family="table-cell" style:parent-style-name="Default">
      <style:text-properties fo:color="#ff0000"/>
    </style:style>
  </office:styles>
  <office:automatic-styles>
    <style:page-layout style:name="Mpm1">
      <style:page-layout-properties fo:page-width="29.7cm" fo:page-height="21.001cm" style:num-format="1" style:print-orientation="landscape" fo:margin-left="0.848cm" fo:margin-right="0.45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.00.0000</text:date>, <text:time style:data-style-name="N2" text:time-value="19:46:55.8485477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4-01-01T12:09:44</meta:creation-date>
    <dc:date>2015-12-18T10:18:47.539709642</dc:date>
    <meta:editing-duration>P23DT15H21M25S</meta:editing-duration>
    <meta:editing-cycles>282</meta:editing-cycles>
    <meta:generator>LibreOffice/4.3.7.2$Linux_X86_64 LibreOffice_project/430m0$Build-2</meta:generator>
    <dc:creator>Michael Balzer</dc:creator>
    <meta:printed-by>Michael Balzer</meta:printed-by>
    <meta:print-date>2014-07-31T11:22:42</meta:print-date>
    <meta:document-statistic meta:table-count="5" meta:cell-count="174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18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minimum="0" chart:maximum="1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e6e6e6"/>
    </style:style>
    <style:style style:name="ch7" style:family="chart" style:data-style-name="N187">
      <style:chart-properties chart:display-label="true" chart:logarithmic="false" chart:minimum="0" chart:maximum="135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false" chart:minimum="0" chart:maximum="27000" chart:interval-major="20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87">
      <style:chart-properties chart:symbol-type="named-symbol" chart:symbol-name="diamond" chart:symbol-width="0.25cm" chart:symbol-height="0.25cm" chart:link-data-style-to-source="true"/>
      <style:graphic-properties draw:stroke-dash="Fine_20_Dashed" svg:stroke-width="0.08cm" svg:stroke-color="#ff420e" svg:stroke-opacity="60%" draw:fill-color="#ff420e" draw:opacity="60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187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60%" draw:fill-color="#004586" draw:opacity="6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89cm" svg:height="13.912cm" xlink:href=".." xlink:type="simple" chart:class="chart:scatter" chart:style-name="ch1">
        <chart:legend chart:legend-position="top" svg:x="4.746cm" svg:y="0.185cm" style:legend-expansion="wide" chart:style-name="ch2"/>
        <chart:plot-area chart:style-name="ch3" table:cell-range-address="Powermap_80.C25:Powermap_80.E33 Powermap_80.A23:Powermap_80.A23 Powermap_80.A9:Powermap_80.A9 Powermap_80.D11:Powermap_80.E19 Powermap_80.E10:Powermap_80.E10" chart:data-source-has-labels="row" svg:x="0.385cm" svg:y="1.559cm" svg:width="18.519cm" svg:height="12.075cm">
          <chartooo:coordinate-region svg:x="1.483cm" svg:y="1.559cm" svg:width="16.137cm" svg:height="11.428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axis chart:dimension="y" chart:name="secondary-y" chart:style-name="ch8"/>
          <chart:series chart:attached-axis="primary-y" chart:style-name="ch9" chart:values-cell-range-address="Powermap_80.D25:Powermap_80.D33" chart:label-cell-address="Powermap_80.A23:Powermap_80.A23" chart:class="chart:scatter">
            <chart:domain table:cell-range-address="Powermap_80.C25:Powermap_80.C33"/>
            <chart:data-point chart:repeated="9"/>
          </chart:series>
          <chart:series chart:attached-axis="secondary-y" chart:style-name="ch10" chart:values-cell-range-address="Powermap_80.E25:Powermap_80.E33" chart:class="chart:scatter">
            <chart:data-point chart:repeated="9"/>
          </chart:series>
          <chart:series chart:attached-axis="primary-y" chart:style-name="ch11" chart:values-cell-range-address="Powermap_80.D11:Powermap_80.D19" chart:label-cell-address="Powermap_80.A9:Powermap_80.A9" chart:class="chart:scatter">
            <chart:domain table:cell-range-address="Powermap_80.C11:Powermap_80.C19"/>
            <chart:data-point chart:repeated="9"/>
          </chart:series>
          <chart:series chart:attached-axis="secondary-y" chart:style-name="ch12" chart:values-cell-range-address="Powermap_80.E11:Powermap_80.E19" chart:label-cell-address="Powermap_80.E10:Powermap_80.E10" chart:class="chart:scatter">
            <chart:domain table:cell-range-address="Powermap_80.C11:Powermap_80.C19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Original</text:p>
                <draw:g>
                  <svg:desc>Powermap_80.A23:Powermap_80.A23</svg:desc>
                </draw:g>
              </table:table-cell>
              <table:table-cell office:value-type="string">
                <text:p>Spalte E</text:p>
              </table:table-cell>
              <table:table-cell office:value-type="string">
                <text:p>Spalte C</text:p>
              </table:table-cell>
              <table:table-cell office:value-type="string">
                <text:p>SPEED 110 POWER 182 170</text:p>
                <draw:g>
                  <svg:desc>Powermap_80.A9:Powermap_80.A9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Power</text:p>
                <draw:g>
                  <svg:desc>Powermap_80.E10:Powermap_80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wermap_80.C25:Powermap_80.C33</svg:desc>
                </draw:g>
              </table:table-cell>
              <table:table-cell office:value-type="float" office:value="55">
                <text:p>55</text:p>
                <draw:g>
                  <svg:desc>Powermap_80.D25:Powermap_80.D33</svg:desc>
                </draw:g>
              </table:table-cell>
              <table:table-cell office:value-type="float" office:value="0">
                <text:p>0</text:p>
                <draw:g>
                  <svg:desc>Powermap_80.E25:Powermap_80.E33</svg:desc>
                </draw:g>
              </table:table-cell>
              <table:table-cell office:value-type="float" office:value="0">
                <text:p>0</text:p>
                <draw:g>
                  <svg:desc>Powermap_80.C11:Powermap_80.C19</svg:desc>
                </draw:g>
              </table:table-cell>
              <table:table-cell office:value-type="float" office:value="100.1">
                <text:p>100.1</text:p>
                <draw:g>
                  <svg:desc>Powermap_80.D11:Powermap_80.D19</svg:desc>
                </draw:g>
              </table:table-cell>
              <table:table-cell office:value-type="float" office:value="0">
                <text:p>0</text:p>
                <draw:g>
                  <svg:desc>Powermap_80.C11:Powermap_80.C19</svg:desc>
                </draw:g>
              </table:table-cell>
              <table:table-cell office:value-type="float" office:value="0">
                <text:p>0</text:p>
                <draw:g>
                  <svg:desc>Powermap_80.E11:Powermap_80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3379310344828">
                <text:p>23.3379310344828</text:p>
              </table:table-cell>
              <table:table-cell office:value-type="float" office:value="55">
                <text:p>55</text:p>
              </table:table-cell>
              <table:table-cell office:value-type="float" office:value="12181.5255142944">
                <text:p>12181.5255142944</text:p>
              </table:table-cell>
              <table:table-cell office:value-type="float" office:value="21.7931034482759">
                <text:p>21.7931034482759</text:p>
              </table:table-cell>
              <table:table-cell office:value-type="float" office:value="100.1">
                <text:p>100.1</text:p>
              </table:table-cell>
              <table:table-cell office:value-type="float" office:value="21.7931034482759">
                <text:p>21.7931034482759</text:p>
              </table:table-cell>
              <table:table-cell office:value-type="float" office:value="20709.4">
                <text:p>20709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7931034482759">
                <text:p>29.7931034482759</text:p>
              </table:table-cell>
              <table:table-cell office:value-type="float" office:value="41.1875">
                <text:p>41.1875</text:p>
              </table:table-cell>
              <table:table-cell office:value-type="float" office:value="11645.4912677757">
                <text:p>11645.4912677757</text:p>
              </table:table-cell>
              <table:table-cell office:value-type="float" office:value="25.9972413793103">
                <text:p>25.9972413793103</text:p>
              </table:table-cell>
              <table:table-cell office:value-type="float" office:value="84.3726559603938">
                <text:p>84.3726559603938</text:p>
              </table:table-cell>
              <table:table-cell office:value-type="float" office:value="25.9972413793103">
                <text:p>25.9972413793103</text:p>
              </table:table-cell>
              <table:table-cell office:value-type="float" office:value="20816.4">
                <text:p>2081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1034482758621">
                <text:p>33.1034482758621</text:p>
              </table:table-cell>
              <table:table-cell office:value-type="float" office:value="38">
                <text:p>38</text:p>
              </table:table-cell>
              <table:table-cell office:value-type="float" office:value="11938.0520836412">
                <text:p>11938.0520836412</text:p>
              </table:table-cell>
              <table:table-cell office:value-type="float" office:value="30.2013793103448">
                <text:p>30.2013793103448</text:p>
              </table:table-cell>
              <table:table-cell office:value-type="float" office:value="73.0010055452458">
                <text:p>73.0010055452458</text:p>
              </table:table-cell>
              <table:table-cell office:value-type="float" office:value="30.2013793103448">
                <text:p>30.2013793103448</text:p>
              </table:table-cell>
              <table:table-cell office:value-type="float" office:value="20923.4">
                <text:p>2092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6206896551724">
                <text:p>38.6206896551724</text:p>
              </table:table-cell>
              <table:table-cell office:value-type="float" office:value="32.25">
                <text:p>32.25</text:p>
              </table:table-cell>
              <table:table-cell office:value-type="float" office:value="11820.2423591316">
                <text:p>11820.2423591316</text:p>
              </table:table-cell>
              <table:table-cell office:value-type="float" office:value="34.4055172413793">
                <text:p>34.4055172413793</text:p>
              </table:table-cell>
              <table:table-cell office:value-type="float" office:value="64.4084435253328">
                <text:p>64.4084435253328</text:p>
              </table:table-cell>
              <table:table-cell office:value-type="float" office:value="34.4055172413793">
                <text:p>34.4055172413793</text:p>
              </table:table-cell>
              <table:table-cell office:value-type="float" office:value="21030.4">
                <text:p>2103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6551724137931">
                <text:p>49.6551724137931</text:p>
              </table:table-cell>
              <table:table-cell office:value-type="float" office:value="26.3125">
                <text:p>26.3125</text:p>
              </table:table-cell>
              <table:table-cell office:value-type="float" office:value="12399.4735046372">
                <text:p>12399.4735046372</text:p>
              </table:table-cell>
              <table:table-cell office:value-type="float" office:value="42.8137931034483">
                <text:p>42.8137931034483</text:p>
              </table:table-cell>
              <table:table-cell office:value-type="float" office:value="52.2858444281669">
                <text:p>52.2858444281669</text:p>
              </table:table-cell>
              <table:table-cell office:value-type="float" office:value="42.8137931034483">
                <text:p>42.8137931034483</text:p>
              </table:table-cell>
              <table:table-cell office:value-type="float" office:value="21244.4">
                <text:p>2124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6896551724138">
                <text:p>60.6896551724138</text:p>
              </table:table-cell>
              <table:table-cell office:value-type="float" office:value="22.5">
                <text:p>22.5</text:p>
              </table:table-cell>
              <table:table-cell office:value-type="float" office:value="12959.0696960579">
                <text:p>12959.0696960579</text:p>
              </table:table-cell>
              <table:table-cell office:value-type="float" office:value="55.4262068965517">
                <text:p>55.4262068965517</text:p>
              </table:table-cell>
              <table:table-cell office:value-type="float" office:value="40.998287992283">
                <text:p>40.998287992283</text:p>
              </table:table-cell>
              <table:table-cell office:value-type="float" office:value="55.4262068965517">
                <text:p>55.4262068965517</text:p>
              </table:table-cell>
              <table:table-cell office:value-type="float" office:value="21565.4">
                <text:p>2156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7241379310345">
                <text:p>71.7241379310345</text:p>
              </table:table-cell>
              <table:table-cell office:value-type="float" office:value="19.1875">
                <text:p>19.1875</text:p>
              </table:table-cell>
              <table:table-cell office:value-type="float" office:value="13060.5169588301">
                <text:p>13060.5169588301</text:p>
              </table:table-cell>
              <table:table-cell office:value-type="float" office:value="76.4468965517241">
                <text:p>76.4468965517241</text:p>
              </table:table-cell>
              <table:table-cell office:value-type="float" office:value="30.461815031734">
                <text:p>30.461815031734</text:p>
              </table:table-cell>
              <table:table-cell office:value-type="float" office:value="76.4468965517241">
                <text:p>76.4468965517241</text:p>
              </table:table-cell>
              <table:table-cell office:value-type="float" office:value="22100">
                <text:p>22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7.0625">
                <text:p>17.0625</text:p>
              </table:table-cell>
              <table:table-cell office:value-type="float" office:value="12954.1609575367">
                <text:p>12954.1609575367</text:p>
              </table:table-cell>
              <table:table-cell office:value-type="float" office:value="110">
                <text:p>110</text:p>
              </table:table-cell>
              <table:table-cell office:value-type="float" office:value="21.1701020228066">
                <text:p>21.1701020228066</text:p>
              </table:table-cell>
              <table:table-cell office:value-type="float" office:value="110">
                <text:p>110</text:p>
              </table:table-cell>
              <table:table-cell office:value-type="float" office:value="22100">
                <text:p>22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ChartDash_20_1" draw:display-name="ChartDash 1" draw:style="rect" draw:dots1="1" draw:dots1-length="0.508cm" draw:dots2="1" draw:dots2-length="0.508cm" draw:distance="0.508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200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1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">
      <style:chart-properties chart:display-label="true" chart:logarithmic="false" chart:maximum="4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false" chart:maximum="90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00">
      <style:chart-properties chart:symbol-type="none" chart:link-data-style-to-source="true"/>
      <style:graphic-properties draw:stroke="dash" draw:stroke-dash="Ultrafine_20_Dashed" svg:stroke-width="0.18cm" svg:stroke-color="#ff420e" svg:stroke-opacity="60%" draw:fill-color="#ff420e" draw:opacity="60%" dr3d:edge-rounding="5%"/>
      <style:text-properties fo:font-size="10pt" style:font-size-asian="10pt" style:font-size-complex="10pt"/>
    </style:style>
    <style:style style:name="ch10" style:family="chart" style:data-style-name="N200">
      <style:chart-properties chart:symbol-type="none" chart:link-data-style-to-source="true"/>
      <style:graphic-properties svg:stroke-width="0.18cm" svg:stroke-color="#579d1c" svg:stroke-opacity="60%" draw:fill-color="#579d1c" draw:opacity="60%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8cm" svg:height="14.77cm" xlink:href=".." xlink:type="simple" chart:class="chart:scatter" chart:column-mapping="0 3 1 4 2" chart:style-name="ch1">
        <chart:title svg:x="9.697cm" svg:y="0.431cm" chart:style-name="ch2">
          <text:p>Recuperation map</text:p>
        </chart:title>
        <chart:legend chart:legend-position="bottom" svg:x="5.291cm" svg:y="13.987cm" style:legend-expansion="wide" chart:style-name="ch3"/>
        <chart:plot-area chart:style-name="ch4" table:cell-range-address="Recupmap_80_A.A11:Recupmap_80_A.A48 Recupmap_80_A.G10:Recupmap_80_A.H48 Recupmap_80_A.D10:Recupmap_80_A.E48" chart:data-source-has-labels="row" svg:x="0.461cm" svg:y="1.505cm" svg:width="22.158cm" svg:height="12.187cm">
          <chartooo:coordinate-region svg:x="1.373cm" svg:y="1.705cm" svg:width="20.147cm" svg:height="11.3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Recupmap_80_A.G11:Recupmap_80_A.G48" chart:label-cell-address="Recupmap_80_A.G10:Recupmap_80_A.G10" chart:class="chart:scatter">
            <chart:domain table:cell-range-address="Recupmap_80_A.A11:Recupmap_80_A.A48"/>
            <chart:data-point chart:repeated="38"/>
          </chart:series>
          <chart:series chart:attached-axis="primary-y" chart:style-name="ch10" chart:values-cell-range-address="Recupmap_80_A.D11:Recupmap_80_A.D48" chart:label-cell-address="Recupmap_80_A.D10:Recupmap_80_A.D10" chart:class="chart:scatter">
            <chart:data-point chart:repeated="38"/>
          </chart:series>
          <chart:series chart:attached-axis="secondary-y" chart:style-name="ch11" chart:values-cell-range-address="Recupmap_80_A.H11:Recupmap_80_A.H48" chart:label-cell-address="Recupmap_80_A.H10:Recupmap_80_A.H10" chart:class="chart:scatter">
            <chart:data-point chart:repeated="38"/>
          </chart:series>
          <chart:series chart:attached-axis="secondary-y" chart:style-name="ch12" chart:values-cell-range-address="Recupmap_80_A.E11:Recupmap_80_A.E48" chart:label-cell-address="Recupmap_80_A.E10:Recupmap_80_A.E10" chart:class="chart:scatter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k_Trq</text:p>
                <draw:g>
                  <svg:desc>Recupmap_80_A.G10:Recupmap_80_A.G10</svg:desc>
                </draw:g>
              </table:table-cell>
              <table:table-cell office:value-type="string">
                <text:p>Ntr_Trq</text:p>
                <draw:g>
                  <svg:desc>Recupmap_80_A.D10:Recupmap_80_A.D10</svg:desc>
                </draw:g>
              </table:table-cell>
              <table:table-cell office:value-type="string">
                <text:p>Brk_Pwr</text:p>
                <draw:g>
                  <svg:desc>Recupmap_80_A.H10:Recupmap_80_A.H10</svg:desc>
                </draw:g>
              </table:table-cell>
              <table:table-cell office:value-type="string">
                <text:p>Ntr_Pwr</text:p>
                <draw:g>
                  <svg:desc>Recupmap_80_A.E10:Recupmap_80_A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cupmap_80_A.A11:Recupmap_80_A.A48</svg:desc>
                </draw:g>
              </table:table-cell>
              <table:table-cell office:value-type="float" office:value="35.413125">
                <text:p>35.413125</text:p>
                <draw:g>
                  <svg:desc>Recupmap_80_A.G11:Recupmap_80_A.G48</svg:desc>
                </draw:g>
              </table:table-cell>
              <table:table-cell office:value-type="float" office:value="17.6715">
                <text:p>17.6715</text:p>
                <draw:g>
                  <svg:desc>Recupmap_80_A.D11:Recupmap_80_A.D48</svg:desc>
                </draw:g>
              </table:table-cell>
              <table:table-cell office:value-type="float" office:value="0">
                <text:p>0</text:p>
                <draw:g>
                  <svg:desc>Recupmap_80_A.H11:Recupmap_80_A.H48</svg:desc>
                </draw:g>
              </table:table-cell>
              <table:table-cell office:value-type="float" office:value="0">
                <text:p>0</text:p>
                <draw:g>
                  <svg:desc>Recupmap_80_A.E11:Recupmap_80_A.E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1008.2358708997">
                <text:p>1008.2358708997</text:p>
              </table:table-cell>
              <table:table-cell office:value-type="float" office:value="503.119682112328">
                <text:p>503.119682112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2016.47174179941">
                <text:p>2016.47174179941</text:p>
              </table:table-cell>
              <table:table-cell office:value-type="float" office:value="1006.23936422466">
                <text:p>1006.23936422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3024.70761269911">
                <text:p>3024.70761269911</text:p>
              </table:table-cell>
              <table:table-cell office:value-type="float" office:value="1509.35904633698">
                <text:p>1509.35904633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4032.94348359882">
                <text:p>4032.94348359882</text:p>
              </table:table-cell>
              <table:table-cell office:value-type="float" office:value="2012.47872844931">
                <text:p>2012.47872844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5041.17935449852">
                <text:p>5041.17935449852</text:p>
              </table:table-cell>
              <table:table-cell office:value-type="float" office:value="2515.59841056164">
                <text:p>2515.59841056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6049.41522539823">
                <text:p>6049.41522539823</text:p>
              </table:table-cell>
              <table:table-cell office:value-type="float" office:value="3018.71809267397">
                <text:p>3018.71809267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5.413125">
                <text:p>35.413125</text:p>
              </table:table-cell>
              <table:table-cell office:value-type="float" office:value="17.6715">
                <text:p>17.6715</text:p>
              </table:table-cell>
              <table:table-cell office:value-type="float" office:value="7057.65109629793">
                <text:p>7057.65109629793</text:p>
              </table:table-cell>
              <table:table-cell office:value-type="float" office:value="3521.8377747863">
                <text:p>3521.8377747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4.35073125">
                <text:p>34.35073125</text:p>
              </table:table-cell>
              <table:table-cell office:value-type="float" office:value="17.6715">
                <text:p>17.6715</text:p>
              </table:table-cell>
              <table:table-cell office:value-type="float" office:value="7823.91035818171">
                <text:p>7823.91035818171</text:p>
              </table:table-cell>
              <table:table-cell office:value-type="float" office:value="4024.95745689862">
                <text:p>4024.95745689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31.16355">
                <text:p>31.16355</text:p>
              </table:table-cell>
              <table:table-cell office:value-type="float" office:value="17.6715">
                <text:p>17.6715</text:p>
              </table:table-cell>
              <table:table-cell office:value-type="float" office:value="7985.22809752566">
                <text:p>7985.22809752566</text:p>
              </table:table-cell>
              <table:table-cell office:value-type="float" office:value="4528.07713901095">
                <text:p>4528.07713901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7.97636875">
                <text:p>27.97636875</text:p>
              </table:table-cell>
              <table:table-cell office:value-type="float" office:value="17.6715">
                <text:p>17.6715</text:p>
              </table:table-cell>
              <table:table-cell office:value-type="float" office:value="7965.06338010767">
                <text:p>7965.06338010767</text:p>
              </table:table-cell>
              <table:table-cell office:value-type="float" office:value="5031.19682112328">
                <text:p>5031.19682112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4.7891875">
                <text:p>24.7891875</text:p>
              </table:table-cell>
              <table:table-cell office:value-type="float" office:value="17.6715">
                <text:p>17.6715</text:p>
              </table:table-cell>
              <table:table-cell office:value-type="float" office:value="7763.41620592773">
                <text:p>7763.41620592773</text:p>
              </table:table-cell>
              <table:table-cell office:value-type="float" office:value="5534.31650323561">
                <text:p>5534.31650323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22.2596785714286">
                <text:p>22.2596785714286</text:p>
              </table:table-cell>
              <table:table-cell office:value-type="float" office:value="17.176698">
                <text:p>17.176698</text:p>
              </table:table-cell>
              <table:table-cell office:value-type="float" office:value="7604.97914050063">
                <text:p>7604.97914050063</text:p>
              </table:table-cell>
              <table:table-cell office:value-type="float" office:value="5868.38797215819">
                <text:p>5868.387972158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1.0455142857143">
                <text:p>21.0455142857143</text:p>
              </table:table-cell>
              <table:table-cell office:value-type="float" office:value="16.681896">
                <text:p>16.681896</text:p>
              </table:table-cell>
              <table:table-cell office:value-type="float" office:value="7789.34227117943">
                <text:p>7789.34227117943</text:p>
              </table:table-cell>
              <table:table-cell office:value-type="float" office:value="6174.28473888249">
                <text:p>6174.284738882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9.83135">
                <text:p>19.83135</text:p>
              </table:table-cell>
              <table:table-cell office:value-type="float" office:value="16.187094">
                <text:p>16.187094</text:p>
              </table:table-cell>
              <table:table-cell office:value-type="float" office:value="7904.56922785369">
                <text:p>7904.56922785369</text:p>
              </table:table-cell>
              <table:table-cell office:value-type="float" office:value="6452.00680340849">
                <text:p>6452.006803408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18.6171857142857">
                <text:p>18.6171857142857</text:p>
              </table:table-cell>
              <table:table-cell office:value-type="float" office:value="15.692292">
                <text:p>15.692292</text:p>
              </table:table-cell>
              <table:table-cell office:value-type="float" office:value="7950.66001052339">
                <text:p>7950.66001052339</text:p>
              </table:table-cell>
              <table:table-cell office:value-type="float" office:value="6701.55416573621">
                <text:p>6701.554165736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7.4030214285714">
                <text:p>17.4030214285714</text:p>
              </table:table-cell>
              <table:table-cell office:value-type="float" office:value="15.19749">
                <text:p>15.19749</text:p>
              </table:table-cell>
              <table:table-cell office:value-type="float" office:value="7927.61461918853">
                <text:p>7927.61461918853</text:p>
              </table:table-cell>
              <table:table-cell office:value-type="float" office:value="6922.92682586563">
                <text:p>6922.926825865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6.1888571428571">
                <text:p>16.1888571428571</text:p>
              </table:table-cell>
              <table:table-cell office:value-type="float" office:value="14.69259">
                <text:p>14.69259</text:p>
              </table:table-cell>
              <table:table-cell office:value-type="float" office:value="7835.43305384913">
                <text:p>7835.43305384913</text:p>
              </table:table-cell>
              <table:table-cell office:value-type="float" office:value="7111.23733545624">
                <text:p>7111.23733545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4.9746928571429">
                <text:p>14.9746928571429</text:p>
              </table:table-cell>
              <table:table-cell office:value-type="float" office:value="14.18769">
                <text:p>14.18769</text:p>
              </table:table-cell>
              <table:table-cell office:value-type="float" office:value="7674.11531450518">
                <text:p>7674.11531450518</text:p>
              </table:table-cell>
              <table:table-cell office:value-type="float" office:value="7270.79814892616">
                <text:p>7270.79814892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4.009015625">
                <text:p>14.009015625</text:p>
              </table:table-cell>
              <table:table-cell office:value-type="float" office:value="13.68279">
                <text:p>13.68279</text:p>
              </table:table-cell>
              <table:table-cell office:value-type="float" office:value="7578.0787296594">
                <text:p>7578.0787296594</text:p>
              </table:table-cell>
              <table:table-cell office:value-type="float" office:value="7401.60926627536">
                <text:p>7401.609266275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3.5403125">
                <text:p>13.5403125</text:p>
              </table:table-cell>
              <table:table-cell office:value-type="float" office:value="13.17789">
                <text:p>13.17789</text:p>
              </table:table-cell>
              <table:table-cell office:value-type="float" office:value="7710.03901276246">
                <text:p>7710.03901276246</text:p>
              </table:table-cell>
              <table:table-cell office:value-type="float" office:value="7503.67068750386">
                <text:p>7503.670687503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13.071609375">
                <text:p>13.071609375</text:p>
              </table:table-cell>
              <table:table-cell office:value-type="float" office:value="12.67299">
                <text:p>12.67299</text:p>
              </table:table-cell>
              <table:table-cell office:value-type="float" office:value="7815.31069928287">
                <text:p>7815.31069928287</text:p>
              </table:table-cell>
              <table:table-cell office:value-type="float" office:value="7576.98241261166">
                <text:p>7576.98241261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2.60290625">
                <text:p>12.60290625</text:p>
              </table:table-cell>
              <table:table-cell office:value-type="float" office:value="12.16809">
                <text:p>12.16809</text:p>
              </table:table-cell>
              <table:table-cell office:value-type="float" office:value="7893.89378922062">
                <text:p>7893.89378922062</text:p>
              </table:table-cell>
              <table:table-cell office:value-type="float" office:value="7621.54444159875">
                <text:p>7621.54444159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12.134203125">
                <text:p>12.134203125</text:p>
              </table:table-cell>
              <table:table-cell office:value-type="float" office:value="11.66319">
                <text:p>11.66319</text:p>
              </table:table-cell>
              <table:table-cell office:value-type="float" office:value="7945.78828257575">
                <text:p>7945.78828257575</text:p>
              </table:table-cell>
              <table:table-cell office:value-type="float" office:value="7637.35677446514">
                <text:p>7637.356774465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1.6655">
                <text:p>11.6655</text:p>
              </table:table-cell>
              <table:table-cell office:value-type="float" office:value="11.25927">
                <text:p>11.25927</text:p>
              </table:table-cell>
              <table:table-cell office:value-type="float" office:value="7970.99417934825">
                <text:p>7970.99417934825</text:p>
              </table:table-cell>
              <table:table-cell office:value-type="float" office:value="7693.41868190051">
                <text:p>7693.418681900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11.196796875">
                <text:p>11.196796875</text:p>
              </table:table-cell>
              <table:table-cell office:value-type="float" office:value="10.85535">
                <text:p>10.85535</text:p>
              </table:table-cell>
              <table:table-cell office:value-type="float" office:value="7969.5114795381">
                <text:p>7969.5114795381</text:p>
              </table:table-cell>
              <table:table-cell office:value-type="float" office:value="7726.48083243932">
                <text:p>7726.480832439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0.72809375">
                <text:p>10.72809375</text:p>
              </table:table-cell>
              <table:table-cell office:value-type="float" office:value="10.45143">
                <text:p>10.45143</text:p>
              </table:table-cell>
              <table:table-cell office:value-type="float" office:value="7941.34018314532">
                <text:p>7941.34018314532</text:p>
              </table:table-cell>
              <table:table-cell office:value-type="float" office:value="7736.54322608156">
                <text:p>7736.543226081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0.259390625">
                <text:p>10.259390625</text:p>
              </table:table-cell>
              <table:table-cell office:value-type="float" office:value="10.04751">
                <text:p>10.04751</text:p>
              </table:table-cell>
              <table:table-cell office:value-type="float" office:value="7886.48029016989">
                <text:p>7886.48029016989</text:p>
              </table:table-cell>
              <table:table-cell office:value-type="float" office:value="7723.60586282726">
                <text:p>7723.605862827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9.7906875">
                <text:p>9.7906875</text:p>
              </table:table-cell>
              <table:table-cell office:value-type="float" office:value="9.64359">
                <text:p>9.64359</text:p>
              </table:table-cell>
              <table:table-cell office:value-type="float" office:value="7804.93180061183">
                <text:p>7804.93180061183</text:p>
              </table:table-cell>
              <table:table-cell office:value-type="float" office:value="7687.66874267637">
                <text:p>7687.668742676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9.321984375">
                <text:p>9.321984375</text:p>
              </table:table-cell>
              <table:table-cell office:value-type="float" office:value="9.23967">
                <text:p>9.23967</text:p>
              </table:table-cell>
              <table:table-cell office:value-type="float" office:value="7696.69471447113">
                <text:p>7696.69471447113</text:p>
              </table:table-cell>
              <table:table-cell office:value-type="float" office:value="7628.73186562893">
                <text:p>7628.731865628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8.85328125">
                <text:p>8.85328125</text:p>
              </table:table-cell>
              <table:table-cell office:value-type="float" office:value="8.83575">
                <text:p>8.83575</text:p>
              </table:table-cell>
              <table:table-cell office:value-type="float" office:value="7561.76903174779">
                <text:p>7561.76903174779</text:p>
              </table:table-cell>
              <table:table-cell office:value-type="float" office:value="7546.79523168492">
                <text:p>7546.795231684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8.85328125">
                <text:p>8.85328125</text:p>
              </table:table-cell>
              <table:table-cell office:value-type="float" office:value="8.83575">
                <text:p>8.83575</text:p>
              </table:table-cell>
              <table:table-cell office:value-type="float" office:value="7813.82799947271">
                <text:p>7813.82799947271</text:p>
              </table:table-cell>
              <table:table-cell office:value-type="float" office:value="7798.35507274108">
                <text:p>7798.35507274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8.85328125">
                <text:p>8.85328125</text:p>
              </table:table-cell>
              <table:table-cell office:value-type="float" office:value="8.83575">
                <text:p>8.83575</text:p>
              </table:table-cell>
              <table:table-cell office:value-type="float" office:value="8065.88696719764">
                <text:p>8065.88696719764</text:p>
              </table:table-cell>
              <table:table-cell office:value-type="float" office:value="8049.91491379725">
                <text:p>8049.91491379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8.85328125">
                <text:p>8.85328125</text:p>
              </table:table-cell>
              <table:table-cell office:value-type="float" office:value="8.83575">
                <text:p>8.83575</text:p>
              </table:table-cell>
              <table:table-cell office:value-type="float" office:value="8317.94593492256">
                <text:p>8317.94593492256</text:p>
              </table:table-cell>
              <table:table-cell office:value-type="float" office:value="8301.47475485341">
                <text:p>8301.474754853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8.85328125">
                <text:p>8.85328125</text:p>
              </table:table-cell>
              <table:table-cell office:value-type="float" office:value="8.83575">
                <text:p>8.83575</text:p>
              </table:table-cell>
              <table:table-cell office:value-type="float" office:value="8570.00490264749">
                <text:p>8570.00490264749</text:p>
              </table:table-cell>
              <table:table-cell office:value-type="float" office:value="8553.03459590957">
                <text:p>8553.034595909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8.85328125">
                <text:p>8.85328125</text:p>
              </table:table-cell>
              <table:table-cell office:value-type="float" office:value="8.83575">
                <text:p>8.83575</text:p>
              </table:table-cell>
              <table:table-cell office:value-type="float" office:value="8822.06387037241">
                <text:p>8822.06387037241</text:p>
              </table:table-cell>
              <table:table-cell office:value-type="float" office:value="8804.59443696574">
                <text:p>8804.594436965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8.85328125">
                <text:p>8.85328125</text:p>
              </table:table-cell>
              <table:table-cell office:value-type="float" office:value="8.83575">
                <text:p>8.83575</text:p>
              </table:table-cell>
              <table:table-cell office:value-type="float" office:value="9074.12283809734">
                <text:p>9074.12283809734</text:p>
              </table:table-cell>
              <table:table-cell office:value-type="float" office:value="9056.1542780219">
                <text:p>9056.15427802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8.85328125">
                <text:p>8.85328125</text:p>
              </table:table-cell>
              <table:table-cell office:value-type="float" office:value="8.83575">
                <text:p>8.83575</text:p>
              </table:table-cell>
              <table:table-cell office:value-type="float" office:value="9326.18180582227">
                <text:p>9326.18180582227</text:p>
              </table:table-cell>
              <table:table-cell office:value-type="float" office:value="9307.71411907807">
                <text:p>9307.714119078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8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aximum="7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e6e6e6"/>
    </style:style>
    <style:style style:name="ch6" style:family="chart" style:data-style-name="N187">
      <style:chart-properties chart:display-label="true" chart:logarithmic="false" chart:minimum="0" chart:maximum="4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87">
      <style:chart-properties chart:symbol-type="named-symbol" chart:symbol-name="diamond" chart:symbol-width="0.25cm" chart:symbol-height="0.25cm" chart:link-data-style-to-source="true"/>
      <style:graphic-properties svg:stroke-width="0.08cm" svg:stroke-color="#ff420e" svg:stroke-opacity="60%" draw:fill-color="#ff420e" draw:opacity="60%"/>
      <style:text-properties fo:font-size="10pt" style:font-size-asian="10pt" style:font-size-complex="10pt"/>
    </style:style>
    <style:style style:name="ch9" style:family="chart" style:data-style-name="N187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60%" draw:fill-color="#004586" draw:opacity="60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89cm" svg:height="12.371cm" xlink:href=".." xlink:type="simple" chart:class="chart:scatter" chart:style-name="ch1">
        <chart:legend chart:legend-position="top" svg:x="5.388cm" svg:y="0.185cm" style:legend-expansion="wide" chart:style-name="ch2"/>
        <chart:plot-area chart:style-name="ch3" table:cell-range-address="Powermap_45.C25:Powermap_45.D33 Powermap_45.A23:Powermap_45.A23 Powermap_45.A9:Powermap_45.A9 Powermap_45.D11:Powermap_45.D19" chart:data-source-has-labels="row" svg:x="0.385cm" svg:y="1.03cm" svg:width="18.519cm" svg:height="11.094cm">
          <chartooo:coordinate-region svg:x="1.297cm" svg:y="1.229cm" svg:width="17.42cm" svg:height="10.248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Powermap_45.D25:Powermap_45.D33" chart:label-cell-address="Powermap_45.A23:Powermap_45.A23" chart:class="chart:scatter">
            <chart:domain table:cell-range-address="Powermap_45.C25:Powermap_45.C33"/>
            <chart:data-point chart:repeated="9"/>
          </chart:series>
          <chart:series chart:style-name="ch9" chart:values-cell-range-address="Powermap_45.D11:Powermap_45.D19" chart:label-cell-address="Powermap_45.A9:Powermap_45.A9" chart:class="chart:scatter">
            <chart:domain table:cell-range-address="Powermap_45.C11:Powermap_45.C1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Original</text:p>
                <draw:g>
                  <svg:desc>Powermap_45.A23:Powermap_45.A23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SPEED 70 POWER 111 130 120</text:p>
                <draw:g>
                  <svg:desc>Powermap_45.A9:Powermap_45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wermap_45.C25:Powermap_45.C33</svg:desc>
                </draw:g>
              </table:table-cell>
              <table:table-cell office:value-type="float" office:value="32.5">
                <text:p>32.5</text:p>
                <draw:g>
                  <svg:desc>Powermap_45.D25:Powermap_45.D33</svg:desc>
                </draw:g>
              </table:table-cell>
              <table:table-cell office:value-type="float" office:value="0">
                <text:p>0</text:p>
                <draw:g>
                  <svg:desc>Powermap_45.C11:Powermap_45.C19</svg:desc>
                </draw:g>
              </table:table-cell>
              <table:table-cell office:value-type="float" office:value="36">
                <text:p>36</text:p>
                <draw:g>
                  <svg:desc>Powermap_45.D11:Powermap_45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8668730650155">
                <text:p>15.8668730650155</text:p>
              </table:table-cell>
              <table:table-cell office:value-type="float" office:value="32.5">
                <text:p>32.5</text:p>
              </table:table-cell>
              <table:table-cell office:value-type="float" office:value="18.8157894736842">
                <text:p>18.81578947368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3498452012384">
                <text:p>19.3498452012384</text:p>
              </table:table-cell>
              <table:table-cell office:value-type="float" office:value="27.3125">
                <text:p>27.3125</text:p>
              </table:table-cell>
              <table:table-cell office:value-type="float" office:value="21.2538699690402">
                <text:p>21.2538699690402</text:p>
              </table:table-cell>
              <table:table-cell office:value-type="float" office:value="31.8750373280476">
                <text:p>31.8750373280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2198142414861">
                <text:p>23.2198142414861</text:p>
              </table:table-cell>
              <table:table-cell office:value-type="float" office:value="22.6875">
                <text:p>22.6875</text:p>
              </table:table-cell>
              <table:table-cell office:value-type="float" office:value="23.6919504643963">
                <text:p>23.6919504643963</text:p>
              </table:table-cell>
              <table:table-cell office:value-type="float" office:value="28.5979751059798">
                <text:p>28.5979751059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0897832817337">
                <text:p>27.0897832817337</text:p>
              </table:table-cell>
              <table:table-cell office:value-type="float" office:value="19.625">
                <text:p>19.625</text:p>
              </table:table-cell>
              <table:table-cell office:value-type="float" office:value="26.1300309597523">
                <text:p>26.1300309597523</text:p>
              </table:table-cell>
              <table:table-cell office:value-type="float" office:value="25.9324499691913">
                <text:p>25.9324499691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9597523219814">
                <text:p>30.9597523219814</text:p>
              </table:table-cell>
              <table:table-cell office:value-type="float" office:value="17.4375">
                <text:p>17.4375</text:p>
              </table:table-cell>
              <table:table-cell office:value-type="float" office:value="31.0061919504644">
                <text:p>31.0061919504644</text:p>
              </table:table-cell>
              <table:table-cell office:value-type="float" office:value="21.8589739613482">
                <text:p>21.8589739613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8297213622291">
                <text:p>34.8297213622291</text:p>
              </table:table-cell>
              <table:table-cell office:value-type="float" office:value="15.4375">
                <text:p>15.4375</text:p>
              </table:table-cell>
              <table:table-cell office:value-type="float" office:value="38.3204334365325">
                <text:p>38.3204334365325</text:p>
              </table:table-cell>
              <table:table-cell office:value-type="float" office:value="17.6925262732614">
                <text:p>17.6925262732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6996904024768">
                <text:p>38.6996904024768</text:p>
              </table:table-cell>
              <table:table-cell office:value-type="float" office:value="14.125">
                <text:p>14.125</text:p>
              </table:table-cell>
              <table:table-cell office:value-type="float" office:value="50.5108359133127">
                <text:p>50.5108359133127</text:p>
              </table:table-cell>
              <table:table-cell office:value-type="float" office:value="13.4328137687735">
                <text:p>13.43281376877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4396284829721">
                <text:p>46.4396284829721</text:p>
              </table:table-cell>
              <table:table-cell office:value-type="float" office:value="12.1875">
                <text:p>12.1875</text:p>
              </table:table-cell>
              <table:table-cell office:value-type="float" office:value="70">
                <text:p>70</text:p>
              </table:table-cell>
              <table:table-cell office:value-type="float" office:value="9.69289503040867">
                <text:p>9.692895030408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200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">
      <style:chart-properties chart:display-label="true" chart:logarithmic="false" chart:maximum="4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false" chart:maximum="90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00">
      <style:chart-properties chart:symbol-type="none" chart:link-data-style-to-source="true"/>
      <style:graphic-properties draw:stroke="dash" draw:stroke-dash="Ultrafine_20_Dashed" svg:stroke-width="0.18cm" svg:stroke-color="#ff420e" svg:stroke-opacity="60%" draw:fill-color="#ff420e" draw:opacity="60%" dr3d:edge-rounding="5%"/>
      <style:text-properties fo:font-size="10pt" style:font-size-asian="10pt" style:font-size-complex="10pt"/>
    </style:style>
    <style:style style:name="ch10" style:family="chart" style:data-style-name="N200">
      <style:chart-properties chart:symbol-type="none" chart:link-data-style-to-source="true"/>
      <style:graphic-properties svg:stroke-width="0.18cm" svg:stroke-color="#579d1c" svg:stroke-opacity="60%" draw:fill-color="#579d1c" draw:opacity="60%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8cm" svg:height="14.77cm" xlink:href=".." xlink:type="simple" chart:class="chart:scatter" chart:column-mapping="0 3 1 4 2" chart:style-name="ch1">
        <chart:title svg:x="9.697cm" svg:y="0.431cm" chart:style-name="ch2">
          <text:p>Recuperation map</text:p>
        </chart:title>
        <chart:legend chart:legend-position="bottom" svg:x="5.291cm" svg:y="13.987cm" style:legend-expansion="wide" chart:style-name="ch3"/>
        <chart:plot-area chart:style-name="ch4" table:cell-range-address="Recupmap_80_org.A11:Recupmap_80_org.A45 Recupmap_80_org.G10:Recupmap_80_org.H45 Recupmap_80_org.D10:Recupmap_80_org.E45" chart:data-source-has-labels="row" svg:x="0.461cm" svg:y="1.505cm" svg:width="22.158cm" svg:height="12.187cm">
          <chartooo:coordinate-region svg:x="1.373cm" svg:y="1.705cm" svg:width="20.147cm" svg:height="11.3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Recupmap_80_org.G11:Recupmap_80_org.G45" chart:label-cell-address="Recupmap_80_org.G10:Recupmap_80_org.G10" chart:class="chart:scatter">
            <chart:domain table:cell-range-address="Recupmap_80_org.A11:Recupmap_80_org.A45"/>
            <chart:data-point chart:repeated="35"/>
          </chart:series>
          <chart:series chart:attached-axis="primary-y" chart:style-name="ch10" chart:values-cell-range-address="Recupmap_80_org.D11:Recupmap_80_org.D45" chart:label-cell-address="Recupmap_80_org.D10:Recupmap_80_org.D10" chart:class="chart:scatter">
            <chart:data-point chart:repeated="35"/>
          </chart:series>
          <chart:series chart:attached-axis="secondary-y" chart:style-name="ch11" chart:values-cell-range-address="Recupmap_80_org.H11:Recupmap_80_org.H45" chart:label-cell-address="Recupmap_80_org.H10:Recupmap_80_org.H10" chart:class="chart:scatter">
            <chart:data-point chart:repeated="35"/>
          </chart:series>
          <chart:series chart:attached-axis="secondary-y" chart:style-name="ch12" chart:values-cell-range-address="Recupmap_80_org.E11:Recupmap_80_org.E45" chart:label-cell-address="Recupmap_80_org.E10:Recupmap_80_org.E10" chart:class="chart:scatter">
            <chart:data-point chart:repeated="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k_Trq</text:p>
                <draw:g>
                  <svg:desc>Recupmap_80_org.G10:Recupmap_80_org.G10</svg:desc>
                </draw:g>
              </table:table-cell>
              <table:table-cell office:value-type="string">
                <text:p>Ntr_Trq</text:p>
                <draw:g>
                  <svg:desc>Recupmap_80_org.D10:Recupmap_80_org.D10</svg:desc>
                </draw:g>
              </table:table-cell>
              <table:table-cell office:value-type="string">
                <text:p>Brk_Pwr</text:p>
                <draw:g>
                  <svg:desc>Recupmap_80_org.H10:Recupmap_80_org.H10</svg:desc>
                </draw:g>
              </table:table-cell>
              <table:table-cell office:value-type="string">
                <text:p>Ntr_Pwr</text:p>
                <draw:g>
                  <svg:desc>Recupmap_80_org.E10:Recupmap_80_org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cupmap_80_org.A11:Recupmap_80_org.A45</svg:desc>
                </draw:g>
              </table:table-cell>
              <table:table-cell office:value-type="float" office:value="12.76275">
                <text:p>12.76275</text:p>
                <draw:g>
                  <svg:desc>Recupmap_80_org.G11:Recupmap_80_org.G45</svg:desc>
                </draw:g>
              </table:table-cell>
              <table:table-cell office:value-type="float" office:value="12.76275">
                <text:p>12.76275</text:p>
                <draw:g>
                  <svg:desc>Recupmap_80_org.D11:Recupmap_80_org.D45</svg:desc>
                </draw:g>
              </table:table-cell>
              <table:table-cell office:value-type="float" office:value="0">
                <text:p>0</text:p>
                <draw:g>
                  <svg:desc>Recupmap_80_org.H11:Recupmap_80_org.H45</svg:desc>
                </draw:g>
              </table:table-cell>
              <table:table-cell office:value-type="float" office:value="0">
                <text:p>0</text:p>
                <draw:g>
                  <svg:desc>Recupmap_80_org.E11:Recupmap_80_org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363.364214858903">
                <text:p>363.364214858903</text:p>
              </table:table-cell>
              <table:table-cell office:value-type="float" office:value="363.364214858903">
                <text:p>363.364214858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726.728429717807">
                <text:p>726.728429717807</text:p>
              </table:table-cell>
              <table:table-cell office:value-type="float" office:value="726.728429717807">
                <text:p>726.728429717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1090.09264457671">
                <text:p>1090.09264457671</text:p>
              </table:table-cell>
              <table:table-cell office:value-type="float" office:value="1090.09264457671">
                <text:p>1090.09264457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1453.45685943561">
                <text:p>1453.45685943561</text:p>
              </table:table-cell>
              <table:table-cell office:value-type="float" office:value="1453.45685943561">
                <text:p>1453.45685943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1816.82107429452">
                <text:p>1816.82107429452</text:p>
              </table:table-cell>
              <table:table-cell office:value-type="float" office:value="1816.82107429452">
                <text:p>1816.82107429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2180.18528915342">
                <text:p>2180.18528915342</text:p>
              </table:table-cell>
              <table:table-cell office:value-type="float" office:value="2180.18528915342">
                <text:p>2180.185289153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2543.54950401232">
                <text:p>2543.54950401232</text:p>
              </table:table-cell>
              <table:table-cell office:value-type="float" office:value="2543.54950401232">
                <text:p>2543.54950401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2906.91371887123">
                <text:p>2906.91371887123</text:p>
              </table:table-cell>
              <table:table-cell office:value-type="float" office:value="2906.91371887123">
                <text:p>2906.91371887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3270.27793373013">
                <text:p>3270.27793373013</text:p>
              </table:table-cell>
              <table:table-cell office:value-type="float" office:value="3270.27793373013">
                <text:p>3270.277933730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3633.64214858903">
                <text:p>3633.64214858903</text:p>
              </table:table-cell>
              <table:table-cell office:value-type="float" office:value="3633.64214858903">
                <text:p>3633.64214858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12.76275">
                <text:p>12.76275</text:p>
              </table:table-cell>
              <table:table-cell office:value-type="float" office:value="12.76275">
                <text:p>12.76275</text:p>
              </table:table-cell>
              <table:table-cell office:value-type="float" office:value="3997.00636344794">
                <text:p>3997.00636344794</text:p>
              </table:table-cell>
              <table:table-cell office:value-type="float" office:value="3997.00636344794">
                <text:p>3997.00636344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1.486475">
                <text:p>11.486475</text:p>
              </table:table-cell>
              <table:table-cell office:value-type="float" office:value="11.486475">
                <text:p>11.486475</text:p>
              </table:table-cell>
              <table:table-cell office:value-type="float" office:value="3924.33352047616">
                <text:p>3924.33352047616</text:p>
              </table:table-cell>
              <table:table-cell office:value-type="float" office:value="3924.33352047616">
                <text:p>3924.333520476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10.2102">
                <text:p>10.2102</text:p>
              </table:table-cell>
              <table:table-cell office:value-type="float" office:value="10.2102">
                <text:p>10.2102</text:p>
              </table:table-cell>
              <table:table-cell office:value-type="float" office:value="3778.9878345326">
                <text:p>3778.9878345326</text:p>
              </table:table-cell>
              <table:table-cell office:value-type="float" office:value="3778.9878345326">
                <text:p>3778.98783453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9.165975">
                <text:p>9.165975</text:p>
              </table:table-cell>
              <table:table-cell office:value-type="float" office:value="9.165975">
                <text:p>9.165975</text:p>
              </table:table-cell>
              <table:table-cell office:value-type="float" office:value="3653.46201485406">
                <text:p>3653.46201485406</text:p>
              </table:table-cell>
              <table:table-cell office:value-type="float" office:value="3653.46201485406">
                <text:p>3653.462014854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8.12175">
                <text:p>8.12175</text:p>
              </table:table-cell>
              <table:table-cell office:value-type="float" office:value="8.12175">
                <text:p>8.12175</text:p>
              </table:table-cell>
              <table:table-cell office:value-type="float" office:value="3468.47659638044">
                <text:p>3468.47659638044</text:p>
              </table:table-cell>
              <table:table-cell office:value-type="float" office:value="3468.47659638044">
                <text:p>3468.476596380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7.077525">
                <text:p>7.077525</text:p>
              </table:table-cell>
              <table:table-cell office:value-type="float" office:value="7.077525">
                <text:p>7.077525</text:p>
              </table:table-cell>
              <table:table-cell office:value-type="float" office:value="3224.03157911172">
                <text:p>3224.03157911172</text:p>
              </table:table-cell>
              <table:table-cell office:value-type="float" office:value="3224.03157911172">
                <text:p>3224.03157911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6.1420734375">
                <text:p>6.1420734375</text:p>
              </table:table-cell>
              <table:table-cell office:value-type="float" office:value="6.1420734375">
                <text:p>6.1420734375</text:p>
              </table:table-cell>
              <table:table-cell office:value-type="float" office:value="2972.7734828144">
                <text:p>2972.7734828144</text:p>
              </table:table-cell>
              <table:table-cell office:value-type="float" office:value="2972.7734828144">
                <text:p>2972.7734828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5.42416875">
                <text:p>5.42416875</text:p>
              </table:table-cell>
              <table:table-cell office:value-type="float" office:value="5.42416875">
                <text:p>5.42416875</text:p>
              </table:table-cell>
              <table:table-cell office:value-type="float" office:value="2779.73624367061">
                <text:p>2779.73624367061</text:p>
              </table:table-cell>
              <table:table-cell office:value-type="float" office:value="2779.73624367061">
                <text:p>2779.736243670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4.7062640625">
                <text:p>4.7062640625</text:p>
              </table:table-cell>
              <table:table-cell office:value-type="float" office:value="4.7062640625">
                <text:p>4.7062640625</text:p>
              </table:table-cell>
              <table:table-cell office:value-type="float" office:value="2545.82053035519">
                <text:p>2545.82053035519</text:p>
              </table:table-cell>
              <table:table-cell office:value-type="float" office:value="2545.82053035519">
                <text:p>2545.820530355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3.988359375">
                <text:p>3.988359375</text:p>
              </table:table-cell>
              <table:table-cell office:value-type="float" office:value="3.988359375">
                <text:p>3.988359375</text:p>
              </table:table-cell>
              <table:table-cell office:value-type="float" office:value="2271.02634286815">
                <text:p>2271.02634286815</text:p>
              </table:table-cell>
              <table:table-cell office:value-type="float" office:value="2271.02634286815">
                <text:p>2271.02634286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3.2704546875">
                <text:p>3.2704546875</text:p>
              </table:table-cell>
              <table:table-cell office:value-type="float" office:value="3.2704546875">
                <text:p>3.2704546875</text:p>
              </table:table-cell>
              <table:table-cell office:value-type="float" office:value="1955.35368120947">
                <text:p>1955.35368120947</text:p>
              </table:table-cell>
              <table:table-cell office:value-type="float" office:value="1955.35368120947">
                <text:p>1955.35368120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1598.80254537917">
                <text:p>1598.80254537917</text:p>
              </table:table-cell>
              <table:table-cell office:value-type="float" office:value="1598.80254537917">
                <text:p>1598.802545379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1671.47538835096">
                <text:p>1671.47538835096</text:p>
              </table:table-cell>
              <table:table-cell office:value-type="float" office:value="1671.47538835096">
                <text:p>1671.475388350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1744.14823132274">
                <text:p>1744.14823132274</text:p>
              </table:table-cell>
              <table:table-cell office:value-type="float" office:value="1744.14823132274">
                <text:p>1744.148231322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1816.82107429452">
                <text:p>1816.82107429452</text:p>
              </table:table-cell>
              <table:table-cell office:value-type="float" office:value="1816.82107429452">
                <text:p>1816.821074294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1889.4939172663">
                <text:p>1889.4939172663</text:p>
              </table:table-cell>
              <table:table-cell office:value-type="float" office:value="1889.4939172663">
                <text:p>1889.49391726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1962.16676023808">
                <text:p>1962.16676023808</text:p>
              </table:table-cell>
              <table:table-cell office:value-type="float" office:value="1962.16676023808">
                <text:p>1962.166760238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2034.83960320986">
                <text:p>2034.83960320986</text:p>
              </table:table-cell>
              <table:table-cell office:value-type="float" office:value="2034.83960320986">
                <text:p>2034.839603209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2107.51244618164">
                <text:p>2107.51244618164</text:p>
              </table:table-cell>
              <table:table-cell office:value-type="float" office:value="2107.51244618164">
                <text:p>2107.512446181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2180.18528915342">
                <text:p>2180.18528915342</text:p>
              </table:table-cell>
              <table:table-cell office:value-type="float" office:value="2180.18528915342">
                <text:p>2180.185289153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2252.8581321252">
                <text:p>2252.8581321252</text:p>
              </table:table-cell>
              <table:table-cell office:value-type="float" office:value="2252.8581321252">
                <text:p>2252.85813212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2325.53097509698">
                <text:p>2325.53097509698</text:p>
              </table:table-cell>
              <table:table-cell office:value-type="float" office:value="2325.53097509698">
                <text:p>2325.530975096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2398.20381806876">
                <text:p>2398.20381806876</text:p>
              </table:table-cell>
              <table:table-cell office:value-type="float" office:value="2398.20381806876">
                <text:p>2398.20381806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2.55255">
                <text:p>2.55255</text:p>
              </table:table-cell>
              <table:table-cell office:value-type="float" office:value="2.55255">
                <text:p>2.55255</text:p>
              </table:table-cell>
              <table:table-cell office:value-type="float" office:value="2470.87666104054">
                <text:p>2470.87666104054</text:p>
              </table:table-cell>
              <table:table-cell office:value-type="float" office:value="2470.87666104054">
                <text:p>2470.876661040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200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1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">
      <style:chart-properties chart:display-label="true" chart:logarithmic="false" chart:maximum="4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false" chart:maximum="90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00">
      <style:chart-properties chart:symbol-type="none" chart:link-data-style-to-source="true"/>
      <style:graphic-properties draw:stroke="dash" draw:stroke-dash="Ultrafine_20_Dashed" svg:stroke-width="0.18cm" svg:stroke-color="#ff420e" svg:stroke-opacity="60%" draw:fill-color="#ff420e" draw:opacity="60%" dr3d:edge-rounding="5%"/>
      <style:text-properties fo:font-size="10pt" style:font-size-asian="10pt" style:font-size-complex="10pt"/>
    </style:style>
    <style:style style:name="ch10" style:family="chart" style:data-style-name="N200">
      <style:chart-properties chart:symbol-type="none" chart:link-data-style-to-source="true"/>
      <style:graphic-properties svg:stroke-width="0.18cm" svg:stroke-color="#579d1c" svg:stroke-opacity="60%" draw:fill-color="#579d1c" draw:opacity="60%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8cm" svg:height="14.77cm" xlink:href=".." xlink:type="simple" chart:class="chart:scatter" chart:column-mapping="0 3 1 4 2" chart:style-name="ch1">
        <chart:title svg:x="9.697cm" svg:y="0.431cm" chart:style-name="ch2">
          <text:p>Recuperation map</text:p>
        </chart:title>
        <chart:legend chart:legend-position="bottom" svg:x="5.291cm" svg:y="13.987cm" style:legend-expansion="wide" chart:style-name="ch3"/>
        <chart:plot-area chart:style-name="ch4" table:cell-range-address="Recupmap_80_B.A11:Recupmap_80_B.A49 Recupmap_80_B.G10:Recupmap_80_B.H49 Recupmap_80_B.D10:Recupmap_80_B.E49" chart:data-source-has-labels="row" svg:x="0.461cm" svg:y="1.505cm" svg:width="22.158cm" svg:height="12.187cm">
          <chartooo:coordinate-region svg:x="1.373cm" svg:y="1.705cm" svg:width="20.147cm" svg:height="11.3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Recupmap_80_B.G11:Recupmap_80_B.G49" chart:label-cell-address="Recupmap_80_B.G10:Recupmap_80_B.G10" chart:class="chart:scatter">
            <chart:domain table:cell-range-address="Recupmap_80_B.A11:Recupmap_80_B.A49"/>
            <chart:data-point chart:repeated="39"/>
          </chart:series>
          <chart:series chart:attached-axis="primary-y" chart:style-name="ch10" chart:values-cell-range-address="Recupmap_80_B.D11:Recupmap_80_B.D49" chart:label-cell-address="Recupmap_80_B.D10:Recupmap_80_B.D10" chart:class="chart:scatter">
            <chart:data-point chart:repeated="39"/>
          </chart:series>
          <chart:series chart:attached-axis="secondary-y" chart:style-name="ch11" chart:values-cell-range-address="Recupmap_80_B.H11:Recupmap_80_B.H49" chart:label-cell-address="Recupmap_80_B.H10:Recupmap_80_B.H10" chart:class="chart:scatter">
            <chart:data-point chart:repeated="39"/>
          </chart:series>
          <chart:series chart:attached-axis="secondary-y" chart:style-name="ch12" chart:values-cell-range-address="Recupmap_80_B.E11:Recupmap_80_B.E49" chart:label-cell-address="Recupmap_80_B.E10:Recupmap_80_B.E10" chart:class="chart:scatter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k_Trq</text:p>
                <draw:g>
                  <svg:desc>Recupmap_80_B.G10:Recupmap_80_B.G10</svg:desc>
                </draw:g>
              </table:table-cell>
              <table:table-cell office:value-type="string">
                <text:p>Ntr_Trq</text:p>
                <draw:g>
                  <svg:desc>Recupmap_80_B.D10:Recupmap_80_B.D10</svg:desc>
                </draw:g>
              </table:table-cell>
              <table:table-cell office:value-type="string">
                <text:p>Brk_Pwr</text:p>
                <draw:g>
                  <svg:desc>Recupmap_80_B.H10:Recupmap_80_B.H10</svg:desc>
                </draw:g>
              </table:table-cell>
              <table:table-cell office:value-type="string">
                <text:p>Ntr_Pwr</text:p>
                <draw:g>
                  <svg:desc>Recupmap_80_B.E10:Recupmap_80_B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cupmap_80_B.A11:Recupmap_80_B.A49</svg:desc>
                </draw:g>
              </table:table-cell>
              <table:table-cell office:value-type="float" office:value="50.5505">
                <text:p>50.5505</text:p>
                <draw:g>
                  <svg:desc>Recupmap_80_B.G11:Recupmap_80_B.G49</svg:desc>
                </draw:g>
              </table:table-cell>
              <table:table-cell office:value-type="float" office:value="25.2252">
                <text:p>25.2252</text:p>
                <draw:g>
                  <svg:desc>Recupmap_80_B.D11:Recupmap_80_B.D49</svg:desc>
                </draw:g>
              </table:table-cell>
              <table:table-cell office:value-type="float" office:value="0">
                <text:p>0</text:p>
                <draw:g>
                  <svg:desc>Recupmap_80_B.H11:Recupmap_80_B.H49</svg:desc>
                </draw:g>
              </table:table-cell>
              <table:table-cell office:value-type="float" office:value="0">
                <text:p>0</text:p>
                <draw:g>
                  <svg:desc>Recupmap_80_B.E11:Recupmap_80_B.E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0.5505">
                <text:p>50.5505</text:p>
              </table:table-cell>
              <table:table-cell office:value-type="float" office:value="25.2252">
                <text:p>25.2252</text:p>
              </table:table-cell>
              <table:table-cell office:value-type="float" office:value="1439.20728238232">
                <text:p>1439.20728238232</text:p>
              </table:table-cell>
              <table:table-cell office:value-type="float" office:value="718.178683485833">
                <text:p>718.1786834858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0.5505">
                <text:p>50.5505</text:p>
              </table:table-cell>
              <table:table-cell office:value-type="float" office:value="25.2252">
                <text:p>25.2252</text:p>
              </table:table-cell>
              <table:table-cell office:value-type="float" office:value="2878.41456476465">
                <text:p>2878.41456476465</text:p>
              </table:table-cell>
              <table:table-cell office:value-type="float" office:value="1436.35736697167">
                <text:p>1436.35736697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50.5505">
                <text:p>50.5505</text:p>
              </table:table-cell>
              <table:table-cell office:value-type="float" office:value="25.2252">
                <text:p>25.2252</text:p>
              </table:table-cell>
              <table:table-cell office:value-type="float" office:value="4317.62184714697">
                <text:p>4317.62184714697</text:p>
              </table:table-cell>
              <table:table-cell office:value-type="float" office:value="2154.5360504575">
                <text:p>2154.5360504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0.5505">
                <text:p>50.5505</text:p>
              </table:table-cell>
              <table:table-cell office:value-type="float" office:value="25.2252">
                <text:p>25.2252</text:p>
              </table:table-cell>
              <table:table-cell office:value-type="float" office:value="5756.82912952929">
                <text:p>5756.82912952929</text:p>
              </table:table-cell>
              <table:table-cell office:value-type="float" office:value="2872.71473394333">
                <text:p>2872.71473394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50.5505">
                <text:p>50.5505</text:p>
              </table:table-cell>
              <table:table-cell office:value-type="float" office:value="25.2252">
                <text:p>25.2252</text:p>
              </table:table-cell>
              <table:table-cell office:value-type="float" office:value="7196.03641191162">
                <text:p>7196.03641191162</text:p>
              </table:table-cell>
              <table:table-cell office:value-type="float" office:value="3590.89341742916">
                <text:p>3590.89341742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50.5505">
                <text:p>50.5505</text:p>
              </table:table-cell>
              <table:table-cell office:value-type="float" office:value="25.2252">
                <text:p>25.2252</text:p>
              </table:table-cell>
              <table:table-cell office:value-type="float" office:value="8635.24369429394">
                <text:p>8635.24369429394</text:p>
              </table:table-cell>
              <table:table-cell office:value-type="float" office:value="4309.072100915">
                <text:p>4309.072100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49.44758">
                <text:p>49.44758</text:p>
              </table:table-cell>
              <table:table-cell office:value-type="float" office:value="25.2252">
                <text:p>25.2252</text:p>
              </table:table-cell>
              <table:table-cell office:value-type="float" office:value="9854.64477354878">
                <text:p>9854.64477354878</text:p>
              </table:table-cell>
              <table:table-cell office:value-type="float" office:value="5027.25078440083">
                <text:p>5027.25078440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46.13882">
                <text:p>46.13882</text:p>
              </table:table-cell>
              <table:table-cell office:value-type="float" office:value="25.2252">
                <text:p>25.2252</text:p>
              </table:table-cell>
              <table:table-cell office:value-type="float" office:value="10508.8299019044">
                <text:p>10508.8299019044</text:p>
              </table:table-cell>
              <table:table-cell office:value-type="float" office:value="5745.42946788666">
                <text:p>5745.42946788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42.83006">
                <text:p>42.83006</text:p>
              </table:table-cell>
              <table:table-cell office:value-type="float" office:value="25.2252">
                <text:p>25.2252</text:p>
              </table:table-cell>
              <table:table-cell office:value-type="float" office:value="10974.6097132936">
                <text:p>10974.6097132936</text:p>
              </table:table-cell>
              <table:table-cell office:value-type="float" office:value="6463.60815137249">
                <text:p>6463.608151372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9.5213">
                <text:p>39.5213</text:p>
              </table:table-cell>
              <table:table-cell office:value-type="float" office:value="25.2252">
                <text:p>25.2252</text:p>
              </table:table-cell>
              <table:table-cell office:value-type="float" office:value="11251.9842077164">
                <text:p>11251.9842077164</text:p>
              </table:table-cell>
              <table:table-cell office:value-type="float" office:value="7181.78683485833">
                <text:p>7181.786834858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36.21254">
                <text:p>36.21254</text:p>
              </table:table-cell>
              <table:table-cell office:value-type="float" office:value="25.2252">
                <text:p>25.2252</text:p>
              </table:table-cell>
              <table:table-cell office:value-type="float" office:value="11340.9533851727">
                <text:p>11340.9533851727</text:p>
              </table:table-cell>
              <table:table-cell office:value-type="float" office:value="7899.96551834416">
                <text:p>7899.96551834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32.90378">
                <text:p>32.90378</text:p>
              </table:table-cell>
              <table:table-cell office:value-type="float" office:value="25.2252">
                <text:p>25.2252</text:p>
              </table:table-cell>
              <table:table-cell office:value-type="float" office:value="11241.5172456627">
                <text:p>11241.5172456627</text:p>
              </table:table-cell>
              <table:table-cell office:value-type="float" office:value="8618.14420182999">
                <text:p>8618.14420182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9.59502">
                <text:p>29.59502</text:p>
              </table:table-cell>
              <table:table-cell office:value-type="float" office:value="25.2252">
                <text:p>25.2252</text:p>
              </table:table-cell>
              <table:table-cell office:value-type="float" office:value="10953.6757891862">
                <text:p>10953.6757891862</text:p>
              </table:table-cell>
              <table:table-cell office:value-type="float" office:value="9336.32288531582">
                <text:p>9336.322885315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26.28626">
                <text:p>26.28626</text:p>
              </table:table-cell>
              <table:table-cell office:value-type="float" office:value="25.2252">
                <text:p>25.2252</text:p>
              </table:table-cell>
              <table:table-cell office:value-type="float" office:value="10477.4290157433">
                <text:p>10477.4290157433</text:p>
              </table:table-cell>
              <table:table-cell office:value-type="float" office:value="10054.5015688017">
                <text:p>10054.5015688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25.236365">
                <text:p>25.236365</text:p>
              </table:table-cell>
              <table:table-cell office:value-type="float" office:value="25.2252">
                <text:p>25.2252</text:p>
              </table:table-cell>
              <table:table-cell office:value-type="float" office:value="10777.4483799938">
                <text:p>10777.4483799938</text:p>
              </table:table-cell>
              <table:table-cell office:value-type="float" office:value="10772.6802522875">
                <text:p>10772.6802522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24.18647">
                <text:p>24.18647</text:p>
              </table:table-cell>
              <table:table-cell office:value-type="float" office:value="24.090066">
                <text:p>24.090066</text:p>
              </table:table-cell>
              <table:table-cell office:value-type="float" office:value="11017.6852878991">
                <text:p>11017.6852878991</text:p>
              </table:table-cell>
              <table:table-cell office:value-type="float" office:value="10973.7702836635">
                <text:p>10973.7702836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23.136575">
                <text:p>23.136575</text:p>
              </table:table-cell>
              <table:table-cell office:value-type="float" office:value="22.954932">
                <text:p>22.954932</text:p>
              </table:table-cell>
              <table:table-cell office:value-type="float" office:value="11198.1397394594">
                <text:p>11198.1397394594</text:p>
              </table:table-cell>
              <table:table-cell office:value-type="float" office:value="11110.2242335258">
                <text:p>11110.22423352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22.08668">
                <text:p>22.08668</text:p>
              </table:table-cell>
              <table:table-cell office:value-type="float" office:value="21.819798">
                <text:p>21.819798</text:p>
              </table:table-cell>
              <table:table-cell office:value-type="float" office:value="11318.8117346745">
                <text:p>11318.8117346745</text:p>
              </table:table-cell>
              <table:table-cell office:value-type="float" office:value="11182.0421018744">
                <text:p>11182.04210187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21.036785">
                <text:p>21.036785</text:p>
              </table:table-cell>
              <table:table-cell office:value-type="float" office:value="20.684664">
                <text:p>20.684664</text:p>
              </table:table-cell>
              <table:table-cell office:value-type="float" office:value="11379.7012735445">
                <text:p>11379.7012735445</text:p>
              </table:table-cell>
              <table:table-cell office:value-type="float" office:value="11189.2238887093">
                <text:p>11189.2238887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9.98689">
                <text:p>19.98689</text:p>
              </table:table-cell>
              <table:table-cell office:value-type="float" office:value="19.72152">
                <text:p>19.72152</text:p>
              </table:table-cell>
              <table:table-cell office:value-type="float" office:value="11380.8083560694">
                <text:p>11380.8083560694</text:p>
              </table:table-cell>
              <table:table-cell office:value-type="float" office:value="11229.7030508694">
                <text:p>11229.70305086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18.936995">
                <text:p>18.936995</text:p>
              </table:table-cell>
              <table:table-cell office:value-type="float" office:value="18.758376">
                <text:p>18.758376</text:p>
              </table:table-cell>
              <table:table-cell office:value-type="float" office:value="11322.1329822493">
                <text:p>11322.1329822493</text:p>
              </table:table-cell>
              <table:table-cell office:value-type="float" office:value="11215.3394771997">
                <text:p>11215.33947719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7.8871">
                <text:p>17.8871</text:p>
              </table:table-cell>
              <table:table-cell office:value-type="float" office:value="17.795232">
                <text:p>17.795232</text:p>
              </table:table-cell>
              <table:table-cell office:value-type="float" office:value="11203.6751520839">
                <text:p>11203.6751520839</text:p>
              </table:table-cell>
              <table:table-cell office:value-type="float" office:value="11146.1331677001">
                <text:p>11146.1331677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17.00335">
                <text:p>17.00335</text:p>
              </table:table-cell>
              <table:table-cell office:value-type="float" office:value="16.96968">
                <text:p>16.96968</text:p>
              </table:table-cell>
              <table:table-cell office:value-type="float" office:value="11134.2308846123">
                <text:p>11134.2308846123</text:p>
              </table:table-cell>
              <table:table-cell office:value-type="float" office:value="11112.1829026626">
                <text:p>11112.1829026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6.45189">
                <text:p>16.45189</text:p>
              </table:table-cell>
              <table:table-cell office:value-type="float" office:value="16.419312">
                <text:p>16.419312</text:p>
              </table:table-cell>
              <table:table-cell office:value-type="float" office:value="11241.5172456626">
                <text:p>11241.5172456626</text:p>
              </table:table-cell>
              <table:table-cell office:value-type="float" office:value="11219.2568154732">
                <text:p>11219.25681547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15.90043">
                <text:p>15.90043</text:p>
              </table:table-cell>
              <table:table-cell office:value-type="float" office:value="15.868944">
                <text:p>15.868944</text:p>
              </table:table-cell>
              <table:table-cell office:value-type="float" office:value="11317.4027205519">
                <text:p>11317.4027205519</text:p>
              </table:table-cell>
              <table:table-cell office:value-type="float" office:value="11294.9920220954">
                <text:p>11294.99202209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5.34897">
                <text:p>15.34897</text:p>
              </table:table-cell>
              <table:table-cell office:value-type="float" office:value="15.318576">
                <text:p>15.318576</text:p>
              </table:table-cell>
              <table:table-cell office:value-type="float" office:value="11361.8873092801">
                <text:p>11361.8873092801</text:p>
              </table:table-cell>
              <table:table-cell office:value-type="float" office:value="11339.388522529">
                <text:p>11339.3885225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4.79751">
                <text:p>14.79751</text:p>
              </table:table-cell>
              <table:table-cell office:value-type="float" office:value="14.768208">
                <text:p>14.768208</text:p>
              </table:table-cell>
              <table:table-cell office:value-type="float" office:value="11374.9710118472">
                <text:p>11374.9710118472</text:p>
              </table:table-cell>
              <table:table-cell office:value-type="float" office:value="11352.4463167742">
                <text:p>11352.44631677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4.24605">
                <text:p>14.24605</text:p>
              </table:table-cell>
              <table:table-cell office:value-type="float" office:value="14.21784">
                <text:p>14.21784</text:p>
              </table:table-cell>
              <table:table-cell office:value-type="float" office:value="11356.6538282533">
                <text:p>11356.6538282533</text:p>
              </table:table-cell>
              <table:table-cell office:value-type="float" office:value="11334.165404831">
                <text:p>11334.1654048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13.69459">
                <text:p>13.69459</text:p>
              </table:table-cell>
              <table:table-cell office:value-type="float" office:value="13.667472">
                <text:p>13.667472</text:p>
              </table:table-cell>
              <table:table-cell office:value-type="float" office:value="11306.9357584982">
                <text:p>11306.9357584982</text:p>
              </table:table-cell>
              <table:table-cell office:value-type="float" office:value="11284.5457866992">
                <text:p>11284.54578669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13.14313">
                <text:p>13.14313</text:p>
              </table:table-cell>
              <table:table-cell office:value-type="float" office:value="13.117104">
                <text:p>13.117104</text:p>
              </table:table-cell>
              <table:table-cell office:value-type="float" office:value="11225.8168025821">
                <text:p>11225.8168025821</text:p>
              </table:table-cell>
              <table:table-cell office:value-type="float" office:value="11203.587462379">
                <text:p>11203.5874623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13.14313">
                <text:p>13.14313</text:p>
              </table:table-cell>
              <table:table-cell office:value-type="float" office:value="13.117104">
                <text:p>13.117104</text:p>
              </table:table-cell>
              <table:table-cell office:value-type="float" office:value="11600.0106960015">
                <text:p>11600.0106960015</text:p>
              </table:table-cell>
              <table:table-cell office:value-type="float" office:value="11577.0403777916">
                <text:p>11577.04037779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13.14313">
                <text:p>13.14313</text:p>
              </table:table-cell>
              <table:table-cell office:value-type="float" office:value="13.117104">
                <text:p>13.117104</text:p>
              </table:table-cell>
              <table:table-cell office:value-type="float" office:value="11974.2045894209">
                <text:p>11974.2045894209</text:p>
              </table:table-cell>
              <table:table-cell office:value-type="float" office:value="11950.4932932043">
                <text:p>11950.49329320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13.14313">
                <text:p>13.14313</text:p>
              </table:table-cell>
              <table:table-cell office:value-type="float" office:value="13.117104">
                <text:p>13.117104</text:p>
              </table:table-cell>
              <table:table-cell office:value-type="float" office:value="12348.3984828403">
                <text:p>12348.3984828403</text:p>
              </table:table-cell>
              <table:table-cell office:value-type="float" office:value="12323.9462086169">
                <text:p>12323.94620861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13.14313">
                <text:p>13.14313</text:p>
              </table:table-cell>
              <table:table-cell office:value-type="float" office:value="13.117104">
                <text:p>13.117104</text:p>
              </table:table-cell>
              <table:table-cell office:value-type="float" office:value="12722.5923762597">
                <text:p>12722.5923762597</text:p>
              </table:table-cell>
              <table:table-cell office:value-type="float" office:value="12697.3991240295">
                <text:p>12697.39912402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13.14313">
                <text:p>13.14313</text:p>
              </table:table-cell>
              <table:table-cell office:value-type="float" office:value="13.117104">
                <text:p>13.117104</text:p>
              </table:table-cell>
              <table:table-cell office:value-type="float" office:value="13096.7862696791">
                <text:p>13096.7862696791</text:p>
              </table:table-cell>
              <table:table-cell office:value-type="float" office:value="13070.8520394422">
                <text:p>13070.85203944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13.14313">
                <text:p>13.14313</text:p>
              </table:table-cell>
              <table:table-cell office:value-type="float" office:value="13.117104">
                <text:p>13.117104</text:p>
              </table:table-cell>
              <table:table-cell office:value-type="float" office:value="13470.9801630986">
                <text:p>13470.9801630986</text:p>
              </table:table-cell>
              <table:table-cell office:value-type="float" office:value="13444.3049548548">
                <text:p>13444.30495485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3.14313">
                <text:p>13.14313</text:p>
              </table:table-cell>
              <table:table-cell office:value-type="float" office:value="13.117104">
                <text:p>13.117104</text:p>
              </table:table-cell>
              <table:table-cell office:value-type="float" office:value="13845.174056518">
                <text:p>13845.174056518</text:p>
              </table:table-cell>
              <table:table-cell office:value-type="float" office:value="13817.7578702674">
                <text:p>13817.75787026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